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4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5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6" style:family="paragraph" style:parent-style-name="Standard">
      <style:text-properties fo:font-weight="bold" officeooo:paragraph-rsid="00ed5b35" style:font-weight-asian="bold" style:font-weight-complex="bold"/>
    </style:style>
    <style:style style:name="P7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6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8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3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3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3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3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3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4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4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4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4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51" style:family="paragraph" style:parent-style-name="Standard">
      <style:text-properties officeooo:rsid="0015f1ff" officeooo:paragraph-rsid="0015f1ff"/>
    </style:style>
    <style:style style:name="P152" style:family="paragraph" style:parent-style-name="Standard">
      <style:text-properties officeooo:rsid="0015f1ff" officeooo:paragraph-rsid="0013268f"/>
    </style:style>
    <style:style style:name="P1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5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5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6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6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6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6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76" style:family="paragraph" style:parent-style-name="Standard">
      <style:text-properties fo:font-style="normal" officeooo:paragraph-rsid="02be3c45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198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2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3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33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34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35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36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37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38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39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40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41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42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43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44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4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47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48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49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51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52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53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54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55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57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58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60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62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63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65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67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70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72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01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line-height="100%"/>
      <style:text-properties fo:font-style="normal" fo:font-weight="bold" officeooo:rsid="046f7d26" officeooo:paragraph-rsid="046f7d26" style:font-style-asian="normal" style:font-weight-asian="bold" style:font-style-complex="normal" style:font-weight-complex="bold"/>
    </style:style>
    <style:style style:name="P352" style:family="paragraph" style:parent-style-name="Standard">
      <style:text-properties officeooo:rsid="0033fbdf" officeooo:paragraph-rsid="0033fbdf"/>
    </style:style>
    <style:style style:name="P353" style:family="paragraph" style:parent-style-name="Standard">
      <style:text-properties officeooo:rsid="0034ed8b" officeooo:paragraph-rsid="0106c767"/>
    </style:style>
    <style:style style:name="P354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355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356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357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358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359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360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361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362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363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364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365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366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367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368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369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370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371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372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373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374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375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376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377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378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379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380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381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382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383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384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385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386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387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388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389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390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39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39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393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394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395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396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397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398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399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00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04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06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07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08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09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10" style:family="paragraph" style:parent-style-name="Standard">
      <style:text-properties officeooo:rsid="0012a0dc" officeooo:paragraph-rsid="0012a0dc"/>
    </style:style>
    <style:style style:name="P411" style:family="paragraph" style:parent-style-name="Standard">
      <style:text-properties officeooo:paragraph-rsid="003eeb50"/>
    </style:style>
    <style:style style:name="P412" style:family="paragraph" style:parent-style-name="Standard">
      <style:text-properties officeooo:rsid="00205d85" officeooo:paragraph-rsid="005f7223"/>
    </style:style>
    <style:style style:name="P413" style:family="paragraph" style:parent-style-name="Standard">
      <style:text-properties officeooo:rsid="002436f5" officeooo:paragraph-rsid="00ed9297"/>
    </style:style>
    <style:style style:name="P414" style:family="paragraph" style:parent-style-name="Standard">
      <style:text-properties officeooo:rsid="0056d959" officeooo:paragraph-rsid="0056d959"/>
    </style:style>
    <style:style style:name="P415" style:family="paragraph" style:parent-style-name="Standard">
      <style:paragraph-properties fo:line-height="150%"/>
      <style:text-properties officeooo:paragraph-rsid="0013268f"/>
    </style:style>
    <style:style style:name="P416" style:family="paragraph" style:parent-style-name="Standard">
      <style:paragraph-properties fo:line-height="150%"/>
      <style:text-properties officeooo:paragraph-rsid="0040eb9d"/>
    </style:style>
    <style:style style:name="P417" style:family="paragraph" style:parent-style-name="Standard">
      <style:paragraph-properties fo:line-height="150%"/>
      <style:text-properties officeooo:paragraph-rsid="00c6421c"/>
    </style:style>
    <style:style style:name="P418" style:family="paragraph" style:parent-style-name="Standard">
      <style:paragraph-properties fo:line-height="150%"/>
      <style:text-properties officeooo:paragraph-rsid="0106c767"/>
    </style:style>
    <style:style style:name="P419" style:family="paragraph" style:parent-style-name="Standard">
      <style:paragraph-properties fo:line-height="150%"/>
      <style:text-properties officeooo:paragraph-rsid="01d80854"/>
    </style:style>
    <style:style style:name="P420" style:family="paragraph" style:parent-style-name="Standard">
      <style:paragraph-properties fo:line-height="150%"/>
      <style:text-properties officeooo:paragraph-rsid="020068b3"/>
    </style:style>
    <style:style style:name="P421" style:family="paragraph" style:parent-style-name="Standard">
      <style:paragraph-properties fo:line-height="150%"/>
      <style:text-properties officeooo:paragraph-rsid="0265f14b"/>
    </style:style>
    <style:style style:name="P422" style:family="paragraph" style:parent-style-name="Standard">
      <style:paragraph-properties fo:line-height="150%"/>
      <style:text-properties officeooo:paragraph-rsid="00cab904"/>
    </style:style>
    <style:style style:name="P423" style:family="paragraph" style:parent-style-name="Standard">
      <style:paragraph-properties fo:line-height="150%"/>
      <style:text-properties officeooo:paragraph-rsid="0339abb7"/>
    </style:style>
    <style:style style:name="P424" style:family="paragraph" style:parent-style-name="Standard">
      <style:paragraph-properties fo:line-height="150%"/>
      <style:text-properties officeooo:paragraph-rsid="031857c7"/>
    </style:style>
    <style:style style:name="P425" style:family="paragraph" style:parent-style-name="Standard">
      <style:paragraph-properties fo:line-height="150%"/>
      <style:text-properties officeooo:paragraph-rsid="0347bb43"/>
    </style:style>
    <style:style style:name="P426" style:family="paragraph" style:parent-style-name="Standard">
      <style:paragraph-properties fo:line-height="150%"/>
      <style:text-properties officeooo:paragraph-rsid="03af7bf7"/>
    </style:style>
    <style:style style:name="P427" style:family="paragraph" style:parent-style-name="Standard">
      <style:paragraph-properties fo:line-height="150%"/>
      <style:text-properties officeooo:paragraph-rsid="03becfb9"/>
    </style:style>
    <style:style style:name="P428" style:family="paragraph" style:parent-style-name="Standard">
      <style:paragraph-properties fo:line-height="150%"/>
      <style:text-properties officeooo:paragraph-rsid="03e90de3"/>
    </style:style>
    <style:style style:name="P429" style:family="paragraph" style:parent-style-name="Standard">
      <style:paragraph-properties fo:line-height="150%"/>
      <style:text-properties officeooo:paragraph-rsid="03ffa765"/>
    </style:style>
    <style:style style:name="P430" style:family="paragraph" style:parent-style-name="Standard">
      <style:paragraph-properties fo:line-height="150%"/>
      <style:text-properties officeooo:paragraph-rsid="04226783"/>
    </style:style>
    <style:style style:name="P431" style:family="paragraph" style:parent-style-name="Standard">
      <style:text-properties officeooo:paragraph-rsid="00883289"/>
    </style:style>
    <style:style style:name="P432" style:family="paragraph" style:parent-style-name="Standard">
      <style:text-properties officeooo:rsid="008872eb" officeooo:paragraph-rsid="008872eb"/>
    </style:style>
    <style:style style:name="P433" style:family="paragraph" style:parent-style-name="Standard">
      <style:text-properties officeooo:paragraph-rsid="00a75993"/>
    </style:style>
    <style:style style:name="P43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3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3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3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3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3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3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3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4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4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4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4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46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547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48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54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3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3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3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3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3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3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4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4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69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0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0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0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0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27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28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29" style:family="paragraph" style:parent-style-name="Standard">
      <style:text-properties style:use-window-font-color="true" officeooo:paragraph-rsid="02be3c45"/>
    </style:style>
    <style:style style:name="P730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3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3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3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3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4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4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4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4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46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47" style:family="paragraph" style:parent-style-name="Standard">
      <style:text-properties style:use-window-font-color="true" officeooo:paragraph-rsid="02ecf51e"/>
    </style:style>
    <style:style style:name="P748" style:family="paragraph" style:parent-style-name="Standard">
      <style:paragraph-properties fo:line-height="150%"/>
      <style:text-properties style:use-window-font-color="true" officeooo:paragraph-rsid="02edc963"/>
    </style:style>
    <style:style style:name="P749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51" style:family="paragraph" style:parent-style-name="Standard">
      <style:text-properties officeooo:paragraph-rsid="00ba4170"/>
    </style:style>
    <style:style style:name="P752" style:family="paragraph" style:parent-style-name="Standard">
      <style:text-properties officeooo:paragraph-rsid="00bbbf73"/>
    </style:style>
    <style:style style:name="P753" style:family="paragraph" style:parent-style-name="Standard">
      <style:text-properties officeooo:rsid="00beb82f" officeooo:paragraph-rsid="00beb82f"/>
    </style:style>
    <style:style style:name="P754" style:family="paragraph" style:parent-style-name="Standard">
      <style:text-properties officeooo:paragraph-rsid="00beb82f"/>
    </style:style>
    <style:style style:name="P755" style:family="paragraph" style:parent-style-name="Standard">
      <style:text-properties officeooo:rsid="00c0d7c6" officeooo:paragraph-rsid="00c0d7c6"/>
    </style:style>
    <style:style style:name="P756" style:family="paragraph" style:parent-style-name="Standard">
      <style:text-properties officeooo:rsid="005521a3" officeooo:paragraph-rsid="005521a3"/>
    </style:style>
    <style:style style:name="P757" style:family="paragraph" style:parent-style-name="Standard">
      <style:text-properties officeooo:paragraph-rsid="00d2fc06"/>
    </style:style>
    <style:style style:name="P758" style:family="paragraph" style:parent-style-name="Standard">
      <style:paragraph-properties fo:line-height="150%"/>
      <style:text-properties officeooo:rsid="00d5826a" officeooo:paragraph-rsid="00d5826a"/>
    </style:style>
    <style:style style:name="P759" style:family="paragraph" style:parent-style-name="Standard">
      <style:text-properties officeooo:paragraph-rsid="00d77d7d"/>
    </style:style>
    <style:style style:name="P760" style:family="paragraph" style:parent-style-name="Standard">
      <style:text-properties officeooo:rsid="00d9c9e4" officeooo:paragraph-rsid="00d9c9e4"/>
    </style:style>
    <style:style style:name="P761" style:family="paragraph" style:parent-style-name="Standard">
      <style:text-properties officeooo:paragraph-rsid="00e5f586"/>
    </style:style>
    <style:style style:name="P762" style:family="paragraph" style:parent-style-name="Standard">
      <style:text-properties officeooo:paragraph-rsid="00eb50e0"/>
    </style:style>
    <style:style style:name="P763" style:family="paragraph" style:parent-style-name="Standard">
      <style:paragraph-properties fo:line-height="150%"/>
      <style:text-properties officeooo:rsid="00f2503e" officeooo:paragraph-rsid="00f2503e"/>
    </style:style>
    <style:style style:name="P764" style:family="paragraph" style:parent-style-name="Standard">
      <style:text-properties officeooo:rsid="00f2503e" officeooo:paragraph-rsid="01222be5"/>
    </style:style>
    <style:style style:name="P765" style:family="paragraph" style:parent-style-name="Standard">
      <style:text-properties officeooo:rsid="00d1487d" officeooo:paragraph-rsid="00d2fc06"/>
    </style:style>
    <style:style style:name="P766" style:family="paragraph" style:parent-style-name="Standard">
      <style:text-properties officeooo:paragraph-rsid="00f5260b"/>
    </style:style>
    <style:style style:name="P767" style:family="paragraph" style:parent-style-name="Standard">
      <style:text-properties officeooo:paragraph-rsid="010c486e"/>
    </style:style>
    <style:style style:name="P768" style:family="paragraph" style:parent-style-name="Standard">
      <style:text-properties officeooo:paragraph-rsid="00367935"/>
    </style:style>
    <style:style style:name="P769" style:family="paragraph" style:parent-style-name="Standard">
      <style:text-properties officeooo:paragraph-rsid="011fc384"/>
    </style:style>
    <style:style style:name="P770" style:family="paragraph" style:parent-style-name="Standard">
      <style:text-properties officeooo:paragraph-rsid="0122678f"/>
    </style:style>
    <style:style style:name="P771" style:family="paragraph" style:parent-style-name="Standard">
      <style:text-properties officeooo:paragraph-rsid="012dfde8"/>
    </style:style>
    <style:style style:name="P772" style:family="paragraph" style:parent-style-name="Standard">
      <style:text-properties officeooo:paragraph-rsid="0130fd48"/>
    </style:style>
    <style:style style:name="P773" style:family="paragraph" style:parent-style-name="Standard">
      <style:text-properties officeooo:paragraph-rsid="013282b3"/>
    </style:style>
    <style:style style:name="P774" style:family="paragraph" style:parent-style-name="Standard">
      <style:text-properties officeooo:paragraph-rsid="013f3c54"/>
    </style:style>
    <style:style style:name="P775" style:family="paragraph" style:parent-style-name="Standard">
      <style:text-properties officeooo:paragraph-rsid="0152f194"/>
    </style:style>
    <style:style style:name="P776" style:family="paragraph" style:parent-style-name="Standard">
      <style:text-properties officeooo:paragraph-rsid="0150aafa"/>
    </style:style>
    <style:style style:name="P777" style:family="paragraph" style:parent-style-name="Standard">
      <style:paragraph-properties fo:line-height="100%"/>
      <style:text-properties officeooo:paragraph-rsid="016aa5ac"/>
    </style:style>
    <style:style style:name="P778" style:family="paragraph" style:parent-style-name="Standard">
      <style:paragraph-properties fo:line-height="100%"/>
      <style:text-properties officeooo:paragraph-rsid="016d2800"/>
    </style:style>
    <style:style style:name="P779" style:family="paragraph" style:parent-style-name="Standard">
      <style:paragraph-properties fo:line-height="100%"/>
      <style:text-properties officeooo:paragraph-rsid="0171553b"/>
    </style:style>
    <style:style style:name="P780" style:family="paragraph" style:parent-style-name="Standard">
      <style:paragraph-properties fo:line-height="100%"/>
      <style:text-properties officeooo:paragraph-rsid="0176ee1b"/>
    </style:style>
    <style:style style:name="P781" style:family="paragraph" style:parent-style-name="Standard">
      <style:paragraph-properties fo:line-height="100%"/>
      <style:text-properties officeooo:paragraph-rsid="017941db"/>
    </style:style>
    <style:style style:name="P782" style:family="paragraph" style:parent-style-name="Standard">
      <style:paragraph-properties fo:line-height="100%"/>
      <style:text-properties officeooo:paragraph-rsid="017a7161"/>
    </style:style>
    <style:style style:name="P783" style:family="paragraph" style:parent-style-name="Standard">
      <style:paragraph-properties fo:line-height="100%"/>
      <style:text-properties officeooo:paragraph-rsid="018105ab"/>
    </style:style>
    <style:style style:name="P784" style:family="paragraph" style:parent-style-name="Standard">
      <style:paragraph-properties fo:line-height="100%"/>
      <style:text-properties officeooo:paragraph-rsid="01aaba73"/>
    </style:style>
    <style:style style:name="P785" style:family="paragraph" style:parent-style-name="Standard">
      <style:paragraph-properties fo:line-height="100%"/>
      <style:text-properties officeooo:paragraph-rsid="01abda5f"/>
    </style:style>
    <style:style style:name="P786" style:family="paragraph" style:parent-style-name="Standard">
      <style:paragraph-properties fo:line-height="100%"/>
      <style:text-properties officeooo:paragraph-rsid="01d3aa7e"/>
    </style:style>
    <style:style style:name="P787" style:family="paragraph" style:parent-style-name="Standard">
      <style:paragraph-properties fo:line-height="100%"/>
      <style:text-properties officeooo:paragraph-rsid="01e2b86d"/>
    </style:style>
    <style:style style:name="P788" style:family="paragraph" style:parent-style-name="Standard">
      <style:paragraph-properties fo:line-height="100%"/>
      <style:text-properties officeooo:paragraph-rsid="01e7ea9a"/>
    </style:style>
    <style:style style:name="P789" style:family="paragraph" style:parent-style-name="Standard">
      <style:paragraph-properties fo:line-height="100%"/>
      <style:text-properties officeooo:paragraph-rsid="01f79ca2"/>
    </style:style>
    <style:style style:name="P790" style:family="paragraph" style:parent-style-name="Standard">
      <style:paragraph-properties fo:line-height="100%"/>
      <style:text-properties officeooo:paragraph-rsid="020068b3"/>
    </style:style>
    <style:style style:name="P791" style:family="paragraph" style:parent-style-name="Standard">
      <style:paragraph-properties fo:line-height="100%"/>
      <style:text-properties officeooo:paragraph-rsid="0200b58e"/>
    </style:style>
    <style:style style:name="P792" style:family="paragraph" style:parent-style-name="Standard">
      <style:paragraph-properties fo:line-height="100%"/>
      <style:text-properties officeooo:paragraph-rsid="020131ae"/>
    </style:style>
    <style:style style:name="P793" style:family="paragraph" style:parent-style-name="Standard">
      <style:paragraph-properties fo:line-height="100%"/>
      <style:text-properties officeooo:paragraph-rsid="0212a48a"/>
    </style:style>
    <style:style style:name="P794" style:family="paragraph" style:parent-style-name="Standard">
      <style:paragraph-properties fo:line-height="100%"/>
      <style:text-properties officeooo:paragraph-rsid="01d522fe"/>
    </style:style>
    <style:style style:name="P795" style:family="paragraph" style:parent-style-name="Standard">
      <style:paragraph-properties fo:line-height="100%"/>
      <style:text-properties officeooo:paragraph-rsid="021920c6"/>
    </style:style>
    <style:style style:name="P796" style:family="paragraph" style:parent-style-name="Standard">
      <style:paragraph-properties fo:line-height="100%"/>
      <style:text-properties officeooo:paragraph-rsid="021bfb0f"/>
    </style:style>
    <style:style style:name="P797" style:family="paragraph" style:parent-style-name="Standard">
      <style:paragraph-properties fo:line-height="100%"/>
      <style:text-properties officeooo:paragraph-rsid="021d76dd"/>
    </style:style>
    <style:style style:name="P798" style:family="paragraph" style:parent-style-name="Standard">
      <style:paragraph-properties fo:line-height="100%"/>
      <style:text-properties officeooo:paragraph-rsid="01ec8e18"/>
    </style:style>
    <style:style style:name="P799" style:family="paragraph" style:parent-style-name="Standard">
      <style:paragraph-properties fo:line-height="100%"/>
      <style:text-properties officeooo:paragraph-rsid="0228bd00"/>
    </style:style>
    <style:style style:name="P800" style:family="paragraph" style:parent-style-name="Standard">
      <style:paragraph-properties fo:line-height="100%"/>
      <style:text-properties officeooo:paragraph-rsid="0239e044"/>
    </style:style>
    <style:style style:name="P801" style:family="paragraph" style:parent-style-name="Standard">
      <style:paragraph-properties fo:line-height="100%"/>
      <style:text-properties officeooo:paragraph-rsid="023e217a"/>
    </style:style>
    <style:style style:name="P802" style:family="paragraph" style:parent-style-name="Standard">
      <style:paragraph-properties fo:line-height="100%"/>
      <style:text-properties officeooo:paragraph-rsid="0245c9e7"/>
    </style:style>
    <style:style style:name="P803" style:family="paragraph" style:parent-style-name="Standard">
      <style:paragraph-properties fo:line-height="100%"/>
      <style:text-properties officeooo:paragraph-rsid="0248e2f5"/>
    </style:style>
    <style:style style:name="P804" style:family="paragraph" style:parent-style-name="Standard">
      <style:paragraph-properties fo:line-height="100%"/>
      <style:text-properties officeooo:paragraph-rsid="024d9b01"/>
    </style:style>
    <style:style style:name="P805" style:family="paragraph" style:parent-style-name="Standard">
      <style:paragraph-properties fo:line-height="100%"/>
      <style:text-properties officeooo:paragraph-rsid="02540cb9"/>
    </style:style>
    <style:style style:name="P806" style:family="paragraph" style:parent-style-name="Standard">
      <style:paragraph-properties fo:line-height="100%"/>
      <style:text-properties officeooo:paragraph-rsid="02656310"/>
    </style:style>
    <style:style style:name="P807" style:family="paragraph" style:parent-style-name="Standard">
      <style:paragraph-properties fo:line-height="100%"/>
      <style:text-properties officeooo:paragraph-rsid="0265f14b"/>
    </style:style>
    <style:style style:name="P808" style:family="paragraph" style:parent-style-name="Standard">
      <style:paragraph-properties fo:line-height="100%"/>
      <style:text-properties officeooo:paragraph-rsid="02778926"/>
    </style:style>
    <style:style style:name="P809" style:family="paragraph" style:parent-style-name="Standard">
      <style:paragraph-properties fo:line-height="100%"/>
      <style:text-properties officeooo:paragraph-rsid="0279658f"/>
    </style:style>
    <style:style style:name="P810" style:family="paragraph" style:parent-style-name="Standard">
      <style:paragraph-properties fo:line-height="100%"/>
      <style:text-properties officeooo:paragraph-rsid="027b57d1"/>
    </style:style>
    <style:style style:name="P811" style:family="paragraph" style:parent-style-name="Standard">
      <style:paragraph-properties fo:line-height="100%"/>
      <style:text-properties officeooo:paragraph-rsid="02819040"/>
    </style:style>
    <style:style style:name="P812" style:family="paragraph" style:parent-style-name="Standard">
      <style:paragraph-properties fo:line-height="100%"/>
      <style:text-properties officeooo:paragraph-rsid="028add40"/>
    </style:style>
    <style:style style:name="P813" style:family="paragraph" style:parent-style-name="Standard">
      <style:paragraph-properties fo:line-height="100%"/>
      <style:text-properties officeooo:paragraph-rsid="02939b7b"/>
    </style:style>
    <style:style style:name="P814" style:family="paragraph" style:parent-style-name="Standard">
      <style:paragraph-properties fo:line-height="100%"/>
      <style:text-properties officeooo:paragraph-rsid="0293a523"/>
    </style:style>
    <style:style style:name="P815" style:family="paragraph" style:parent-style-name="Standard">
      <style:paragraph-properties fo:line-height="100%"/>
      <style:text-properties officeooo:paragraph-rsid="0297c923"/>
    </style:style>
    <style:style style:name="P816" style:family="paragraph" style:parent-style-name="Standard">
      <style:paragraph-properties fo:line-height="100%"/>
      <style:text-properties officeooo:paragraph-rsid="029bb505"/>
    </style:style>
    <style:style style:name="P817" style:family="paragraph" style:parent-style-name="Standard">
      <style:paragraph-properties fo:line-height="100%"/>
      <style:text-properties officeooo:paragraph-rsid="02a71f0b"/>
    </style:style>
    <style:style style:name="P818" style:family="paragraph" style:parent-style-name="Standard">
      <style:paragraph-properties fo:line-height="100%"/>
      <style:text-properties officeooo:paragraph-rsid="027c1b85"/>
    </style:style>
    <style:style style:name="P819" style:family="paragraph" style:parent-style-name="Standard">
      <style:paragraph-properties fo:line-height="100%"/>
      <style:text-properties officeooo:paragraph-rsid="0045286d"/>
    </style:style>
    <style:style style:name="P820" style:family="paragraph" style:parent-style-name="Standard">
      <style:paragraph-properties fo:line-height="100%"/>
      <style:text-properties officeooo:paragraph-rsid="02bd01a2"/>
    </style:style>
    <style:style style:name="P821" style:family="paragraph" style:parent-style-name="Standard">
      <style:paragraph-properties fo:line-height="100%"/>
      <style:text-properties officeooo:paragraph-rsid="02be3c45"/>
    </style:style>
    <style:style style:name="P822" style:family="paragraph" style:parent-style-name="Standard">
      <style:paragraph-properties fo:line-height="100%"/>
      <style:text-properties officeooo:paragraph-rsid="02d5eaee"/>
    </style:style>
    <style:style style:name="P823" style:family="paragraph" style:parent-style-name="Standard">
      <style:paragraph-properties fo:line-height="100%"/>
      <style:text-properties officeooo:paragraph-rsid="02e4f960"/>
    </style:style>
    <style:style style:name="P824" style:family="paragraph" style:parent-style-name="Standard">
      <style:paragraph-properties fo:line-height="100%"/>
      <style:text-properties officeooo:paragraph-rsid="02eac01d"/>
    </style:style>
    <style:style style:name="P825" style:family="paragraph" style:parent-style-name="Standard">
      <style:paragraph-properties fo:line-height="100%"/>
      <style:text-properties officeooo:paragraph-rsid="02f17ec6"/>
    </style:style>
    <style:style style:name="P826" style:family="paragraph" style:parent-style-name="Standard">
      <style:paragraph-properties fo:line-height="100%"/>
      <style:text-properties officeooo:paragraph-rsid="02fda6ef"/>
    </style:style>
    <style:style style:name="P827" style:family="paragraph" style:parent-style-name="Standard">
      <style:paragraph-properties fo:line-height="100%"/>
      <style:text-properties officeooo:paragraph-rsid="03040c1c"/>
    </style:style>
    <style:style style:name="P828" style:family="paragraph" style:parent-style-name="Standard">
      <style:paragraph-properties fo:line-height="100%"/>
      <style:text-properties officeooo:paragraph-rsid="03049b98"/>
    </style:style>
    <style:style style:name="P829" style:family="paragraph" style:parent-style-name="Standard">
      <style:paragraph-properties fo:line-height="100%"/>
      <style:text-properties officeooo:paragraph-rsid="0305aebe"/>
    </style:style>
    <style:style style:name="P830" style:family="paragraph" style:parent-style-name="Standard">
      <style:paragraph-properties fo:line-height="100%"/>
      <style:text-properties officeooo:paragraph-rsid="03061f93"/>
    </style:style>
    <style:style style:name="P831" style:family="paragraph" style:parent-style-name="Standard">
      <style:paragraph-properties fo:line-height="100%"/>
      <style:text-properties officeooo:paragraph-rsid="03153caa"/>
    </style:style>
    <style:style style:name="P832" style:family="paragraph" style:parent-style-name="Standard">
      <style:paragraph-properties fo:line-height="100%"/>
      <style:text-properties officeooo:paragraph-rsid="03343ce6"/>
    </style:style>
    <style:style style:name="P833" style:family="paragraph" style:parent-style-name="Standard">
      <style:paragraph-properties fo:line-height="100%"/>
      <style:text-properties officeooo:paragraph-rsid="03349842"/>
    </style:style>
    <style:style style:name="P834" style:family="paragraph" style:parent-style-name="Standard">
      <style:paragraph-properties fo:line-height="100%"/>
      <style:text-properties officeooo:paragraph-rsid="033f17a3"/>
    </style:style>
    <style:style style:name="P835" style:family="paragraph" style:parent-style-name="Standard">
      <style:paragraph-properties fo:line-height="100%"/>
      <style:text-properties officeooo:paragraph-rsid="034172a0"/>
    </style:style>
    <style:style style:name="P836" style:family="paragraph" style:parent-style-name="Standard">
      <style:paragraph-properties fo:line-height="100%"/>
      <style:text-properties officeooo:paragraph-rsid="034adc9b"/>
    </style:style>
    <style:style style:name="P837" style:family="paragraph" style:parent-style-name="Standard">
      <style:paragraph-properties fo:line-height="100%"/>
      <style:text-properties officeooo:paragraph-rsid="034f33b6"/>
    </style:style>
    <style:style style:name="P838" style:family="paragraph" style:parent-style-name="Standard">
      <style:paragraph-properties fo:line-height="100%"/>
      <style:text-properties officeooo:paragraph-rsid="034f680a"/>
    </style:style>
    <style:style style:name="P839" style:family="paragraph" style:parent-style-name="Standard">
      <style:paragraph-properties fo:line-height="100%"/>
      <style:text-properties officeooo:paragraph-rsid="035051aa"/>
    </style:style>
    <style:style style:name="P840" style:family="paragraph" style:parent-style-name="Standard">
      <style:paragraph-properties fo:line-height="100%"/>
      <style:text-properties officeooo:paragraph-rsid="0369854f"/>
    </style:style>
    <style:style style:name="P841" style:family="paragraph" style:parent-style-name="Standard">
      <style:paragraph-properties fo:line-height="100%"/>
      <style:text-properties officeooo:paragraph-rsid="03963307"/>
    </style:style>
    <style:style style:name="P842" style:family="paragraph" style:parent-style-name="Standard">
      <style:paragraph-properties fo:line-height="100%"/>
      <style:text-properties officeooo:paragraph-rsid="039c640b"/>
    </style:style>
    <style:style style:name="P843" style:family="paragraph" style:parent-style-name="Standard">
      <style:paragraph-properties fo:line-height="100%"/>
      <style:text-properties officeooo:paragraph-rsid="039e9821"/>
    </style:style>
    <style:style style:name="P844" style:family="paragraph" style:parent-style-name="Standard">
      <style:paragraph-properties fo:line-height="100%"/>
      <style:text-properties officeooo:paragraph-rsid="03a073aa"/>
    </style:style>
    <style:style style:name="P845" style:family="paragraph" style:parent-style-name="Standard">
      <style:paragraph-properties fo:line-height="100%"/>
      <style:text-properties officeooo:paragraph-rsid="03b1fbc9"/>
    </style:style>
    <style:style style:name="P846" style:family="paragraph" style:parent-style-name="Standard">
      <style:paragraph-properties fo:line-height="100%"/>
      <style:text-properties officeooo:paragraph-rsid="03c51260"/>
    </style:style>
    <style:style style:name="P847" style:family="paragraph" style:parent-style-name="Standard">
      <style:paragraph-properties fo:line-height="100%"/>
      <style:text-properties officeooo:paragraph-rsid="03eb005c"/>
    </style:style>
    <style:style style:name="P848" style:family="paragraph" style:parent-style-name="Standard">
      <style:paragraph-properties fo:line-height="100%"/>
      <style:text-properties officeooo:paragraph-rsid="03f0c84b"/>
    </style:style>
    <style:style style:name="P849" style:family="paragraph" style:parent-style-name="Standard">
      <style:paragraph-properties fo:line-height="100%"/>
      <style:text-properties officeooo:paragraph-rsid="03e90de3"/>
    </style:style>
    <style:style style:name="P850" style:family="paragraph" style:parent-style-name="Standard">
      <style:paragraph-properties fo:line-height="100%"/>
      <style:text-properties officeooo:paragraph-rsid="03f27278"/>
    </style:style>
    <style:style style:name="P851" style:family="paragraph" style:parent-style-name="Standard">
      <style:paragraph-properties fo:line-height="100%"/>
      <style:text-properties officeooo:paragraph-rsid="03fd5e01"/>
    </style:style>
    <style:style style:name="P852" style:family="paragraph" style:parent-style-name="Standard">
      <style:paragraph-properties fo:line-height="100%"/>
      <style:text-properties officeooo:paragraph-rsid="0400a6e4"/>
    </style:style>
    <style:style style:name="P853" style:family="paragraph" style:parent-style-name="Standard">
      <style:paragraph-properties fo:line-height="100%"/>
      <style:text-properties officeooo:paragraph-rsid="0404aa05"/>
    </style:style>
    <style:style style:name="P854" style:family="paragraph" style:parent-style-name="Standard">
      <style:paragraph-properties fo:line-height="100%"/>
      <style:text-properties officeooo:paragraph-rsid="04102973"/>
    </style:style>
    <style:style style:name="P855" style:family="paragraph" style:parent-style-name="Standard">
      <style:paragraph-properties fo:line-height="100%"/>
      <style:text-properties officeooo:paragraph-rsid="041e6a3e"/>
    </style:style>
    <style:style style:name="P856" style:family="paragraph" style:parent-style-name="Standard">
      <style:paragraph-properties fo:line-height="100%"/>
      <style:text-properties officeooo:paragraph-rsid="03a31e81"/>
    </style:style>
    <style:style style:name="P857" style:family="paragraph" style:parent-style-name="Standard">
      <style:paragraph-properties fo:line-height="100%"/>
      <style:text-properties officeooo:paragraph-rsid="043fc929"/>
    </style:style>
    <style:style style:name="P858" style:family="paragraph" style:parent-style-name="Standard">
      <style:paragraph-properties fo:line-height="100%"/>
      <style:text-properties officeooo:paragraph-rsid="043a0ede"/>
    </style:style>
    <style:style style:name="P859" style:family="paragraph" style:parent-style-name="Standard">
      <style:paragraph-properties fo:line-height="100%"/>
      <style:text-properties officeooo:paragraph-rsid="04518e70"/>
    </style:style>
    <style:style style:name="P860" style:family="paragraph" style:parent-style-name="Standard">
      <style:paragraph-properties fo:line-height="100%"/>
      <style:text-properties officeooo:paragraph-rsid="04592f7c"/>
    </style:style>
    <style:style style:name="P861" style:family="paragraph" style:parent-style-name="Standard">
      <style:paragraph-properties fo:line-height="100%"/>
      <style:text-properties officeooo:paragraph-rsid="03becfb9"/>
    </style:style>
    <style:style style:name="P862" style:family="paragraph" style:parent-style-name="Standard">
      <style:paragraph-properties fo:line-height="100%"/>
      <style:text-properties officeooo:paragraph-rsid="0473548b"/>
    </style:style>
    <style:style style:name="P863" style:family="paragraph" style:parent-style-name="Standard">
      <style:paragraph-properties fo:line-height="100%"/>
      <style:text-properties officeooo:paragraph-rsid="0411d16e"/>
    </style:style>
    <style:style style:name="P864" style:family="paragraph" style:parent-style-name="Standard">
      <style:paragraph-properties fo:line-height="100%"/>
      <style:text-properties officeooo:paragraph-rsid="041746e7"/>
    </style:style>
    <style:style style:name="P865" style:family="paragraph" style:parent-style-name="Standard">
      <style:paragraph-properties fo:line-height="100%"/>
      <style:text-properties officeooo:paragraph-rsid="043c6125"/>
    </style:style>
    <style:style style:name="P866" style:family="paragraph" style:parent-style-name="Standard">
      <style:paragraph-properties fo:line-height="100%"/>
      <style:text-properties officeooo:paragraph-rsid="04472f62"/>
    </style:style>
    <style:style style:name="P867" style:family="paragraph" style:parent-style-name="Standard">
      <style:paragraph-properties fo:line-height="100%"/>
      <style:text-properties officeooo:paragraph-rsid="03fc17c3"/>
    </style:style>
    <style:style style:name="P868" style:family="paragraph" style:parent-style-name="Standard">
      <style:paragraph-properties fo:line-height="100%"/>
      <style:text-properties officeooo:paragraph-rsid="039292f6"/>
    </style:style>
    <style:style style:name="P869" style:family="paragraph" style:parent-style-name="Standard">
      <style:paragraph-properties fo:line-height="100%"/>
      <style:text-properties officeooo:paragraph-rsid="0486c03e"/>
    </style:style>
    <style:style style:name="P87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87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87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87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881" style:family="paragraph" style:parent-style-name="Standard">
      <style:text-properties fo:color="#c9211e" officeooo:rsid="003eeb50" officeooo:paragraph-rsid="00ac1d69"/>
    </style:style>
    <style:style style:name="P88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officeooo:rsid="016b9044" officeooo:paragraph-rsid="016b9044"/>
    </style:style>
    <style:style style:name="P884" style:family="paragraph" style:parent-style-name="Standard">
      <style:paragraph-properties fo:line-height="100%"/>
      <style:text-properties officeooo:rsid="01a2dcc2" officeooo:paragraph-rsid="01a2dcc2"/>
    </style:style>
    <style:style style:name="P885" style:family="paragraph" style:parent-style-name="Standard">
      <style:paragraph-properties fo:line-height="100%"/>
      <style:text-properties officeooo:rsid="01a92b83" officeooo:paragraph-rsid="01abda5f"/>
    </style:style>
    <style:style style:name="P886" style:family="paragraph" style:parent-style-name="Standard">
      <style:paragraph-properties fo:line-height="100%"/>
      <style:text-properties officeooo:rsid="01b78805" officeooo:paragraph-rsid="01b9977e"/>
    </style:style>
    <style:style style:name="P887" style:family="paragraph" style:parent-style-name="Standard">
      <style:paragraph-properties fo:line-height="100%"/>
      <style:text-properties officeooo:rsid="01b78805" officeooo:paragraph-rsid="020d39a8"/>
    </style:style>
    <style:style style:name="P888" style:family="paragraph" style:parent-style-name="Standard">
      <style:paragraph-properties fo:line-height="100%"/>
      <style:text-properties officeooo:rsid="01bcc73c" officeooo:paragraph-rsid="01bcc73c"/>
    </style:style>
    <style:style style:name="P889" style:family="paragraph" style:parent-style-name="Standard">
      <style:paragraph-properties fo:line-height="100%"/>
      <style:text-properties officeooo:rsid="01cb0c6f" officeooo:paragraph-rsid="01cb0c6f"/>
    </style:style>
    <style:style style:name="P890" style:family="paragraph" style:parent-style-name="Standard">
      <style:paragraph-properties fo:line-height="100%"/>
      <style:text-properties officeooo:rsid="01cd0839" officeooo:paragraph-rsid="01cd0839"/>
    </style:style>
    <style:style style:name="P891" style:family="paragraph" style:parent-style-name="Standard">
      <style:paragraph-properties fo:line-height="100%"/>
      <style:text-properties officeooo:rsid="01e4a612" officeooo:paragraph-rsid="01e4a612"/>
    </style:style>
    <style:style style:name="P892" style:family="paragraph" style:parent-style-name="Standard">
      <style:paragraph-properties fo:line-height="100%"/>
      <style:text-properties officeooo:rsid="022b7ea9" officeooo:paragraph-rsid="022b7ea9"/>
    </style:style>
    <style:style style:name="P893" style:family="paragraph" style:parent-style-name="Standard">
      <style:paragraph-properties fo:line-height="100%"/>
      <style:text-properties officeooo:rsid="022dff2a" officeooo:paragraph-rsid="022dff2a"/>
    </style:style>
    <style:style style:name="P894" style:family="paragraph" style:parent-style-name="Standard">
      <style:text-properties officeooo:paragraph-rsid="0275c15d"/>
    </style:style>
    <style:style style:name="P895" style:family="paragraph" style:parent-style-name="Standard">
      <style:paragraph-properties fo:line-height="100%"/>
      <style:text-properties officeooo:rsid="02819040" officeooo:paragraph-rsid="028fc45c"/>
    </style:style>
    <style:style style:name="P896" style:family="paragraph" style:parent-style-name="Standard">
      <style:paragraph-properties fo:line-height="100%"/>
      <style:text-properties officeooo:rsid="0285839b" officeooo:paragraph-rsid="0288fb00"/>
    </style:style>
    <style:style style:name="P897" style:family="paragraph" style:parent-style-name="Standard">
      <style:paragraph-properties fo:line-height="100%"/>
      <style:text-properties officeooo:rsid="0297c923" officeooo:paragraph-rsid="0297c923"/>
    </style:style>
    <style:style style:name="P898" style:family="paragraph" style:parent-style-name="Standard">
      <style:paragraph-properties fo:line-height="100%"/>
      <style:text-properties officeooo:rsid="029ac75f" officeooo:paragraph-rsid="029ac75f"/>
    </style:style>
    <style:style style:name="P899" style:family="paragraph" style:parent-style-name="Standard">
      <style:text-properties officeooo:paragraph-rsid="00bfa17d"/>
    </style:style>
    <style:style style:name="P900" style:family="paragraph" style:parent-style-name="Standard">
      <style:text-properties officeooo:paragraph-rsid="00bd11a0"/>
    </style:style>
    <style:style style:name="P901" style:family="paragraph" style:parent-style-name="Standard">
      <style:paragraph-properties fo:line-height="100%"/>
      <style:text-properties officeooo:rsid="02540cb9" officeooo:paragraph-rsid="02bd01a2"/>
    </style:style>
    <style:style style:name="P902" style:family="paragraph" style:parent-style-name="Standard">
      <style:paragraph-properties fo:line-height="100%"/>
      <style:text-properties officeooo:rsid="027df911" officeooo:paragraph-rsid="027df911"/>
    </style:style>
    <style:style style:name="P90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04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905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06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officeooo:rsid="02da5175" officeooo:paragraph-rsid="02da5175"/>
    </style:style>
    <style:style style:name="P908" style:family="paragraph" style:parent-style-name="Standard">
      <style:paragraph-properties fo:line-height="100%"/>
      <style:text-properties officeooo:rsid="02e4f960" officeooo:paragraph-rsid="02e4f960"/>
    </style:style>
    <style:style style:name="P909" style:family="paragraph" style:parent-style-name="Standard">
      <style:paragraph-properties fo:line-height="100%"/>
      <style:text-properties officeooo:rsid="02eabaea" officeooo:paragraph-rsid="02eabaea"/>
    </style:style>
    <style:style style:name="P910" style:family="paragraph" style:parent-style-name="Standard">
      <style:paragraph-properties fo:line-height="100%"/>
      <style:text-properties officeooo:rsid="02eac01d" officeooo:paragraph-rsid="02eac01d"/>
    </style:style>
    <style:style style:name="P911" style:family="paragraph" style:parent-style-name="Standard">
      <style:paragraph-properties fo:line-height="100%"/>
      <style:text-properties officeooo:rsid="02eb27fd" officeooo:paragraph-rsid="02ec089f"/>
    </style:style>
    <style:style style:name="P912" style:family="paragraph" style:parent-style-name="Standard">
      <style:text-properties officeooo:paragraph-rsid="02ecf51e"/>
    </style:style>
    <style:style style:name="P913" style:family="paragraph" style:parent-style-name="Standard">
      <style:text-properties officeooo:paragraph-rsid="02f17ec6"/>
    </style:style>
    <style:style style:name="P914" style:family="paragraph" style:parent-style-name="Standard">
      <style:paragraph-properties fo:line-height="100%"/>
      <style:text-properties officeooo:rsid="02e59398" officeooo:paragraph-rsid="03049b98"/>
    </style:style>
    <style:style style:name="P915" style:family="paragraph" style:parent-style-name="Standard">
      <style:paragraph-properties fo:line-height="150%"/>
      <style:text-properties officeooo:rsid="02e59398" officeooo:paragraph-rsid="03049b98"/>
    </style:style>
    <style:style style:name="P916" style:family="paragraph" style:parent-style-name="Standard">
      <style:paragraph-properties fo:line-height="100%"/>
      <style:text-properties officeooo:rsid="022ee1ec" officeooo:paragraph-rsid="022ee1ec"/>
    </style:style>
    <style:style style:name="P917" style:family="paragraph" style:parent-style-name="Standard">
      <style:text-properties officeooo:paragraph-rsid="03061f93"/>
    </style:style>
    <style:style style:name="P918" style:family="paragraph" style:parent-style-name="Standard">
      <style:paragraph-properties fo:line-height="100%"/>
      <style:text-properties officeooo:rsid="0346a444" officeooo:paragraph-rsid="0346a444"/>
    </style:style>
    <style:style style:name="P919" style:family="paragraph" style:parent-style-name="Standard">
      <style:text-properties officeooo:paragraph-rsid="03733aab"/>
    </style:style>
    <style:style style:name="P920" style:family="paragraph" style:parent-style-name="Standard">
      <style:paragraph-properties fo:line-height="100%"/>
      <style:text-properties officeooo:rsid="038a2c81" officeooo:paragraph-rsid="039e9821"/>
    </style:style>
    <style:style style:name="P921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22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2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26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28" style:family="paragraph" style:parent-style-name="Standard">
      <style:paragraph-properties fo:line-height="100%"/>
      <style:text-properties fo:color="#ff0000" officeooo:paragraph-rsid="042824b8"/>
    </style:style>
    <style:style style:name="P929" style:family="paragraph" style:parent-style-name="Standard">
      <style:paragraph-properties fo:line-height="100%"/>
      <style:text-properties officeooo:rsid="03a4e520" officeooo:paragraph-rsid="03a4e520"/>
    </style:style>
    <style:style style:name="P930" style:family="paragraph" style:parent-style-name="Standard">
      <style:paragraph-properties fo:line-height="100%"/>
      <style:text-properties officeooo:rsid="03a073aa" officeooo:paragraph-rsid="03a073aa"/>
    </style:style>
    <style:style style:name="P931" style:family="paragraph" style:parent-style-name="Standard">
      <style:text-properties officeooo:paragraph-rsid="00c0d7c6"/>
    </style:style>
    <style:style style:name="P932" style:family="paragraph" style:parent-style-name="Standard">
      <style:text-properties officeooo:paragraph-rsid="03e93625"/>
    </style:style>
    <style:style style:name="P933" style:family="paragraph" style:parent-style-name="Standard">
      <style:text-properties officeooo:rsid="0019f535" officeooo:paragraph-rsid="03e93625"/>
    </style:style>
    <style:style style:name="P934" style:family="paragraph" style:parent-style-name="Standard">
      <style:paragraph-properties fo:line-height="100%"/>
      <style:text-properties officeooo:rsid="045a6b37" officeooo:paragraph-rsid="045a6b37"/>
    </style:style>
    <style:style style:name="P935" style:family="paragraph" style:parent-style-name="Standard">
      <style:text-properties officeooo:paragraph-rsid="00118c4a"/>
    </style:style>
    <style:style style:name="P936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937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938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939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940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941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942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943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944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945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946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947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948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949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950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951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952" style:family="paragraph" style:parent-style-name="Table_20_Contents">
      <style:paragraph-properties fo:text-align="center" style:justify-single-word="false"/>
    </style:style>
    <style:style style:name="P953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954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955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956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95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95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95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96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96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96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96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96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96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96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96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968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96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97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97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97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97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97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97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97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97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97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97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980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981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982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98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984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985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986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987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988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989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990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991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992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993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994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995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996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997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998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9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0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01" style:family="paragraph" style:parent-style-name="Standard">
      <style:paragraph-properties fo:line-height="150%" fo:break-before="page"/>
      <style:text-properties officeooo:paragraph-rsid="02d98b08"/>
    </style:style>
    <style:style style:name="P1002" style:family="paragraph" style:parent-style-name="Standard">
      <style:paragraph-properties fo:line-height="150%" fo:break-before="page"/>
      <style:text-properties officeooo:paragraph-rsid="03fd5e01"/>
    </style:style>
    <style:style style:name="P1003" style:family="paragraph" style:parent-style-name="Standard">
      <style:paragraph-properties fo:line-height="100%" fo:break-before="page"/>
      <style:text-properties officeooo:paragraph-rsid="024c0a42"/>
    </style:style>
    <style:style style:name="P100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100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1006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break-before="page"/>
      <style:text-properties officeooo:paragraph-rsid="009622c6"/>
    </style:style>
    <style:style style:name="P100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0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10" style:family="paragraph" style:parent-style-name="Standard" style:list-style-name="L1">
      <style:text-properties officeooo:paragraph-rsid="0013268f"/>
    </style:style>
    <style:style style:name="P1011" style:family="paragraph" style:parent-style-name="Standard" style:list-style-name="L1">
      <style:text-properties officeooo:rsid="0013268f" officeooo:paragraph-rsid="0013268f"/>
    </style:style>
    <style:style style:name="P1012" style:family="paragraph" style:parent-style-name="Standard" style:list-style-name="L2">
      <style:text-properties style:use-window-font-color="true" officeooo:paragraph-rsid="00118c4a"/>
    </style:style>
    <style:style style:name="P1013" style:family="paragraph" style:parent-style-name="Standard" style:list-style-name="L2">
      <style:text-properties style:use-window-font-color="true" officeooo:rsid="0011b025" officeooo:paragraph-rsid="0011b025"/>
    </style:style>
    <style:style style:name="P1014" style:family="paragraph" style:parent-style-name="Standard" style:list-style-name="L4">
      <style:text-properties style:use-window-font-color="true" officeooo:rsid="00a8a4b1" officeooo:paragraph-rsid="02be3c45"/>
    </style:style>
    <style:style style:name="P1015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01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01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018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019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020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02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02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023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024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025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026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02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02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029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1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2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3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4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038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3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04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04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04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043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044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045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0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047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048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49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50" style:family="paragraph" style:parent-style-name="Standard" style:list-style-name="L43">
      <style:text-properties style:use-window-font-color="true" officeooo:paragraph-rsid="02edc963"/>
    </style:style>
    <style:style style:name="P1051" style:family="paragraph" style:parent-style-name="Standard" style:list-style-name="L3">
      <style:text-properties officeooo:rsid="0012a0dc" officeooo:paragraph-rsid="0012a0dc"/>
    </style:style>
    <style:style style:name="P1052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53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54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055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056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057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5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5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6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6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6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6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6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06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06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06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06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06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07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07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07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07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074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075" style:family="paragraph" style:parent-style-name="Standard" style:list-style-name="L7">
      <style:text-properties officeooo:rsid="0033fbdf" officeooo:paragraph-rsid="0033fbdf"/>
    </style:style>
    <style:style style:name="P1076" style:family="paragraph" style:parent-style-name="Standard" style:list-style-name="L11">
      <style:text-properties officeooo:rsid="0033fbdf" officeooo:paragraph-rsid="0106c767"/>
    </style:style>
    <style:style style:name="P1077" style:family="paragraph" style:parent-style-name="Standard" style:list-style-name="L8">
      <style:text-properties officeooo:paragraph-rsid="005b5cd3"/>
    </style:style>
    <style:style style:name="P1078" style:family="paragraph" style:parent-style-name="Standard" style:list-style-name="L9">
      <style:text-properties officeooo:paragraph-rsid="00367935"/>
    </style:style>
    <style:style style:name="P1079" style:family="paragraph" style:parent-style-name="Standard" style:list-style-name="L9">
      <style:text-properties officeooo:rsid="00367935" officeooo:paragraph-rsid="00367935"/>
    </style:style>
    <style:style style:name="P1080" style:family="paragraph" style:parent-style-name="Standard" style:list-style-name="L10">
      <style:text-properties officeooo:rsid="00386ddb" officeooo:paragraph-rsid="00386ddb"/>
    </style:style>
    <style:style style:name="P1081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082" style:family="paragraph" style:parent-style-name="Standard" style:list-style-name="L20">
      <style:text-properties officeooo:paragraph-rsid="00a4ce44"/>
    </style:style>
    <style:style style:name="P1083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084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085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086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087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088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089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090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091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092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093" style:family="paragraph" style:parent-style-name="Standard" style:list-style-name="L25">
      <style:text-properties officeooo:paragraph-rsid="00beb82f"/>
    </style:style>
    <style:style style:name="P1094" style:family="paragraph" style:parent-style-name="Standard" style:list-style-name="L26">
      <style:text-properties officeooo:paragraph-rsid="00d139a0"/>
    </style:style>
    <style:style style:name="P1095" style:family="paragraph" style:parent-style-name="Standard" style:list-style-name="L29">
      <style:text-properties officeooo:paragraph-rsid="00f2503e"/>
    </style:style>
    <style:style style:name="P1096" style:family="paragraph" style:parent-style-name="Standard" style:list-style-name="L30">
      <style:text-properties officeooo:rsid="00f3f4f5" officeooo:paragraph-rsid="00f5260b"/>
    </style:style>
    <style:style style:name="P1097" style:family="paragraph" style:parent-style-name="Standard" style:list-style-name="L30">
      <style:text-properties officeooo:rsid="00f3f4f5" officeooo:paragraph-rsid="00f3f4f5"/>
    </style:style>
    <style:style style:name="P1098" style:family="paragraph" style:parent-style-name="Standard" style:list-style-name="L33">
      <style:paragraph-properties fo:line-height="100%"/>
      <style:text-properties officeooo:paragraph-rsid="01b5c969"/>
    </style:style>
    <style:style style:name="P1099" style:family="paragraph" style:parent-style-name="Standard" style:list-style-name="L58">
      <style:paragraph-properties fo:line-height="100%"/>
      <style:text-properties officeooo:paragraph-rsid="0346a444"/>
    </style:style>
    <style:style style:name="P1100" style:family="paragraph" style:parent-style-name="Standard" style:list-style-name="L63">
      <style:paragraph-properties fo:line-height="100%"/>
      <style:text-properties officeooo:paragraph-rsid="03ec3a95"/>
    </style:style>
    <style:style style:name="P1101" style:family="paragraph" style:parent-style-name="Standard" style:list-style-name="L64">
      <style:paragraph-properties fo:line-height="100%"/>
      <style:text-properties officeooo:paragraph-rsid="03ed0846"/>
    </style:style>
    <style:style style:name="P110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10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104" style:family="paragraph" style:parent-style-name="Standard" style:list-style-name="L44">
      <style:paragraph-properties fo:line-height="150%"/>
      <style:text-properties officeooo:paragraph-rsid="02df5c92"/>
    </style:style>
    <style:style style:name="P1105" style:family="paragraph" style:parent-style-name="Standard" style:list-style-name="L44">
      <style:paragraph-properties fo:line-height="150%"/>
      <style:text-properties officeooo:paragraph-rsid="02e142ec"/>
    </style:style>
    <style:style style:name="P1106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107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108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10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110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11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11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11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11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 fo:font-weight="normal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0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style:font-style-asian="italic" style:font-style-complex="italic"/>
    </style:style>
    <style:style style:name="T142" style:family="text">
      <style:text-properties style:use-window-font-color="true" fo:font-style="italic" officeooo:rsid="016778b3" style:font-style-asian="italic" style:font-style-complex="italic"/>
    </style:style>
    <style:style style:name="T143" style:family="text">
      <style:text-properties style:use-window-font-color="true" fo:font-style="italic" officeooo:rsid="01e504ba" style:font-style-asian="italic" style:font-style-complex="italic"/>
    </style:style>
    <style:style style:name="T144" style:family="text">
      <style:text-properties style:use-window-font-color="true" fo:font-style="italic" officeooo:rsid="02ce8a1b" style:font-style-asian="italic" style:font-style-complex="italic"/>
    </style:style>
    <style:style style:name="T145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6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style:font-style-asian="normal" style:font-style-complex="normal"/>
    </style:style>
    <style:style style:name="T223" style:family="text">
      <style:text-properties style:use-window-font-color="true" fo:font-style="normal" officeooo:rsid="016860b9" style:font-style-asian="normal" style:font-style-complex="normal"/>
    </style:style>
    <style:style style:name="T224" style:family="text">
      <style:text-properties style:use-window-font-color="true" fo:font-style="normal" officeooo:rsid="0171553b" style:font-style-asian="normal" style:font-style-complex="normal"/>
    </style:style>
    <style:style style:name="T225" style:family="text">
      <style:text-properties style:use-window-font-color="true" fo:font-style="normal" officeooo:rsid="016c9d08" style:font-style-asian="normal" style:font-style-complex="normal"/>
    </style:style>
    <style:style style:name="T226" style:family="text">
      <style:text-properties style:use-window-font-color="true" fo:font-style="normal" officeooo:rsid="016778b3" style:font-style-asian="normal" style:font-style-complex="normal"/>
    </style:style>
    <style:style style:name="T227" style:family="text">
      <style:text-properties style:use-window-font-color="true" fo:font-style="normal" officeooo:rsid="01e2b86d" style:font-style-asian="normal" style:font-style-complex="normal"/>
    </style:style>
    <style:style style:name="T228" style:family="text">
      <style:text-properties style:use-window-font-color="true" fo:font-style="normal" officeooo:rsid="01e504ba" style:font-style-asian="normal" style:font-style-complex="normal"/>
    </style:style>
    <style:style style:name="T22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style:font-style-asian="normal" style:font-style-complex="normal"/>
    </style:style>
    <style:style style:name="T309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weight="normal" style:font-weight-asian="normal" style:font-weight-complex="normal"/>
    </style:style>
    <style:style style:name="T313" style:family="text">
      <style:text-properties style:use-window-font-color="true" fo:font-weight="normal" officeooo:rsid="016aa5ac" style:font-weight-asian="normal" style:font-weight-complex="normal"/>
    </style:style>
    <style:style style:name="T314" style:family="text">
      <style:text-properties style:use-window-font-color="true" fo:font-weight="normal" officeooo:rsid="016a5b23" style:font-weight-asian="normal" style:font-weight-complex="normal"/>
    </style:style>
    <style:style style:name="T315" style:family="text">
      <style:text-properties style:use-window-font-color="true" fo:font-weight="normal" officeooo:rsid="0171553b" style:font-weight-asian="normal" style:font-weight-complex="normal"/>
    </style:style>
    <style:style style:name="T316" style:family="text">
      <style:text-properties style:use-window-font-color="true" fo:font-weight="normal" officeooo:rsid="01aaba73" style:font-weight-asian="normal" style:font-weight-complex="normal"/>
    </style:style>
    <style:style style:name="T317" style:family="text">
      <style:text-properties style:use-window-font-color="true" fo:font-weight="normal" officeooo:rsid="01b08253" style:font-weight-asian="normal" style:font-weight-complex="normal"/>
    </style:style>
    <style:style style:name="T318" style:family="text">
      <style:text-properties style:use-window-font-color="true" fo:font-weight="normal" officeooo:rsid="0226d9d6" style:font-weight-asian="normal" style:font-weight-complex="normal"/>
    </style:style>
    <style:style style:name="T319" style:family="text">
      <style:text-properties style:use-window-font-color="true" fo:font-weight="normal" officeooo:rsid="022c7d02" style:font-weight-asian="normal" style:font-weight-complex="normal"/>
    </style:style>
    <style:style style:name="T320" style:family="text">
      <style:text-properties style:use-window-font-color="true" fo:font-weight="normal" officeooo:rsid="023b3a5d" style:font-weight-asian="normal" style:font-weight-complex="normal"/>
    </style:style>
    <style:style style:name="T321" style:family="text">
      <style:text-properties style:use-window-font-color="true" fo:font-weight="normal" officeooo:rsid="023ce39d" style:font-weight-asian="normal" style:font-weight-complex="normal"/>
    </style:style>
    <style:style style:name="T322" style:family="text">
      <style:text-properties style:use-window-font-color="true" officeooo:rsid="016f0506"/>
    </style:style>
    <style:style style:name="T323" style:family="text">
      <style:text-properties style:use-window-font-color="true" fo:font-weight="bold" style:font-weight-asian="bold" style:font-weight-complex="bold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4" style:family="text">
      <style:text-properties style:use-window-font-color="true" officeooo:rsid="02efc49c"/>
    </style:style>
    <style:style style:name="T345" style:family="text">
      <style:text-properties style:use-window-font-color="true" officeooo:rsid="02ce8a1b"/>
    </style:style>
    <style:style style:name="T346" style:family="text">
      <style:text-properties style:use-window-font-color="true" officeooo:rsid="02d1510f"/>
    </style:style>
    <style:style style:name="T347" style:family="text">
      <style:text-properties style:use-window-font-color="true" officeooo:rsid="02f51e47"/>
    </style:style>
    <style:style style:name="T348" style:family="text">
      <style:text-properties style:use-window-font-color="true" officeooo:rsid="0069ae25"/>
    </style:style>
    <style:style style:name="T349" style:family="text">
      <style:text-properties style:use-window-font-color="true" officeooo:rsid="02f8c777"/>
    </style:style>
    <style:style style:name="T350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1" style:family="text">
      <style:text-properties style:use-window-font-color="true" fo:background-color="transparent" loext:char-shading-value="0"/>
    </style:style>
    <style:style style:name="T352" style:family="text">
      <style:text-properties fo:font-weight="normal" style:font-weight-asian="normal" style:font-weight-complex="normal"/>
    </style:style>
    <style:style style:name="T353" style:family="text">
      <style:text-properties fo:font-weight="normal" officeooo:rsid="003c27f0" style:font-weight-asian="normal" style:font-weight-complex="normal"/>
    </style:style>
    <style:style style:name="T354" style:family="text">
      <style:text-properties fo:font-weight="normal" officeooo:rsid="003cb407" style:font-weight-asian="normal" style:font-weight-complex="normal"/>
    </style:style>
    <style:style style:name="T355" style:family="text">
      <style:text-properties fo:font-weight="normal" officeooo:rsid="00205d85" style:font-weight-asian="normal" style:font-weight-complex="normal"/>
    </style:style>
    <style:style style:name="T356" style:family="text">
      <style:text-properties fo:font-weight="normal" officeooo:rsid="00beb82f" style:font-weight-asian="normal" style:font-weight-complex="normal"/>
    </style:style>
    <style:style style:name="T357" style:family="text">
      <style:text-properties fo:font-weight="normal" officeooo:rsid="016860b9" style:font-weight-asian="normal" style:font-weight-complex="normal"/>
    </style:style>
    <style:style style:name="T358" style:family="text">
      <style:text-properties fo:font-weight="normal" officeooo:rsid="0377ec6e" style:font-weight-asian="normal" style:font-weight-complex="normal"/>
    </style:style>
    <style:style style:name="T359" style:family="text">
      <style:text-properties fo:font-weight="normal" officeooo:rsid="03778af6" style:font-weight-asian="normal" style:font-weight-complex="normal"/>
    </style:style>
    <style:style style:name="T360" style:family="text">
      <style:text-properties fo:font-weight="normal" officeooo:rsid="03886cfc" style:font-weight-asian="normal" style:font-weight-complex="normal"/>
    </style:style>
    <style:style style:name="T361" style:family="text">
      <style:text-properties fo:font-weight="normal" officeooo:rsid="038a2c81" style:font-weight-asian="normal" style:font-weight-complex="normal"/>
    </style:style>
    <style:style style:name="T362" style:family="text">
      <style:text-properties fo:font-weight="normal" officeooo:rsid="038bbdf6" style:font-weight-asian="normal" style:font-weight-complex="normal"/>
    </style:style>
    <style:style style:name="T363" style:family="text">
      <style:text-properties fo:font-weight="normal" officeooo:rsid="038d7d5e" style:font-weight-asian="normal" style:font-weight-complex="normal"/>
    </style:style>
    <style:style style:name="T364" style:family="text">
      <style:text-properties fo:font-weight="normal" officeooo:rsid="038e531a" style:font-weight-asian="normal" style:font-weight-complex="normal"/>
    </style:style>
    <style:style style:name="T365" style:family="text">
      <style:text-properties fo:font-weight="normal" officeooo:rsid="03963307" style:font-weight-asian="normal" style:font-weight-complex="normal"/>
    </style:style>
    <style:style style:name="T366" style:family="text">
      <style:text-properties fo:font-weight="normal" officeooo:rsid="039c640b" style:font-weight-asian="normal" style:font-weight-complex="normal"/>
    </style:style>
    <style:style style:name="T367" style:family="text">
      <style:text-properties fo:font-weight="normal" officeooo:rsid="039e438c" style:font-weight-asian="normal" style:font-weight-complex="normal"/>
    </style:style>
    <style:style style:name="T368" style:family="text">
      <style:text-properties fo:font-weight="normal" officeooo:rsid="03a073aa" style:font-weight-asian="normal" style:font-weight-complex="normal"/>
    </style:style>
    <style:style style:name="T369" style:family="text">
      <style:text-properties fo:font-weight="normal" officeooo:rsid="03a15cc8" style:font-weight-asian="normal" style:font-weight-complex="normal"/>
    </style:style>
    <style:style style:name="T370" style:family="text">
      <style:text-properties fo:font-weight="normal" officeooo:rsid="03a31e81" style:font-weight-asian="normal" style:font-weight-complex="normal"/>
    </style:style>
    <style:style style:name="T371" style:family="text">
      <style:text-properties fo:font-weight="normal" officeooo:rsid="03ac69a7" style:font-weight-asian="normal" style:font-weight-complex="normal"/>
    </style:style>
    <style:style style:name="T372" style:family="text">
      <style:text-properties fo:font-weight="normal" officeooo:rsid="03af7bf7" style:font-weight-asian="normal" style:font-weight-complex="normal"/>
    </style:style>
    <style:style style:name="T373" style:family="text">
      <style:text-properties fo:font-weight="normal" officeooo:rsid="03b1fbc9" style:font-weight-asian="normal" style:font-weight-complex="normal"/>
    </style:style>
    <style:style style:name="T374" style:family="text">
      <style:text-properties fo:font-weight="normal" officeooo:rsid="03becfb9" style:font-weight-asian="normal" style:font-weight-complex="normal"/>
    </style:style>
    <style:style style:name="T375" style:family="text">
      <style:text-properties fo:font-weight="normal" officeooo:rsid="03bf675e" style:font-weight-asian="normal" style:font-weight-complex="normal"/>
    </style:style>
    <style:style style:name="T376" style:family="text">
      <style:text-properties fo:font-weight="normal" officeooo:rsid="03bf92cd" style:font-weight-asian="normal" style:font-weight-complex="normal"/>
    </style:style>
    <style:style style:name="T377" style:family="text">
      <style:text-properties fo:font-weight="normal" officeooo:rsid="03c2a4d1" style:font-weight-asian="normal" style:font-weight-complex="normal"/>
    </style:style>
    <style:style style:name="T378" style:family="text">
      <style:text-properties fo:font-weight="normal" officeooo:rsid="03c34d65" style:font-weight-asian="normal" style:font-weight-complex="normal"/>
    </style:style>
    <style:style style:name="T379" style:family="text">
      <style:text-properties fo:font-weight="normal" officeooo:rsid="03c39617" style:font-weight-asian="normal" style:font-weight-complex="normal"/>
    </style:style>
    <style:style style:name="T380" style:family="text">
      <style:text-properties fo:font-weight="normal" officeooo:rsid="03c44ca6" style:font-weight-asian="normal" style:font-weight-complex="normal"/>
    </style:style>
    <style:style style:name="T381" style:family="text">
      <style:text-properties fo:font-weight="normal" officeooo:rsid="03c51260" style:font-weight-asian="normal" style:font-weight-complex="normal"/>
    </style:style>
    <style:style style:name="T382" style:family="text">
      <style:text-properties fo:font-weight="normal" officeooo:rsid="03c51463" style:font-weight-asian="normal" style:font-weight-complex="normal"/>
    </style:style>
    <style:style style:name="T383" style:family="text">
      <style:text-properties fo:font-weight="normal" officeooo:rsid="03c51c71" style:font-weight-asian="normal" style:font-weight-complex="normal"/>
    </style:style>
    <style:style style:name="T384" style:family="text">
      <style:text-properties fo:font-weight="normal" officeooo:rsid="03c6f534" style:font-weight-asian="normal" style:font-weight-complex="normal"/>
    </style:style>
    <style:style style:name="T385" style:family="text">
      <style:text-properties fo:font-weight="normal" officeooo:rsid="03cb2c07" style:font-weight-asian="normal" style:font-weight-complex="normal"/>
    </style:style>
    <style:style style:name="T386" style:family="text">
      <style:text-properties fo:font-weight="normal" officeooo:rsid="03d088e0" style:font-weight-asian="normal" style:font-weight-complex="normal"/>
    </style:style>
    <style:style style:name="T387" style:family="text">
      <style:text-properties fo:font-weight="normal" officeooo:rsid="03d7a2a4" style:font-weight-asian="normal" style:font-weight-complex="normal"/>
    </style:style>
    <style:style style:name="T388" style:family="text">
      <style:text-properties fo:font-weight="normal" officeooo:rsid="03d9bd6c" style:font-weight-asian="normal" style:font-weight-complex="normal"/>
    </style:style>
    <style:style style:name="T389" style:family="text">
      <style:text-properties fo:font-weight="normal" officeooo:rsid="03db91db" style:font-weight-asian="normal" style:font-weight-complex="normal"/>
    </style:style>
    <style:style style:name="T390" style:family="text">
      <style:text-properties fo:font-weight="normal" officeooo:rsid="03e4514e" style:font-weight-asian="normal" style:font-weight-complex="normal"/>
    </style:style>
    <style:style style:name="T391" style:family="text">
      <style:text-properties fo:font-weight="normal" officeooo:rsid="03e90de3" style:font-weight-asian="normal" style:font-weight-complex="normal"/>
    </style:style>
    <style:style style:name="T392" style:family="text">
      <style:text-properties fo:font-weight="normal" officeooo:rsid="03e93625" style:font-weight-asian="normal" style:font-weight-complex="normal"/>
    </style:style>
    <style:style style:name="T393" style:family="text">
      <style:text-properties fo:font-weight="normal" officeooo:rsid="03ea64bf" style:font-weight-asian="normal" style:font-weight-complex="normal"/>
    </style:style>
    <style:style style:name="T394" style:family="text">
      <style:text-properties fo:font-weight="normal" officeooo:rsid="03eb005c" style:font-weight-asian="normal" style:font-weight-complex="normal"/>
    </style:style>
    <style:style style:name="T395" style:family="text">
      <style:text-properties fo:font-weight="normal" officeooo:rsid="03ec3a95" style:font-weight-asian="normal" style:font-weight-complex="normal"/>
    </style:style>
    <style:style style:name="T396" style:family="text">
      <style:text-properties fo:font-weight="normal" officeooo:rsid="03ed0846" style:font-weight-asian="normal" style:font-weight-complex="normal"/>
    </style:style>
    <style:style style:name="T397" style:family="text">
      <style:text-properties fo:font-weight="normal" officeooo:rsid="03ede337" style:font-weight-asian="normal" style:font-weight-complex="normal"/>
    </style:style>
    <style:style style:name="T398" style:family="text">
      <style:text-properties fo:font-weight="normal" officeooo:rsid="03ee7eb1" style:font-weight-asian="normal" style:font-weight-complex="normal"/>
    </style:style>
    <style:style style:name="T399" style:family="text">
      <style:text-properties fo:font-weight="normal" officeooo:rsid="03de8421" style:font-weight-asian="normal" style:font-weight-complex="normal"/>
    </style:style>
    <style:style style:name="T400" style:family="text">
      <style:text-properties fo:font-weight="normal" officeooo:rsid="03f27278" style:font-weight-asian="normal" style:font-weight-complex="normal"/>
    </style:style>
    <style:style style:name="T401" style:family="text">
      <style:text-properties fo:font-weight="normal" officeooo:rsid="03f4b1ba" style:font-weight-asian="normal" style:font-weight-complex="normal"/>
    </style:style>
    <style:style style:name="T402" style:family="text">
      <style:text-properties fo:font-weight="normal" officeooo:rsid="03f501e7" style:font-weight-asian="normal" style:font-weight-complex="normal"/>
    </style:style>
    <style:style style:name="T403" style:family="text">
      <style:text-properties fo:font-weight="normal" officeooo:rsid="03f56006" style:font-weight-asian="normal" style:font-weight-complex="normal"/>
    </style:style>
    <style:style style:name="T404" style:family="text">
      <style:text-properties fo:font-weight="normal" officeooo:rsid="03f8c064" style:font-weight-asian="normal" style:font-weight-complex="normal"/>
    </style:style>
    <style:style style:name="T405" style:family="text">
      <style:text-properties fo:font-weight="normal" officeooo:rsid="03fc17c3" style:font-weight-asian="normal" style:font-weight-complex="normal"/>
    </style:style>
    <style:style style:name="T406" style:family="text">
      <style:text-properties fo:font-weight="normal" officeooo:rsid="03fc65b4" style:font-weight-asian="normal" style:font-weight-complex="normal"/>
    </style:style>
    <style:style style:name="T407" style:family="text">
      <style:text-properties fo:font-weight="normal" officeooo:rsid="03fd5e01" style:font-weight-asian="normal" style:font-weight-complex="normal"/>
    </style:style>
    <style:style style:name="T408" style:family="text">
      <style:text-properties fo:font-weight="normal" officeooo:rsid="040aae1c" style:font-weight-asian="normal" style:font-weight-complex="normal"/>
    </style:style>
    <style:style style:name="T409" style:family="text">
      <style:text-properties fo:font-weight="normal" officeooo:rsid="040ce935" style:font-weight-asian="normal" style:font-weight-complex="normal"/>
    </style:style>
    <style:style style:name="T410" style:family="text">
      <style:text-properties fo:font-weight="normal" officeooo:rsid="042824b8" style:font-weight-asian="normal" style:font-weight-complex="normal"/>
    </style:style>
    <style:style style:name="T411" style:family="text">
      <style:text-properties fo:font-weight="normal" officeooo:rsid="0427ec09" style:font-weight-asian="normal" style:font-weight-complex="normal"/>
    </style:style>
    <style:style style:name="T412" style:family="text">
      <style:text-properties fo:font-weight="normal" officeooo:rsid="0424a315" style:font-weight-asian="normal" style:font-weight-complex="normal"/>
    </style:style>
    <style:style style:name="T413" style:family="text">
      <style:text-properties fo:font-weight="normal" officeooo:rsid="03c13113" style:font-weight-asian="normal" style:font-weight-complex="normal"/>
    </style:style>
    <style:style style:name="T414" style:family="text">
      <style:text-properties fo:font-weight="normal" officeooo:rsid="0428c8e2" style:font-weight-asian="normal" style:font-weight-complex="normal"/>
    </style:style>
    <style:style style:name="T415" style:family="text">
      <style:text-properties fo:font-weight="normal" officeooo:rsid="045e6749" style:font-weight-asian="normal" style:font-weight-complex="normal"/>
    </style:style>
    <style:style style:name="T416" style:family="text">
      <style:text-properties fo:font-weight="normal" officeooo:rsid="04602400" style:font-weight-asian="normal" style:font-weight-complex="normal"/>
    </style:style>
    <style:style style:name="T417" style:family="text">
      <style:text-properties fo:font-weight="normal" officeooo:rsid="04161d3e" style:font-weight-asian="normal" style:font-weight-complex="normal"/>
    </style:style>
    <style:style style:name="T418" style:family="text">
      <style:text-properties fo:font-weight="normal" officeooo:rsid="041746e7" style:font-weight-asian="normal" style:font-weight-complex="normal"/>
    </style:style>
    <style:style style:name="T419" style:family="text">
      <style:text-properties fo:font-weight="normal" officeooo:rsid="041d4261" style:font-weight-asian="normal" style:font-weight-complex="normal"/>
    </style:style>
    <style:style style:name="T420" style:family="text">
      <style:text-properties fo:font-weight="normal" officeooo:rsid="0419037b" style:font-weight-asian="normal" style:font-weight-complex="normal"/>
    </style:style>
    <style:style style:name="T421" style:family="text">
      <style:text-properties fo:font-weight="normal" officeooo:rsid="04226783" style:font-weight-asian="normal" style:font-weight-complex="normal"/>
    </style:style>
    <style:style style:name="T422" style:family="text">
      <style:text-properties fo:font-weight="normal" officeooo:rsid="04329278" style:font-weight-asian="normal" style:font-weight-complex="normal"/>
    </style:style>
    <style:style style:name="T423" style:family="text">
      <style:text-properties fo:font-weight="normal" officeooo:rsid="042d7117" style:font-weight-asian="normal" style:font-weight-complex="normal"/>
    </style:style>
    <style:style style:name="T424" style:family="text">
      <style:text-properties fo:font-weight="normal" officeooo:rsid="04253c68" style:font-weight-asian="normal" style:font-weight-complex="normal"/>
    </style:style>
    <style:style style:name="T425" style:family="text">
      <style:text-properties fo:font-weight="normal" officeooo:rsid="043c6125" style:font-weight-asian="normal" style:font-weight-complex="normal"/>
    </style:style>
    <style:style style:name="T426" style:family="text">
      <style:text-properties fo:font-weight="normal" officeooo:rsid="044401b2" style:font-weight-asian="normal" style:font-weight-complex="normal"/>
    </style:style>
    <style:style style:name="T427" style:family="text">
      <style:text-properties fo:font-weight="normal" officeooo:rsid="043a3360" style:font-weight-asian="normal" style:font-weight-complex="normal"/>
    </style:style>
    <style:style style:name="T428" style:family="text">
      <style:text-properties fo:font-weight="normal" officeooo:rsid="04438193" style:font-weight-asian="normal" style:font-weight-complex="normal"/>
    </style:style>
    <style:style style:name="T429" style:family="text">
      <style:text-properties fo:font-weight="normal" officeooo:rsid="043fc929" style:font-weight-asian="normal" style:font-weight-complex="normal"/>
    </style:style>
    <style:style style:name="T430" style:family="text">
      <style:text-properties fo:font-weight="normal" officeooo:rsid="04496025" style:font-weight-asian="normal" style:font-weight-complex="normal"/>
    </style:style>
    <style:style style:name="T431" style:family="text">
      <style:text-properties fo:font-weight="normal" officeooo:rsid="04592f7c" style:font-weight-asian="normal" style:font-weight-complex="normal"/>
    </style:style>
    <style:style style:name="T432" style:family="text">
      <style:text-properties fo:font-weight="normal" officeooo:rsid="0480ffab" style:font-weight-asian="normal" style:font-weight-complex="normal"/>
    </style:style>
    <style:style style:name="T433" style:family="text">
      <style:text-properties fo:font-weight="normal" officeooo:rsid="04822256" style:font-weight-asian="normal" style:font-weight-complex="normal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officeooo:rsid="00256ecc" style:font-style-asian="italic" style:font-style-complex="italic"/>
    </style:style>
    <style:style style:name="T436" style:family="text">
      <style:text-properties fo:font-style="italic" officeooo:rsid="006c1d47" style:font-style-asian="italic" style:font-style-complex="italic"/>
    </style:style>
    <style:style style:name="T437" style:family="text">
      <style:text-properties fo:font-style="italic" officeooo:rsid="00e09913" style:font-style-asian="italic" style:font-style-complex="italic"/>
    </style:style>
    <style:style style:name="T438" style:family="text">
      <style:text-properties fo:font-style="italic" officeooo:rsid="005b5cd3" style:font-style-asian="italic" style:font-style-complex="italic"/>
    </style:style>
    <style:style style:name="T439" style:family="text">
      <style:text-properties fo:font-style="italic" officeooo:rsid="0034ed8b" style:font-style-asian="italic" style:font-style-complex="italic"/>
    </style:style>
    <style:style style:name="T440" style:family="text">
      <style:text-properties fo:font-style="italic" officeooo:rsid="00367935" style:font-style-asian="italic" style:font-style-complex="italic"/>
    </style:style>
    <style:style style:name="T441" style:family="text">
      <style:text-properties fo:font-style="italic" officeooo:rsid="003b4e50" style:font-style-asian="italic" style:font-style-complex="italic"/>
    </style:style>
    <style:style style:name="T442" style:family="text">
      <style:text-properties fo:font-style="italic" officeooo:rsid="01758a0f" style:font-style-asian="italic" style:font-style-complex="italic"/>
    </style:style>
    <style:style style:name="T443" style:family="text">
      <style:text-properties fo:font-style="italic" officeooo:rsid="0080477a" style:font-style-asian="italic" style:font-style-complex="italic"/>
    </style:style>
    <style:style style:name="T444" style:family="text">
      <style:text-properties fo:font-style="italic" officeooo:rsid="01113d34" style:font-style-asian="italic" style:font-style-complex="italic"/>
    </style:style>
    <style:style style:name="T445" style:family="text">
      <style:text-properties fo:font-style="italic" officeooo:rsid="018c0d5b" style:font-style-asian="italic" style:font-style-complex="italic"/>
    </style:style>
    <style:style style:name="T446" style:family="text">
      <style:text-properties fo:font-style="italic" officeooo:rsid="01c64853" style:font-style-asian="italic" style:font-style-complex="italic"/>
    </style:style>
    <style:style style:name="T447" style:family="text">
      <style:text-properties fo:font-style="italic" officeooo:rsid="01d9cd4e" style:font-style-asian="italic" style:font-style-complex="italic"/>
    </style:style>
    <style:style style:name="T448" style:family="text">
      <style:text-properties fo:font-style="italic" officeooo:rsid="01dc67de" style:font-style-asian="italic" style:font-style-complex="italic"/>
    </style:style>
    <style:style style:name="T449" style:family="text">
      <style:text-properties fo:font-style="italic" officeooo:rsid="01ec8e18" style:font-style-asian="italic" style:font-style-complex="italic"/>
    </style:style>
    <style:style style:name="T450" style:family="text">
      <style:text-properties fo:font-style="italic" officeooo:rsid="019e70b3" style:font-style-asian="italic" style:font-style-complex="italic"/>
    </style:style>
    <style:style style:name="T451" style:family="text">
      <style:text-properties fo:font-style="italic" officeooo:rsid="02685e01" style:font-style-asian="italic" style:font-style-complex="italic"/>
    </style:style>
    <style:style style:name="T452" style:family="text">
      <style:text-properties fo:font-style="italic" officeooo:rsid="026b5506" style:font-style-asian="italic" style:font-style-complex="italic"/>
    </style:style>
    <style:style style:name="T453" style:family="text">
      <style:text-properties fo:font-style="italic" officeooo:rsid="0288fb00" style:font-style-asian="italic" style:font-style-complex="italic"/>
    </style:style>
    <style:style style:name="T454" style:family="text">
      <style:text-properties fo:font-style="italic" officeooo:rsid="02ccc8f6" style:font-style-asian="italic" style:font-style-complex="italic"/>
    </style:style>
    <style:style style:name="T455" style:family="text">
      <style:text-properties fo:font-style="italic" officeooo:rsid="0069ae25" style:font-style-asian="italic" style:font-style-complex="italic"/>
    </style:style>
    <style:style style:name="T456" style:family="text">
      <style:text-properties fo:font-style="italic" officeooo:rsid="0022c018" style:font-style-asian="italic" style:font-style-complex="italic"/>
    </style:style>
    <style:style style:name="T457" style:family="text">
      <style:text-properties fo:font-style="italic" officeooo:rsid="02efc49c" style:font-style-asian="italic" style:font-style-complex="italic"/>
    </style:style>
    <style:style style:name="T458" style:family="text">
      <style:text-properties fo:font-style="italic" officeooo:rsid="02ec089f" style:font-style-asian="italic" style:font-style-complex="italic"/>
    </style:style>
    <style:style style:name="T459" style:family="text">
      <style:text-properties fo:font-style="italic" officeooo:rsid="032c4fdc" style:font-style-asian="italic" style:font-style-complex="italic"/>
    </style:style>
    <style:style style:name="T460" style:family="text">
      <style:text-properties fo:font-style="italic" officeooo:rsid="0335ea2c" style:font-style-asian="italic" style:font-style-complex="italic"/>
    </style:style>
    <style:style style:name="T461" style:family="text">
      <style:text-properties fo:font-style="italic" officeooo:rsid="0346a444" style:font-style-asian="italic" style:font-style-complex="italic"/>
    </style:style>
    <style:style style:name="T462" style:family="text">
      <style:text-properties fo:font-style="italic" officeooo:rsid="03a24854" style:font-style-asian="italic" style:font-style-complex="italic"/>
    </style:style>
    <style:style style:name="T463" style:family="text">
      <style:text-properties fo:font-style="italic" officeooo:rsid="03804bbd" style:font-style-asian="italic" style:font-style-complex="italic"/>
    </style:style>
    <style:style style:name="T464" style:family="text">
      <style:text-properties fo:font-style="italic" officeooo:rsid="03aaef44" style:font-style-asian="italic" style:font-style-complex="italic"/>
    </style:style>
    <style:style style:name="T46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6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6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6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6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7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7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7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7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7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7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7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7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7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7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8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8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8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8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87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88" style:family="text">
      <style:text-properties fo:font-style="italic" style:text-underline-style="none" style:font-style-asian="italic" style:font-style-complex="italic"/>
    </style:style>
    <style:style style:name="T489" style:family="text">
      <style:text-properties fo:font-style="italic" style:text-underline-style="none" officeooo:rsid="00baae4f" style:font-style-asian="italic" style:font-style-complex="italic"/>
    </style:style>
    <style:style style:name="T490" style:family="text">
      <style:text-properties fo:font-style="italic" style:text-underline-style="none" officeooo:rsid="00d708a6" style:font-style-asian="italic" style:font-style-complex="italic"/>
    </style:style>
    <style:style style:name="T491" style:family="text">
      <style:text-properties fo:font-style="italic" style:text-underline-style="none" officeooo:rsid="00beb82f" style:font-style-asian="italic" style:font-style-complex="italic"/>
    </style:style>
    <style:style style:name="T492" style:family="text">
      <style:text-properties fo:font-style="italic" style:text-underline-style="none" officeooo:rsid="00d9c9e4" style:font-style-asian="italic" style:font-style-complex="italic"/>
    </style:style>
    <style:style style:name="T493" style:family="text">
      <style:text-properties fo:font-style="italic" style:text-underline-style="none" officeooo:rsid="00f55bb2" style:font-style-asian="italic" style:font-style-complex="italic"/>
    </style:style>
    <style:style style:name="T494" style:family="text">
      <style:text-properties fo:font-style="italic" style:text-underline-style="none" officeooo:rsid="00f74e17" style:font-style-asian="italic" style:font-style-complex="italic"/>
    </style:style>
    <style:style style:name="T495" style:family="text">
      <style:text-properties fo:font-style="italic" style:text-underline-style="none" officeooo:rsid="00fde6f2" style:font-style-asian="italic" style:font-style-complex="italic"/>
    </style:style>
    <style:style style:name="T496" style:family="text">
      <style:text-properties fo:font-style="italic" style:text-underline-style="none" officeooo:rsid="0130fd48" style:font-style-asian="italic" style:font-style-complex="italic"/>
    </style:style>
    <style:style style:name="T497" style:family="text">
      <style:text-properties fo:font-style="italic" style:text-underline-style="none" officeooo:rsid="013401b3" style:font-style-asian="italic" style:font-style-complex="italic"/>
    </style:style>
    <style:style style:name="T498" style:family="text">
      <style:text-properties fo:font-style="italic" style:text-underline-style="none" officeooo:rsid="013f3c54" style:font-style-asian="italic" style:font-style-complex="italic"/>
    </style:style>
    <style:style style:name="T499" style:family="text">
      <style:text-properties fo:font-style="italic" style:text-underline-style="none" officeooo:rsid="00bfa17d" style:font-style-asian="italic" style:font-style-complex="italic"/>
    </style:style>
    <style:style style:name="T500" style:family="text">
      <style:text-properties fo:font-style="italic" style:text-underline-style="none" officeooo:rsid="02a94de9" style:font-style-asian="italic" style:font-style-complex="italic"/>
    </style:style>
    <style:style style:name="T501" style:family="text">
      <style:text-properties fo:font-style="italic" style:text-underline-style="none" officeooo:rsid="00bbbf73" style:font-style-asian="italic" style:font-style-complex="italic"/>
    </style:style>
    <style:style style:name="T502" style:family="text">
      <style:text-properties fo:font-style="italic" style:text-underline-style="none" officeooo:rsid="00a639f7" style:font-style-asian="italic" style:font-style-complex="italic"/>
    </style:style>
    <style:style style:name="T503" style:family="text">
      <style:text-properties fo:font-style="italic" style:text-underline-style="none" officeooo:rsid="00bd11a0" style:font-style-asian="italic" style:font-style-complex="italic"/>
    </style:style>
    <style:style style:name="T5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06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07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08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09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10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11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12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13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14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15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16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17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18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19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20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21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22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23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24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36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37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38" style:family="text">
      <style:text-properties officeooo:rsid="00205d85"/>
    </style:style>
    <style:style style:name="T539" style:family="text">
      <style:text-properties officeooo:rsid="0027fcfd"/>
    </style:style>
    <style:style style:name="T540" style:family="text">
      <style:text-properties officeooo:rsid="0029525d"/>
    </style:style>
    <style:style style:name="T541" style:family="text">
      <style:text-properties officeooo:rsid="0034ed8b"/>
    </style:style>
    <style:style style:name="T542" style:family="text">
      <style:text-properties officeooo:rsid="00367935"/>
    </style:style>
    <style:style style:name="T543" style:family="text">
      <style:text-properties officeooo:rsid="00398ddf"/>
    </style:style>
    <style:style style:name="T544" style:family="text">
      <style:text-properties officeooo:rsid="003b4e50"/>
    </style:style>
    <style:style style:name="T5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4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4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4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5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5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5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5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5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5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5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5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5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5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6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6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6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6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6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6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6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6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6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6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7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7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7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57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57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57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57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57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57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57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580" style:family="text">
      <style:text-properties fo:font-style="normal" style:text-underline-style="none" style:font-style-asian="normal" style:font-style-complex="normal"/>
    </style:style>
    <style:style style:name="T581" style:family="text">
      <style:text-properties fo:font-style="normal" style:text-underline-style="none" officeooo:rsid="00a8a4b1" style:font-style-asian="normal" style:font-style-complex="normal"/>
    </style:style>
    <style:style style:name="T582" style:family="text">
      <style:text-properties fo:font-style="normal" style:text-underline-style="none" officeooo:rsid="00ba4170" style:font-style-asian="normal" style:font-style-complex="normal"/>
    </style:style>
    <style:style style:name="T583" style:family="text">
      <style:text-properties fo:font-style="normal" style:text-underline-style="none" officeooo:rsid="00b1e303" style:font-style-asian="normal" style:font-style-complex="normal"/>
    </style:style>
    <style:style style:name="T584" style:family="text">
      <style:text-properties fo:font-style="normal" style:text-underline-style="none" officeooo:rsid="00baae4f" style:font-style-asian="normal" style:font-style-complex="normal"/>
    </style:style>
    <style:style style:name="T585" style:family="text">
      <style:text-properties fo:font-style="normal" style:text-underline-style="none" officeooo:rsid="00bbbf73" style:font-style-asian="normal" style:font-style-complex="normal"/>
    </style:style>
    <style:style style:name="T586" style:family="text">
      <style:text-properties fo:font-style="normal" style:text-underline-style="none" officeooo:rsid="00be4749" style:font-style-asian="normal" style:font-style-complex="normal"/>
    </style:style>
    <style:style style:name="T587" style:family="text">
      <style:text-properties fo:font-style="normal" style:text-underline-style="none" officeooo:rsid="00d139a0" style:font-style-asian="normal" style:font-style-complex="normal"/>
    </style:style>
    <style:style style:name="T588" style:family="text">
      <style:text-properties fo:font-style="normal" style:text-underline-style="none" officeooo:rsid="00d1487d" style:font-style-asian="normal" style:font-style-complex="normal"/>
    </style:style>
    <style:style style:name="T589" style:family="text">
      <style:text-properties fo:font-style="normal" style:text-underline-style="none" officeooo:rsid="00d2fc06" style:font-style-asian="normal" style:font-style-complex="normal"/>
    </style:style>
    <style:style style:name="T590" style:family="text">
      <style:text-properties fo:font-style="normal" style:text-underline-style="none" officeooo:rsid="00d40111" style:font-style-asian="normal" style:font-style-complex="normal"/>
    </style:style>
    <style:style style:name="T591" style:family="text">
      <style:text-properties fo:font-style="normal" style:text-underline-style="none" officeooo:rsid="00d4c5ce" style:font-style-asian="normal" style:font-style-complex="normal"/>
    </style:style>
    <style:style style:name="T592" style:family="text">
      <style:text-properties fo:font-style="normal" style:text-underline-style="none" officeooo:rsid="00d708a6" style:font-style-asian="normal" style:font-style-complex="normal"/>
    </style:style>
    <style:style style:name="T593" style:family="text">
      <style:text-properties fo:font-style="normal" style:text-underline-style="none" officeooo:rsid="00d77d7d" style:font-style-asian="normal" style:font-style-complex="normal"/>
    </style:style>
    <style:style style:name="T594" style:family="text">
      <style:text-properties fo:font-style="normal" style:text-underline-style="none" officeooo:rsid="00d83381" style:font-style-asian="normal" style:font-style-complex="normal"/>
    </style:style>
    <style:style style:name="T595" style:family="text">
      <style:text-properties fo:font-style="normal" style:text-underline-style="none" officeooo:rsid="00d75809" style:font-style-asian="normal" style:font-style-complex="normal"/>
    </style:style>
    <style:style style:name="T596" style:family="text">
      <style:text-properties fo:font-style="normal" style:text-underline-style="none" officeooo:rsid="00dd6c8d" style:font-style-asian="normal" style:font-style-complex="normal"/>
    </style:style>
    <style:style style:name="T597" style:family="text">
      <style:text-properties fo:font-style="normal" style:text-underline-style="none" officeooo:rsid="00dedcd7" style:font-style-asian="normal" style:font-style-complex="normal"/>
    </style:style>
    <style:style style:name="T598" style:family="text">
      <style:text-properties fo:font-style="normal" style:text-underline-style="none" officeooo:rsid="00beb82f" style:font-style-asian="normal" style:font-style-complex="normal"/>
    </style:style>
    <style:style style:name="T599" style:family="text">
      <style:text-properties fo:font-style="normal" style:text-underline-style="none" officeooo:rsid="00e4290b" style:font-style-asian="normal" style:font-style-complex="normal"/>
    </style:style>
    <style:style style:name="T600" style:family="text">
      <style:text-properties fo:font-style="normal" style:text-underline-style="none" officeooo:rsid="00eb50e0" style:font-style-asian="normal" style:font-style-complex="normal"/>
    </style:style>
    <style:style style:name="T601" style:family="text">
      <style:text-properties fo:font-style="normal" style:text-underline-style="none" officeooo:rsid="00d9c9e4" style:font-style-asian="normal" style:font-style-complex="normal"/>
    </style:style>
    <style:style style:name="T602" style:family="text">
      <style:text-properties fo:font-style="normal" style:text-underline-style="none" officeooo:rsid="00ec1e8c" style:font-style-asian="normal" style:font-style-complex="normal"/>
    </style:style>
    <style:style style:name="T603" style:family="text">
      <style:text-properties fo:font-style="normal" style:text-underline-style="none" officeooo:rsid="00f0f7f8" style:font-style-asian="normal" style:font-style-complex="normal"/>
    </style:style>
    <style:style style:name="T604" style:family="text">
      <style:text-properties fo:font-style="normal" style:text-underline-style="none" officeooo:rsid="00f2503e" style:font-style-asian="normal" style:font-style-complex="normal"/>
    </style:style>
    <style:style style:name="T605" style:family="text">
      <style:text-properties fo:font-style="normal" style:text-underline-style="none" officeooo:rsid="00f5260b" style:font-style-asian="normal" style:font-style-complex="normal"/>
    </style:style>
    <style:style style:name="T606" style:family="text">
      <style:text-properties fo:font-style="normal" style:text-underline-style="none" officeooo:rsid="00f55bb2" style:font-style-asian="normal" style:font-style-complex="normal"/>
    </style:style>
    <style:style style:name="T607" style:family="text">
      <style:text-properties fo:font-style="normal" style:text-underline-style="none" officeooo:rsid="00f74e17" style:font-style-asian="normal" style:font-style-complex="normal"/>
    </style:style>
    <style:style style:name="T608" style:family="text">
      <style:text-properties fo:font-style="normal" style:text-underline-style="none" officeooo:rsid="00fbef0d" style:font-style-asian="normal" style:font-style-complex="normal"/>
    </style:style>
    <style:style style:name="T609" style:family="text">
      <style:text-properties fo:font-style="normal" style:text-underline-style="none" officeooo:rsid="00fde6f2" style:font-style-asian="normal" style:font-style-complex="normal"/>
    </style:style>
    <style:style style:name="T610" style:family="text">
      <style:text-properties fo:font-style="normal" style:text-underline-style="none" officeooo:rsid="010185dc" style:font-style-asian="normal" style:font-style-complex="normal"/>
    </style:style>
    <style:style style:name="T611" style:family="text">
      <style:text-properties fo:font-style="normal" style:text-underline-style="none" officeooo:rsid="0103be48" style:font-style-asian="normal" style:font-style-complex="normal"/>
    </style:style>
    <style:style style:name="T612" style:family="text">
      <style:text-properties fo:font-style="normal" style:text-underline-style="none" officeooo:rsid="010c486e" style:font-style-asian="normal" style:font-style-complex="normal"/>
    </style:style>
    <style:style style:name="T613" style:family="text">
      <style:text-properties fo:font-style="normal" style:text-underline-style="none" officeooo:rsid="010db770" style:font-style-asian="normal" style:font-style-complex="normal"/>
    </style:style>
    <style:style style:name="T614" style:family="text">
      <style:text-properties fo:font-style="normal" style:text-underline-style="none" officeooo:rsid="011cabfd" style:font-style-asian="normal" style:font-style-complex="normal"/>
    </style:style>
    <style:style style:name="T615" style:family="text">
      <style:text-properties fo:font-style="normal" style:text-underline-style="none" officeooo:rsid="011d9595" style:font-style-asian="normal" style:font-style-complex="normal"/>
    </style:style>
    <style:style style:name="T616" style:family="text">
      <style:text-properties fo:font-style="normal" style:text-underline-style="none" officeooo:rsid="011fc384" style:font-style-asian="normal" style:font-style-complex="normal"/>
    </style:style>
    <style:style style:name="T617" style:family="text">
      <style:text-properties fo:font-style="normal" style:text-underline-style="none" officeooo:rsid="012dfde8" style:font-style-asian="normal" style:font-style-complex="normal"/>
    </style:style>
    <style:style style:name="T618" style:family="text">
      <style:text-properties fo:font-style="normal" style:text-underline-style="none" officeooo:rsid="0130fd48" style:font-style-asian="normal" style:font-style-complex="normal"/>
    </style:style>
    <style:style style:name="T619" style:family="text">
      <style:text-properties fo:font-style="normal" style:text-underline-style="none" officeooo:rsid="013282b3" style:font-style-asian="normal" style:font-style-complex="normal"/>
    </style:style>
    <style:style style:name="T620" style:family="text">
      <style:text-properties fo:font-style="normal" style:text-underline-style="none" officeooo:rsid="013401b3" style:font-style-asian="normal" style:font-style-complex="normal"/>
    </style:style>
    <style:style style:name="T621" style:family="text">
      <style:text-properties fo:font-style="normal" style:text-underline-style="none" officeooo:rsid="013a8584" style:font-style-asian="normal" style:font-style-complex="normal"/>
    </style:style>
    <style:style style:name="T622" style:family="text">
      <style:text-properties fo:font-style="normal" style:text-underline-style="none" officeooo:rsid="013f3c54" style:font-style-asian="normal" style:font-style-complex="normal"/>
    </style:style>
    <style:style style:name="T623" style:family="text">
      <style:text-properties fo:font-style="normal" style:text-underline-style="none" officeooo:rsid="013e347a" style:font-style-asian="normal" style:font-style-complex="normal"/>
    </style:style>
    <style:style style:name="T624" style:family="text">
      <style:text-properties fo:font-style="normal" style:text-underline-style="none" officeooo:rsid="01408f03" style:font-style-asian="normal" style:font-style-complex="normal"/>
    </style:style>
    <style:style style:name="T625" style:family="text">
      <style:text-properties fo:font-style="normal" style:text-underline-style="none" officeooo:rsid="013cc971" style:font-style-asian="normal" style:font-style-complex="normal"/>
    </style:style>
    <style:style style:name="T626" style:family="text">
      <style:text-properties fo:font-style="normal" style:text-underline-style="none" officeooo:rsid="0150aafa" style:font-style-asian="normal" style:font-style-complex="normal"/>
    </style:style>
    <style:style style:name="T627" style:family="text">
      <style:text-properties fo:font-style="normal" style:text-underline-style="none" officeooo:rsid="0152f194" style:font-style-asian="normal" style:font-style-complex="normal"/>
    </style:style>
    <style:style style:name="T628" style:family="text">
      <style:text-properties fo:font-style="normal" style:text-underline-style="none" officeooo:rsid="0157e2d4" style:font-style-asian="normal" style:font-style-complex="normal"/>
    </style:style>
    <style:style style:name="T629" style:family="text">
      <style:text-properties fo:font-style="normal" style:text-underline-style="none" officeooo:rsid="015c452a" style:font-style-asian="normal" style:font-style-complex="normal"/>
    </style:style>
    <style:style style:name="T630" style:family="text">
      <style:text-properties fo:font-style="normal" style:text-underline-style="none" officeooo:rsid="0176ee1b" style:font-style-asian="normal" style:font-style-complex="normal"/>
    </style:style>
    <style:style style:name="T631" style:family="text">
      <style:text-properties fo:font-style="normal" style:text-underline-style="none" officeooo:rsid="02b807dc" style:font-style-asian="normal" style:font-style-complex="normal"/>
    </style:style>
    <style:style style:name="T632" style:family="text">
      <style:text-properties fo:font-style="normal" style:text-underline-style="none" officeooo:rsid="00bd11a0" style:font-style-asian="normal" style:font-style-complex="normal"/>
    </style:style>
    <style:style style:name="T633" style:family="text">
      <style:text-properties fo:font-style="normal" style:text-underline-style="none" officeooo:rsid="02edc963" style:font-style-asian="normal" style:font-style-complex="normal"/>
    </style:style>
    <style:style style:name="T634" style:family="text">
      <style:text-properties fo:font-style="normal" style:font-style-asian="normal" style:font-style-complex="normal"/>
    </style:style>
    <style:style style:name="T635" style:family="text">
      <style:text-properties fo:font-style="normal" officeooo:rsid="00524926" style:font-style-asian="normal" style:font-style-complex="normal"/>
    </style:style>
    <style:style style:name="T636" style:family="text">
      <style:text-properties fo:font-style="normal" officeooo:rsid="0033fbdf" style:font-style-asian="normal" style:font-style-complex="normal"/>
    </style:style>
    <style:style style:name="T637" style:family="text">
      <style:text-properties fo:font-style="normal" officeooo:rsid="0034ed8b" style:font-style-asian="normal" style:font-style-complex="normal"/>
    </style:style>
    <style:style style:name="T638" style:family="text">
      <style:text-properties fo:font-style="normal" officeooo:rsid="0052a33a" style:font-style-asian="normal" style:font-style-complex="normal"/>
    </style:style>
    <style:style style:name="T639" style:family="text">
      <style:text-properties fo:font-style="normal" officeooo:rsid="0092f82d" style:font-style-asian="normal" style:font-style-complex="normal"/>
    </style:style>
    <style:style style:name="T640" style:family="text">
      <style:text-properties fo:font-style="normal" officeooo:rsid="00c6421c" style:font-style-asian="normal" style:font-style-complex="normal"/>
    </style:style>
    <style:style style:name="T641" style:family="text">
      <style:text-properties fo:font-style="normal" officeooo:rsid="00cc5bce" style:font-style-asian="normal" style:font-style-complex="normal"/>
    </style:style>
    <style:style style:name="T642" style:family="text">
      <style:text-properties fo:font-style="normal" officeooo:rsid="0106c767" style:font-style-asian="normal" style:font-style-complex="normal"/>
    </style:style>
    <style:style style:name="T643" style:family="text">
      <style:text-properties fo:font-style="normal" officeooo:rsid="0164a6ee" style:font-style-asian="normal" style:font-style-complex="normal"/>
    </style:style>
    <style:style style:name="T644" style:family="text">
      <style:text-properties fo:font-style="normal" officeooo:rsid="0168d8d5" style:font-style-asian="normal" style:font-style-complex="normal"/>
    </style:style>
    <style:style style:name="T645" style:family="text">
      <style:text-properties fo:font-style="normal" officeooo:rsid="0179221f" style:font-style-asian="normal" style:font-style-complex="normal"/>
    </style:style>
    <style:style style:name="T646" style:family="text">
      <style:text-properties fo:font-style="normal" officeooo:rsid="017941db" style:font-style-asian="normal" style:font-style-complex="normal"/>
    </style:style>
    <style:style style:name="T647" style:family="text">
      <style:text-properties fo:font-style="normal" officeooo:rsid="017a7161" style:font-style-asian="normal" style:font-style-complex="normal"/>
    </style:style>
    <style:style style:name="T648" style:family="text">
      <style:text-properties fo:font-style="normal" officeooo:rsid="0288fb00" style:font-style-asian="normal" style:font-style-complex="normal"/>
    </style:style>
    <style:style style:name="T649" style:family="text">
      <style:text-properties fo:font-style="normal" officeooo:rsid="02f2e947" style:font-style-asian="normal" style:font-style-complex="normal"/>
    </style:style>
    <style:style style:name="T650" style:family="text">
      <style:text-properties fo:font-style="normal" officeooo:rsid="02edc963" style:font-style-asian="normal" style:font-style-complex="normal"/>
    </style:style>
    <style:style style:name="T651" style:family="text">
      <style:text-properties fo:font-style="normal" officeooo:rsid="03355d74" style:font-style-asian="normal" style:font-style-complex="normal"/>
    </style:style>
    <style:style style:name="T652" style:family="text">
      <style:text-properties fo:font-style="normal" officeooo:rsid="0335ea2c" style:font-style-asian="normal" style:font-style-complex="normal"/>
    </style:style>
    <style:style style:name="T653" style:family="text">
      <style:text-properties fo:font-style="normal" officeooo:rsid="0346a444" style:font-style-asian="normal" style:font-style-complex="normal"/>
    </style:style>
    <style:style style:name="T654" style:family="text">
      <style:text-properties fo:font-style="normal" officeooo:rsid="0347bb43" style:font-style-asian="normal" style:font-style-complex="normal"/>
    </style:style>
    <style:style style:name="T655" style:family="text">
      <style:text-properties fo:font-style="normal" officeooo:rsid="03343ce6" style:font-style-asian="normal" style:font-style-complex="normal"/>
    </style:style>
    <style:style style:name="T656" style:family="text">
      <style:text-properties fo:font-style="normal" officeooo:rsid="034dbe4d" style:font-style-asian="normal" style:font-style-complex="normal"/>
    </style:style>
    <style:style style:name="T657" style:family="text">
      <style:text-properties fo:font-style="normal" officeooo:rsid="034f33b6" style:font-style-asian="normal" style:font-style-complex="normal"/>
    </style:style>
    <style:style style:name="T658" style:family="text">
      <style:text-properties fo:font-style="normal" officeooo:rsid="035051aa" style:font-style-asian="normal" style:font-style-complex="normal"/>
    </style:style>
    <style:style style:name="T659" style:family="text">
      <style:text-properties fo:font-style="normal" officeooo:rsid="035de550" style:font-style-asian="normal" style:font-style-complex="normal"/>
    </style:style>
    <style:style style:name="T660" style:family="text">
      <style:text-properties fo:font-style="normal" officeooo:rsid="0364e15d" style:font-style-asian="normal" style:font-style-complex="normal"/>
    </style:style>
    <style:style style:name="T661" style:family="text">
      <style:text-properties fo:font-style="normal" officeooo:rsid="033e56cf" style:font-style-asian="normal" style:font-style-complex="normal"/>
    </style:style>
    <style:style style:name="T662" style:family="text">
      <style:text-properties fo:font-style="normal" officeooo:rsid="0367f8e1" style:font-style-asian="normal" style:font-style-complex="normal"/>
    </style:style>
    <style:style style:name="T663" style:family="text">
      <style:text-properties fo:font-style="normal" officeooo:rsid="0369854f" style:font-style-asian="normal" style:font-style-complex="normal"/>
    </style:style>
    <style:style style:name="T664" style:family="text">
      <style:text-properties fo:font-style="normal" officeooo:rsid="040ce935" style:font-style-asian="normal" style:font-style-complex="normal"/>
    </style:style>
    <style:style style:name="T665" style:family="text">
      <style:text-properties fo:font-style="normal" officeooo:rsid="040ea9fd" style:font-style-asian="normal" style:font-style-complex="normal"/>
    </style:style>
    <style:style style:name="T666" style:family="text">
      <style:text-properties fo:font-style="normal" officeooo:rsid="041e6a3e" style:font-style-asian="normal" style:font-style-complex="normal"/>
    </style:style>
    <style:style style:name="T667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699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00" style:family="text">
      <style:text-properties officeooo:rsid="004d4d0b"/>
    </style:style>
    <style:style style:name="T701" style:family="text">
      <style:text-properties officeooo:rsid="0013268f"/>
    </style:style>
    <style:style style:name="T702" style:family="text">
      <style:text-properties officeooo:rsid="004f4350"/>
    </style:style>
    <style:style style:name="T703" style:family="text">
      <style:text-properties officeooo:rsid="00501b3c"/>
    </style:style>
    <style:style style:name="T704" style:family="text">
      <style:text-properties officeooo:rsid="00147dd9"/>
    </style:style>
    <style:style style:name="T705" style:family="text">
      <style:text-properties officeooo:rsid="005521a3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officeooo:rsid="005f7223" style:font-weight-asian="bold" style:font-weight-complex="bold"/>
    </style:style>
    <style:style style:name="T708" style:family="text">
      <style:text-properties fo:font-weight="bold" officeooo:rsid="01871851" style:font-weight-asian="bold" style:font-weight-complex="bold"/>
    </style:style>
    <style:style style:name="T709" style:family="text">
      <style:text-properties fo:font-weight="bold" officeooo:rsid="02070606" style:font-weight-asian="bold" style:font-weight-complex="bold"/>
    </style:style>
    <style:style style:name="T710" style:family="text">
      <style:text-properties fo:font-weight="bold" officeooo:rsid="0206e857" style:font-weight-asian="bold" style:font-weight-complex="bold"/>
    </style:style>
    <style:style style:name="T711" style:family="text">
      <style:text-properties fo:font-weight="bold" officeooo:rsid="03153caa" style:font-weight-asian="bold" style:font-weight-complex="bold"/>
    </style:style>
    <style:style style:name="T712" style:family="text">
      <style:text-properties fo:font-weight="bold" officeooo:rsid="03429aa5" style:font-weight-asian="bold" style:font-weight-complex="bold"/>
    </style:style>
    <style:style style:name="T713" style:family="text">
      <style:text-properties fo:font-weight="bold" officeooo:rsid="0356cf1b" style:font-weight-asian="bold" style:font-weight-complex="bold"/>
    </style:style>
    <style:style style:name="T714" style:family="text">
      <style:text-properties fo:font-weight="bold" officeooo:rsid="03c34d65" style:font-weight-asian="bold" style:font-weight-complex="bold"/>
    </style:style>
    <style:style style:name="T715" style:family="text">
      <style:text-properties fo:font-weight="bold" officeooo:rsid="03c39617" style:font-weight-asian="bold" style:font-weight-complex="bold"/>
    </style:style>
    <style:style style:name="T716" style:family="text">
      <style:text-properties fo:font-weight="bold" officeooo:rsid="03c44ca6" style:font-weight-asian="bold" style:font-weight-complex="bold"/>
    </style:style>
    <style:style style:name="T717" style:family="text">
      <style:text-properties fo:font-weight="bold" officeooo:rsid="03ea64bf" style:font-weight-asian="bold" style:font-weight-complex="bold"/>
    </style:style>
    <style:style style:name="T718" style:family="text">
      <style:text-properties fo:font-weight="bold" officeooo:rsid="03f8c064" style:font-weight-asian="bold" style:font-weight-complex="bold"/>
    </style:style>
    <style:style style:name="T719" style:family="text">
      <style:text-properties fo:font-weight="bold" officeooo:rsid="0411d16e" style:font-weight-asian="bold" style:font-weight-complex="bold"/>
    </style:style>
    <style:style style:name="T720" style:family="text">
      <style:text-properties officeooo:rsid="005b5f51"/>
    </style:style>
    <style:style style:name="T721" style:family="text">
      <style:text-properties officeooo:rsid="005d12fa"/>
    </style:style>
    <style:style style:name="T722" style:family="text">
      <style:text-properties officeooo:rsid="005f7223"/>
    </style:style>
    <style:style style:name="T723" style:family="text">
      <style:text-properties style:text-underline-style="none"/>
    </style:style>
    <style:style style:name="T724" style:family="text">
      <style:text-properties style:text-underline-style="none" fo:font-weight="normal" style:font-weight-asian="normal" style:font-weight-complex="normal"/>
    </style:style>
    <style:style style:name="T725" style:family="text">
      <style:text-properties style:text-underline-style="none" fo:font-weight="normal" officeooo:rsid="00721e09" style:font-weight-asian="normal" style:font-weight-complex="normal"/>
    </style:style>
    <style:style style:name="T726" style:family="text">
      <style:text-properties style:text-underline-style="none" fo:font-weight="normal" officeooo:rsid="00722a19" style:font-weight-asian="normal" style:font-weight-complex="normal"/>
    </style:style>
    <style:style style:name="T727" style:family="text">
      <style:text-properties style:text-underline-style="none" fo:font-weight="normal" officeooo:rsid="006a9ead" style:font-weight-asian="normal" style:font-weight-complex="normal"/>
    </style:style>
    <style:style style:name="T728" style:family="text">
      <style:text-properties style:text-underline-style="none" fo:font-weight="normal" officeooo:rsid="00a639f7" style:font-weight-asian="normal" style:font-weight-complex="normal"/>
    </style:style>
    <style:style style:name="T729" style:family="text">
      <style:text-properties style:text-underline-style="none" fo:font-weight="normal" officeooo:rsid="00a69bec" style:font-weight-asian="normal" style:font-weight-complex="normal"/>
    </style:style>
    <style:style style:name="T730" style:family="text">
      <style:text-properties style:text-underline-style="none" fo:font-weight="normal" officeooo:rsid="009e29ef" style:font-weight-asian="normal" style:font-weight-complex="normal"/>
    </style:style>
    <style:style style:name="T731" style:family="text">
      <style:text-properties style:text-underline-style="none" fo:font-weight="normal" officeooo:rsid="00a75993" style:font-weight-asian="normal" style:font-weight-complex="normal"/>
    </style:style>
    <style:style style:name="T732" style:family="text">
      <style:text-properties style:text-underline-style="none" fo:font-weight="normal" officeooo:rsid="00e7b674" style:font-weight-asian="normal" style:font-weight-complex="normal"/>
    </style:style>
    <style:style style:name="T733" style:family="text">
      <style:text-properties style:text-underline-style="none" fo:font-weight="normal" officeooo:rsid="0123bb39" style:font-weight-asian="normal" style:font-weight-complex="normal"/>
    </style:style>
    <style:style style:name="T734" style:family="text">
      <style:text-properties style:text-underline-style="none" fo:font-weight="normal" officeooo:rsid="02e59398" style:font-weight-asian="normal" style:font-weight-complex="normal"/>
    </style:style>
    <style:style style:name="T735" style:family="text">
      <style:text-properties style:text-underline-style="none" fo:font-weight="normal" officeooo:rsid="0043121f" style:font-weight-asian="normal" style:font-weight-complex="normal"/>
    </style:style>
    <style:style style:name="T736" style:family="text">
      <style:text-properties style:text-underline-style="none" fo:font-weight="normal" officeooo:rsid="04329278" style:font-weight-asian="normal" style:font-weight-complex="normal"/>
    </style:style>
    <style:style style:name="T737" style:family="text">
      <style:text-properties style:text-underline-style="none" fo:font-weight="bold" style:font-weight-asian="bold" style:font-weight-complex="bold"/>
    </style:style>
    <style:style style:name="T738" style:family="text">
      <style:text-properties style:text-underline-style="none" fo:font-weight="bold" officeooo:rsid="00a75993" style:font-weight-asian="bold" style:font-weight-complex="bold"/>
    </style:style>
    <style:style style:name="T739" style:family="text">
      <style:text-properties style:text-underline-style="none" fo:font-weight="bold" officeooo:rsid="013013d9" style:font-weight-asian="bold" style:font-weight-complex="bold"/>
    </style:style>
    <style:style style:name="T740" style:family="text">
      <style:text-properties style:text-underline-style="none" fo:font-weight="bold" officeooo:rsid="01408f03" style:font-weight-asian="bold" style:font-weight-complex="bold"/>
    </style:style>
    <style:style style:name="T741" style:family="text">
      <style:text-properties style:text-underline-style="none" officeooo:rsid="00bbbf73"/>
    </style:style>
    <style:style style:name="T742" style:family="text">
      <style:text-properties style:text-underline-style="none" officeooo:rsid="00d40111"/>
    </style:style>
    <style:style style:name="T743" style:family="text">
      <style:text-properties style:text-underline-style="none" officeooo:rsid="00d708a6"/>
    </style:style>
    <style:style style:name="T744" style:family="text">
      <style:text-properties style:text-underline-style="none" officeooo:rsid="00d5826a"/>
    </style:style>
    <style:style style:name="T745" style:family="text">
      <style:text-properties style:text-underline-style="none" officeooo:rsid="00d9c9e4"/>
    </style:style>
    <style:style style:name="T746" style:family="text">
      <style:text-properties style:text-underline-style="none" officeooo:rsid="00ec1e8c"/>
    </style:style>
    <style:style style:name="T747" style:family="text">
      <style:text-properties style:text-underline-style="none" officeooo:rsid="00fde6f2"/>
    </style:style>
    <style:style style:name="T748" style:family="text">
      <style:text-properties style:text-underline-style="none" officeooo:rsid="013013d9"/>
    </style:style>
    <style:style style:name="T749" style:family="text">
      <style:text-properties style:text-underline-style="none" officeooo:rsid="0137af9f"/>
    </style:style>
    <style:style style:name="T750" style:family="text">
      <style:text-properties style:text-underline-style="none" officeooo:rsid="013282b3"/>
    </style:style>
    <style:style style:name="T751" style:family="text">
      <style:text-properties style:text-underline-style="none" officeooo:rsid="01408f03"/>
    </style:style>
    <style:style style:name="T752" style:family="text">
      <style:text-properties style:text-underline-style="none" officeooo:rsid="01416cb6"/>
    </style:style>
    <style:style style:name="T753" style:family="text">
      <style:text-properties style:text-underline-style="none" officeooo:rsid="01435f2a"/>
    </style:style>
    <style:style style:name="T754" style:family="text">
      <style:text-properties style:text-underline-style="none" officeooo:rsid="015f15fe"/>
    </style:style>
    <style:style style:name="T755" style:family="text">
      <style:text-properties officeooo:rsid="00722a19"/>
    </style:style>
    <style:style style:name="T756" style:family="text">
      <style:text-properties officeooo:rsid="0082538a"/>
    </style:style>
    <style:style style:name="T757" style:family="text">
      <style:text-properties officeooo:rsid="008a06de"/>
    </style:style>
    <style:style style:name="T758" style:family="text">
      <style:text-properties officeooo:rsid="00937b11"/>
    </style:style>
    <style:style style:name="T759" style:family="text">
      <style:text-properties officeooo:rsid="0093b191"/>
    </style:style>
    <style:style style:name="T760" style:family="text">
      <style:text-properties officeooo:rsid="00b502cc"/>
    </style:style>
    <style:style style:name="T761" style:family="text">
      <style:text-properties officeooo:rsid="00ba4170"/>
    </style:style>
    <style:style style:name="T762" style:family="text">
      <style:text-properties officeooo:rsid="00bbbf73"/>
    </style:style>
    <style:style style:name="T763" style:family="text">
      <style:text-properties officeooo:rsid="00bd3f9d"/>
    </style:style>
    <style:style style:name="T764" style:family="text">
      <style:text-properties officeooo:rsid="00beb82f"/>
    </style:style>
    <style:style style:name="T765" style:family="text">
      <style:text-properties officeooo:rsid="00c2a166"/>
    </style:style>
    <style:style style:name="T766" style:family="text">
      <style:text-properties officeooo:rsid="00c7406f"/>
    </style:style>
    <style:style style:name="T767" style:family="text">
      <style:text-properties officeooo:rsid="00c93592"/>
    </style:style>
    <style:style style:name="T768" style:family="text">
      <style:text-properties officeooo:rsid="00d83381"/>
    </style:style>
    <style:style style:name="T769" style:family="text">
      <style:text-properties officeooo:rsid="00e09913"/>
    </style:style>
    <style:style style:name="T770" style:family="text">
      <style:text-properties officeooo:rsid="00ed9297"/>
    </style:style>
    <style:style style:name="T771" style:family="text">
      <style:text-properties officeooo:rsid="00ef4875"/>
    </style:style>
    <style:style style:name="T772" style:family="text">
      <style:text-properties officeooo:rsid="00f0f7f8"/>
    </style:style>
    <style:style style:name="T773" style:family="text">
      <style:text-properties officeooo:rsid="00f5260b"/>
    </style:style>
    <style:style style:name="T774" style:family="text">
      <style:text-properties officeooo:rsid="010185dc"/>
    </style:style>
    <style:style style:name="T775" style:family="text">
      <style:text-properties officeooo:rsid="01095847"/>
    </style:style>
    <style:style style:name="T776" style:family="text">
      <style:text-properties officeooo:rsid="010f422a"/>
    </style:style>
    <style:style style:name="T777" style:family="text">
      <style:text-properties officeooo:rsid="01113d34"/>
    </style:style>
    <style:style style:name="T778" style:family="text">
      <style:text-properties officeooo:rsid="011bd541"/>
    </style:style>
    <style:style style:name="T77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78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78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782" style:family="text">
      <style:text-properties style:text-line-through-style="none" style:text-line-through-type="none" style:text-underline-style="none"/>
    </style:style>
    <style:style style:name="T78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8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78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78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787" style:family="text">
      <style:text-properties style:text-line-through-style="none" style:text-line-through-type="none" officeooo:rsid="03d52c7f"/>
    </style:style>
    <style:style style:name="T788" style:family="text">
      <style:text-properties style:text-line-through-style="none" style:text-line-through-type="none" officeooo:rsid="03ef2dc7"/>
    </style:style>
    <style:style style:name="T789" style:family="text">
      <style:text-properties style:text-line-through-style="none" style:text-line-through-type="none" officeooo:rsid="03ec3a95"/>
    </style:style>
    <style:style style:name="T790" style:family="text">
      <style:text-properties style:text-line-through-style="none" style:text-line-through-type="none" officeooo:rsid="03f0c84b"/>
    </style:style>
    <style:style style:name="T791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792" style:family="text">
      <style:text-properties style:text-line-through-style="none" style:text-line-through-type="none" officeooo:rsid="044cd909"/>
    </style:style>
    <style:style style:name="T793" style:family="text">
      <style:text-properties officeooo:rsid="0152f194"/>
    </style:style>
    <style:style style:name="T794" style:family="text">
      <style:text-properties officeooo:rsid="016860b9"/>
    </style:style>
    <style:style style:name="T795" style:family="text">
      <style:text-properties officeooo:rsid="01758a0f"/>
    </style:style>
    <style:style style:name="T796" style:family="text">
      <style:text-properties officeooo:rsid="01871851"/>
    </style:style>
    <style:style style:name="T797" style:family="text">
      <style:text-properties officeooo:rsid="0188ed42"/>
    </style:style>
    <style:style style:name="T798" style:family="text">
      <style:text-properties officeooo:rsid="018c0d5b"/>
    </style:style>
    <style:style style:name="T799" style:family="text">
      <style:text-properties officeooo:rsid="019479eb"/>
    </style:style>
    <style:style style:name="T800" style:family="text">
      <style:text-properties officeooo:rsid="0198a2ea"/>
    </style:style>
    <style:style style:name="T801" style:family="text">
      <style:text-properties officeooo:rsid="01c64853"/>
    </style:style>
    <style:style style:name="T802" style:family="text">
      <style:text-properties officeooo:rsid="01d80854"/>
    </style:style>
    <style:style style:name="T803" style:family="text">
      <style:text-properties officeooo:rsid="01d90cf6"/>
    </style:style>
    <style:style style:name="T804" style:family="text">
      <style:text-properties officeooo:rsid="01d9cd4e"/>
    </style:style>
    <style:style style:name="T805" style:family="text">
      <style:text-properties officeooo:rsid="01dc67de"/>
    </style:style>
    <style:style style:name="T806" style:family="text">
      <style:text-properties officeooo:rsid="01df8731"/>
    </style:style>
    <style:style style:name="T807" style:family="text">
      <style:text-properties officeooo:rsid="01e917c9"/>
    </style:style>
    <style:style style:name="T808" style:family="text">
      <style:text-properties officeooo:rsid="01e5182b"/>
    </style:style>
    <style:style style:name="T809" style:family="text">
      <style:text-properties officeooo:rsid="01e966ec"/>
    </style:style>
    <style:style style:name="T810" style:family="text">
      <style:text-properties officeooo:rsid="01eb88a9"/>
    </style:style>
    <style:style style:name="T811" style:family="text">
      <style:text-properties officeooo:rsid="01ec8e18"/>
    </style:style>
    <style:style style:name="T812" style:family="text">
      <style:text-properties officeooo:rsid="01f79ca2"/>
    </style:style>
    <style:style style:name="T813" style:family="text">
      <style:text-properties officeooo:rsid="01f9794d"/>
    </style:style>
    <style:style style:name="T814" style:family="text">
      <style:text-properties officeooo:rsid="01fb1d79"/>
    </style:style>
    <style:style style:name="T815" style:family="text">
      <style:text-properties officeooo:rsid="01fde08a"/>
    </style:style>
    <style:style style:name="T816" style:family="text">
      <style:text-properties officeooo:rsid="0200b58e"/>
    </style:style>
    <style:style style:name="T817" style:family="text">
      <style:text-properties officeooo:rsid="01c48a9e"/>
    </style:style>
    <style:style style:name="T818" style:family="text">
      <style:text-properties officeooo:rsid="020294d1"/>
    </style:style>
    <style:style style:name="T819" style:family="text">
      <style:text-properties officeooo:rsid="019e70b3"/>
    </style:style>
    <style:style style:name="T820" style:family="text">
      <style:text-properties officeooo:rsid="020131ae"/>
    </style:style>
    <style:style style:name="T821" style:family="text">
      <style:text-properties officeooo:rsid="01b08253"/>
    </style:style>
    <style:style style:name="T822" style:family="text">
      <style:text-properties officeooo:rsid="01ffec25"/>
    </style:style>
    <style:style style:name="T823" style:family="text">
      <style:text-properties officeooo:rsid="0212a48a"/>
    </style:style>
    <style:style style:name="T824" style:family="text">
      <style:text-properties officeooo:rsid="021d76dd"/>
    </style:style>
    <style:style style:name="T825" style:family="text">
      <style:text-properties officeooo:rsid="022053cd"/>
    </style:style>
    <style:style style:name="T826" style:family="text">
      <style:text-properties officeooo:rsid="01e2b86d"/>
    </style:style>
    <style:style style:name="T827" style:family="text">
      <style:text-properties officeooo:rsid="022dff2a"/>
    </style:style>
    <style:style style:name="T828" style:family="text">
      <style:text-properties officeooo:rsid="02540cb9"/>
    </style:style>
    <style:style style:name="T829" style:family="text">
      <style:text-properties officeooo:rsid="025798af"/>
    </style:style>
    <style:style style:name="T830" style:family="text">
      <style:text-properties officeooo:rsid="0259f4ad"/>
    </style:style>
    <style:style style:name="T831" style:family="text">
      <style:text-properties officeooo:rsid="025b11c7"/>
    </style:style>
    <style:style style:name="T832" style:family="text">
      <style:text-properties officeooo:rsid="02685e01"/>
    </style:style>
    <style:style style:name="T833" style:family="text">
      <style:text-properties officeooo:rsid="024d9b01"/>
    </style:style>
    <style:style style:name="T834" style:family="text">
      <style:text-properties officeooo:rsid="026b5506"/>
    </style:style>
    <style:style style:name="T835" style:family="text">
      <style:text-properties officeooo:rsid="02727518"/>
    </style:style>
    <style:style style:name="T836" style:family="text">
      <style:text-properties officeooo:rsid="02743cef"/>
    </style:style>
    <style:style style:name="T837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838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839" style:family="text">
      <style:text-properties officeooo:rsid="02abf8f2"/>
    </style:style>
    <style:style style:name="T840" style:family="text">
      <style:text-properties officeooo:rsid="02ac7db0"/>
    </style:style>
    <style:style style:name="T841" style:family="text">
      <style:text-properties officeooo:rsid="02b14a1d"/>
    </style:style>
    <style:style style:name="T842" style:family="text">
      <style:text-properties officeooo:rsid="02b245f2"/>
    </style:style>
    <style:style style:name="T843" style:family="text">
      <style:text-properties officeooo:rsid="004826c4"/>
    </style:style>
    <style:style style:name="T844" style:family="text">
      <style:text-properties officeooo:rsid="02b807dc"/>
    </style:style>
    <style:style style:name="T845" style:family="text">
      <style:text-properties officeooo:rsid="0063f3c5"/>
    </style:style>
    <style:style style:name="T846" style:family="text">
      <style:text-properties officeooo:rsid="00c0d7c6"/>
    </style:style>
    <style:style style:name="T847" style:family="text">
      <style:text-properties officeooo:rsid="02bfe198"/>
    </style:style>
    <style:style style:name="T848" style:family="text">
      <style:text-properties officeooo:rsid="02ccc8f6"/>
    </style:style>
    <style:style style:name="T849" style:family="text">
      <style:text-properties officeooo:rsid="02e142ec"/>
    </style:style>
    <style:style style:name="T850" style:family="text">
      <style:text-properties officeooo:rsid="02ec089f"/>
    </style:style>
    <style:style style:name="T851" style:family="text">
      <style:text-properties officeooo:rsid="008d7148"/>
    </style:style>
    <style:style style:name="T852" style:family="text">
      <style:text-properties officeooo:rsid="0069ae25"/>
    </style:style>
    <style:style style:name="T853" style:family="text">
      <style:text-properties officeooo:rsid="02edc963"/>
    </style:style>
    <style:style style:name="T854" style:family="text">
      <style:text-properties officeooo:rsid="03049b98"/>
    </style:style>
    <style:style style:name="T855" style:family="text">
      <style:text-properties officeooo:rsid="0304fd19"/>
    </style:style>
    <style:style style:name="T856" style:family="text">
      <style:text-properties officeooo:rsid="030f0c9b"/>
    </style:style>
    <style:style style:name="T857" style:family="text">
      <style:text-properties style:text-underline-style="solid" style:text-underline-width="auto" style:text-underline-color="font-color"/>
    </style:style>
    <style:style style:name="T858" style:family="text">
      <style:text-properties style:text-underline-style="solid" style:text-underline-width="auto" style:text-underline-color="font-color" officeooo:rsid="030f0c9b"/>
    </style:style>
    <style:style style:name="T859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860" style:family="text">
      <style:text-properties officeooo:rsid="0329fac1"/>
    </style:style>
    <style:style style:name="T861" style:family="text">
      <style:text-properties officeooo:rsid="032c4fdc"/>
    </style:style>
    <style:style style:name="T862" style:family="text">
      <style:text-properties officeooo:rsid="032e6032"/>
    </style:style>
    <style:style style:name="T863" style:family="text">
      <style:text-properties officeooo:rsid="033f17a3"/>
    </style:style>
    <style:style style:name="T864" style:family="text">
      <style:text-properties officeooo:rsid="03182d82"/>
    </style:style>
    <style:style style:name="T865" style:family="text">
      <style:text-properties officeooo:rsid="03153caa"/>
    </style:style>
    <style:style style:name="T866" style:family="text">
      <style:text-properties officeooo:rsid="03429aa5"/>
    </style:style>
    <style:style style:name="T867" style:family="text">
      <style:text-properties officeooo:rsid="0346a444"/>
    </style:style>
    <style:style style:name="T868" style:family="text">
      <style:text-properties officeooo:rsid="034adc9b"/>
    </style:style>
    <style:style style:name="T869" style:family="text">
      <style:text-properties officeooo:rsid="034c7df6"/>
    </style:style>
    <style:style style:name="T870" style:family="text">
      <style:text-properties officeooo:rsid="034f33b6"/>
    </style:style>
    <style:style style:name="T871" style:family="text">
      <style:text-properties officeooo:rsid="034f5b13"/>
    </style:style>
    <style:style style:name="T872" style:family="text">
      <style:text-properties officeooo:rsid="034f680a"/>
    </style:style>
    <style:style style:name="T873" style:family="text">
      <style:text-properties officeooo:rsid="035051aa"/>
    </style:style>
    <style:style style:name="T874" style:family="text">
      <style:text-properties officeooo:rsid="031fc4b1"/>
    </style:style>
    <style:style style:name="T875" style:family="text">
      <style:text-properties officeooo:rsid="0354d22d"/>
    </style:style>
    <style:style style:name="T876" style:family="text">
      <style:text-properties officeooo:rsid="0356cf1b"/>
    </style:style>
    <style:style style:name="T877" style:family="text">
      <style:text-properties officeooo:rsid="035fe67f"/>
    </style:style>
    <style:style style:name="T878" style:family="text">
      <style:text-properties officeooo:rsid="035ffaa8"/>
    </style:style>
    <style:style style:name="T879" style:family="text">
      <style:text-properties officeooo:rsid="036197c0"/>
    </style:style>
    <style:style style:name="T880" style:family="text">
      <style:text-properties officeooo:rsid="037541ab"/>
    </style:style>
    <style:style style:name="T881" style:family="text">
      <style:text-properties officeooo:rsid="037607bd"/>
    </style:style>
    <style:style style:name="T882" style:family="text">
      <style:text-properties officeooo:rsid="03804bbd"/>
    </style:style>
    <style:style style:name="T883" style:family="text">
      <style:text-properties officeooo:rsid="03886cfc"/>
    </style:style>
    <style:style style:name="T884" style:family="text">
      <style:text-properties officeooo:rsid="03a24854"/>
    </style:style>
    <style:style style:name="T885" style:family="text">
      <style:text-properties officeooo:rsid="03a27e76"/>
    </style:style>
    <style:style style:name="T886" style:family="text">
      <style:text-properties officeooo:rsid="03a4e520"/>
    </style:style>
    <style:style style:name="T887" style:family="text">
      <style:text-properties officeooo:rsid="03778af6"/>
    </style:style>
    <style:style style:name="T888" style:family="text">
      <style:text-properties officeooo:rsid="03aaef44"/>
    </style:style>
    <style:style style:name="T889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890" style:family="text">
      <style:text-properties officeooo:rsid="03bf675e"/>
    </style:style>
    <style:style style:name="T891" style:family="text">
      <style:text-properties officeooo:rsid="03c34d65"/>
    </style:style>
    <style:style style:name="T892" style:family="text">
      <style:text-properties officeooo:rsid="03d26e6d"/>
    </style:style>
    <style:style style:name="T893" style:family="text">
      <style:text-properties fo:color="#008000"/>
    </style:style>
    <style:style style:name="T894" style:family="text">
      <style:text-properties fo:color="#008000" fo:font-style="italic" style:font-style-asian="italic" style:font-style-complex="italic"/>
    </style:style>
    <style:style style:name="T895" style:family="text">
      <style:text-properties fo:color="#008000" officeooo:rsid="03153caa" fo:background-color="transparent" loext:char-shading-value="0"/>
    </style:style>
    <style:style style:name="T896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897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898" style:family="text">
      <style:text-properties fo:color="#008000" officeooo:rsid="03429aa5"/>
    </style:style>
    <style:style style:name="T899" style:family="text">
      <style:text-properties fo:color="#008000" officeooo:rsid="03886cfc"/>
    </style:style>
    <style:style style:name="T900" style:family="text">
      <style:text-properties officeooo:rsid="03e2358d"/>
    </style:style>
    <style:style style:name="T901" style:family="text">
      <style:text-properties officeooo:rsid="03e6bad7"/>
    </style:style>
    <style:style style:name="T902" style:family="text">
      <style:text-properties officeooo:rsid="03e718ea"/>
    </style:style>
    <style:style style:name="T903" style:family="text">
      <style:text-properties officeooo:rsid="03e90de3"/>
    </style:style>
    <style:style style:name="T904" style:family="text">
      <style:text-properties officeooo:rsid="0015f1ff"/>
    </style:style>
    <style:style style:name="T905" style:family="text">
      <style:text-properties officeooo:rsid="03e93625"/>
    </style:style>
    <style:style style:name="T906" style:family="text">
      <style:text-properties officeooo:rsid="0019f535"/>
    </style:style>
    <style:style style:name="T907" style:family="text">
      <style:text-properties officeooo:rsid="03ec3a95"/>
    </style:style>
    <style:style style:name="T908" style:family="text">
      <style:text-properties officeooo:rsid="03ed0846"/>
    </style:style>
    <style:style style:name="T909" style:family="text">
      <style:text-properties officeooo:rsid="03ee7eb1"/>
    </style:style>
    <style:style style:name="T910" style:family="text">
      <style:text-properties officeooo:rsid="03f0c84b"/>
    </style:style>
    <style:style style:name="T911" style:family="text">
      <style:text-properties officeooo:rsid="03f27278"/>
    </style:style>
    <style:style style:name="T912" style:family="text">
      <style:text-properties officeooo:rsid="03f7049e"/>
    </style:style>
    <style:style style:name="T913" style:family="text">
      <style:text-properties officeooo:rsid="04045fb5"/>
    </style:style>
    <style:style style:name="T914" style:family="text">
      <style:text-properties officeooo:rsid="0411d16e"/>
    </style:style>
    <style:style style:name="T915" style:family="text">
      <style:text-properties officeooo:rsid="0437fd59"/>
    </style:style>
    <style:style style:name="T916" style:family="text">
      <style:text-properties officeooo:rsid="043c6125"/>
    </style:style>
    <style:style style:name="T917" style:family="text">
      <style:text-properties officeooo:rsid="045019c0"/>
    </style:style>
    <style:style style:name="T918" style:family="text">
      <style:text-properties officeooo:rsid="0455d30c"/>
    </style:style>
    <style:style style:name="T919" style:family="text">
      <style:text-properties officeooo:rsid="046a1124"/>
    </style:style>
    <style:style style:name="T920" style:family="text">
      <style:text-properties officeooo:rsid="046a9d46"/>
    </style:style>
    <style:style style:name="T921" style:family="text">
      <style:text-properties officeooo:rsid="046fb62d"/>
    </style:style>
    <style:style style:name="T922" style:family="text">
      <style:text-properties officeooo:rsid="04719231"/>
    </style:style>
    <style:style style:name="T923" style:family="text">
      <style:text-properties officeooo:rsid="040ce935"/>
    </style:style>
    <style:style style:name="T924" style:family="text">
      <style:text-properties officeooo:rsid="048bee3c"/>
    </style:style>
    <style:style style:name="T925" style:family="text">
      <style:text-properties officeooo:rsid="048df3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05">А</text:span>нглийско<text:span text:style-name="T705">е</text:span> предложени<text:span text:style-name="T705">е</text:span></text:p>
      <text:p text:style-name="P935"/>
      <text:p text:style-name="P415"><text:span text:style-name="T701">Слова </text:span><text:span text:style-name="T702">в предложении </text:span><text:span text:style-name="T701">делятся на </text:span><text:span text:style-name="T775">две</text:span><text:span text:style-name="T701"> смысловые группы:</text:span></text:p>
      <text:list xml:id="list918648797" text:style-name="L1">
        <text:list-item>
          <text:p text:style-name="P1010"><text:span text:style-name="T701">главные члены предложения — подлежащее и сказуемое </text:span><text:span text:style-name="T880">(</text:span><text:span text:style-name="T905">основа</text:span><text:span text:style-name="T880"> предложения)</text:span><text:span text:style-name="T701">;</text:span></text:p>
        </text:list-item>
        <text:list-item>
          <text:p text:style-name="P1011">второстепенные члены предложения — определение, дополнение и обстоятельтсво.</text:p>
        </text:list-item>
      </text:list>
      <text:p text:style-name="P152"/>
      <text:p text:style-name="P931">Подлежащее — эт<text:span text:style-name="T795">о</text:span> автор действия (существительное).</text:p>
      <text:p text:style-name="P755">Сказуемое — это действие совершенное автором (глагол).</text:p>
      <text:p text:style-name="P151"/>
      <text:p text:style-name="P932"><text:span text:style-name="T904">Дополнение — это то, на </text:span><text:span text:style-name="T903">кого </text:span><text:span text:style-name="T905">или на что</text:span><text:span text:style-name="T904"> направлено действие. </text:span><text:span text:style-name="T905">В</text:span><text:span text:style-name="T904">ыражено существительным, </text:span>перед которым может <text:span text:style-name="T905">быть</text:span> предлог или глаголом <text:span text:style-name="T905">с</text:span> частиц<text:span text:style-name="T905">ей</text:span> <text:span text:style-name="T434">to</text:span><text:span text:style-name="T551">. </text:span>Обычно стоит <text:span text:style-name="T892">во второй половине предложения, после </text:span><text:span text:style-name="T905">сказуемого</text:span><text:span text:style-name="T892">.</text:span></text:p>
      <text:p text:style-name="P151"/>
      <text:p text:style-name="P933">Обстоятельство — это слово или группа слов, отвечающая на вопросы: как? когда? </text:p>
      <text:p text:style-name="P932"><text:span text:style-name="T906">каким образом? </text:span><text:span text:style-name="T905">О</text:span><text:span text:style-name="T906">бозначает: время, место, способ или причину действия.</text:span></text:p>
      <text:p text:style-name="P151"/>
      <text:p text:style-name="P411"><text:span text:style-name="T704">В английском </text:span><text:span text:style-name="T705">языке</text:span><text:span text:style-name="T704"> не бывает предложений без подлежащего и сказуемого.</text:span></text:p>
      <text:p text:style-name="P756">Исключение составляют разговорные фразы: <text:span text:style-name="T434">nice to meet you</text:span><text:span text:style-name="T453">, come here, have fun </text:span><text:span text:style-name="T648">и пр</text:span><text:span text:style-name="T634">.</text:span></text:p>
      <text:p text:style-name="P1"/>
      <text:p text:style-name="P153"><text:span text:style-name="T765">Порядок слов в у</text:span>тведрдительны<text:span text:style-name="T765">х</text:span> и отрицательны<text:span text:style-name="T765">х</text:span> предложения<text:span text:style-name="T765">х</text:span>:</text:p>
      <text:list xml:id="list2483485167" text:style-name="L2">
        <text:list-item>
          <text:p text:style-name="P1012"><text:span text:style-name="T14">подлежащее</text:span><text:span text:style-name="T1">;</text:span></text:p>
        </text:list-item>
        <text:list-item>
          <text:p text:style-name="P1012"><text:span text:style-name="T24">сказуемое</text:span><text:span text:style-name="T2">;</text:span></text:p>
        </text:list-item>
        <text:list-item>
          <text:p text:style-name="P1013"><text:span text:style-name="T893">дополнение</text:span>;</text:p>
        </text:list-item>
        <text:list-item>
          <text:p text:style-name="P1013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893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893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893">you money</text:span> — Я дам тебе деньги.</text:p>
      <text:p text:style-name="P16"/>
      <text:p text:style-name="P164"><text:span text:style-name="T765">Порядок слов в в</text:span>опросительны<text:span text:style-name="T765">х</text:span> предложения<text:span text:style-name="T765">х</text:span>:</text:p>
      <text:list xml:id="list49955489" text:style-name="L3">
        <text:list-item>
          <text:p text:style-name="P1051"><text:span text:style-name="T38">вопросительное слово</text:span>;</text:p>
        </text:list-item>
        <text:list-item>
          <text:p text:style-name="P1051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051"><text:span text:style-name="T13">подлежащее</text:span>;</text:p>
        </text:list-item>
        <text:list-item>
          <text:p text:style-name="P1051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051"><text:span text:style-name="T8">дополнение</text:span>;</text:p>
        </text:list-item>
        <text:list-item>
          <text:p text:style-name="P1051"><text:span text:style-name="T10">обстоятельство</text:span>.</text:p>
        </text:list-item>
      </text:list>
      <text:p text:style-name="P410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38">—</text:span> Что ты здесь делаешь?</text:p>
      <text:p text:style-name="P412"><text:span text:style-name="T4">Do</text:span><text:span text:style-name="T434"> </text:span><text:span text:style-name="T15">you</text:span><text:span text:style-name="T434"> </text:span><text:span text:style-name="T26">want</text:span><text:span text:style-name="T9"> </text:span><text:span text:style-name="T894">to live</text:span><text:span text:style-name="T9"> </text:span><text:span text:style-name="T11">in Spain</text:span><text:span text:style-name="T434">? — Ты хочешь жить в Испании?</text:span></text:p>
      <text:p text:style-name="P872"/>
      <text:p text:style-name="P872">Местоимение <text:span text:style-name="T434">I</text:span> всегда пишется с большой буквы.</text:p>
      <text:p text:style-name="P875">В английском языке всего 2 падежа: именительный и объектный. <text:s/></text:p>
      <text:p text:style-name="P881"><text:span text:style-name="T354">В предложениях, которые используют глаголы: </text:span><text:span text:style-name="T505">like, have, enjoy, need</text:span><text:span text:style-name="T353">, </text:span><text:span text:style-name="T354">подлежащие </text:span></text:p>
      <text:p text:style-name="P881"><text:span text:style-name="T354">не переводятся на русский в именительном падеже</text:span><text:span text:style-name="T355">:</text:span></text:p>
      <text:p text:style-name="P871">I like my job — Мне нравится моя работа (а не «Я нравится моя работа»).</text:p>
      <text:p text:style-name="P90"/>
      <text:p text:style-name="P346">Английское предложение, в большинстве случаем, удобнее переводить с конца.</text:p>
      <text:p text:style-name="P345"/>
      <text:p text:style-name="P121">I have something in my eye → in my eye (в моем глазу), something (что-то), I have (есть).</text:p>
      <text:p text:style-name="P869"><text:span text:style-name="T139">There </text:span><text:span text:style-name="T140">was a cup on the table → on the table (на столе), was (была), a cup (чашка).</text:span></text:p>
      <text:p text:style-name="P997">Глагол и все, что с ним связано</text:p>
      <text:p text:style-name="P348"/>
      <text:p text:style-name="P729"><text:span text:style-name="T845">С</text:span><text:span text:style-name="T539">казуемое </text:span><text:span text:style-name="T845">п</text:span><text:span text:style-name="T539">очти всегда делится на </text:span><text:span text:style-name="T775">две</text:span><text:span text:style-name="T539"> части: </text:span><text:span text:style-name="T756">на </text:span><text:span text:style-name="T539">вспомогательный </text:span><text:span text:style-name="T846">глагол </text:span><text:span text:style-name="T539">и смысловой.</text:span></text:p>
      <text:p text:style-name="P729"><text:span text:style-name="T539">Вспомогательный глагол не переводится. Он </text:span><text:span text:style-name="T540">сообщает</text:span><text:span text:style-name="T539"> о том, в каком времени нужно переводить смысловой. Смысловой глогол передает суть действия.</text:span></text:p>
      <text:p text:style-name="P729"/>
      <text:p text:style-name="P728">Смысловой глагол имеет несколько форм:</text:p>
      <text:list xml:id="list2164277408" text:style-name="L4">
        <text:list-item>
          <text:p text:style-name="P1014">начальная форма (инфинитив) — форма глагола, как в словаре;</text:p>
        </text:list-item>
        <text:list-item>
          <text:p text:style-name="P1014">с окончанием <text:span text:style-name="T434">-s (-es)</text:span> — в утверждениях <text:span text:style-name="T634">Present Simple</text:span> после <text:span text:style-name="T434">he/she/it</text:span>;</text:p>
        </text:list-item>
        <text:list-item>
          <text:p text:style-name="P1014">с окончанием <text:span text:style-name="T434">-ing</text:span> (причастие) — в основном для образования <text:span text:style-name="T634">Present Continuous</text:span>;</text:p>
        </text:list-item>
        <text:list-item>
          <text:p text:style-name="P1014">2я форма <text:span text:style-name="T769">(с окончанием </text:span><text:span text:style-name="T437">-ed</text:span><text:span text:style-name="T769">)</text:span> — для образования <text:span text:style-name="T634">Past Simple</text:span>;</text:p>
        </text:list-item>
        <text:list-item>
          <text:p text:style-name="P1015">3я форма (прошедшее причастие) — для времен группы Perfect и пассивного залога.</text:p>
        </text:list-item>
      </text:list>
      <text:p text:style-name="P90"/>
      <text:p text:style-name="P304">Самыми распорстраненными являются 2 формы — инфинитив и глагол с окончанием -ing.</text:p>
      <text:p text:style-name="P304">Они входят в состав разных времен и используются в связке с модальными глаголами.</text:p>
      <text:p text:style-name="P306"/>
      <text:p text:style-name="P305">Инфинитив используется в след. ситуациях:</text:p>
      <text:list xml:id="list2492496890" text:style-name="L5">
        <text:list-item>
          <text:p text:style-name="P1052">после модальных глаголов;</text:p>
        </text:list-item>
        <text:list-item>
          <text:p text:style-name="P1052">после вспомогательных глаголов в Present <text:span text:style-name="T860">Simple и </text:span>Past Simple;</text:p>
        </text:list-item>
        <text:list-item>
          <text:p text:style-name="P1052">в конструкциях going to, have to, used to, would like to.</text:p>
        </text:list-item>
      </text:list>
      <text:p text:style-name="P304"/>
      <text:p text:style-name="P305">Глагол с окончанием -ing используется:</text:p>
      <text:list xml:id="list2154619430" text:style-name="L6">
        <text:list-item>
          <text:p text:style-name="P1053">во временах группы Continuous;</text:p>
        </text:list-item>
        <text:list-item>
          <text:p text:style-name="P1054">в форме герундия.</text:p>
        </text:list-item>
      </text:list>
      <text:p text:style-name="P91"/>
      <text:p text:style-name="P307">Глагол с окончанием -ing грамматически является существительным.</text:p>
      <text:p text:style-name="P91"/>
      <text:p text:style-name="P6"><text:span text:style-name="T771">Настоящее.</text:span> Present</text:p>
      <text:p text:style-name="P301"/>
      <text:p text:style-name="P301">Present Simple (я делаю это сейчас):</text:p>
      <text:p text:style-name="P93">I live in Spain — Я живу в испании (факт).</text:p>
      <text:p text:style-name="P302"/>
      <text:p text:style-name="P301">Present Continuous (я делаю это прямо сейчас):</text:p>
      <text:p text:style-name="P31">I am reading a book — Я читаю книгу (именно сейчас).</text:p>
      <text:p text:style-name="P303"/>
      <text:p text:style-name="P301">Present Perfect (я сделал это ранее, но именно сейчас это важно):</text:p>
      <text:p text:style-name="P92">I have lost the keys — Я потерял ключи (результат).</text:p>
      <text:p text:style-name="P92"/>
      <text:p text:style-name="P301">Present Perfect <text:span text:style-name="T770">Continuous (я делаю это уже какое-то время):</text:span></text:p>
      <text:p text:style-name="P413"><text:span text:style-name="T435">I have been reading for 2 hours — </text:span><text:span text:style-name="T478">Я читаю уже 2 часа</text:span></text:p>
      <text:p text:style-name="P132"/>
      <text:p text:style-name="P219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42"/>
      <text:p text:style-name="P7">Present Simple</text:p>
      <text:p text:style-name="P352"/>
      <text:p text:style-name="P154">Используется чтобы:</text:p>
      <text:list xml:id="list1517960407" text:style-name="L7">
        <text:list-item>
          <text:p text:style-name="P1075">сообщить факты настоящего, описать текущую реальность;</text:p>
        </text:list-item>
        <text:list-item>
          <text:p text:style-name="P1075">говорить о событиях, которые происходят с какой-то регулярностью.</text:p>
        </text:list-item>
      </text:list>
      <text:p text:style-name="P189"><text:soft-page-break/>В утверждениях глагол используется в 2х вариантах:</text:p>
      <text:list xml:id="list822079735" text:style-name="L8">
        <text:list-item>
          <text:p text:style-name="P1077">без изменений, если подлежащее в первом лице или множеств<text:span text:style-name="T756">ен.</text:span> числе <text:span text:style-name="T434">(</text:span><text:span text:style-name="T438">I</text:span><text:span text:style-name="T434">, </text:span><text:span text:style-name="T438">you</text:span><text:span text:style-name="T434">, </text:span><text:span text:style-name="T438">we,</text:span><text:span text:style-name="T434"> </text:span><text:span text:style-name="T438">they</text:span><text:span text:style-name="T434">)</text:span>;</text:p>
        </text:list-item>
        <text:list-item>
          <text:p text:style-name="P1077"><text:span text:style-name="T541">с окончанием </text:span><text:span text:style-name="T439">-s </text:span><text:span text:style-name="T440">(-es)</text:span><text:span text:style-name="T541">, если подлежащ</text:span><text:span text:style-name="T720">ее</text:span><text:span text:style-name="T541"> в третьем лице, единств</text:span><text:span text:style-name="T721">ен</text:span><text:span text:style-name="T756">ном</text:span><text:span text:style-name="T541"> числе </text:span><text:span text:style-name="T439">(</text:span><text:span text:style-name="T438">he</text:span><text:span text:style-name="T439">, </text:span><text:span text:style-name="T438">she</text:span><text:span text:style-name="T439">, </text:span><text:span text:style-name="T438">it</text:span><text:span text:style-name="T439">)</text:span></text:p>
        </text:list-item>
      </text:list>
      <text:p text:style-name="P903"/>
      <text:p text:style-name="P768"><text:span text:style-name="T779">I </text:span><text:span text:style-name="T29">live</text:span><text:span text:style-name="T779"> in New York — Я живу в Нью Йорке.</text:span></text:p>
      <text:p text:style-name="P770"><text:span text:style-name="T779">Peter </text:span><text:span text:style-name="T29">work</text:span><text:span text:style-name="T30">s</text:span><text:span text:style-name="T779"> in New York — Питер работает в Нью Йорке;</text:span></text:p>
      <text:p text:style-name="P156"/>
      <text:p text:style-name="P155">Окончание <text:span text:style-name="T434">-es</text:span> ставится, если глагол заканчивается: на гласную букву, </text:p>
      <text:p text:style-name="P157">на шипящий звук <text:span text:style-name="T434">(sh, ch)</text:span> <text:span text:style-name="T703">или</text:span> на букву <text:span text:style-name="T434">s/x</text:span>:</text:p>
      <text:list xml:id="list1975557715" text:style-name="L9">
        <text:list-item>
          <text:p text:style-name="P1079"><text:span text:style-name="T543">go — </text:span>goes;</text:p>
        </text:list-item>
        <text:list-item>
          <text:p text:style-name="P1079"><text:span text:style-name="T543">teach — </text:span>teaches;</text:p>
        </text:list-item>
        <text:list-item>
          <text:p text:style-name="P1078"><text:span text:style-name="T543">mix — </text:span><text:span text:style-name="T542">mixes.</text:span></text:p>
        </text:list-item>
      </text:list>
      <text:p text:style-name="P352"/>
      <text:p text:style-name="P159">Если глагол заканчивается на букву y, перед которой согласная, то вместо y </text:p>
      <text:p text:style-name="P158">пишется <text:span text:style-name="T434">i</text:span> <text:span text:style-name="T544">(помимо добавления </text:span><text:span text:style-name="T441">-es</text:span><text:span text:style-name="T544">)</text:span>:</text:p>
      <text:list xml:id="list2207415926" text:style-name="L10">
        <text:list-item>
          <text:p text:style-name="P1080">fly — flies; </text:p>
        </text:list-item>
        <text:list-item>
          <text:p text:style-name="P1080">cry — cries.</text:p>
        </text:list-item>
      </text:list>
      <text:p text:style-name="P352"/>
      <text:p text:style-name="P418"><text:span text:style-name="T635">П</text:span><text:span text:style-name="T636">еред сказуемым часто </text:span><text:span text:style-name="T638">стоят</text:span><text:span text:style-name="T636"> маячки времени </text:span><text:span text:style-name="T642">(</text:span><text:span text:style-name="T636">наречия частности</text:span><text:span text:style-name="T642">)</text:span><text:span text:style-name="T637">:</text:span></text:p>
      <text:list xml:id="list1556678959" text:style-name="L11">
        <text:list-item>
          <text:p text:style-name="P1076">always - <text:span text:style-name="T541">всегда</text:span>;</text:p>
        </text:list-item>
        <text:list-item>
          <text:p text:style-name="P1076">usually - <text:span text:style-name="T541">обычно</text:span>;</text:p>
        </text:list-item>
        <text:list-item>
          <text:p text:style-name="P1076">often - <text:span text:style-name="T541">часто</text:span>;</text:p>
        </text:list-item>
        <text:list-item>
          <text:p text:style-name="P1076">sometimes - <text:span text:style-name="T541">иногда</text:span>;</text:p>
        </text:list-item>
        <text:list-item>
          <text:p text:style-name="P1076">never — <text:span text:style-name="T541">никогда</text:span>.</text:p>
        </text:list-item>
      </text:list>
      <text:p text:style-name="P20"/>
      <text:p text:style-name="P353"><text:span text:style-name="T434">I </text:span><text:span text:style-name="T504">always</text:span><text:span text:style-name="T434"> wash my hands before eating — Я всегда мою руки перед едой.</text:span></text:p>
      <text:p text:style-name="P352"/>
      <text:p text:style-name="P2">Отрицания в Present Simple</text:p>
      <text:p text:style-name="P2"/>
      <text:p text:style-name="P416"><text:span text:style-name="T548">Использу</text:span><text:span text:style-name="T549">ю</text:span><text:span text:style-name="T548">тся чтобы сказать о том, что что-либо:</text:span></text:p>
      <text:list xml:id="list1827515772" text:style-name="L12">
        <text:list-item>
          <text:p text:style-name="P1081">не является фактом настоящего <text:span text:style-name="T721">или истиной</text:span>;</text:p>
        </text:list-item>
        <text:list-item>
          <text:p text:style-name="P1081">не происходит с какой-то регулярностью.</text:p>
        </text:list-item>
      </text:list>
      <text:p text:style-name="P409"/>
      <text:p text:style-name="P408">За отрицание отвечает частица <text:span text:style-name="T434">not</text:span>, которая идет в паре со вспомогательным глаголом <text:span text:style-name="T434">do</text:span>.</text:p>
      <text:p text:style-name="P408">Если подлежащее <text:span text:style-name="T434">he/she/it</text:span>, то испольузется <text:span text:style-name="T434">does</text:span>. <text:span text:style-name="T700">Смысловой глагол без изменений.</text:span></text:p>
      <text:p text:style-name="P407"/>
      <text:p text:style-name="P122">People <text:span text:style-name="T3">do </text:span><text:span text:style-name="T43">not</text:span> <text:span text:style-name="T23">live</text:span> in space — Люди не живут в космосе.</text:p>
      <text:p text:style-name="P122">Water <text:span text:style-name="T3">does </text:span><text:span text:style-name="T43">not</text:span> <text:span text:style-name="T23">boil</text:span> at 50 degrees Celsius — Вода не кипит при 50 грудусах.</text:p>
      <text:p text:style-name="P122"/>
      <text:p text:style-name="P819"><text:span text:style-name="T546">Практически всегда </text:span><text:span text:style-name="T480">do/</text:span><text:span text:style-name="T481">does</text:span><text:span text:style-name="T480"> not</text:span><text:span text:style-name="T546"> использу</text:span><text:span text:style-name="T547">е</text:span><text:span text:style-name="T546">тся в сокращении: </text:span></text:p>
      <text:p text:style-name="P123">We don`t drink whisky — Мы не пьем виски. <text:span text:style-name="T843">He doesn`t drink tea — Он не пьет чай.</text:span></text:p>
      <text:p text:style-name="P239"/>
      <text:p text:style-name="P239">Вопросы в Present Simple</text:p>
      <text:p text:style-name="P123"/>
      <text:p text:style-name="P199">Используюся чтобы:</text:p>
      <text:list xml:id="list2423939225" text:style-name="L13">
        <text:list-item>
          <text:p text:style-name="P1057">узнать о фактах настоящего;</text:p>
        </text:list-item>
        <text:list-item>
          <text:p text:style-name="P1057">о событиях, которые происходят с какой-то регулярностью.</text:p>
        </text:list-item>
      </text:list>
      <text:p text:style-name="P198"/>
      <text:p text:style-name="P198"><text:soft-page-break/>Вопрос задается с помощью вспомогательного глагола <text:span text:style-name="T434">do/</text:span><text:span text:style-name="T442">does</text:span>, который ставится перед подлежащим. Смысловой глагол без изменений (в начальной форме).</text:p>
      <text:p text:style-name="P906"/>
      <text:p text:style-name="P414"><text:span text:style-name="T5">Do</text:span><text:span text:style-name="T545"> you </text:span><text:span text:style-name="T28">like</text:span><text:span text:style-name="T545"> action movies? </text:span><text:span text:style-name="T466">— </text:span><text:span text:style-name="T545">Тебе нравятся экшен фильмы? </text:span></text:p>
      <text:p text:style-name="P68"><text:span text:style-name="T724">What books </text:span><text:span text:style-name="T6">do</text:span><text:span text:style-name="T724"> you </text:span><text:span text:style-name="T32">read</text:span><text:span text:style-name="T724">? </text:span><text:span text:style-name="T735">—</text:span><text:span text:style-name="T724"> Какие книги тебе нравятся?</text:span></text:p>
      <text:p text:style-name="P130"/>
      <text:p text:style-name="P233">Present Continuous</text:p>
      <text:p text:style-name="P200"/>
      <text:p text:style-name="P200">Указывает на событие, происходящее именно сейчас и которое еще не закончилось.</text:p>
      <text:p text:style-name="P204">Состоит из связки вспомогательного глагола <text:span text:style-name="T434">be</text:span> и смыслового с окончанием <text:span text:style-name="T434">-ing</text:span>:</text:p>
      <text:p text:style-name="P201"/>
      <text:p text:style-name="P124">She <text:span text:style-name="T706">is</text:span> driv<text:span text:style-name="T706">ing</text:span> to work. <text:span text:style-name="T755">—</text:span> Она (сейчас) едет на работу.</text:p>
      <text:p text:style-name="P126">You <text:span text:style-name="T706">are</text:span> do<text:span text:style-name="T706">ing</text:span> great! <text:span text:style-name="T755">—</text:span> У тебя отлично получается!</text:p>
      <text:p text:style-name="P200"/>
      <text:p text:style-name="P431"><text:span text:style-name="T552">Если глагол заканчивается на </text:span><text:span text:style-name="T472">-e</text:span><text:span text:style-name="T552">, то при добавлении </text:span><text:span text:style-name="T472">-ing</text:span><text:span text:style-name="T552"> она выпадает: </text:span><text:span text:style-name="T472">make → making.</text:span></text:p>
      <text:p text:style-name="P203">Если глагол заканчивается на <text:span text:style-name="T434">-ie</text:span>, то при добавлении <text:span text:style-name="T434">-ing</text:span> оно меняется на <text:span text:style-name="T434">-y</text:span>: <text:span text:style-name="T434">lie → lying. </text:span></text:p>
      <text:p text:style-name="P125"/>
      <text:p text:style-name="P203">Если глагол из 1 слога, с одной гласной буквой, после которой солгасная, то при </text:p>
      <text:p text:style-name="P431"><text:span text:style-name="T552">добавлении </text:span><text:span text:style-name="T472">-ing</text:span><text:span text:style-name="T552"> согласная удваивается: </text:span><text:span text:style-name="T472">hit → hitting, sit → sitting.</text:span></text:p>
      <text:p text:style-name="P202"/>
      <text:p text:style-name="P432"><text:span text:style-name="T552">В </text:span><text:span text:style-name="T545">окончании </text:span><text:span text:style-name="T465">-ing</text:span><text:span text:style-name="T545"> буква </text:span><text:span text:style-name="T465">g</text:span><text:span text:style-name="T545"> не произносится. Сочетание </text:span><text:span text:style-name="T465">ng</text:span><text:span text:style-name="T545"> образет необычный звук, которого нет в русском языке — носовой </text:span><text:span text:style-name="T465">n</text:span><text:span text:style-name="T545"> (при произнесении пускается воздух через нос).</text:span></text:p>
      <text:p text:style-name="P204"/>
      <text:p text:style-name="P205"><text:span text:style-name="T760">Слова-м</text:span>аячки Present Continuous:</text:p>
      <text:list xml:id="list323939624" text:style-name="L14">
        <text:list-item>
          <text:p text:style-name="P1058">look — смотри;</text:p>
        </text:list-item>
        <text:list-item>
          <text:p text:style-name="P1058">now — сейчас (обычно стоит в конце);</text:p>
        </text:list-item>
        <text:list-item>
          <text:p text:style-name="P1058">at the moment — в этот момент (обычно в конце).</text:p>
        </text:list-item>
      </text:list>
      <text:p text:style-name="P202"/>
      <text:p text:style-name="P126">I am working right <text:span text:style-name="T706">now</text:span>. — Прямо сейчас я работаю.</text:p>
      <text:p text:style-name="P126"><text:span text:style-name="T706">Look</text:span> out of the window! It`s raining. — Посмотри в окно. Идет дождь.</text:p>
      <text:p text:style-name="P206"/>
      <text:p text:style-name="P232">Отрицания в Present Continuous</text:p>
      <text:p text:style-name="P232"/>
      <text:p text:style-name="P207">Используется чтобы сказать, что что-то не происходит именно сейчас.</text:p>
      <text:p text:style-name="P207">Для этого к глаголу <text:span text:style-name="T434">be</text:span> добавляется частица <text:span text:style-name="T434">not</text:span>.</text:p>
      <text:p text:style-name="P207"/>
      <text:p text:style-name="P127">I`m not listening to you. <text:span text:style-name="T757">—</text:span> Я не слушаю тебя.</text:p>
      <text:p text:style-name="P127">He isn`t cleaning the carpet. <text:span text:style-name="T757">—</text:span> Он не чистит ковер.</text:p>
      <text:p text:style-name="P127"/>
      <text:p text:style-name="P236">Вопросы в Present Continuous</text:p>
      <text:p text:style-name="P128"/>
      <text:p text:style-name="P1008">Здесь использ<text:span text:style-name="T759">уются</text:span> теже правила, что при составлении вопросов в </text:p>
      <text:p text:style-name="P1009">Present Simple с глаголом <text:span text:style-name="T434">be</text:span>:</text:p>
      <text:p text:style-name="P128">Am I listening? <text:span text:style-name="T757">—</text:span> Я слушаю?</text:p>
      <text:p text:style-name="P128">Are you playing? Yes, I am. <text:span text:style-name="T757">—</text:span> Ты играешь? Да.</text:p>
      <text:p text:style-name="P128">Where is he going? <text:span text:style-name="T757">—</text:span> Куда он идет?</text:p>
      <text:p text:style-name="P129">What book is she reading? <text:span text:style-name="T757">— </text:span>Какую книгу она читает? <text:span text:style-name="T758">(сейчас)</text:span></text:p>
      <text:p text:style-name="P129"/>
      <text:p text:style-name="P247"/>
      <text:p text:style-name="P1007"><text:span text:style-name="T576">Глаголы, которые не использ</text:span><text:span text:style-name="T579">уются</text:span><text:span text:style-name="T576"> в </text:span><text:span text:style-name="T577">Continuous</text:span></text:p>
      <text:p text:style-name="P234"/>
      <text:p text:style-name="P208">Это глаголы, обозначающие состояние, которое не меняется под дейсвтием момента.</text:p>
      <text:p text:style-name="P917"><text:span text:style-name="T557">Как правило это </text:span><text:span text:style-name="T558">описание</text:span><text:span text:style-name="T557"> чувств или мыслей. </text:span></text:p>
      <text:p text:style-name="P209"/>
      <text:p text:style-name="P919"><text:span text:style-name="T55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574">(могут </text:span><text:span text:style-name="T575">встречаться </text:span><text:span text:style-name="T574">с </text:span><text:span text:style-name="T485">-ing </text:span><text:span text:style-name="T574">в форме герундия)</text:span><text:span text:style-name="T558">:</text:span></text:p>
      <text:p text:style-name="P210"/>
      <text:p text:style-name="P211">Глаголы восприятия:</text:p>
      <text:list xml:id="list3774769370" text:style-name="L15">
        <text:list-item>
          <text:p text:style-name="P1059">see — видеть;</text:p>
        </text:list-item>
        <text:list-item>
          <text:p text:style-name="P1059">hear — слышать;</text:p>
        </text:list-item>
        <text:list-item>
          <text:p text:style-name="P1059">feel — чувствовать;</text:p>
        </text:list-item>
        <text:list-item>
          <text:p text:style-name="P1059">taste — чувствовать вкус (пробовать);</text:p>
        </text:list-item>
        <text:list-item>
          <text:p text:style-name="P1059">smell — чувствовать запах (нюхать).</text:p>
        </text:list-item>
      </text:list>
      <text:p text:style-name="P210"/>
      <text:p text:style-name="P211">Глаголы для выражения мнения:</text:p>
      <text:list xml:id="list1830448150" text:style-name="L16">
        <text:list-item>
          <text:p text:style-name="P1060">belive — верить;</text:p>
        </text:list-item>
        <text:list-item>
          <text:p text:style-name="P1060">doubt — сомневаться;</text:p>
        </text:list-item>
        <text:list-item>
          <text:p text:style-name="P1060">think — думать.</text:p>
        </text:list-item>
      </text:list>
      <text:p text:style-name="P212"/>
      <text:p text:style-name="P211">Глаголы, показывающие состояние мыслей:</text:p>
      <text:list xml:id="list3083461037" text:style-name="L17">
        <text:list-item>
          <text:p text:style-name="P1061">forget — забывать;</text:p>
        </text:list-item>
        <text:list-item>
          <text:p text:style-name="P1061">imagine — представлять;</text:p>
        </text:list-item>
        <text:list-item>
          <text:p text:style-name="P1061">know — знать;</text:p>
        </text:list-item>
        <text:list-item>
          <text:p text:style-name="P1061">understand — понимать.</text:p>
        </text:list-item>
      </text:list>
      <text:p text:style-name="P210"/>
      <text:p text:style-name="P213">Глаголы, указывающие на эмоции и желания:</text:p>
      <text:list xml:id="list2237054098" text:style-name="L18">
        <text:list-item>
          <text:p text:style-name="P1062">love — любить;</text:p>
        </text:list-item>
        <text:list-item>
          <text:p text:style-name="P1062">like — нравиться;</text:p>
        </text:list-item>
        <text:list-item>
          <text:p text:style-name="P1062">hate — ненавидеть;</text:p>
        </text:list-item>
        <text:list-item>
          <text:p text:style-name="P1062">hope — надеяться;</text:p>
        </text:list-item>
        <text:list-item>
          <text:p text:style-name="P1062">want — хотеть;</text:p>
        </text:list-item>
        <text:list-item>
          <text:p text:style-name="P1062">wish — желать.</text:p>
        </text:list-item>
      </text:list>
      <text:p text:style-name="P214"/>
      <text:p text:style-name="P213">Другие глаголы:</text:p>
      <text:list xml:id="list3749870295" text:style-name="L19">
        <text:list-item>
          <text:p text:style-name="P1063">look — выглядеть;</text:p>
        </text:list-item>
        <text:list-item>
          <text:p text:style-name="P1063">have — иметь.</text:p>
        </text:list-item>
      </text:list>
      <text:p text:style-name="P214"/>
      <text:p text:style-name="P133">I think Amy is a strange girl. - Я думаю, Эмми странная девушка.</text:p>
      <text:p text:style-name="P133">Do you know this man? - Вы знаете этого мужчину?</text:p>
      <text:p text:style-name="P133">You look great! - Ты выглядишь отлично!</text:p>
      <text:p text:style-name="P237"/>
      <text:p text:style-name="P237">Present Perfect</text:p>
      <text:p text:style-name="P215"/>
      <text:p text:style-name="P433"><text:span text:style-name="T565">У</text:span><text:span text:style-name="T561">казывает на дейсвтие совершенное когда-то в прошлом, но подчеркивает, что результат важен сейчас </text:span><text:span text:style-name="T562">(т. е. к какому результату в итоге это привело)</text:span><text:span text:style-name="T561">.</text:span></text:p>
      <text:p text:style-name="P216"/>
      <text:p text:style-name="P912"><text:span text:style-name="T561">С</text:span><text:span text:style-name="T564">остоит и</text:span><text:span text:style-name="T566">з </text:span><text:span text:style-name="T567">2х частей:</text:span><text:span text:style-name="T564"> вспомогат</text:span><text:span text:style-name="T567">ельного</text:span><text:span text:style-name="T564"> глагола </text:span><text:span text:style-name="T482">have</text:span><text:span text:style-name="T564"> и смыслового глагола </text:span></text:p>
      <text:p text:style-name="P912"><text:span text:style-name="T564">в 3й форме (</text:span><text:span text:style-name="T573">передает значение</text:span><text:span text:style-name="T568"> «сделанный»</text:span><text:span text:style-name="T564">).</text:span></text:p>
      <text:p text:style-name="P433"><text:soft-page-break/><text:span text:style-name="T561">На русский язык Present Perfect переводится в прошлом </text:span><text:span text:style-name="T563">(иногда настоящ</text:span><text:span text:style-name="T565">и</text:span><text:span text:style-name="T563">м, </text:span><text:span text:style-name="T565">для удобства</text:span><text:span text:style-name="T563">)</text:span><text:span text:style-name="T561">, </text:span></text:p>
      <text:p text:style-name="P217">а в английском принадлежит к катергории настоящих времен.</text:p>
      <text:p text:style-name="P217"/>
      <text:p text:style-name="P21"><text:span text:style-name="T729">I </text:span><text:span text:style-name="T737">have</text:span><text:span text:style-name="T724"> already </text:span><text:span text:style-name="T737">seen</text:span><text:span text:style-name="T724"> this movie. </text:span><text:span text:style-name="T730">—</text:span><text:span text:style-name="T724"> Я уже видел этот фильм (просмотрел, т. е. опыт).</text:span></text:p>
      <text:p text:style-name="P21"><text:span text:style-name="T724">You </text:span><text:span text:style-name="T737">have</text:span><text:span text:style-name="T724"> </text:span><text:span text:style-name="T737">broken</text:span><text:span text:style-name="T724"> the vase. </text:span><text:span text:style-name="T730">— </text:span><text:span text:style-name="T724">Ты разбил вазу. (есть очевидный результат, кот. случился ранее) </text:span></text:p>
      <text:p text:style-name="P22"><text:span text:style-name="T731">It`s the fitst time I </text:span><text:span text:style-name="T738">have</text:span><text:span text:style-name="T731"> </text:span><text:span text:style-name="T738">driven</text:span><text:span text:style-name="T731"> a car — Это впервые, когда я веду машину. (в настоящем)</text:span></text:p>
      <text:p text:style-name="P224"/>
      <text:p text:style-name="P225">Как проявляется результат:</text:p>
      <text:list xml:id="list3745768632" text:style-name="L20">
        <text:list-item>
          <text:p text:style-name="P1083"><text:span text:style-name="T581">это </text:span><text:span text:style-name="T580">очевидные изменения;</text:span></text:p>
        </text:list-item>
        <text:list-item>
          <text:p text:style-name="P1082"><text:span text:style-name="T562">полученный </text:span><text:span text:style-name="T566">ранее</text:span><text:span text:style-name="T562"> опыт или впечатления;</text:span></text:p>
        </text:list-item>
        <text:list-item>
          <text:p text:style-name="P1064">недавно произошедшие события или новая информация.</text:p>
        </text:list-item>
      </text:list>
      <text:p text:style-name="P218"/>
      <text:p text:style-name="P218">Также Present Perfect используют, если что-то произошло впервые:</text:p>
      <text:p text:style-name="P131">It`s the first time something has happend. - Этой первый раз, когда что-то произошло.</text:p>
      <text:p text:style-name="P131">(вместо first можно указать любое порядковое число: second, third)</text:p>
      <text:p text:style-name="P218">Present Perferct — яркий пример того, что нельзя переводить английские </text:p>
      <text:p text:style-name="P176"><text:span text:style-name="T728">предложения слово в слово: </text:span><text:span text:style-name="T488">I have done. </text:span><text:span text:style-name="T483">—</text:span><text:span text:style-name="T488"> Я сделал (</text:span><text:span text:style-name="T502">досл. </text:span><text:span text:style-name="T488">Я имею сделанным).</text:span></text:p>
      <text:p text:style-name="P298"/>
      <text:p text:style-name="P299">Есть 2 варианта образования 3й формы глагола:</text:p>
      <text:list xml:id="list1567570624" text:style-name="L21">
        <text:list-item>
          <text:p text:style-name="P1065">если глагол правильный, то добавляем к его начальной форме окончание <text:span text:style-name="T434">-ed</text:span>;</text:p>
        </text:list-item>
        <text:list-item>
          <text:p text:style-name="P1065">если неправильный, то находим в таблице неправильных глаголов.</text:p>
        </text:list-item>
      </text:list>
      <text:p text:style-name="P248"/>
      <text:p text:style-name="P751"><text:span text:style-name="T582">Н</text:span><text:span text:style-name="T583">еправильны</text:span><text:span text:style-name="T582">й</text:span><text:span text:style-name="T583"> глагол </text:span><text:span text:style-name="T582">это </text:span><text:span text:style-name="T583">тот, который во 2й или 3й форме </text:span><text:span text:style-name="T597">записывается</text:span><text:span text:style-name="T583"> </text:span><text:span text:style-name="T597">по особенному</text:span><text:span text:style-name="T583">. </text:span></text:p>
      <text:p text:style-name="P249">Самые популярные неправильные глаголы нужно заучить (см. таблицу ниже).</text:p>
      <text:p text:style-name="P248"/>
      <text:p text:style-name="P251">Слова-маячки Present Perfect:</text:p>
      <text:list xml:id="list1857549438" text:style-name="L22">
        <text:list-item>
          <text:p text:style-name="P1066">just — только что;</text:p>
        </text:list-item>
        <text:list-item>
          <text:p text:style-name="P1066">already — уже;</text:p>
        </text:list-item>
        <text:list-item>
          <text:p text:style-name="P1066">yet — еще не;</text:p>
        </text:list-item>
      </text:list>
      <text:p text:style-name="P253"/>
      <text:p text:style-name="P752"><text:span text:style-name="T489">Just</text:span><text:span text:style-name="T584"> и </text:span><text:span text:style-name="T489">already</text:span><text:span text:style-name="T584"> используются в утверждениях. </text:span><text:span text:style-name="T489">Yet</text:span><text:span text:style-name="T584"> — в вопросах и отрицаниях</text:span><text:span text:style-name="T585">. </text:span></text:p>
      <text:p text:style-name="P900"><text:span text:style-name="T585">(</text:span><text:span text:style-name="T503">already</text:span><text:span text:style-name="T632"> также </text:span><text:span text:style-name="T631">иногда можно встретить</text:span><text:span text:style-name="T632"> в вопросах).</text:span></text:p>
      <text:p text:style-name="P255"/>
      <text:p text:style-name="P254">Место <text:span text:style-name="T434">just</text:span>, <text:span text:style-name="T434">already</text:span> в предложении — между <text:span text:style-name="T434">have</text:span> и 3й формой глагола. </text:p>
      <text:p text:style-name="P254">Слово <text:span text:style-name="T434">yet</text:span> стоит <text:span text:style-name="T844">всегда </text:span>в конце предложения.</text:p>
      <text:p text:style-name="P252"/>
      <text:p text:style-name="P134">I have <text:span text:style-name="T706">just</text:span> eaten a sandwich. <text:span text:style-name="T761">—</text:span> Я только что съел бутерброд.</text:p>
      <text:p text:style-name="P134">We have n<text:span text:style-name="T764">o</text:span>t finished <text:span text:style-name="T706">yet</text:span>. <text:span text:style-name="T761">—</text:span> Мы еще не закончили.</text:p>
      <text:p text:style-name="P250"/>
      <text:p text:style-name="P256">Другие указатели времени:</text:p>
      <text:list xml:id="list159380186" text:style-name="L23">
        <text:list-item>
          <text:p text:style-name="P1067">ever — когда либо;</text:p>
        </text:list-item>
        <text:list-item>
          <text:p text:style-name="P1067">never — никогда;</text:p>
        </text:list-item>
        <text:list-item>
          <text:p text:style-name="P1067">recently — в последнее время;</text:p>
        </text:list-item>
        <text:list-item>
          <text:p text:style-name="P1067">these days — в последние дни;</text:p>
        </text:list-item>
        <text:list-item>
          <text:p text:style-name="P1067">словосочетание с this (this mornig, this week).</text:p>
        </text:list-item>
      </text:list>
      <text:p text:style-name="P255"/>
      <text:p text:style-name="P255">Место <text:span text:style-name="T434">ever</text:span>, <text:span text:style-name="T434">never</text:span> — перед 3й формой глагола, <text:span text:style-name="T763">а</text:span> <text:span text:style-name="T434">recently</text:span>, <text:span text:style-name="T434">these days</text:span> и </text:p>
      <text:p text:style-name="P255">словосочетания с <text:span text:style-name="T434">this</text:span> — в конце предложения.</text:p>
      <text:p text:style-name="P255"/>
      <text:p text:style-name="P135">I <text:span text:style-name="T764">ha</text:span>ve <text:span text:style-name="T706">never</text:span> been to New York. <text:span text:style-name="T762">— </text:span>Я никогда не был в Нью Йорке.</text:p>
      <text:p text:style-name="P135"><text:soft-page-break/>I <text:span text:style-name="T764">ha</text:span>ve worked a lot <text:span text:style-name="T706">these days</text:span>. <text:span text:style-name="T762">—</text:span> Я много работал в эти дни.</text:p>
      <text:p text:style-name="P257"/>
      <text:p text:style-name="P245">Отрицания в Present Perfect</text:p>
      <text:p text:style-name="P258"/>
      <text:p text:style-name="P259">Используются, когда хотят сказать:</text:p>
      <text:list xml:id="list4161681451" text:style-name="L24">
        <text:list-item>
          <text:p text:style-name="P1068">об отсутствии ожидаемого результата;</text:p>
        </text:list-item>
        <text:list-item>
          <text:p text:style-name="P1068">о том, чего автор никогда не делал или не испытывал.</text:p>
        </text:list-item>
      </text:list>
      <text:p text:style-name="P258"/>
      <text:p text:style-name="P258">Для этого ставится частица <text:span text:style-name="T434">not</text:span> после вспомогательного глагола <text:span text:style-name="T434">have</text:span>.</text:p>
      <text:p text:style-name="P258"/>
      <text:p text:style-name="P258">Также отрицательным считается предложение со словом <text:span text:style-name="T434">never</text:span>, которое передает отрицательный контекст.</text:p>
      <text:p text:style-name="P258"/>
      <text:p text:style-name="P753"><text:span text:style-name="T586">В </text:span><text:span text:style-name="T580">отрицаниях почти всегда используется сокращенная форма глагола — </text:span><text:span text:style-name="T488">haven`t</text:span><text:span text:style-name="T580">.</text:span></text:p>
      <text:p text:style-name="P754"><text:span text:style-name="T598">Сокращени</text:span><text:span text:style-name="T630">е</text:span><text:span text:style-name="T598"> </text:span><text:span text:style-name="T491">`ve not</text:span><text:span text:style-name="T598"> не используется.</text:span></text:p>
      <text:p text:style-name="P136">I have<text:span text:style-name="T352">n</text:span><text:span text:style-name="T356">`</text:span><text:span text:style-name="T352">t</text:span> expected that. <text:span text:style-name="T762">—</text:span> Я этого не ожидал.</text:p>
      <text:p text:style-name="P136">I<text:span text:style-name="T764">`</text:span>ve <text:span text:style-name="T352">never</text:span> seen this movie before. <text:span text:style-name="T762">— </text:span>Я до этого не видел этот фильм. </text:p>
      <text:p text:style-name="P244"/>
      <text:p text:style-name="P244">Вопросы в Present Perfect</text:p>
      <text:p text:style-name="P137"/>
      <text:p text:style-name="P261">Используются, если хоят узнать:</text:p>
      <text:list xml:id="list186077095" text:style-name="L25">
        <text:list-item>
          <text:p text:style-name="P1069">сделано ли дело к этом моменту, каким образом оно сделано;</text:p>
        </text:list-item>
        <text:list-item>
          <text:p text:style-name="P1093"><text:span text:style-name="T598">имеет ли человек определенный опыт </text:span><text:span text:style-name="T596">или совершил ли он </text:span><text:span text:style-name="T599">нужное</text:span><text:span text:style-name="T596"> действие</text:span><text:span text:style-name="T598">;</text:span></text:p>
        </text:list-item>
      </text:list>
      <text:p text:style-name="P260"/>
      <text:p text:style-name="P754">Для этого используется уже знакомая схема. Глагол <text:span text:style-name="T434">have</text:span> ставится перед по<text:span text:style-name="T768">д</text:span>л<text:span text:style-name="T768">е</text:span>ж<text:span text:style-name="T768">а</text:span>щим.</text:p>
      <text:p text:style-name="P754"/>
      <text:p text:style-name="P138">Why have you done it? <text:span text:style-name="T762">—</text:span> Зачем ты это сделал?</text:p>
      <text:p text:style-name="P899"><text:span text:style-name="T499">Ha</text:span><text:span text:style-name="T500">s</text:span><text:span text:style-name="T499"> </text:span><text:span text:style-name="T500">he</text:span><text:span text:style-name="T499"> ever been to Rome? </text:span><text:span text:style-name="T501">—</text:span><text:span text:style-name="T499"> </text:span><text:span text:style-name="T500">Он</text:span><text:span text:style-name="T499"> бывал в Риме?</text:span></text:p>
      <text:p text:style-name="P138"/>
      <text:p text:style-name="P235">Present Perfect Continuous</text:p>
      <text:p text:style-name="P262"/>
      <text:p text:style-name="P264">Для того, чтобы использовать, нужно чтобы совпало сразу несколько условий:</text:p>
      <text:list xml:id="list2776166933" text:style-name="L26">
        <text:list-item>
          <text:p text:style-name="P1094"><text:span text:style-name="T587">действие не закончено либо закончено не</text:span><text:span text:style-name="T591">давно</text:span><text:span text:style-name="T587">;</text:span></text:p>
        </text:list-item>
        <text:list-item>
          <text:p text:style-name="P1094"><text:span text:style-name="T587">известн</text:span><text:span text:style-name="T591">а его продолжительность </text:span><text:span text:style-name="T605">(обычно из контекста предложения)</text:span><text:span text:style-name="T591">.</text:span></text:p>
        </text:list-item>
      </text:list>
      <text:p text:style-name="P263"/>
      <text:p text:style-name="P268">Схема состоит из 3х частей: вспомогательного глагола <text:span text:style-name="T434">have</text:span>, слова <text:span text:style-name="T434">been</text:span> <text:span text:style-name="T848">(особая форма </text:span></text:p>
      <text:p text:style-name="P268"><text:span text:style-name="T848">глагола </text:span><text:span text:style-name="T454">be</text:span><text:span text:style-name="T848">) </text:span>и смыслового глагола с окончанием <text:span text:style-name="T434">-ing</text:span>. </text:p>
      <text:p text:style-name="P266"/>
      <text:p text:style-name="P765"><text:span text:style-name="T580">На русский </text:span><text:span text:style-name="T589">язык </text:span><text:span text:style-name="T570">Present Perfect Continuous</text:span><text:span text:style-name="T578"> </text:span><text:span text:style-name="T580">переводится настоящим временем</text:span></text:p>
      <text:p text:style-name="P757"><text:span text:style-name="T588">(редко в прошлом). </text:span><text:span text:style-name="T589">При этом все 3 части </text:span><text:span text:style-name="T590">переводятся</text:span><text:span text:style-name="T589"> одним словом.</text:span></text:p>
      <text:p text:style-name="P265"/>
      <text:p text:style-name="P23"><text:span text:style-name="T723">I </text:span><text:span text:style-name="T737">have been learning</text:span><text:span text:style-name="T723"> English for 2 years. </text:span><text:span text:style-name="T741">—</text:span><text:span text:style-name="T723"> Я </text:span><text:span text:style-name="T737">учу</text:span><text:span text:style-name="T723"> английский уже 2 года (и еще не закончил).</text:span></text:p>
      <text:p text:style-name="P23"><text:span text:style-name="T723">We </text:span><text:span text:style-name="T737">have been cleaning</text:span><text:span text:style-name="T723"> the flat the whole morning. </text:span><text:span text:style-name="T741">— </text:span><text:span text:style-name="T723">Мы </text:span><text:span text:style-name="T737">убирали</text:span><text:span text:style-name="T723"> </text:span><text:span text:style-name="T742">квартиру все утро.</text:span></text:p>
      <text:p text:style-name="P267"/>
      <text:p text:style-name="P269">Формы глагола <text:span text:style-name="T434">have</text:span> <text:span text:style-name="T434">verb-ing</text:span> (подобно <text:span text:style-name="T434">am/is/are verb-ing</text:span>, как в Continuous) не существует.</text:p>
      <text:p text:style-name="P269">Если у смыслового глагола окончание<text:span text:style-name="T434"> -ing</text:span>, то <text:span text:style-name="T434">have</text:span> применяется только с <text:span text:style-name="T434">been</text:span>.</text:p>
      <text:p text:style-name="P269"/>
      <text:p text:style-name="P758"><text:span text:style-name="T591">С</text:span><text:span text:style-name="T580">лова-маячки Present Perfect Continuous:</text:span></text:p>
      <text:list xml:id="list743936751" text:style-name="L27">
        <text:list-item>
          <text:p text:style-name="P1070">for — в течении;</text:p>
        </text:list-item>
        <text:list-item>
          <text:p text:style-name="P1070">since — с какого-то времени;</text:p>
        </text:list-item>
        <text:list-item>
          <text:p text:style-name="P1070"><text:soft-page-break/>how long — как долго.</text:p>
        </text:list-item>
      </text:list>
      <text:p text:style-name="P271"/>
      <text:p text:style-name="P270">Дополнительно могут использоваться указатели периода:</text:p>
      <text:list xml:id="list3944033666" text:style-name="L28">
        <text:list-item>
          <text:p text:style-name="P1071">all — весь (день/год);</text:p>
        </text:list-item>
        <text:list-item>
          <text:p text:style-name="P1071">the whole — целый (день/вечер); </text:p>
        </text:list-item>
      </text:list>
      <text:p text:style-name="P265"/>
      <text:p text:style-name="P24"><text:span text:style-name="T723">He</text:span><text:span text:style-name="T743">`</text:span><text:span text:style-name="T724">s been playing</text:span><text:span text:style-name="T723"> for an hour. — Он </text:span><text:span text:style-name="T724">играет</text:span><text:span text:style-name="T723"> уже час </text:span><text:span text:style-name="T743">(в течении часа).</text:span></text:p>
      <text:p text:style-name="P25"><text:span text:style-name="T743">W</text:span><text:span text:style-name="T723">e`</text:span><text:span text:style-name="T724">ve been staying</text:span><text:span text:style-name="T723"> in this hotel since Tuesday. </text:span><text:span text:style-name="T744">— </text:span><text:span text:style-name="T723">Мы </text:span><text:span text:style-name="T724">находимся</text:span><text:span text:style-name="T723"> в этом отеле со вторника.</text:span></text:p>
      <text:p text:style-name="P272"/>
      <text:p text:style-name="P761"><text:span text:style-name="T592">В утверждениях глагол </text:span><text:span text:style-name="T490">have</text:span><text:span text:style-name="T592"> </text:span><text:span text:style-name="T593">часто</text:span><text:span text:style-name="T592"> сокращают до </text:span><text:span text:style-name="T490">`ve</text:span><text:span text:style-name="T592">, а </text:span><text:span text:style-name="T490">has</text:span><text:span text:style-name="T592"> — до </text:span><text:span text:style-name="T490">`s</text:span><text:span text:style-name="T592"> (лего перепутать с </text:span><text:span text:style-name="T490">is</text:span><text:span text:style-name="T592">, посему здесь вспомогательный глагол можно понять только по контексту).</text:span></text:p>
      <text:p text:style-name="P273"/>
      <text:p text:style-name="P760"><text:span text:style-name="T592">Е</text:span><text:span text:style-name="T580">сли используется глагол </text:span><text:span text:style-name="T488">be</text:span><text:span text:style-name="T580"> или глаголы состояния, которые не стоят в Continuous</text:span><text:span text:style-name="T602">,</text:span><text:span text:style-name="T580"> </text:span></text:p>
      <text:p text:style-name="P274">то предложение будет в Present Perfect. </text:p>
      <text:p text:style-name="P274"/>
      <text:p text:style-name="P28"><text:span text:style-name="T724">I </text:span><text:span text:style-name="T737">have known </text:span><text:span text:style-name="T724">(</text:span><text:span text:style-name="T732">а </text:span><text:span text:style-name="T724">не have been knowing)</text:span><text:span text:style-name="T723"> Alice for 3 years. </text:span><text:span text:style-name="T592">—</text:span><text:span text:style-name="T723"> Я </text:span><text:span text:style-name="T737">знаю</text:span><text:span text:style-name="T723"> Алису уже 3 года </text:span></text:p>
      <text:p text:style-name="P29"><text:span text:style-name="T723">I </text:span><text:span text:style-name="T737">haven`t seen</text:span><text:span text:style-name="T723"> Mary for years. </text:span><text:span text:style-name="T743">— </text:span><text:span text:style-name="T723">Я н</text:span><text:span text:style-name="T737">е видел</text:span><text:span text:style-name="T723"> Мэри много лет. </text:span></text:p>
      <text:p text:style-name="P274"/>
      <text:p text:style-name="P762"><text:span text:style-name="T601">Present Perfect Continuous можно упрощать до Present Perfect с пом</text:span><text:span text:style-name="T600">.</text:span><text:span text:style-name="T601"> глаголов </text:span><text:span text:style-name="T492">live</text:span><text:span text:style-name="T601"> </text:span><text:span text:style-name="T600">и</text:span><text:span text:style-name="T601"> </text:span><text:span text:style-name="T492">work</text:span><text:span text:style-name="T601">:</text:span></text:p>
      <text:p text:style-name="P27"><text:span text:style-name="T745">I</text:span><text:span text:style-name="T723">`ve </text:span><text:span text:style-name="T737">been working</text:span><text:span text:style-name="T723"> here for 2 years → I`ve </text:span><text:span text:style-name="T737">worked</text:span><text:span text:style-name="T723"> here for 2 years. </text:span><text:span text:style-name="T746">(смысл одинаковый)</text:span></text:p>
      <text:p text:style-name="P273"/>
      <text:p text:style-name="P4"><text:span text:style-name="T592">О</text:span><text:span text:style-name="T580">трицания в Present Perfect Continuous</text:span></text:p>
      <text:p text:style-name="P275"/>
      <text:p text:style-name="P759"><text:span text:style-name="T593">Использу</text:span><text:span text:style-name="T594">ю</text:span><text:span text:style-name="T593">тся, чтобы сказать, что что-то не происходит в течении указанного времени.</text:span></text:p>
      <text:p text:style-name="P276">Для этого добавляется частица <text:span text:style-name="T434">not</text:span> после вспомогательного глагола <text:span text:style-name="T434">have</text:span>.</text:p>
      <text:p text:style-name="P276"/>
      <text:p text:style-name="P26"><text:span text:style-name="T723">I </text:span><text:span text:style-name="T724">have not been waiting</text:span><text:span text:style-name="T723"> long. </text:span><text:span text:style-name="T744">—</text:span><text:span text:style-name="T723"> Я </text:span><text:span text:style-name="T724">не жду</text:span><text:span text:style-name="T723"> долго.</text:span></text:p>
      <text:p text:style-name="P265"/>
      <text:p text:style-name="P5"><text:span text:style-name="T580">Вопросы </text:span><text:span text:style-name="T595">в Present Perfect Continuous</text:span><text:span text:style-name="T580"> </text:span></text:p>
      <text:p text:style-name="P265"/>
      <text:p text:style-name="P277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77"/>
      <text:p text:style-name="P89"><text:span text:style-name="T723">Have you been waiting long? </text:span><text:span text:style-name="T744">— </text:span><text:span text:style-name="T723">Вы давно ждете? </text:span></text:p>
      <text:p text:style-name="P89"><text:span text:style-name="T723">How long have you been waiting? </text:span><text:span text:style-name="T744">—</text:span><text:span text:style-name="T723"> Как долго вы ждете?</text:span></text:p>
      <text:p text:style-name="P240"/>
      <text:p text:style-name="P240"><text:span text:style-name="T771">Прошедшее. </text:span>Past</text:p>
      <text:p text:style-name="P278"/>
      <text:p text:style-name="P290">Past Perfect и Past Perfect Continuous относительно редки и <text:span text:style-name="T778">в</text:span> рамках начального курса </text:p>
      <text:p text:style-name="P290">не проходятся. <text:span text:style-name="T772">В художественной литературе почти всегда используется Past Simple.</text:span></text:p>
      <text:p text:style-name="P278"/>
      <text:p text:style-name="P238">Past Simple</text:p>
      <text:p text:style-name="P279"/>
      <text:p text:style-name="P281">Используется, чтобы:</text:p>
      <text:list xml:id="list1087486022" text:style-name="L29">
        <text:list-item>
          <text:p text:style-name="P1095"><text:span text:style-name="T603">сообщить факты </text:span><text:span text:style-name="T604">прошлого,</text:span><text:span text:style-name="T603"> рассказать историю, </text:span><text:span text:style-name="T611">биографию</text:span><text:span text:style-name="T603">; </text:span></text:p>
        </text:list-item>
        <text:list-item>
          <text:p text:style-name="P1072">описать действие из прошлого, результат которого не важен в настоящем.</text:p>
        </text:list-item>
      </text:list>
      <text:p text:style-name="P280"/>
      <text:p text:style-name="P766"><text:span text:style-name="T605">Для этого использются глаголы во 2й форме. </text:span><text:span text:style-name="T606">Вторая форма правильного глагола образуется добавлением окончания </text:span><text:span text:style-name="T493">-ed</text:span><text:span text:style-name="T606">. </text:span><text:span text:style-name="T614">Ф</text:span><text:span text:style-name="T606">орма </text:span><text:span text:style-name="T614">неправильного глагола </text:span><text:span text:style-name="T606">находится в таблице.</text:span></text:p>
      <text:p text:style-name="P280"/>
      <text:p text:style-name="P30"><text:span text:style-name="T723">Mozart </text:span><text:span text:style-name="T737">lived</text:span><text:span text:style-name="T723"> from 1756 to 1791 — Моцарт </text:span><text:span text:style-name="T737">жил</text:span><text:span text:style-name="T723"> с 1756 по 1791 год (факт прошлого). </text:span></text:p>
      <text:p text:style-name="P30"><text:soft-page-break/><text:span text:style-name="T723">I </text:span><text:span text:style-name="T737">visited</text:span><text:span text:style-name="T723"> my parents yesterday — Вчера я </text:span><text:span text:style-name="T737">навещал</text:span><text:span text:style-name="T723"> родителей (действие из прошлого).</text:span></text:p>
      <text:p text:style-name="P435"/>
      <text:p text:style-name="P436">Если глагол заканчивается на глухой звук, то <text:span text:style-name="T434">-ed</text:span> читается как <text:span text:style-name="T434">t</text:span>, а если на звконкий </text:p>
      <text:p text:style-name="P436">согласный или на гласный звук — то как <text:span text:style-name="T434">d</text:span>: <text:span text:style-name="T434">worked [воркт], played [плэйд]</text:span>.</text:p>
      <text:p text:style-name="P764"/>
      <text:p text:style-name="P434">Если глагол заканчивается на <text:span text:style-name="T434">d </text:span>или <text:span text:style-name="T434">t</text:span>, то <text:span text:style-name="T434">-ed</text:span> читается как <text:span text:style-name="T434">id</text:span>: <text:span text:style-name="T434">recorded [рикодид]</text:span>. </text:p>
      <text:p text:style-name="P437">Если глагол заканчивается на <text:span text:style-name="T434">-e</text:span>, то её не надо писать 2 раза: <text:span text:style-name="T434">chase</text:span> → <text:span text:style-name="T434">chased</text:span>.</text:p>
      <text:p text:style-name="P764"/>
      <text:p text:style-name="P763">Слова-маячки Past Simple:</text:p>
      <text:list xml:id="list2828978793" text:style-name="L30">
        <text:list-item>
          <text:p text:style-name="P1096">ago — <text:span text:style-name="T773">тому назад</text:span>;</text:p>
        </text:list-item>
        <text:list-item>
          <text:p text:style-name="P1097">last — <text:span text:style-name="T773">прошлый</text:span>;</text:p>
        </text:list-item>
        <text:list-item>
          <text:p text:style-name="P1073">yesterday — вчера;</text:p>
        </text:list-item>
      </text:list>
      <text:p text:style-name="P300"/>
      <text:p text:style-name="P767"><text:span text:style-name="T612">Past Simple часто путают с Present Perfect, потому что на русский они переводятся </text:span><text:span text:style-name="T613">почти</text:span><text:span text:style-name="T612"> одинаково. Главное отличие в том, что Present Perfect всегда будет сообщать доп</text:span><text:span text:style-name="T613">олнительную</text:span><text:span text:style-name="T612"> информацию, указывающ</text:span><text:span text:style-name="T613">ую </text:span><text:span text:style-name="T612">на настоящее время </text:span><text:span text:style-name="T613">(</text:span><text:span text:style-name="T614">чтобы сообщить</text:span><text:span text:style-name="T613"> результат).</text:span></text:p>
      <text:p text:style-name="P287"/>
      <text:p text:style-name="P288">Past Simple используется когда известен момент в прошлом. Если мы знаешь, </text:p>
      <text:p text:style-name="P288">когда произошло событие, то Present Perfect использовать нельзя.</text:p>
      <text:p text:style-name="P288"/>
      <text:p text:style-name="P143">Tom has lost his key — Том потерал ключ (у него сейчас нет ключа, </text:p>
      <text:p text:style-name="P143">потому что он его потерян).</text:p>
      <text:p text:style-name="P143"/>
      <text:p text:style-name="P143">Tom lost his key last weak — Том потерял ключ на прошлой неделе </text:p>
      <text:p text:style-name="P143">(не важно, есть у него ключ или нет).</text:p>
      <text:p text:style-name="P284"/>
      <text:p text:style-name="P285">В английском, если вопрос задается в настоящем, то и ответ должен быть в настоящем. </text:p>
      <text:p text:style-name="P285">Если вопрос в прошлом, то ответ также должен быть в прошлом.</text:p>
      <text:p text:style-name="P285"/>
      <text:p text:style-name="P285">Но если вопрос был в Present Perfect, а в ответе дается информация, когда именно это случилось, тогда необходимо отвечать в Past Simple.</text:p>
      <text:p text:style-name="P285"/>
      <text:p text:style-name="P141">Have you already started to learn English? Yes, I started to learn it 3 month ago — </text:p>
      <text:p text:style-name="P141">Ты уже начал учить английский? Да, 3 месяца назад (информация о времени).</text:p>
      <text:p text:style-name="P140"/>
      <text:p text:style-name="P286">Если вопрос содержит слово <text:span text:style-name="T434">when</text:span>, то он автоматически привязывает нас к моменту </text:p>
      <text:p text:style-name="P286">в прошлом. <text:span text:style-name="T777">Поэтому Present Perfect в вопросах с </text:span><text:span text:style-name="T444">when</text:span><text:span text:style-name="T777"> не используется.</text:span></text:p>
      <text:p text:style-name="P286"/>
      <text:p text:style-name="P142">Have you met him before? <text:span text:style-name="T776">—</text:span> Вы раньше с ним встречались?</text:p>
      <text:p text:style-name="P142">When did you meet him? <text:span text:style-name="T776">—</text:span> Когда вы встречались с ним?</text:p>
      <text:p text:style-name="P284"/>
      <text:p text:style-name="P241">Отрицания и вопросы в Past Simple</text:p>
      <text:p text:style-name="P283"/>
      <text:p text:style-name="P769"><text:span text:style-name="T606">Отрицание представляет связку </text:span><text:span text:style-name="T493">did</text:span><text:span text:style-name="T606"> с частицей </text:span><text:span text:style-name="T493">not</text:span><text:span text:style-name="T606">, </text:span><text:span text:style-name="T616">которая ставится перед смысловым глаголом в начальной форме. </text:span><text:span text:style-name="T607">Обычно </text:span><text:span text:style-name="T616">эта связка</text:span><text:span text:style-name="T607"> сокращается до </text:span><text:span text:style-name="T494">didn`t</text:span><text:span text:style-name="T607">.</text:span></text:p>
      <text:p text:style-name="P293"/>
      <text:p text:style-name="P769"><text:span text:style-name="T615">В вопросах </text:span><text:span text:style-name="T606">вспомогательный глагол </text:span><text:span text:style-name="T493">did</text:span><text:span text:style-name="T606"> используется </text:span><text:span text:style-name="T616">по тем же грамматическим </text:span></text:p>
      <text:p text:style-name="P769"><text:span text:style-name="T616">правилам</text:span><text:span text:style-name="T606">, </text:span><text:span text:style-name="T607">как</text:span><text:span text:style-name="T606"> </text:span><text:span text:style-name="T493">do</text:span><text:span text:style-name="T606"> для Present Simple. </text:span></text:p>
      <text:p text:style-name="P282"/>
      <text:p text:style-name="P139"><text:span text:style-name="T706">Did</text:span> you <text:span text:style-name="T706">go</text:span> to Los Angeles last week? - Ты <text:span text:style-name="T706">ездил</text:span> в Лос Анжелес на прошлой неделе?</text:p>
      <text:p text:style-name="P139">I <text:span text:style-name="T706">didn`t go</text:span> to Los Angeles, I <text:span text:style-name="T706">went</text:span> to Bostom — Я <text:span text:style-name="T706">не ездил</text:span> в Лос Анжелес, я <text:span text:style-name="T706">ездил</text:span> в Бостон.</text:p>
      <text:p text:style-name="P882"/>
      <text:p text:style-name="P246"><text:soft-page-break/>Past Continuous</text:p>
      <text:p text:style-name="P289"/>
      <text:p text:style-name="P772"><text:span text:style-name="T618">О</text:span><text:span text:style-name="T617">значает процесс или незаконченное действие, которое привязано к точному моменту </text:span></text:p>
      <text:p text:style-name="P772"><text:span text:style-name="T617">в </text:span><text:span text:style-name="T667">прошлом</text:span><text:span text:style-name="T617"> (т. е. действие происходило и не было закончено).</text:span></text:p>
      <text:p text:style-name="P291"/>
      <text:p text:style-name="P771"><text:span text:style-name="T61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21">обсуждаемая ситуация</text:span><text:span text:style-name="T617">).</text:span></text:p>
      <text:p text:style-name="P291"/>
      <text:p text:style-name="P773"><text:span text:style-name="T618">Состоит из 2х частей: вспомогательного глагола </text:span><text:span text:style-name="T496">be</text:span><text:span text:style-name="T618"> (</text:span><text:span text:style-name="T619">формы как в Past Simple</text:span><text:span text:style-name="T618">) и смыслового глагола с окончанием </text:span><text:span text:style-name="T496">-ing</text:span><text:span text:style-name="T618">. </text:span><text:span text:style-name="T617">На русский переводится глаголом в прошедшем времени.</text:span></text:p>
      <text:p text:style-name="P292"/>
      <text:p text:style-name="P144">Last Sunday at 5 I <text:span text:style-name="T706">was having</text:span> dinner with my friends — В прошлое воскресенье в 5 </text:p>
      <text:p text:style-name="P144">я <text:span text:style-name="T706">ужинал</text:span> со своими друзьями (привязка к точному моменту в прошлом).</text:p>
      <text:p text:style-name="P32"><text:span text:style-name="T748">My parents </text:span><text:span text:style-name="T739">were watching</text:span><text:span text:style-name="T748"> TV when I came home yesterday — Мои родители </text:span><text:span text:style-name="T739">смотрели</text:span><text:span text:style-name="T748"> телевизор, когда я пришел вчера домой (незаконченное действие </text:span><text:span text:style-name="T749">в тот момент</text:span><text:span text:style-name="T748">).</text:span></text:p>
      <text:p text:style-name="P145"/>
      <text:p text:style-name="P773"><text:span text:style-name="T619">В отрицаниях и вопросах </text:span><text:span text:style-name="T620">глагол </text:span><text:span text:style-name="T497">be</text:span><text:span text:style-name="T619"> ведет себя точно так же, как и </text:span><text:span text:style-name="T620">для</text:span><text:span text:style-name="T619"> Past Simple:</text:span></text:p>
      <text:p text:style-name="P33"><text:span text:style-name="T750">W</text:span><text:span text:style-name="T723">e weren`t reading — Мы не читали (именно тогда). Was I running? — Я бежал?</text:span></text:p>
      <text:p text:style-name="P147"/>
      <text:p text:style-name="P296">В одном предложении часто используются Past Continuous и Past Simple одновременно.</text:p>
      <text:p text:style-name="P776"><text:span text:style-name="T622">Действие, длящееся какое-то время (</text:span><text:span text:style-name="T623">Past Continuous</text:span><text:span text:style-name="T622">) может прерываться более коротким действием (</text:span><text:span text:style-name="T623">Past Simple</text:span><text:span text:style-name="T628">)</text:span><text:span text:style-name="T622"> </text:span><text:span text:style-name="T626">либо другим Past Continuous </text:span><text:span text:style-name="T629">(смотреть по контексту)</text:span><text:span text:style-name="T626">.</text:span></text:p>
      <text:p text:style-name="P294"/>
      <text:p text:style-name="P774"><text:span text:style-name="T622">В этом случае предложение может содержать слово </text:span><text:span text:style-name="T498">while</text:span><text:span text:style-name="T622"> </text:span><text:span text:style-name="T624">(в то время, как)</text:span><text:span text:style-name="T622"> в той части, которая относится к <text:s/></text:span><text:span text:style-name="T623">Past Continuous, </text:span><text:span text:style-name="T622">либо </text:span><text:span text:style-name="T498">when</text:span><text:span text:style-name="T622">, там, где используется Past Simple.</text:span></text:p>
      <text:p text:style-name="P294"/>
      <text:p text:style-name="P34"><text:span text:style-name="T740">While</text:span><text:span text:style-name="T751"> I was working in the garden, I </text:span><text:span text:style-name="T752">kicked</text:span><text:span text:style-name="T751"> my leg — Пока я работал в саду, я </text:span><text:span text:style-name="T753">пнул</text:span><text:span text:style-name="T751"> ногу.</text:span></text:p>
      <text:p text:style-name="P35"><text:span text:style-name="T723">I was working in the garden </text:span><text:span text:style-name="T737">when</text:span><text:span text:style-name="T723"> I kicked my leg — </text:span><text:span text:style-name="T752">Я работал в саду, когда </text:span><text:span text:style-name="T753">пнул</text:span><text:span text:style-name="T752"> ногу</text:span><text:span text:style-name="T723">.</text:span></text:p>
      <text:p text:style-name="P148"/>
      <text:p text:style-name="P36"><text:span text:style-name="T737">While</text:span><text:span text:style-name="T723"> Tom was reading, Amely was watching a documentary on TV — Пока </text:span><text:span text:style-name="T754">Т</text:span><text:span text:style-name="T723">ом читал, </text:span></text:p>
      <text:p text:style-name="P149">Эмили смотрела документальный фильм по телевизору.</text:p>
      <text:p text:style-name="P297"/>
      <text:p text:style-name="P775"><text:span text:style-name="T627">Если действия происходят не одновременно, а следуют одно за другим</text:span><text:span text:style-name="T625">, то в этом </text:span></text:p>
      <text:p text:style-name="P295">случае нужно использовать <text:span text:style-name="T793">только</text:span> Past Simple.</text:p>
      <text:p text:style-name="P295"/>
      <text:p text:style-name="P146">I saw Jane in the street yesterday. I stopped and said hello — Я увидел Джейн вчера на улице. </text:p>
      <text:p text:style-name="P146">Я остановился и поздоровался (сказал «привет»).</text:p>
      <text:p text:style-name="P243"/>
      <text:p text:style-name="P243">Будущие. Future</text:p>
      <text:p text:style-name="P161"/>
      <text:p text:style-name="P166">В английском языке о будущем можно говорить не только с помощью формы Future, но и </text:p>
      <text:p text:style-name="P782"><text:span text:style-name="T643">с помощью </text:span><text:span text:style-name="T647">формы</text:span><text:span text:style-name="T643"> </text:span><text:span text:style-name="T645">Present</text:span><text:span text:style-name="T64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65"/>
      <text:p text:style-name="P781"><text:span text:style-name="T644">Другие варианты Future (кроме </text:span><text:span text:style-name="T646">Future </text:span><text:span text:style-name="T644">Simple) используются редко, </text:span><text:span text:style-name="T646">т. к.</text:span><text:span text:style-name="T644"> они громоздкие и довольно неудобные. В современном английском можно обойтись без них.</text:span></text:p>
      <text:p text:style-name="P165"/>
      <text:p text:style-name="P779"><text:span text:style-name="T223">На будущ</text:span><text:span text:style-name="T224">и</text:span><text:span text:style-name="T223">е могут также указы</text:span><text:span text:style-name="T224">вать</text:span><text:span text:style-name="T223"> модальные глаголы </text:span><text:span text:style-name="T225">и оборот </text:span><text:span text:style-name="T142">be going to</text:span><text:span text:style-name="T226">, </text:span><text:span text:style-name="T225">который </text:span></text:p>
      <text:p text:style-name="P779"><text:span text:style-name="T225">в основном</text:span><text:span text:style-name="T226"> встречается </text:span><text:span text:style-name="T225">в разговорной речи и нередко используется вместо Future Simple.</text:span></text:p>
      <text:p text:style-name="P165"/>
      <text:p text:style-name="P349"/>
      <text:p text:style-name="P998">Present Continuous в значении будущего</text:p>
      <text:p text:style-name="P167"/>
      <text:p text:style-name="P167">Используется, чтобы сказать о личных планах. В предложении обычно указывается дата </text:p>
      <text:p text:style-name="P167">или время, связанные с будущим. Переводить можно как будущим так и настоящим.</text:p>
      <text:p text:style-name="P167"/>
      <text:p text:style-name="P633">What are you doing on Satureday? <text:span text:style-name="T357">—</text:span> Что ты делаешь в субботу? (какие у тебя планы?)</text:p>
      <text:p text:style-name="P641">I am flying to London tomorrow — <text:span text:style-name="T794">Завтра я лечу в Лондон (личный план)</text:span></text:p>
      <text:p text:style-name="P641"/>
      <text:p text:style-name="P536">Present Simple в значении будущего</text:p>
      <text:p text:style-name="P642"/>
      <text:p text:style-name="P168"><text:span text:style-name="T313">Используется, чтобы сказать о том, что </text:span><text:span text:style-name="T315">что-то </text:span><text:span text:style-name="T313">должно произойти по рассписанию, либо </text:span></text:p>
      <text:p text:style-name="P168"><text:span text:style-name="T313">о собственном графике. </text:span><text:span text:style-name="T314">Переводить можно как будущим так и настоящим.</text:span></text:p>
      <text:p text:style-name="P549"/>
      <text:p text:style-name="P549">Ключевое отличие от Present Continuous в том, что расписание не зависит от говорящего, </text:p>
      <text:p text:style-name="P777"><text:span text:style-name="T150">т. е. речь может идти </text:span><text:span text:style-name="T151">о </text:span><text:span text:style-name="T150">рассписании транспорта, сеансов в кино и т. </text:span><text:span text:style-name="T151">п</text:span><text:span text:style-name="T150">.</text:span></text:p>
      <text:p text:style-name="P643">My airplane flies at 6 o`clock tomorrow — Мой самолет летит завтра в 6 (рассписание)</text:p>
      <text:p text:style-name="P883"><text:span text:style-name="T101">What time do you finish work tommorow? </text:span><text:span text:style-name="T102">— </text:span><text:span text:style-name="T101">В какое время ты заканчиваешь работу завтра?</text:span></text:p>
      <text:p text:style-name="P645"/>
      <text:p text:style-name="P537">Оборот <text:span text:style-name="T434">be going to</text:span></text:p>
      <text:p text:style-name="P550"/>
      <text:p text:style-name="P778"><text:span text:style-name="T152">Подразумевает, что человек говорит не о спонтанном решении что-либо сделать, </text:span><text:span text:style-name="T155">а о заранее </text:span><text:span text:style-name="T156">продуманных</text:span><text:span text:style-name="T155"> действиях. </text:span><text:span text:style-name="T152">На русский переводится как «собираюсь сделать».</text:span></text:p>
      <text:p text:style-name="P550"/>
      <text:p text:style-name="P170"><text:span text:style-name="T312">Чтобы использовать, нужно поставить глагол </text:span><text:span text:style-name="T101">be</text:span><text:span text:style-name="T312"> в форму </text:span><text:span text:style-name="T101">am/is/are</text:span><text:span text:style-name="T312">, а смысловой глагол оставить в начальной форме, после </text:span><text:span text:style-name="T101">going to</text:span><text:span text:style-name="T312">.</text:span></text:p>
      <text:p text:style-name="P550"/>
      <text:p text:style-name="P644">I`m going to meet my friends tomorrow — Я собираюсь встретиться с друзьями завтра.</text:p>
      <text:p text:style-name="P870"><text:span text:style-name="T41">I`m going to go</text:span><text:span text:style-name="T322"> out after I finish my work — Я собираюсь погулять после, как закончу работу.</text:span></text:p>
      <text:p text:style-name="P550"/>
      <text:p text:style-name="P780"><text:span text:style-name="T152">В разговорной </text:span><text:span text:style-name="T156">стиле</text:span><text:span text:style-name="T153"> </text:span><text:span text:style-name="T154">этот </text:span><text:span text:style-name="T153">оборот </text:span><text:span text:style-name="T152">очень часто </text:span><text:span text:style-name="T156">записывается</text:span><text:span text:style-name="T152"> как </text:span><text:span text:style-name="T103">gonna</text:span><text:span text:style-name="T152"> </text:span><text:span text:style-name="T103">[гона].</text:span></text:p>
      <text:p text:style-name="P646"/>
      <text:p text:style-name="P171"><text:span text:style-name="T312">Также его используют, когда очевидно, что вот-вот случится какое-то действие. В этом случае </text:span><text:span text:style-name="T101">be goin to </text:span><text:span text:style-name="T312">передает оттенок неизбежности происходящего и применяется по отношению </text:span></text:p>
      <text:p text:style-name="P551">к постороннему человеку или объетку.</text:p>
      <text:p text:style-name="P551"/>
      <text:p text:style-name="P647">Look! He`s going to fall — Смотри! Он сейчас упадет.</text:p>
      <text:p text:style-name="P647">The sky is dark. It`s going to rain — Небо темное. Сейчас пойдет дождь.</text:p>
      <text:p text:style-name="P539"/>
      <text:p text:style-name="P538">Future Simple</text:p>
      <text:p text:style-name="P552"/>
      <text:p text:style-name="P783"><text:span text:style-name="T157">Сообщает о будущих, еще не случившихся событиях. </text:span><text:span text:style-name="T158">Эта форма говорит о том, что человек сделает что-то в будущем, но решение он принял в момент речи, </text:span><text:span text:style-name="T159">т. е. описывает не спланированные, а спонтанные дейсвтия. </text:span></text:p>
      <text:p text:style-name="P555"/>
      <text:p text:style-name="P783"><text:span text:style-name="T160">В</text:span><text:span text:style-name="T159"> предложени</text:span><text:span text:style-name="T160">ях</text:span><text:span text:style-name="T159"> </text:span><text:span text:style-name="T160">будут </text:span><text:span text:style-name="T159">часто </text:span><text:span text:style-name="T160">попадаться слова</text:span><text:span text:style-name="T159">, </text:span><text:span text:style-name="T160">выражающие</text:span><text:span text:style-name="T159"> мнение: <text:s/></text:span><text:span text:style-name="T104">I think </text:span><text:span text:style-name="T105">(я думаю)</text:span><text:span text:style-name="T104">, </text:span></text:p>
      <text:p text:style-name="P783"><text:span text:style-name="T104">I`m sure </text:span><text:span text:style-name="T105">(я уверен), I hope (я надеюсь), </text:span><text:span text:style-name="T104">probably (возможно).</text:span><text:span text:style-name="T105"> </text:span></text:p>
      <text:p text:style-name="P559"/>
      <text:p text:style-name="P554">Схема состоит из 2х частей: вспомогательного глагола <text:span text:style-name="T434">will </text:span><text:span text:style-name="T798">(заменяет </text:span><text:span text:style-name="T445">do/did</text:span><text:span text:style-name="T798">)</text:span> </text:p>
      <text:p text:style-name="P554">и смыслового глагола в начальной форме. </text:p>
      <text:p text:style-name="P649"/>
      <text:p text:style-name="P554"><text:span text:style-name="T434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34">not</text:span>.</text:p>
      <text:p text:style-name="P553"><text:soft-page-break/>В речи и на письме <text:span text:style-name="T434">will</text:span> обычно сокращается до <text:span text:style-name="T434">`ll</text:span>, а отрицание <text:span text:style-name="T434">will</text:span> <text:span text:style-name="T434">not</text:span> д<text:span text:style-name="T797">о</text:span> <text:span text:style-name="T434">won`t</text:span>.</text:p>
      <text:p text:style-name="P553"/>
      <text:p text:style-name="P648">We <text:span text:style-name="T706">will</text:span> proobably <text:span text:style-name="T706">meet</text:span> soon — Мы, возможно, скоро <text:span text:style-name="T706">встретимся</text:span>.</text:p>
      <text:p text:style-name="P648">I hope everything <text:span text:style-name="T706">will be</text:span> fine — Надеюсь, все <text:span text:style-name="T706">будет </text:span>хорошо.</text:p>
      <text:p text:style-name="P648"><text:span text:style-name="T706">Will</text:span> you <text:span text:style-name="T706">be</text:span> at home toworrow? No, I won`t — <text:span text:style-name="T796">Ты </text:span><text:span text:style-name="T708">будешь</text:span><text:span text:style-name="T796"> завтра дома? Нет</text:span>.</text:p>
      <text:p text:style-name="P553"/>
      <text:p text:style-name="P558">Чтобы правильно подобрать нужную форму, нужно отталкиваться от контекста:</text:p>
      <text:list xml:id="list2706730159" text:style-name="L31">
        <text:list-item>
          <text:p text:style-name="P1016">I will do — я сделаю (считаю/верю, что сделаю это);</text:p>
        </text:list-item>
        <text:list-item>
          <text:p text:style-name="P1017">I am doing — я сделаю (потому что уже спланировал это);</text:p>
        </text:list-item>
        <text:list-item>
          <text:p text:style-name="P1017">I am going to do — я собираюсь сделать (ключевое слово «собираюсь»).</text:p>
        </text:list-item>
      </text:list>
      <text:p text:style-name="P556"/>
      <text:p text:style-name="P557">Нередко, вместо will используется модальный глагол might:</text:p>
      <text:p text:style-name="P651">I might do it — Наверное, я сделаю это.</text:p>
      <text:p text:style-name="P650"/>
      <text:p text:style-name="P548">Модальные глаголы</text:p>
      <text:p text:style-name="P652"/>
      <text:p text:style-name="P562">Это особенные глаголы, которые одновременно:</text:p>
      <text:list xml:id="list179536315" text:style-name="L32">
        <text:list-item>
          <text:p text:style-name="P1018">передают смысл (используются как смысловые глаголы);</text:p>
        </text:list-item>
        <text:list-item>
          <text:p text:style-name="P1018">передают время (привязывают дейсвтие к какому-то времени);</text:p>
        </text:list-item>
        <text:list-item>
          <text:p text:style-name="P1018">используются по тем же правилами, что и вспомогательные глаголы.</text:p>
        </text:list-item>
      </text:list>
      <text:p text:style-name="P560"/>
      <text:p text:style-name="P56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560">а в отрицаниях используются вместе с частицей <text:span text:style-name="T434">not</text:span>.</text:p>
      <text:p text:style-name="P560"/>
      <text:p text:style-name="P792"><text:span text:style-name="T163">Модальные глаголы не имеют окончаний и дополнительных форм. </text:span><text:span text:style-name="T185">Т. е. </text:span><text:span text:style-name="T163">не меняются в зависимости от подлежащего </text:span><text:span text:style-name="T185">(нет окончания -s, если подлежащее he/she/it и </text:span><text:span text:style-name="T186">пр</text:span><text:span text:style-name="T185">)</text:span><text:span text:style-name="T163">. </text:span></text:p>
      <text:p text:style-name="P561"/>
      <text:p text:style-name="P56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568"/>
      <text:p text:style-name="P569"><text:span text:style-name="T819">После модального глагола почти всегда </text:span><text:span text:style-name="T821">идет</text:span><text:span text:style-name="T819"> смысловой глагол в начальной форме, </text:span><text:span text:style-name="T822">но </text:span><text:span text:style-name="T819">без частицы </text:span><text:span text:style-name="T450">to. </text:span><text:span text:style-name="T820">Также смысловой глагол в начальной форме идет после модальных кострукций.</text:span></text:p>
      <text:p text:style-name="P568"/>
      <text:p text:style-name="P884"><text:span text:style-name="T185">М</text:span><text:span text:style-name="T149">одальные глаголы: </text:span><text:span text:style-name="T101">can, could, must, might, may, should, would, will, shall</text:span><text:span text:style-name="T149">.</text:span></text:p>
      <text:p text:style-name="P820"><text:span text:style-name="T175">М</text:span><text:span text:style-name="T221">одальные конструкции: </text:span><text:span text:style-name="T135">be able to, have to, used to</text:span><text:span text:style-name="T221">.</text:span></text:p>
      <text:p text:style-name="P570"/>
      <text:p text:style-name="P820"><text:span text:style-name="T310">Глаголы </text:span><text:span text:style-name="T145">w</text:span><text:span text:style-name="T146">ill</text:span><text:span text:style-name="T311"> и </text:span><text:span text:style-name="T145">s</text:span><text:span text:style-name="T146">hall</text:span></text:p>
      <text:p text:style-name="P571"/>
      <text:p text:style-name="P885"><text:span text:style-name="T149">В Future Simple </text:span><text:span text:style-name="T101">will</text:span><text:span text:style-name="T149"> используется как вспомогательный глагол. Но иногда он также</text:span></text:p>
      <text:p text:style-name="P885"><text:span text:style-name="T149">используется как модальный глагол. Это касается ситуац</text:span><text:span text:style-name="T161">и</text:span><text:span text:style-name="T149">й, когда нужно предложить свою помощь либо обратиться за помощью самому.</text:span></text:p>
      <text:p text:style-name="P572"/>
      <text:p text:style-name="P653">You luggage is heavy. I`ll help you — У вас тяжелый багаж. Я помогу вам.</text:p>
      <text:p text:style-name="P653">Will you help me? — Ты мне поможешь?</text:p>
      <text:p text:style-name="P572"/>
      <text:p text:style-name="P785"><text:span text:style-name="T161">Ситуации с </text:span><text:span text:style-name="T106">will</text:span><text:span text:style-name="T161"> переводятся будущим, а с </text:span><text:span text:style-name="T106">won`t </text:span><text:span text:style-name="T161">— настоящим. </text:span><text:span text:style-name="T106">Won`t</text:span><text:span text:style-name="T161"> означает </text:span></text:p>
      <text:p text:style-name="P564">«отказывается» (не смотря на мои ожидание, действие не происходит).</text:p>
      <text:p text:style-name="P563"/>
      <text:p text:style-name="P654"/>
      <text:p text:style-name="P1006">What`s wrong? My Car won`t start — Что случилось? Моя машина не заводится. </text:p>
      <text:p text:style-name="P654">(отказывается заводиться)</text:p>
      <text:p text:style-name="P563"/>
      <text:p text:style-name="P784"><text:span text:style-name="T162">Модальный глагол </text:span><text:span text:style-name="T107">shall</text:span><text:span text:style-name="T162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7">will</text:span><text:span text:style-name="T162">.</text:span></text:p>
      <text:p text:style-name="P565"/>
      <text:p text:style-name="P784"><text:span text:style-name="T162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7">I</text:span><text:span text:style-name="T162"> или </text:span><text:span text:style-name="T107">we</text:span><text:span text:style-name="T162">.</text:span></text:p>
      <text:p text:style-name="P565"/>
      <text:p text:style-name="P655">Shall I close the door? - Я закрою дверь? (вы не против, если я закрою дверь?)</text:p>
      <text:p text:style-name="P37"><text:span text:style-name="T316">S</text:span><text:span text:style-name="T312">hall we dance? - Потанцуем? (вы не против потанцевать?)</text:span></text:p>
      <text:p text:style-name="P563"/>
      <text:p text:style-name="P540"><text:span text:style-name="T804">Глаголы </text:span><text:span text:style-name="T447">c</text:span><text:span text:style-name="T434">an</text:span> и <text:span text:style-name="T447">c</text:span><text:span text:style-name="T434">ould</text:span></text:p>
      <text:p text:style-name="P565"/>
      <text:p text:style-name="P790"><text:span text:style-name="T119">Can</text:span><text:span text:style-name="T164"> переводится как «умею», «могу», «смогу». </text:span><text:span text:style-name="T183">С</text:span><text:span text:style-name="T164"> частицей </text:span><text:span text:style-name="T119">not</text:span><text:span text:style-name="T164"> в пишется либо </text:span></text:p>
      <text:p text:style-name="P420"><text:span text:style-name="T164">слитно — </text:span><text:span text:style-name="T119">cannot</text:span><text:span text:style-name="T164">, либо сокращенно — </text:span><text:span text:style-name="T119">can`t</text:span><text:span text:style-name="T164">. </text:span><text:span text:style-name="T183">М</text:span><text:span text:style-name="T165">ожет передавать следующие значения:</text:span></text:p>
      <text:list xml:id="list2511230622" text:style-name="L33">
        <text:list-item>
          <text:p text:style-name="P1098"><text:span text:style-name="T164">у</text:span><text:span text:style-name="T165">мственные или физические возможности, умение что-то сделать;</text:span></text:p>
        </text:list-item>
        <text:list-item>
          <text:p text:style-name="P1019">разрешение или запрет что-то cделать;</text:p>
        </text:list-item>
        <text:list-item>
          <text:p text:style-name="P1019">просьба или предложение о помощи;</text:p>
        </text:list-item>
        <text:list-item>
          <text:p text:style-name="P1019">неуверенность в совершении действия (в вопросах).</text:p>
        </text:list-item>
      </text:list>
      <text:p text:style-name="P567"/>
      <text:p text:style-name="P38"><text:span text:style-name="T317">H</text:span><text:span text:style-name="T312">e can understand my English — Он может понимать мой английский.</text:span></text:p>
      <text:p text:style-name="P656">You can`t smoke here — Ты не можешь сдесь курить.</text:p>
      <text:p text:style-name="P656">Can I help you? - Я могу вам помочь?</text:p>
      <text:p text:style-name="P573"/>
      <text:p text:style-name="P886"><text:span text:style-name="T164">В </text:span><text:span text:style-name="T149">разговорной речи </text:span><text:span text:style-name="T101">can</text:span><text:span text:style-name="T149"> широко используется именно, когда нужно спросить разрешение </text:span></text:p>
      <text:p text:style-name="P887"><text:span text:style-name="T149">что-то сделать. </text:span><text:span text:style-name="T189">Е</text:span><text:span text:style-name="T187">сли нужно спросить разрешение вежливо, то используется may.</text:span></text:p>
      <text:p text:style-name="P609"/>
      <text:p text:style-name="P793"><text:span text:style-name="T121">Can</text:span><text:span text:style-name="T122"> I use your phone? / May I use your phone? - Я мог</text:span><text:span text:style-name="T121">у</text:span><text:span text:style-name="T122"> воспольз</text:span><text:span text:style-name="T121">оваться</text:span><text:span text:style-name="T122"> </text:span></text:p>
      <text:p text:style-name="P793"><text:span text:style-name="T121">твоим/</text:span><text:span text:style-name="T122">вашим телефоном?</text:span></text:p>
      <text:p text:style-name="P566"/>
      <text:p text:style-name="P888"><text:span text:style-name="T101">Could [куд] </text:span><text:span text:style-name="T149">переводится как «мог», «мог бы» и является прошедшей формой от </text:span><text:span text:style-name="T101">can</text:span><text:span text:style-name="T149">. </text:span></text:p>
      <text:p text:style-name="P574">Его следует использовать, когда мы говорим о том, что что-то умели или могли в прошлом.</text:p>
      <text:p text:style-name="P608">Также <text:span text:style-name="T434">could</text:span> <text:span text:style-name="T823">применяется</text:span> в качестве официальной формы обращения.</text:p>
      <text:p text:style-name="P574"/>
      <text:p text:style-name="P657">I could read at the age of 4 — Я мог читать в 4 года.</text:p>
      <text:p text:style-name="P657">This story could be true — Эта история могла бы быть правдой.</text:p>
      <text:p text:style-name="P545"/>
      <text:p text:style-name="P545"><text:span text:style-name="T802">К</text:span>онструкция <text:span text:style-name="T434">be able to</text:span></text:p>
      <text:p text:style-name="P575"/>
      <text:p text:style-name="P576">Дублирует по значению модальные глаголы <text:span text:style-name="T434">can/could</text:span>. Говорит о возможности </text:p>
      <text:p text:style-name="P576">соверишить действие. <text:span text:style-name="T817">В настоящем времени </text:span><text:span text:style-name="T801">заменяется модальным глаголом </text:span><text:span text:style-name="T446">can</text:span><text:span text:style-name="T817">.</text:span></text:p>
      <text:p text:style-name="P576"/>
      <text:p text:style-name="P577">В этой конструкции глагол <text:span text:style-name="T434">be</text:span> передает время:</text:p>
      <text:list xml:id="list2912119796" text:style-name="L34">
        <text:list-item>
          <text:p text:style-name="P1020">am/is/are able to — могу/может/могут (есть возможность);</text:p>
        </text:list-item>
        <text:list-item>
          <text:p text:style-name="P1020">was/were able to — смог/смогли;</text:p>
        </text:list-item>
        <text:list-item>
          <text:p text:style-name="P1020">will be able to — смогу/сможет/смогут.</text:p>
        </text:list-item>
      </text:list>
      <text:p text:style-name="P578"/>
      <text:p text:style-name="P786"><text:span text:style-name="T108">B</text:span><text:span text:style-name="T109">e able to</text:span><text:span text:style-name="T166"> передает оттенок </text:span><text:span text:style-name="T167">того, что </text:span><text:span text:style-name="T170">человек</text:span><text:span text:style-name="T167"> обычно не может сделать, но именно тогда </text:span></text:p>
      <text:p text:style-name="P786"><text:span text:style-name="T167">смог (в прошедшем) или сможет (в будущем).</text:span><text:span text:style-name="T166"> </text:span><text:span text:style-name="T167">Т</text:span><text:span text:style-name="T166">. е. не «мог</text:span><text:span text:style-name="T167">у</text:span><text:span text:style-name="T166">», а «</text:span><text:span text:style-name="T167">смогу</text:span><text:span text:style-name="T166">».</text:span></text:p>
      <text:p text:style-name="P579"/>
      <text:p text:style-name="P658"><text:soft-page-break/>Stacey talked rather quickly, but I was able to understand her — Стэйси говорила довольно быстро, но я смог понять её.</text:p>
      <text:p text:style-name="P658"/>
      <text:p text:style-name="P658">If I learn French, I will be able to understand it — Если я буду учить французский, </text:p>
      <text:p text:style-name="P658">я смогу понимать его.</text:p>
      <text:p text:style-name="P658"/>
      <text:p text:style-name="P541"><text:span text:style-name="T804">Глаголы </text:span><text:span text:style-name="T447">m</text:span><text:span text:style-name="T434">ight</text:span> и <text:span text:style-name="T447">m</text:span><text:span text:style-name="T434">ay</text:span></text:p>
      <text:p text:style-name="P658"/>
      <text:p text:style-name="P791"><text:span text:style-name="T184">M</text:span><text:span text:style-name="T112">ight [майт]</text:span><text:span text:style-name="T168"> переводится как «может» или «мог бы», </text:span><text:span text:style-name="T175">а</text:span><text:span text:style-name="T806"> т</text:span>акже <text:span text:style-name="T168">наречием </text:span><text:span text:style-name="T173">«возможно», «вероятно», </text:span><text:span text:style-name="T174">«должно быть», </text:span><text:span text:style-name="T173">«наверное»</text:span><text:span text:style-name="T168">. </text:span></text:p>
      <text:p text:style-name="P605"/>
      <text:p text:style-name="P580">Он указывает на вероятность того, что ситуация может происходить сейчас или произойти </text:p>
      <text:p text:style-name="P580">в ближайшем будущем. Является синонимом фразе <text:span text:style-name="T434">it is possible that</text:span> (возможно, что).</text:p>
      <text:p text:style-name="P676"/>
      <text:p text:style-name="P889"><text:span text:style-name="T101">Look at the sky. It might rain — Посмотри на небо. Возможно </text:span><text:span text:style-name="T111">пойдет дождь.</text:span></text:p>
      <text:p text:style-name="P890"><text:span text:style-name="T111">M</text:span><text:span text:style-name="T101">ight Tom call in the evening? - Том может позвонить вечером? (может</text:span><text:span text:style-name="T113"> ли он позвонить</text:span><text:span text:style-name="T101">?)</text:span></text:p>
      <text:p text:style-name="P658"/>
      <text:p text:style-name="P829"><text:span text:style-name="T184">Отрицание</text:span><text:span text:style-name="T169"> </text:span><text:span text:style-name="T110">might</text:span><text:span text:style-name="T169"> </text:span><text:span text:style-name="T110">not</text:span><text:span text:style-name="T169"> </text:span><text:span text:style-name="T184">сокращается до</text:span><text:span text:style-name="T169"> </text:span><text:span text:style-name="T110">mightn`t [майтэнт]</text:span><text:span text:style-name="T169">.</text:span></text:p>
      <text:p text:style-name="P606"/>
      <text:p text:style-name="P829"><text:span text:style-name="T168">Модальный глагол </text:span><text:span text:style-name="T112">may</text:span><text:span text:style-name="T168"> в современном английском используется </text:span><text:span text:style-name="T169">редко</text:span><text:span text:style-name="T168">. Но его часто применяют, когда нужно предложить помощь незнакомому человеку. </text:span><text:span text:style-name="T188">Он п</text:span><text:span text:style-name="T168">ереводится как «иметь возможность» и по сути </text:span><text:span text:style-name="T169">взаимозаменяем с</text:span><text:span text:style-name="T168"> </text:span><text:span text:style-name="T112">might</text:span><text:span text:style-name="T168">.</text:span></text:p>
      <text:p text:style-name="P659"/>
      <text:p text:style-name="P659">May I help you, sir? Я могу вам помочь, сэр? (имею ли я возможность вам помочь?)</text:p>
      <text:p text:style-name="P607"/>
      <text:p text:style-name="P542"><text:span text:style-name="T805">Глагол </text:span><text:span text:style-name="T448">m</text:span><text:span text:style-name="T434">ust</text:span></text:p>
      <text:p text:style-name="P581"/>
      <text:p text:style-name="P794"><text:span text:style-name="T190">О</text:span><text:span text:style-name="T174">дин из самых распространенных в речи модальных глаголов. </text:span><text:span text:style-name="T191">И</text:span><text:span text:style-name="T174">спользуется в настоящем времени. Переводится как «должен», «обязан» или «должно быть», «</text:span><text:span text:style-name="T171">наверное»</text:span><text:span text:style-name="T174">.</text:span></text:p>
      <text:p text:style-name="P582"/>
      <text:p text:style-name="P419"><text:span text:style-name="T171">П</text:span><text:span text:style-name="T165">ереда</text:span><text:span text:style-name="T171">ет</text:span><text:span text:style-name="T165"> следующие значения</text:span><text:span text:style-name="T172">:</text:span></text:p>
      <text:list xml:id="list3923431154" text:style-name="L35">
        <text:list-item>
          <text:p text:style-name="P1021">необходимость, обязанность, долг;</text:p>
        </text:list-item>
        <text:list-item>
          <text:p text:style-name="P1022">настойчивый совет, приказ, запрет (в отрицаниях);</text:p>
        </text:list-item>
      </text:list>
      <text:p text:style-name="P677"/>
      <text:p text:style-name="P677">I must go — Я должен идти. </text:p>
      <text:p text:style-name="P662">He must not be at home now — <text:s/><text:span text:style-name="T816">О</text:span>н не должен сейчас быть дома.</text:p>
      <text:p text:style-name="P820"><text:span text:style-name="T136">Must we hurry? — Нам нужно торопиться? </text:span><text:span text:style-name="T137">(должны ли мы торопиться?)</text:span></text:p>
      <text:p text:style-name="P662"/>
      <text:p text:style-name="P820"><text:span text:style-name="T172">Отрицание </text:span><text:span text:style-name="T120">must not</text:span><text:span text:style-name="T172"> </text:span><text:span text:style-name="T184">означает</text:span><text:span text:style-name="T172"> «нельзя», «запрещено». Сокращается до </text:span><text:span text:style-name="T120">musn`t [мазнт]</text:span><text:span text:style-name="T172">.</text:span></text:p>
      <text:p text:style-name="P660">You musn`t park here — Здесь нельзя парковаться.</text:p>
      <text:p text:style-name="P582"/>
      <text:p text:style-name="P583">Когда <text:span text:style-name="T434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583"/>
      <text:p text:style-name="P661">She has worked so hard these days. She must<text:span text:style-name="T706"> </text:span>be very tired — </text:p>
      <text:p text:style-name="P661">Она так много работала в эти дни. Она, наверное, очень <text:span text:style-name="T803">уставшая.</text:span></text:p>
      <text:p text:style-name="P663"/>
      <text:p text:style-name="P543">Конструкция <text:span text:style-name="T434">have to</text:span></text:p>
      <text:p text:style-name="P584"/>
      <text:p text:style-name="P586">Дублирует по значению модальный глагол <text:span text:style-name="T434">must</text:span>. Говорит об обязанностях, </text:p>
      <text:p text:style-name="P586">которые человек вынежден выполнять <text:span text:style-name="T818">не по свое воле</text:span>. </text:p>
      <text:p text:style-name="P585"/>
      <text:p text:style-name="P585"><text:soft-page-break/>В настоящем времени <text:span text:style-name="T434">have to</text:span> и <text:span text:style-name="T434">must</text:span> взаимозаменяемы и часто разницы между ними нет.</text:p>
      <text:p text:style-name="P585">Однако <text:span text:style-name="T434">must</text:span> означает необходимость, которая исходит от самого человека, </text:p>
      <text:p text:style-name="P585">а <text:span text:style-name="T434">have to</text:span> говорит о необходимости, исходящей извне.</text:p>
      <text:p text:style-name="P585"/>
      <text:p text:style-name="P664">I must do it — Я должен это сделать (это мой долг).</text:p>
      <text:p text:style-name="P664">I have to do it — Я должен это сделать (того требуют обстоятельства).</text:p>
      <text:p text:style-name="P585"/>
      <text:p text:style-name="P787"><text:span text:style-name="T114">Have to</text:span><text:span text:style-name="T176">, в отличие от </text:span><text:span text:style-name="T114">must</text:span><text:span text:style-name="T176">, может употребляться во всех временах. Форма в будущем </text:span></text:p>
      <text:p text:style-name="P587">времени используется редко и ее предпочитают заменять на форму настоящего.</text:p>
      <text:p text:style-name="P587"/>
      <text:p text:style-name="P587">Отрицательная и вопросительная форма образуется с помощью вспомогательных </text:p>
      <text:p text:style-name="P787"><text:span text:style-name="T176">глаголов </text:span><text:span text:style-name="T114">do/did/will</text:span><text:span text:style-name="T176">. (</text:span><text:span text:style-name="T192">здесь </text:span><text:span text:style-name="T114">have</text:span><text:span text:style-name="T176"> ведет себя как смысловой глагол).</text:span></text:p>
      <text:p text:style-name="P666"/>
      <text:p text:style-name="P665"><text:span text:style-name="T826">I </text:span><text:span text:style-name="T312">had to go — Я должен был идти.</text:span></text:p>
      <text:p text:style-name="P664">He doesn`t have to go — Он не должен идти.</text:p>
      <text:p text:style-name="P678">Will they have to go? — Они должны будут идти?</text:p>
      <text:p text:style-name="P588"/>
      <text:p text:style-name="P891"><text:span text:style-name="T176">В </text:span><text:span text:style-name="T149">отрицательных предложениях </text:span><text:span text:style-name="T101">have to</text:span><text:span text:style-name="T149"> и </text:span><text:span text:style-name="T101">must</text:span><text:span text:style-name="T149"> передают разный смысл. </text:span></text:p>
      <text:p text:style-name="P891"><text:span text:style-name="T101">Must not</text:span><text:span text:style-name="T149"> выражает запрет, а </text:span><text:span text:style-name="T101">heve to</text:span><text:span text:style-name="T149"> — отсутсвие обязанности.</text:span></text:p>
      <text:p text:style-name="P631"/>
      <text:p text:style-name="P664">You mustn`t tell anyone — Ты не должен рассказывать никому.</text:p>
      <text:p text:style-name="P664">You don`t have to tell me everything — Можешь не рассказывать мне всего.</text:p>
      <text:p text:style-name="P587"/>
      <text:p text:style-name="P795"><text:span text:style-name="T115">Have</text:span><text:span text:style-name="T177"> в значении «должен» всегда используется с частицей </text:span><text:span text:style-name="T115">to</text:span><text:span text:style-name="T177">. Если не поставить </text:span><text:span text:style-name="T115">to</text:span><text:span text:style-name="T177"> </text:span></text:p>
      <text:p text:style-name="P795"><text:span text:style-name="T177">после </text:span><text:span text:style-name="T115">have</text:span><text:span text:style-name="T177">, то этот глагол будет ознать «иметь». </text:span></text:p>
      <text:p text:style-name="P587"/>
      <text:p text:style-name="P8"><text:span text:style-name="T227">Г</text:span><text:span text:style-name="T228">лагол </text:span><text:span text:style-name="T143">should</text:span></text:p>
      <text:p text:style-name="P589"/>
      <text:p text:style-name="P796"><text:span text:style-name="T123">Should [шуд] </text:span><text:span text:style-name="T193">подходит</text:span><text:span text:style-name="T177">, чтобы дать</text:span><text:span text:style-name="T193"> вежливый</text:span><text:span text:style-name="T177"> совет. Переводится как «</text:span><text:span text:style-name="T194">следует сделать</text:span><text:span text:style-name="T177">» </text:span></text:p>
      <text:p text:style-name="P796"><text:span text:style-name="T194">или «нужно (так поступить)». </text:span><text:span text:style-name="T196">С</text:span><text:span text:style-name="T194">вязан с на</text:span><text:span text:style-name="T196">с</text:span><text:span text:style-name="T194">тоящим и будущим временем. Грамматически использ</text:span><text:span text:style-name="T193">уется</text:span><text:span text:style-name="T194"> по тем же правилами, что и другие модальные глаголы.</text:span></text:p>
      <text:p text:style-name="P592"/>
      <text:p text:style-name="P55">You should be more attentive — Вам следует быть более внимательным.</text:p>
      <text:p text:style-name="P590"/>
      <text:p text:style-name="P797"><text:span text:style-name="T195">Для</text:span><text:span text:style-name="T194"> совет</text:span><text:span text:style-name="T195">а</text:span><text:span text:style-name="T194">, помимо </text:span><text:span text:style-name="T123">should,</text:span><text:span text:style-name="T194"> можно также использовать обороты, помогающие </text:span></text:p>
      <text:p text:style-name="P797"><text:span text:style-name="T194">выразить мненеие, например </text:span><text:span text:style-name="T123">I think, I don`t think</text:span><text:span text:style-name="T194">.</text:span></text:p>
      <text:p text:style-name="P591"/>
      <text:p text:style-name="P667">I think you should leave — Думаю, вам пора уйти.</text:p>
      <text:p text:style-name="P668"/>
      <text:p text:style-name="P788"><text:span text:style-name="T116">Should</text:span><text:span text:style-name="T178"> также выражает: недоумение, удивление, возмущение. В этом случае </text:span><text:span text:style-name="T195">он</text:span><text:span text:style-name="T178"> передает эмоциональную окраску высказыванию. Отрицательная форма говорит о плохой зате</text:span><text:span text:style-name="T179">е</text:span><text:span text:style-name="T178">.</text:span></text:p>
      <text:p text:style-name="P590"/>
      <text:p text:style-name="P667">Why should I go there? - Скакой стати мне туда идти?</text:p>
      <text:p text:style-name="P667">You shouldn`t go there — Не нужно туда идти <text:span text:style-name="T824">(это плохая идея)</text:span>.</text:p>
      <text:p text:style-name="P590"/>
      <text:p text:style-name="P9"><text:span text:style-name="T222">Глагол </text:span><text:span text:style-name="T141">would</text:span></text:p>
      <text:p text:style-name="P593"/>
      <text:p text:style-name="P59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08">Грамматически использ</text:span><text:span text:style-name="T809">уется</text:span><text:span text:style-name="T808"> по тем же правилами, что и другие модальные глаголы.</text:span></text:p>
      <text:p text:style-name="P594"/>
      <text:p text:style-name="P598"><text:soft-page-break/>При переводе <text:span text:style-name="T434">would</text:span>, <text:span text:style-name="T809">по сути, </text:span>выпадает, а идущий после него смысловой глагол, используется с частицей<text:span text:style-name="T449"> </text:span><text:span text:style-name="T434">to</text:span>. <text:span text:style-name="T449">Would</text:span><text:span text:style-name="T811"> часто сокращается до </text:span><text:span text:style-name="T449">`d</text:span><text:span text:style-name="T811"> и произносится как одна буква (поэтому поначалу расслышать </text:span><text:span text:style-name="T449">would</text:span><text:span text:style-name="T811"> в предложении довольно сложно).</text:span></text:p>
      <text:p text:style-name="P594"/>
      <text:p text:style-name="P596"><text:span text:style-name="T807">В</text:span>стречается в вариантах, <text:span text:style-name="T825">когда</text:span>:</text:p>
      <text:list xml:id="list1827275704" text:style-name="L36">
        <text:list-item>
          <text:p text:style-name="P1023">соответствует русской частице «бы» (когда представляют ситуацию);</text:p>
        </text:list-item>
        <text:list-item>
          <text:p text:style-name="P1023">сообщает о привычках прошлого (в этом случае может заменяться на <text:span text:style-name="T434">used to</text:span>).</text:p>
        </text:list-item>
      </text:list>
      <text:p text:style-name="P597"/>
      <text:p text:style-name="P669">I would like to live in New Your — Я бы хотел жить в Нью Йорке <text:span text:style-name="T807">(представил)</text:span>.</text:p>
      <text:p text:style-name="P670">I wouldn`t watch this film with my child — Я бы не смотрела этот фильм с моим ребенком.</text:p>
      <text:p text:style-name="P671">Would you like to go <text:span text:style-name="T810">to the party with us? </text:span>—<text:span text:style-name="T810"> Ты бы хотел пойти с нами на вечеринку?</text:span></text:p>
      <text:p text:style-name="P599"/>
      <text:p text:style-name="P830"><text:span text:style-name="T180">Фраза </text:span><text:span text:style-name="T117">would you like</text:span><text:span text:style-name="T180"> часто используется, когда хотят предложить человеку услугу</text:span><text:span text:style-name="T198">, </text:span><text:span text:style-name="T180">предмет </text:span></text:p>
      <text:p text:style-name="P830"><text:span text:style-name="T180">и т. п. Если человек согласен, то он отвечает </text:span><text:span text:style-name="T117">I`d like to</text:span><text:span text:style-name="T180"> (</text:span><text:span text:style-name="T197">я бы хотел</text:span><text:span text:style-name="T180">) </text:span><text:span text:style-name="T197">или </text:span><text:span text:style-name="T125">I`d love to</text:span></text:p>
      <text:p text:style-name="P830"><text:span text:style-name="T180">(с удовольствием). <text:s/></text:span><text:span text:style-name="T117">I`d like to </text:span><text:span text:style-name="T220">можно использовать вместо</text:span><text:span text:style-name="T134"> I want </text:span><text:span text:style-name="T138">(уточнить)</text:span><text:span text:style-name="T134">.</text:span></text:p>
      <text:p text:style-name="P600"/>
      <text:p text:style-name="P798"><text:span text:style-name="T117">Would you like a cup of </text:span><text:span text:style-name="T124">tea</text:span><text:span text:style-name="T117">? Yes, I would — Вы бы хотили чашечку </text:span><text:span text:style-name="T124">чая</text:span><text:span text:style-name="T117">? Да, хотел бы.</text:span></text:p>
      <text:p text:style-name="P600"/>
      <text:p text:style-name="P672">What would you like, coffee or tea? I`d like some cofee — Чтобы вы хотели, </text:p>
      <text:p text:style-name="P672">кофе или чай? Я бы хотел кофе.</text:p>
      <text:p text:style-name="P600"/>
      <text:p text:style-name="P544">Конструкция <text:span text:style-name="T434">used to</text:span></text:p>
      <text:p text:style-name="P600"/>
      <text:p text:style-name="P601">Используется, когда говорят о регулярных вещах, происходящих в прошлом. </text:p>
      <text:p text:style-name="P789"><text:span text:style-name="T181">Британцы </text:span><text:span text:style-name="T182">предпочитают</text:span><text:span text:style-name="T181"> </text:span><text:span text:style-name="T118">used to</text:span><text:span text:style-name="T181">, американцы чаще использую </text:span><text:span text:style-name="T118">would</text:span><text:span text:style-name="T181">.</text:span></text:p>
      <text:p text:style-name="P601"/>
      <text:p text:style-name="P601">На русский <text:span text:style-name="T434">would/used to</text:span> можно перевести как «имел привычку делать» <text:span text:style-name="T813">или</text:span> «раньше».</text:p>
      <text:p text:style-name="P602"><text:span text:style-name="T813">Также </text:span><text:span text:style-name="T434">would/used to</text:span> <text:span text:style-name="T813">подразумевает, что сейчас человек уже не делает того, что делал раньше.</text:span></text:p>
      <text:p text:style-name="P602"/>
      <text:p text:style-name="P603">Как правило <text:span text:style-name="T434">would</text:span> используется в ситуациях, когда указан период во время которого </text:p>
      <text:p text:style-name="P603">человек так не поступал. </text:p>
      <text:p text:style-name="P603"/>
      <text:p text:style-name="P604">После <text:span text:style-name="T434">used to</text:span> стоит глагол в начальной форме. В настоящем времени эта констуркция </text:p>
      <text:p text:style-name="P604">не используется <text:span text:style-name="T814">(для этого есть Present Simple) </text:span>и<text:span text:style-name="T812"> </text:span>часто <text:span text:style-name="T812">выпадает при переводе.</text:span></text:p>
      <text:p text:style-name="P604"/>
      <text:p text:style-name="P673">I used to live in Bristol — Раньше я жил <text:span text:style-name="T815">в Бристоле (а сейчас нет).</text:span></text:p>
      <text:p text:style-name="P674">I didn`t use to drink tea — Раньше я не пил чай (а теперь пью).</text:p>
      <text:p text:style-name="P675">Did you use to play tennis? — Ты раньше играл в теннис?</text:p>
      <text:p text:style-name="P547"/>
      <text:p text:style-name="P547">Повелительно наклонение. Imperative</text:p>
      <text:p text:style-name="P610"/>
      <text:p text:style-name="P611">Это способ озвучить распоряжение, приказ, <text:span text:style-name="T827">просьбу</text:span> или призыв к действию.</text:p>
      <text:p text:style-name="P611">В речи очень часто используются предложения в форме повелительного наклонения.</text:p>
      <text:p text:style-name="P611"/>
      <text:p text:style-name="P799"><text:span text:style-name="T199">Чтобы выразить приказ или просьбу (</text:span><text:span text:style-name="T200">настойчиво</text:span><text:span text:style-name="T199">), нужно начать предложение с глагола </text:span></text:p>
      <text:p text:style-name="P612">в начальной форме (форма повелительного наклонения только одна).</text:p>
      <text:p text:style-name="P611"/>
      <text:p text:style-name="P56"><text:span text:style-name="T318">C</text:span><text:span text:style-name="T312">ome here — Подойдите сюда ( призыв к действию).</text:span></text:p>
      <text:p text:style-name="P679">Put your gun down! — Опусти оружие! (приказ).</text:p>
      <text:p text:style-name="P679">Help! — Помогите! (настойчивая просьба).</text:p>
      <text:p text:style-name="P613"/>
      <text:p text:style-name="P892"><text:span text:style-name="T149">Чтобы просьба звучала вежливее, </text:span><text:span text:style-name="T201">используют слово please: </text:span><text:span text:style-name="T126">Come here, please</text:span><text:span text:style-name="T201">.</text:span></text:p>
      <text:p text:style-name="P893"><text:soft-page-break/><text:span text:style-name="T201">Е</text:span><text:span text:style-name="T149">сли </text:span><text:span text:style-name="T202">человеку предлагают угоститься едой, то часто начинают предложение с </text:span><text:span text:style-name="T127">have</text:span><text:span text:style-name="T202">.</text:span></text:p>
      <text:p text:style-name="P680">Have a cake, please — Угощайтесь тортом, пожалуйста.</text:p>
      <text:p text:style-name="P614"/>
      <text:p text:style-name="P916"><text:span text:style-name="T149">Глагол </text:span><text:span text:style-name="T101">have</text:span><text:span text:style-name="T149"> может входить в устойчивые обороты, связанные с пожеланием. </text:span></text:p>
      <text:p text:style-name="P614">В этом случае он обычно выпадает при переводе.</text:p>
      <text:p text:style-name="P615"/>
      <text:p text:style-name="P57"><text:span text:style-name="T319">H</text:span><text:span text:style-name="T312">ave a nice time — Приятно провести время.</text:span></text:p>
      <text:p text:style-name="P681">Have fun — Повеселитесь.</text:p>
      <text:p text:style-name="P681"/>
      <text:p text:style-name="P172"><text:span text:style-name="T312">Если нужно призвать человека или группу людей совершить что-то вместе, то нужно использовать </text:span><text:span text:style-name="T101">let`s (let us)</text:span><text:span text:style-name="T312"> перед глаголом. Это еще один способ говорить вежливее </text:span></text:p>
      <text:p text:style-name="P616">в повелительном наклонении.</text:p>
      <text:p text:style-name="P616"/>
      <text:p text:style-name="P681">Let`s do it — Давай сделаем это (досл. Позволь нам сделать это).</text:p>
      <text:p text:style-name="P681">Let`s not watch this movie — Давай не будем смотреть этот фильм.</text:p>
      <text:p text:style-name="P616"/>
      <text:p text:style-name="P172"><text:span text:style-name="T312">Если нужно попросить человека не делать что-либо, то нужно начать с </text:span><text:span text:style-name="T101">don`t</text:span><text:span text:style-name="T312">.</text:span></text:p>
      <text:p text:style-name="P681"/>
      <text:p text:style-name="P682">Don`t come here — Не подходи сюда. </text:p>
      <text:p text:style-name="P682">Don`t do it — Не делай этого.</text:p>
      <text:p text:style-name="P682"/>
      <text:p text:style-name="P546">Пассивный<text:span text:style-name="T835"> </text:span>залог. <text:span text:style-name="T836">Passive Voice</text:span></text:p>
      <text:p text:style-name="P617"/>
      <text:p text:style-name="P173"><text:span text:style-name="T312">В английском языке, как и в русском, </text:span><text:span text:style-name="T320">есть 2</text:span><text:span text:style-name="T312"> вида залога: активный и пассивный.</text:span></text:p>
      <text:p text:style-name="P800"><text:span text:style-name="T203">Активный залог </text:span><text:span text:style-name="T204">по другому</text:span><text:span text:style-name="T203"> называется действительным (я сам совершаю действие), </text:span></text:p>
      <text:p text:style-name="P618">а пассивный — страдательным (надо мной совершают действие.)</text:p>
      <text:p text:style-name="P619"/>
      <text:p text:style-name="P620">Порядок слов у предложения в пассивном залоге: </text:p>
      <text:list xml:id="list2836738486" text:style-name="L37">
        <text:list-item>
          <text:p text:style-name="P1024">подлежащее;</text:p>
        </text:list-item>
        <text:list-item>
          <text:p text:style-name="P1024">сказуемое в пассивном залоге (что сделано?);</text:p>
        </text:list-item>
        <text:list-item>
          <text:p text:style-name="P1024">дополнение;</text:p>
        </text:list-item>
        <text:list-item>
          <text:p text:style-name="P1024">обстоятельство.</text:p>
        </text:list-item>
      </text:list>
      <text:p text:style-name="P621"/>
      <text:p text:style-name="P801"><text:span text:style-name="T205">Сказуемое в пассивном залоге состоит из 2х частей: вспомогательного глагола </text:span><text:span text:style-name="T131">be</text:span><text:span text:style-name="T205"> </text:span></text:p>
      <text:p text:style-name="P801"><text:span text:style-name="T205">и смыслового глагола в 3й форме </text:span><text:span text:style-name="T218">(для </text:span><text:span text:style-name="T219">группы </text:span><text:span text:style-name="T218">Simple)</text:span><text:span text:style-name="T205">.</text:span></text:p>
      <text:p text:style-name="P622"/>
      <text:p text:style-name="P58"><text:span text:style-name="T323">I finished my work</text:span><text:span text:style-name="T312"> yesterday — </text:span><text:span text:style-name="T323">Я закончил работу</text:span><text:span text:style-name="T312"> вчера (активный залог).</text:span></text:p>
      <text:p text:style-name="P58"><text:span text:style-name="T323">The work was finished</text:span><text:span text:style-name="T312"> yesterday — </text:span><text:span text:style-name="T323">Работа была закончена</text:span><text:span text:style-name="T312"> вчера (пассивный залог).</text:span></text:p>
      <text:p text:style-name="P632"/>
      <text:p text:style-name="P806"><text:span text:style-name="T216">П</text:span><text:span text:style-name="T215">ассивный залог </text:span><text:span text:style-name="T216">обычно </text:span><text:span text:style-name="T215">используется, когда автор действия неизвестен, не важен </text:span></text:p>
      <text:p text:style-name="P174"><text:span text:style-name="T312">или намеренно скрыт. </text:span><text:span text:style-name="T321">Пассивный залог часто применяется в деловой речи.</text:span></text:p>
      <text:p text:style-name="P683"/>
      <text:p text:style-name="P684">This house is quite old. It was buil in 1990 — Дом старый. Он был простроен в 1990 году.</text:p>
      <text:p text:style-name="P684">(кто построил дом — неизвестно; известен только дом, и что с ним сделали — построили).</text:p>
      <text:p text:style-name="P685"/>
      <text:p text:style-name="P802"><text:span text:style-name="T206">Если нужно указать </text:span><text:span text:style-name="T207">автора</text:span><text:span text:style-name="T206"> действи</text:span><text:span text:style-name="T207">я</text:span><text:span text:style-name="T206">, то это можно сделать в дополнении </text:span></text:p>
      <text:p text:style-name="P802"><text:span text:style-name="T206">с использованием предлога </text:span><text:span text:style-name="T132">by</text:span><text:span text:style-name="T206"> (кем).</text:span></text:p>
      <text:p text:style-name="P623"/>
      <text:p text:style-name="P684">Ann Karenina was written by Leo Tolstoy — Анна Каренина была написана Львом Толстым.</text:p>
      <text:p text:style-name="P803"><text:span text:style-name="T128">(</text:span><text:span text:style-name="T129">над книгой совершили действие — ее написали</text:span><text:span text:style-name="T128">)</text:span></text:p>
      <text:p text:style-name="P686"/>
      <text:p text:style-name="P624"/>
      <text:p text:style-name="P1003"><text:span text:style-name="T208">Подлежащие </text:span><text:span text:style-name="T130">I</text:span><text:span text:style-name="T208">, в предложении с пассивным залогом, часто переводится </text:span></text:p>
      <text:p text:style-name="P624">не как «я», а как «мне/мной/меня».</text:p>
      <text:p text:style-name="P625"/>
      <text:p text:style-name="P687">I am ignored all the time — Меня игнорируют все время.</text:p>
      <text:p text:style-name="P687">I was born in 1990 — Я родился в 1990 году (Меня родили в 1990 году).</text:p>
      <text:p text:style-name="P687"/>
      <text:p text:style-name="P807"><text:span text:style-name="T208">При переводе </text:span><text:span text:style-name="T130">I was born</text:span><text:span text:style-name="T208">, не совсем понятно, что это пассивный залог </text:span><text:span text:style-name="T214">(</text:span><text:span text:style-name="T133">I</text:span><text:span text:style-name="T214"> переводится как «я»)</text:span><text:span text:style-name="T208">.</text:span></text:p>
      <text:p text:style-name="P421"><text:span text:style-name="T208">В английском таких фраз мног. </text:span><text:span text:style-name="T217">Их</text:span><text:span text:style-name="T208"> нужно просто </text:span><text:span text:style-name="T217">запомнить</text:span><text:span text:style-name="T208">, </text:span><text:span text:style-name="T209">например:</text:span></text:p>
      <text:list xml:id="list3054689513" text:style-name="L38">
        <text:list-item>
          <text:p text:style-name="P1025">be born — родился (в Past Simple);</text:p>
        </text:list-item>
        <text:list-item>
          <text:p text:style-name="P1025">be gone — умер (в Present Simple).</text:p>
        </text:list-item>
      </text:list>
      <text:p text:style-name="P626"/>
      <text:p text:style-name="P627">Present Simple Passive:</text:p>
      <text:p text:style-name="P688">Children are taught at school — Детей учат в школе.</text:p>
      <text:p text:style-name="P627"/>
      <text:p text:style-name="P627">Past Simple Passive:</text:p>
      <text:p text:style-name="P688">I was taught to ride a bike by my dadschool — Меня научил ездить на велосипеде папа.</text:p>
      <text:p text:style-name="P627"/>
      <text:p text:style-name="P627">Future Simple Passive:</text:p>
      <text:p text:style-name="P688">I will be taught English at university — Меня будут учить английскому в универе.</text:p>
      <text:p text:style-name="P688"/>
      <text:p text:style-name="P628">Present Perfect Passive <text:span text:style-name="T832">требует дополнительно</text:span><text:span text:style-name="T834">го</text:span><text:span text:style-name="T832"> слов</text:span><text:span text:style-name="T834">а</text:span><text:span text:style-name="T832"> </text:span><text:span text:style-name="T451">been, </text:span><text:span text:style-name="T834">после</text:span><text:span text:style-name="T452"> have</text:span><text:span text:style-name="T832">. </text:span></text:p>
      <text:p text:style-name="P629"><text:span text:style-name="T875">Е</text:span>сли его не указать, то предложение будет в форме активного залога (Present Perfect).</text:p>
      <text:p text:style-name="P689"/>
      <text:p text:style-name="P689">I have been taught an important lesson — Мне преподали важный урок.</text:p>
      <text:p text:style-name="P690">I have <text:span text:style-name="T833">taught an important lesson — </text:span>Я преподал важный урок.</text:p>
      <text:p text:style-name="P630"/>
      <text:p text:style-name="P627">Предложение в Present Perfect Passive можно перепутать с Present Perfect Continuous.</text:p>
      <text:p text:style-name="P627">Здесь главное в том, что в Passive смысловой глагол стоит в 3й форме, </text:p>
      <text:p text:style-name="P175"><text:span text:style-name="T312">а в Continuous — с окончанием </text:span><text:span text:style-name="T101">ing</text:span><text:span text:style-name="T312">.</text:span></text:p>
      <text:p text:style-name="P627"/>
      <text:p text:style-name="P804"><text:span text:style-name="T67">I have been </text:span><text:span text:style-name="T69">speaking</text:span><text:span text:style-name="T67"> English for 2 years. </text:span><text:span text:style-name="T68">—</text:span><text:span text:style-name="T67"> Я </text:span><text:span text:style-name="T69">говорю по</text:span><text:span text:style-name="T67"> английски уже 2 года.</text:span></text:p>
      <text:p text:style-name="P804"><text:span text:style-name="T67">I </text:span><text:span text:style-name="T70">have been </text:span><text:span text:style-name="T69">spoken English — </text:span><text:span text:style-name="T71">Со мной</text:span><text:span text:style-name="T69"> говорили по английски.</text:span></text:p>
      <text:p text:style-name="P691"/>
      <text:p text:style-name="P805"><text:span text:style-name="T230">Т</text:span><text:span text:style-name="T231">акже можно легко перепутать ситуации, когда be используется с прилагательным </text:span><text:span text:style-name="T232">и</text:span><text:span text:style-name="T231"> когда </text:span></text:p>
      <text:p text:style-name="P805"><text:span text:style-name="T232">с</text:span><text:span text:style-name="T231"> пассивн</text:span><text:span text:style-name="T232">ым</text:span><text:span text:style-name="T231"> залог</text:span><text:span text:style-name="T232">ом</text:span><text:span text:style-name="T231">. Здесь важно отлич</text:span><text:span text:style-name="T232">а</text:span><text:span text:style-name="T231">ть прилагательное от глагола.</text:span></text:p>
      <text:p text:style-name="P692"/>
      <text:p text:style-name="P354"><text:span text:style-name="T97">I am interested in art — Я</text:span><text:span text:style-name="T98"> интересуюсь</text:span><text:span text:style-name="T99"> </text:span><text:span text:style-name="T98">искусством </text:span><text:span text:style-name="T96">(interested — прилагательное)</text:span><text:span text:style-name="T98">.</text:span></text:p>
      <text:p text:style-name="P901"><text:span text:style-name="T69">I </text:span><text:span text:style-name="T66">am ignored all the time — Меня игнорируют все время (ignored — глагол в 3й форме).</text:span></text:p>
      <text:p text:style-name="P701"/>
      <text:p text:style-name="P524">Вопросительные предложения</text:p>
      <text:p text:style-name="P438"/>
      <text:p text:style-name="P440">Чтобы задать вопрос, нужно придерживаться обратного порядка слов, когда </text:p>
      <text:p text:style-name="P440">вспомогательный глагол стоит перед подлежащим (см. выше).</text:p>
      <text:p text:style-name="P440"/>
      <text:p text:style-name="P440">В вопросе может не быть вопросительного слова, смыслового глагола, дополнения, </text:p>
      <text:p text:style-name="P440">но в нем всегда есть вспомогательный глагол и подлежащее.</text:p>
      <text:p text:style-name="P440"/>
      <text:p text:style-name="P821">В английском есть 5 типов вопросов:</text:p>
      <text:p text:style-name="P442"/>
      <text:p text:style-name="P441"/>
      <text:p text:style-name="P1004">1. Общий вопрос.</text:p>
      <text:p text:style-name="P441"/>
      <text:p text:style-name="P44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41"/>
      <text:p text:style-name="P894"><text:span text:style-name="T233">Чтобы коротко ответить на </text:span><text:span text:style-name="T234">такой </text:span><text:span text:style-name="T233">вопрос, недостаточно просто написать </text:span><text:span text:style-name="T72">yes/no</text:span><text:span text:style-name="T233">. Нужно также добавить корешок — местоимение со вспомогательным глаголом. </text:span><text:span text:style-name="T235">Корешок</text:span><text:span text:style-name="T233"> будет указыват</text:span><text:span text:style-name="T235">ь</text:span><text:span text:style-name="T233"> на мысль, которая была сказана в предыдушем предложении:</text:span></text:p>
      <text:p text:style-name="P727"/>
      <text:p text:style-name="P693"><text:span text:style-name="T706">Do you play</text:span> the piano? <text:span text:style-name="T538">—</text:span> Yes, <text:span text:style-name="T707">I do</text:span><text:span text:style-name="T722">.</text:span></text:p>
      <text:p text:style-name="P694"><text:span text:style-name="T707">Does Rita play</text:span><text:span text:style-name="T722"> football? </text:span><text:span text:style-name="T538">— </text:span><text:span text:style-name="T722">No, </text:span><text:span text:style-name="T707">she doesn`t</text:span><text:span text:style-name="T722">.</text:span> </text:p>
      <text:p text:style-name="P439"/>
      <text:p text:style-name="P441">2. Разделительный вопрос.</text:p>
      <text:p text:style-name="P441"/>
      <text:p text:style-name="P811"><text:span text:style-name="T236">Вопрос, который часто используется в разговорной речи, когда собеседник пытается </text:span><text:span text:style-name="T242">начать или поддержать беседу. Также с помощью таких вопросов можно </text:span><text:span text:style-name="T236">выяснить какую-то информацию на основе имеющихся фактов.</text:span></text:p>
      <text:p text:style-name="P443"/>
      <text:p text:style-name="P808"><text:span text:style-name="T236">С</text:span><text:span text:style-name="T237">остоит из 2х частей, разделенных запятой: утверждения и противоположного корешка. </text:span></text:p>
      <text:p text:style-name="P444">Корешок можно переводить словами: «правда?» «да?», «не так ли?», «верно?»</text:p>
      <text:p text:style-name="P59"><text:span text:style-name="T45">Y</text:span><text:span text:style-name="T44">ou play tennis every day, don`t you? </text:span><text:span text:style-name="T46">—</text:span><text:span text:style-name="T44"> Ты играешь в теннис, да?</text:span></text:p>
      <text:p text:style-name="P444"/>
      <text:p text:style-name="P808"><text:span text:style-name="T237">В </text:span><text:span text:style-name="T238">корешке </text:span><text:span text:style-name="T23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45"/>
      <text:p text:style-name="P447">Если в главной части отрицание, то в корешке должно быть утверждение (и наоборот). </text:p>
      <text:p text:style-name="P39"><text:span text:style-name="T47">You </text:span><text:span text:style-name="T48">don`t like tomato juice, do you? </text:span><text:span text:style-name="T46">—</text:span><text:span text:style-name="T48"> Ты не любишь томатный сок, да?</text:span></text:p>
      <text:p text:style-name="P447"/>
      <text:p text:style-name="P809"><text:span text:style-name="T239">Если в гланой части используется </text:span><text:span text:style-name="T73">I am</text:span><text:span text:style-name="T239">, то в корешке нужно говорить </text:span><text:span text:style-name="T73">aren`t I</text:span><text:span text:style-name="T239">, а не </text:span><text:span text:style-name="T73">amn`t I</text:span><text:span text:style-name="T239">.</text:span></text:p>
      <text:p text:style-name="P60"><text:span text:style-name="T47">I </text:span><text:span text:style-name="T44">am a famous artist, aren`t I? - Я знаменитая художница, да?</text:span></text:p>
      <text:p text:style-name="P447"/>
      <text:p text:style-name="P44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48"/>
      <text:p text:style-name="P810"><text:span text:style-name="T240">П</text:span><text:span text:style-name="T241">осему на такие вопросы лучше отвечать так, чтобы ответ отражал реальное </text:span></text:p>
      <text:p text:style-name="P449">положение дел, а не форму вопроса.</text:p>
      <text:p text:style-name="P449"/>
      <text:p text:style-name="P40"><text:span text:style-name="T49">T</text:span><text:span text:style-name="T44">hat isn`t your car, is it? Yes, it is — Это не твоя машина, да? Нет, моя</text:span></text:p>
      <text:p text:style-name="P818"><text:span text:style-name="T80">Можно</text:span><text:span text:style-name="T66"> ответить </text:span><text:span text:style-name="T80">и так</text:span><text:span text:style-name="T66">: Yes, it is my car — Да, это моя машина.</text:span></text:p>
      <text:p text:style-name="P446"/>
      <text:p text:style-name="P902"><text:span text:style-name="T237">3. </text:span><text:span text:style-name="T229">Специальный вопрос.</text:span></text:p>
      <text:p text:style-name="P450"/>
      <text:p text:style-name="P451">Самый популярный тип вопроса. Используется для получения доп. информации, </text:p>
      <text:p text:style-name="P895"><text:span text:style-name="T229">поэтому всегда начинается с вопросительного слова </text:span><text:span text:style-name="T244">или связки</text:span><text:span text:style-name="T229">.</text:span></text:p>
      <text:p text:style-name="P452"/>
      <text:p text:style-name="P453">Вопросительные слова:</text:p>
      <text:list xml:id="list1159955780" text:style-name="L39">
        <text:list-item>
          <text:p text:style-name="P1102"><text:span text:style-name="T229">who [ху] — </text:span><text:span text:style-name="T243">кто</text:span><text:span text:style-name="T229">;</text:span></text:p>
        </text:list-item>
        <text:list-item>
          <text:p text:style-name="P1102"><text:span text:style-name="T229">whom [хум] — </text:span><text:span text:style-name="T243">кого</text:span><text:span text:style-name="T229">;</text:span></text:p>
        </text:list-item>
        <text:list-item>
          <text:p text:style-name="P1102"><text:span text:style-name="T229">whose [хуз] — </text:span><text:span text:style-name="T243">чей</text:span><text:span text:style-name="T229">;</text:span></text:p>
        </text:list-item>
        <text:list-item>
          <text:p text:style-name="P1102"><text:span text:style-name="T229">what — </text:span><text:span text:style-name="T243">что, какой</text:span><text:span text:style-name="T229">;</text:span></text:p>
        </text:list-item>
        <text:list-item>
          <text:p text:style-name="P1102"><text:soft-page-break/><text:span text:style-name="T229">which — </text:span><text:span text:style-name="T243">который</text:span><text:span text:style-name="T229">;</text:span></text:p>
        </text:list-item>
        <text:list-item>
          <text:p text:style-name="P1102"><text:span text:style-name="T229">where [</text:span><text:span text:style-name="T243">вэа</text:span><text:span text:style-name="T229">] — </text:span><text:span text:style-name="T243">где, куда</text:span><text:span text:style-name="T229">;</text:span></text:p>
        </text:list-item>
        <text:list-item>
          <text:p text:style-name="P1102"><text:span text:style-name="T229">when — </text:span><text:span text:style-name="T243">когда</text:span><text:span text:style-name="T229">;</text:span></text:p>
        </text:list-item>
        <text:list-item>
          <text:p text:style-name="P1102"><text:span text:style-name="T229">why [</text:span><text:span text:style-name="T243">вай</text:span><text:span text:style-name="T229">] — </text:span><text:span text:style-name="T243">зачем, почему</text:span><text:span text:style-name="T229">;</text:span></text:p>
        </text:list-item>
        <text:list-item>
          <text:p text:style-name="P1026">how [хау] — как;</text:p>
        </text:list-item>
        <text:list-item>
          <text:p text:style-name="P1102"><text:span text:style-name="T229">how often [хау офэн] — </text:span><text:span text:style-name="T243">как часто</text:span><text:span text:style-name="T229">;</text:span></text:p>
        </text:list-item>
        <text:list-item>
          <text:p text:style-name="P1102"><text:span text:style-name="T229">how many — </text:span><text:span text:style-name="T243">сколько (исчисляемые существительные)</text:span><text:span text:style-name="T229">;</text:span></text:p>
        </text:list-item>
        <text:list-item>
          <text:p text:style-name="P1102"><text:span text:style-name="T229">how much — </text:span><text:span text:style-name="T243">сколько (неисчесляемые существительные)</text:span><text:span text:style-name="T229">;</text:span></text:p>
        </text:list-item>
        <text:list-item>
          <text:p text:style-name="P1102"><text:span text:style-name="T229">how long [хау лон] — </text:span><text:span text:style-name="T243">как долго</text:span><text:span text:style-name="T229">;</text:span></text:p>
        </text:list-item>
        <text:list-item>
          <text:p text:style-name="P1102"><text:span text:style-name="T229">how long ago — </text:span><text:span text:style-name="T243">как давно</text:span><text:span text:style-name="T229">;</text:span></text:p>
        </text:list-item>
        <text:list-item>
          <text:p text:style-name="P1102"><text:span text:style-name="T229">how old — </text:span><text:span text:style-name="T243">сколько лет</text:span><text:span text:style-name="T229">.</text:span></text:p>
        </text:list-item>
      </text:list>
      <text:p text:style-name="P445"/>
      <text:p text:style-name="P896"><text:span text:style-name="T74">W</text:span><text:span text:style-name="T66">hat</text:span><text:span text:style-name="T229"> и </text:span><text:span text:style-name="T66">which</text:span><text:span text:style-name="T229"> могут использоваться отдельно или с уточняющим словом, обычно, существительным, и тогда переводятся как «какой» и «какой из» </text:span><text:span text:style-name="T244">соотв</text:span><text:span text:style-name="T229">. </text:span></text:p>
      <text:p text:style-name="P454"/>
      <text:p text:style-name="P695">What do you like? — Что ты любишь?</text:p>
      <text:p text:style-name="P695">What car have you got? — Какая у тебя машина?</text:p>
      <text:p text:style-name="P695">Which car is yours? — Какая из машин твоя? </text:p>
      <text:p text:style-name="P695"/>
      <text:p text:style-name="P61"><text:span text:style-name="T50">Which</text:span><text:span text:style-name="T244"> подразумевает выбор из нескольких вариантов.</text:span></text:p>
      <text:p text:style-name="P812"><text:span text:style-name="T245">Слово </text:span><text:span text:style-name="T75">how</text:span><text:span text:style-name="T245"> чаще присутствует в </text:span><text:span text:style-name="T247">связке</text:span><text:span text:style-name="T245"> с прилагательным или наречием, но может употребляться и самостоятельно.</text:span></text:p>
      <text:p text:style-name="P455"/>
      <text:p text:style-name="P696">How old are you? — Сколько тебе лет?</text:p>
      <text:p text:style-name="P696">How are you? — Как ты?</text:p>
      <text:p text:style-name="P456"/>
      <text:p text:style-name="P62"><text:span text:style-name="T229">Вопрос с </text:span><text:span text:style-name="T44">how much</text:span><text:span text:style-name="T229"> задают, когда спрашивают о веществах, жидкостях или абстрактных понятиях </text:span><text:span text:style-name="T246">(что нельзя количественно посчитать)</text:span><text:span text:style-name="T229">. А с </text:span><text:span text:style-name="T44">how many</text:span><text:span text:style-name="T229">, когда спрашивают </text:span></text:p>
      <text:p text:style-name="P456">о нескольких предметах. </text:p>
      <text:p text:style-name="P455"/>
      <text:p text:style-name="P696">How much money have you got? — Сколько у тебя денег? (<text:span text:style-name="T839">много, </text:span>абстракция).</text:p>
      <text:p text:style-name="P696">How many friends have you got? — Сколько у тебя друзей? (<text:span text:style-name="T840">10, </text:span>количество).</text:p>
      <text:p text:style-name="P696"/>
      <text:p text:style-name="P457">4. Вопрос к подлежащему.</text:p>
      <text:p text:style-name="P457"/>
      <text:p text:style-name="P813"><text:span text:style-name="T248">Задается, когда хотят узнать кто или что совершает действие. Начинается со слова </text:span><text:span text:style-name="T76">who</text:span><text:span text:style-name="T248"> </text:span></text:p>
      <text:p text:style-name="P813"><text:span text:style-name="T248">или </text:span><text:span text:style-name="T76">what</text:span><text:span text:style-name="T248">, которое заменяют собой подлежащее. При этом порядок слов остается таким же, что и в утрверждении. В</text:span><text:span text:style-name="T249">спомогательный глагол часто отсутсвует в таком вопросе.</text:span></text:p>
      <text:p text:style-name="P458"/>
      <text:p text:style-name="P697">Who is in the Room? — Кто в комнате?</text:p>
      <text:p text:style-name="P698">What was that? — Что это было?</text:p>
      <text:p text:style-name="P698"/>
      <text:p text:style-name="P820"><text:span text:style-name="T77">W</text:span><text:span text:style-name="T66">ho/what</text:span><text:span text:style-name="T229"> </text:span><text:span text:style-name="T250">условно </text:span><text:span text:style-name="T229">являются 3м лицом единственного числа — т. е. </text:span><text:span text:style-name="T66">he/she/it</text:span><text:span text:style-name="T229">.</text:span></text:p>
      <text:p text:style-name="P459"/>
      <text:p text:style-name="P814"><text:span text:style-name="T229">Если подлежащее предполагается во множественном числе, то </text:span><text:span text:style-name="T249">в форму множественного числа нужно поставить глагол.</text:span></text:p>
      <text:p text:style-name="P459"/>
      <text:p text:style-name="P63"><text:span text:style-name="T44">Who </text:span><text:span text:style-name="T63">are</text:span><text:span text:style-name="T44"> my best friends? → </text:span><text:span text:style-name="T63">Mike and Paul</text:span><text:span text:style-name="T44"> are my best friends.</text:span></text:p>
      <text:p text:style-name="P459"/>
      <text:p text:style-name="P460"/>
      <text:p text:style-name="P1005">5. Вопрос с альтернативой.</text:p>
      <text:p text:style-name="P460"/>
      <text:p text:style-name="P897"><text:span text:style-name="T22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6">or</text:span><text:span text:style-name="T229"> (в подлежащем, сказуемоем, дополнении или даже в слове </text:span><text:span text:style-name="T66">not</text:span><text:span text:style-name="T229">).</text:span></text:p>
      <text:p text:style-name="P730"/>
      <text:p text:style-name="P815"><text:span text:style-name="T44">Does </text:span><text:span text:style-name="T63">your mother or your father</text:span><text:span text:style-name="T44"> help you? (</text:span><text:span text:style-name="T51">п</text:span><text:span text:style-name="T44">одлежаще</text:span><text:span text:style-name="T51">е</text:span><text:span text:style-name="T44">)</text:span></text:p>
      <text:p text:style-name="P815"><text:span text:style-name="T78">Has he just </text:span><text:span text:style-name="T100">arrived or left</text:span><text:span text:style-name="T78">? (в смыслово</text:span><text:span text:style-name="T79">й</text:span><text:span text:style-name="T78"> глагол)</text:span></text:p>
      <text:p text:style-name="P815"><text:span text:style-name="T78">Will you go to Kiev </text:span><text:span text:style-name="T100">by train or by plane</text:span><text:span text:style-name="T78">? (дополнени</text:span><text:span text:style-name="T79">е</text:span><text:span text:style-name="T78">)</text:span></text:p>
      <text:p text:style-name="P815"><text:span text:style-name="T78">Do you like </text:span><text:span text:style-name="T100">sushi or not</text:span><text:span text:style-name="T78">? (слов</text:span><text:span text:style-name="T79">о</text:span><text:span text:style-name="T78"> not)</text:span></text:p>
      <text:p text:style-name="P463"/>
      <text:p text:style-name="P177"><text:span text:style-name="T52">В</text:span><text:span text:style-name="T44">опросы с предлогами.</text:span></text:p>
      <text:p text:style-name="P461"/>
      <text:p text:style-name="P464">По началу вызывают много трудностей, т. к. в русском языке предлог и вопросительное </text:p>
      <text:p text:style-name="P464">слово стоят рядом, а в английском они находятся в разных местах. </text:p>
      <text:p text:style-name="P465"/>
      <text:p text:style-name="P465">В английском вопросе предлог стоит в самом конце, но при переводе </text:p>
      <text:p text:style-name="P465">относится к началу предложения.</text:p>
      <text:p text:style-name="P465"/>
      <text:p text:style-name="P898"><text:span text:style-name="T40">W</text:span><text:span text:style-name="T39">ho</text:span><text:span text:style-name="T229"> do you meet </text:span><text:span text:style-name="T837">with</text:span><text:span text:style-name="T229">? — </text:span><text:span text:style-name="T837">С</text:span><text:span text:style-name="T229"> </text:span><text:span text:style-name="T39">кем</text:span><text:span text:style-name="T229"> ты встречаешься?</text:span></text:p>
      <text:p text:style-name="P898"><text:span text:style-name="T40">W</text:span><text:span text:style-name="T39">hat</text:span><text:span text:style-name="T229"> are you looking </text:span><text:span text:style-name="T837">at</text:span><text:span text:style-name="T229">? — </text:span><text:span text:style-name="T837">На</text:span><text:span text:style-name="T229"> </text:span><text:span text:style-name="T39">что</text:span><text:span text:style-name="T229"> ты смотришь?</text:span></text:p>
      <text:p text:style-name="P466"/>
      <text:p text:style-name="P816"><text:span text:style-name="T252">Ч</text:span><text:span text:style-name="T251">асто логика использования предлогов в русском и английском не совпадают. </text:span></text:p>
      <text:p text:style-name="P467">Поэтому лучше запомнить некоторые устойчивые сочетания предлогов с глаголами, </text:p>
      <text:p text:style-name="P468">которые встречаются достаточно часто:</text:p>
      <text:list xml:id="list912378981" text:style-name="L40">
        <text:list-item>
          <text:p text:style-name="P1103"><text:span text:style-name="T229">what … like — на что похож (здесь </text:span><text:span text:style-name="T66">like</text:span><text:span text:style-name="T229"> не глагол, а предлог);</text:span></text:p>
        </text:list-item>
        <text:list-item>
          <text:p text:style-name="P1027">look at — стмотреть на;</text:p>
        </text:list-item>
        <text:list-item>
          <text:p text:style-name="P1027">look for — искать;</text:p>
        </text:list-item>
        <text:list-item>
          <text:p text:style-name="P1027">listen to — слушать;</text:p>
        </text:list-item>
        <text:list-item>
          <text:p text:style-name="P1027">wait for — ждать;</text:p>
        </text:list-item>
        <text:list-item>
          <text:p text:style-name="P1027">stay at — останавливаться (например, в отеле).</text:p>
        </text:list-item>
      </text:list>
      <text:p text:style-name="P898"/>
      <text:p text:style-name="P699">What does he look like? — Как он выглядит?</text:p>
      <text:p text:style-name="P699">What are you looking at? — На что ты смотришь?</text:p>
      <text:p text:style-name="P466"/>
      <text:p text:style-name="P817"><text:span text:style-name="T251">П</text:span><text:span text:style-name="T254">римеры </text:span><text:span text:style-name="T253">5</text:span><text:span text:style-name="T254"> типов вопросов во всех временах, а также с модальными глаголами </text:span></text:p>
      <text:p text:style-name="P470">можно найти на стр. 146.</text:p>
      <text:p text:style-name="P469"/>
      <text:p text:style-name="P523">Отрицательные предложения</text:p>
      <text:p text:style-name="P462"/>
      <text:p text:style-name="P472">Чтобы придать мысли отрицательное значение, используются 2 способа:</text:p>
      <text:list xml:id="list1320472896" text:style-name="L41">
        <text:list-item>
          <text:p text:style-name="P1028">отрицательная частица <text:span text:style-name="T434">not</text:span>;</text:p>
        </text:list-item>
        <text:list-item>
          <text:p text:style-name="P1028">слово <text:span text:style-name="T434">never</text:span> (и другие слова, придающие отрицательное значение).</text:p>
        </text:list-item>
      </text:list>
      <text:p text:style-name="P471"/>
      <text:p text:style-name="P473">Частица <text:span text:style-name="T434">not</text:span> стоит всегда в связке либо со вспомогательным глаголом, либо с модальным.</text:p>
      <text:p text:style-name="P473">Она является частью сказуемого. Переводится как «не».</text:p>
      <text:p text:style-name="P473"/>
      <text:p text:style-name="P700">I not like horror movies (неправильно, остуствует вспомогательный глагол)</text:p>
      <text:p text:style-name="P700">I do n<text:span text:style-name="T841">o</text:span>t like horror movies (правильно <text:span text:style-name="T842">для простых предложений</text:span>)</text:p>
      <text:p text:style-name="P473"/>
      <text:p text:style-name="P474"><text:soft-page-break/>В сложных предложениях, где несколько глаголов, используются другие правила.</text:p>
      <text:p text:style-name="P476"><text:span text:style-name="T847">C</text:span>казуемым обычно является самый первый глагол. Если отрицатульную мысль сообщить </text:p>
      <text:p text:style-name="P476">в дополнении, то not будет стоять самостоятельно.</text:p>
      <text:p text:style-name="P475"/>
      <text:p text:style-name="P477">It`s quite impolite not to call me back — Очень не вежливо не перезванивать мне.</text:p>
      <text:p text:style-name="P477">(здесь сказуемым является первый глагол — is)</text:p>
      <text:p text:style-name="P477"/>
      <text:p text:style-name="P10"><text:span text:style-name="T309">С</text:span><text:span text:style-name="T308">амые важные глаголы</text:span></text:p>
      <text:p text:style-name="P478"/>
      <text:p text:style-name="P479">Это <text:span text:style-name="T434">be</text:span>, <text:span text:style-name="T434">do</text:span>, <text:span text:style-name="T434">have</text:span> и <text:span text:style-name="T434">get</text:span>. Они могут быть как смысловыми, так и вспомогательными <text:span text:style-name="T850">(кроме </text:span><text:span text:style-name="T458">get</text:span><text:span text:style-name="T850">)</text:span>.</text:p>
      <text:p text:style-name="P479">Они могут входить в устойчивые сочетания, где меняют свое значение.</text:p>
      <text:p text:style-name="P479"/>
      <text:p text:style-name="P525">Глагол <text:span text:style-name="T434">be</text:span></text:p>
      <text:p text:style-name="P479"/>
      <text:p text:style-name="P429"><text:span text:style-name="T325">Э</text:span><text:span text:style-name="T326">то начальная форма глагола</text:span><text:span text:style-name="T327"> «быть». </text:span><text:span text:style-name="T332">В </text:span><text:span text:style-name="T325">Present Simple </text:span><text:span text:style-name="T339">be</text:span><text:span text:style-name="T325"> </text:span><text:span text:style-name="T324">изменяется</text:span><text:span text:style-name="T325"> на</text:span><text:span text:style-name="T327">: </text:span></text:p>
      <text:list xml:id="list2242892361" text:style-name="L42">
        <text:list-item>
          <text:p text:style-name="P1046"><text:span text:style-name="T550">a</text:span><text:span text:style-name="T545">m — если подлежащее в первом лице (</text:span><text:span text:style-name="T465">I</text:span><text:span text:style-name="T545">);</text:span></text:p>
        </text:list-item>
        <text:list-item>
          <text:p text:style-name="P1047">is — если подлежащее в третьем лице, единственном числе (<text:span text:style-name="T434">he/she/it</text:span>);</text:p>
        </text:list-item>
        <text:list-item>
          <text:p text:style-name="P1047">are — если подлежащее во множественном числе (<text:span text:style-name="T434">you/we/they</text:span>).</text:p>
        </text:list-item>
      </text:list>
      <text:p text:style-name="P732"/>
      <text:p text:style-name="P876"><text:span text:style-name="T344">Г</text:span><text:span text:style-name="T345">лагол </text:span><text:span text:style-name="T144">be</text:span><text:span text:style-name="T345"> в форме </text:span><text:span text:style-name="T144">am/is/are</text:span><text:span text:style-name="T345"> является смысловым, но при переводе на русский выпадает. </text:span></text:p>
      <text:p text:style-name="P735"/>
      <text:p text:style-name="P749"><text:span text:style-name="T649">Одновременно с этим формы </text:span><text:span text:style-name="T853">am/is/are</text:span><text:span text:style-name="T650"> </text:span><text:span text:style-name="T649">привязывают предложение к настоящему времени. </text:span><text:span text:style-name="T791">(привязывает ко времени во всех формах)</text:span></text:p>
      <text:p text:style-name="P750"/>
      <text:p text:style-name="P735">После <text:span text:style-name="T434">be</text:span> обычно указывается характеристика (какой) или место (где).</text:p>
      <text:p text:style-name="P732"/>
      <text:p text:style-name="P731"><text:span text:style-name="T436">This dress is blue — </text:span><text:span text:style-name="T457">Это платье синие.</text:span></text:p>
      <text:p text:style-name="P825"><text:span text:style-name="T333">I</text:span><text:span text:style-name="T334"> </text:span><text:span text:style-name="T333">am</text:span><text:span text:style-name="T334"> in </text:span><text:span text:style-name="T333">my</text:span><text:span text:style-name="T334"> office now — </text:span><text:span text:style-name="T333">Я</text:span><text:span text:style-name="T335"> у себя в офисе сейчас.</text:span></text:p>
      <text:p text:style-name="P733"/>
      <text:p text:style-name="P913"><text:span text:style-name="T329">В русском языке предложение может </text:span><text:span text:style-name="T328">не иметь</text:span><text:span text:style-name="T329"> сказуемого. </text:span><text:span text:style-name="T328">Там где в русском сказуемое отсутсвует, в английском будет стоять глагол </text:span><text:span text:style-name="T333">be</text:span><text:span text:style-name="T328"> в форме </text:span><text:span text:style-name="T338">am/is/are</text:span><text:span text:style-name="T325"> </text:span><text:span text:style-name="T328">(т. к. для английского не характерно, когда в предложении нет сказуемого)</text:span><text:span text:style-name="T325">. </text:span></text:p>
      <text:p text:style-name="P732"/>
      <text:p text:style-name="P742"><text:span text:style-name="T484">I </text:span><text:span text:style-name="T467">am a doctor — Я (</text:span><text:span text:style-name="T468">есть</text:span><text:span text:style-name="T467">) доктор.</text:span></text:p>
      <text:p text:style-name="P743"><text:span text:style-name="T724">We are happy </text:span><text:span text:style-name="T727">— </text:span><text:span text:style-name="T724">Мы (есть) счастливы.</text:span></text:p>
      <text:p text:style-name="P737"/>
      <text:p text:style-name="P922"><text:span text:style-name="T301">Глагол</text:span><text:span text:style-name="T302"> </text:span><text:span text:style-name="T93">be</text:span><text:span text:style-name="T302"> может использоваться в связке с прилагательным. </text:span><text:span text:style-name="T303">П</text:span><text:span text:style-name="T304">ри переводе такая связка </text:span></text:p>
      <text:p text:style-name="P922"><text:span text:style-name="T304">может образовывать новый глагол, которого нет в </text:span><text:span text:style-name="T305">словаре</text:span><text:span text:style-name="T304">.</text:span></text:p>
      <text:p text:style-name="P738"/>
      <text:p text:style-name="P747"><text:span text:style-name="T469">I </text:span><text:span text:style-name="T486">am interested</text:span><text:span text:style-name="T469"> in art — Я</text:span><text:span text:style-name="T470"> </text:span><text:span text:style-name="T487">интересуюсь</text:span><text:span text:style-name="T479"> </text:span><text:span text:style-name="T470">искусством </text:span><text:span text:style-name="T479">(есть заинтересованный)</text:span><text:span text:style-name="T470">.</text:span></text:p>
      <text:p text:style-name="P747"><text:span text:style-name="T470">My hands </text:span><text:span text:style-name="T487">are cold</text:span><text:span text:style-name="T470"> — Мои руки</text:span><text:span text:style-name="T471"> </text:span><text:span text:style-name="T487">замерзли </text:span><text:span text:style-name="T479">(есть замерзшие)</text:span><text:span text:style-name="T471">.</text:span></text:p>
      <text:p text:style-name="P702"/>
      <text:p text:style-name="P505">В вопросительных предложениях глагол <text:span text:style-name="T434">be</text:span> меняется местами с подлежащим, </text:p>
      <text:p text:style-name="P505">а в отрицательных, используется с частицей <text:span text:style-name="T434">not</text:span>:</text:p>
      <text:p text:style-name="P505"/>
      <text:p text:style-name="P634"><text:span text:style-name="T725">I </text:span><text:span text:style-name="T724">am not a student — Я не студент.</text:span></text:p>
      <text:p text:style-name="P703">We are not English speakers — Они не англоговорящие люди.</text:p>
      <text:p text:style-name="P634"><text:span text:style-name="T725">I</text:span><text:span text:style-name="T724">s it dark? — Сейчас темно?</text:span></text:p>
      <text:p text:style-name="P703">Are they hungry? — Они голодны?</text:p>
      <text:p text:style-name="P703"/>
      <text:p text:style-name="P506">Если перед <text:span text:style-name="T443">am/is/are</text:span> нет вопросительного слова, то это общий вопрос. </text:p>
      <text:p text:style-name="P506">В корешке ответа вместо <text:span text:style-name="T434">do/does</text:span> используется <text:span text:style-name="T434">am/is/are</text:span>:</text:p>
      <text:p text:style-name="P506"><text:soft-page-break/></text:p>
      <text:p text:style-name="P635"><text:span text:style-name="T724">Am I in danger? Yes, you are. </text:span><text:span text:style-name="T726">—</text:span><text:span text:style-name="T724"> Я в опасности? Да.</text:span></text:p>
      <text:p text:style-name="P635"><text:span text:style-name="T724">Is John married? - No, he isn`t. </text:span><text:span text:style-name="T726">— </text:span><text:span text:style-name="T724">Джон женат? </text:span><text:span text:style-name="T726">— </text:span><text:span text:style-name="T724">Нет.</text:span></text:p>
      <text:p text:style-name="P704"><text:span text:style-name="T634">Специальный вопрос начинается с вопросительного слова </text:span><text:span text:style-name="T639">или связки</text:span><text:span text:style-name="T634">:</text:span> </text:p>
      <text:p text:style-name="P704">Where is Jill?<text:span text:style-name="T755"> </text:span>She is at school. <text:span text:style-name="T755">— </text:span>Где Джил? Она в школе.</text:p>
      <text:p text:style-name="P704"/>
      <text:p text:style-name="P747"><text:span text:style-name="T553">Очень часто </text:span><text:span text:style-name="T473">am/is/are</text:span><text:span text:style-name="T553"> сокращаются: </text:span><text:span text:style-name="T473">I am → I`m, he is → he`s, <text:s/></text:span></text:p>
      <text:p text:style-name="P747"><text:span text:style-name="T473">you are → you`re, John is → John`s, </text:span><text:span text:style-name="T475">t</text:span><text:span text:style-name="T473">hey are → </text:span><text:span text:style-name="T475">t</text:span><text:span text:style-name="T473">hey`re</text:span><text:span text:style-name="T474">. </text:span></text:p>
      <text:p text:style-name="P705"/>
      <text:p text:style-name="P747"><text:span text:style-name="T554">С</text:span><text:span text:style-name="T555">окращать можно как по </text:span><text:span text:style-name="T556">вспом.</text:span><text:span text:style-name="T555"> глаголу, так и по частице </text:span><text:span text:style-name="T476">not</text:span><text:span text:style-name="T555">: </text:span><text:span text:style-name="T476">he is not → he`s not</text:span><text:span text:style-name="T477"> или</text:span><text:span text:style-name="T476"> he isn`t.</text:span></text:p>
      <text:p text:style-name="P734"><text:span text:style-name="T851">П</text:span>ри этом <text:span text:style-name="T434">am</text:span> сокращается только по <text:span text:style-name="T434">am</text:span> → <text:span text:style-name="T434">I`m not (I amn`t не существует).</text:span></text:p>
      <text:p text:style-name="P535"/>
      <text:p text:style-name="P748"><text:span text:style-name="T608">Глагол be</text:span><text:span text:style-name="T610"> </text:span><text:span text:style-name="T608">в Past Simple имеет 2 формы: </text:span></text:p>
      <text:list xml:id="list85946956" text:style-name="L43">
        <text:list-item>
          <text:p text:style-name="P1050"><text:span text:style-name="T608">was — </text:span><text:span text:style-name="T609">если подлежащее в первом лице или множественном числе (</text:span><text:span text:style-name="T495">I, you, we, they</text:span><text:span text:style-name="T609">);</text:span></text:p>
        </text:list-item>
        <text:list-item>
          <text:p text:style-name="P1050"><text:span text:style-name="T609">were <text:s/>— если подлежащее в третьем лице, единственно</text:span><text:span text:style-name="T633">го</text:span><text:span text:style-name="T609"> числ</text:span><text:span text:style-name="T633">а </text:span><text:span text:style-name="T609">(</text:span><text:span text:style-name="T495">he, she, it</text:span><text:span text:style-name="T609">).</text:span></text:p>
        </text:list-item>
      </text:list>
      <text:p text:style-name="P533"/>
      <text:p text:style-name="P636"><text:span text:style-name="T747">I </text:span><text:span text:style-name="T724">was</text:span><text:span text:style-name="T723"> satisfied with my work — Я </text:span><text:span text:style-name="T724">был</text:span><text:span text:style-name="T723"> доволен своей работой.</text:span></text:p>
      <text:p text:style-name="P636"><text:span text:style-name="T724">Was</text:span><text:span text:style-name="T723"> the weather good? No, it </text:span><text:span text:style-name="T724">wasn`t</text:span><text:span text:style-name="T723"> — </text:span><text:span text:style-name="T724">Погода была хорош</text:span><text:span text:style-name="T733">ая</text:span><text:span text:style-name="T724">? Нет.</text:span></text:p>
      <text:p text:style-name="P480"/>
      <text:p text:style-name="P522">В Future Simple принимает только одну форму — <text:span text:style-name="T434">will be</text:span> (буду).</text:p>
      <text:p text:style-name="P852"><text:span text:style-name="T94">I will be happy to eat — Я буду </text:span><text:span text:style-name="T95">рад </text:span><text:span text:style-name="T94">поесть.</text:span></text:p>
      <text:p text:style-name="P480"/>
      <text:p text:style-name="P528">Глагол <text:span text:style-name="T434">do</text:span></text:p>
      <text:p text:style-name="P481"/>
      <text:p text:style-name="P746"><text:span text:style-name="T670">Переводится как </text:span><text:span text:style-name="T669">«делать». В </text:span><text:span text:style-name="T671">одном предложении </text:span><text:span text:style-name="T669">может встречаться несколько раз, </text:span></text:p>
      <text:p text:style-name="P877"><text:span text:style-name="T348">в качестве вспомогательного </text:span><text:span text:style-name="T349">глагола </text:span><text:span text:style-name="T348">и смыслового.</text:span><text:span text:style-name="T852"> </text:span><text:span text:style-name="T346">Вспомогательным глаголом </text:span><text:span text:style-name="T347">он </text:span><text:span text:style-name="T346">может быть только в отрицаниях и вопросах, времен группы Simple.</text:span></text:p>
      <text:p text:style-name="P879"/>
      <text:p text:style-name="P736"><text:span text:style-name="T455">What do you do? </text:span><text:span text:style-name="T456">— </text:span><text:span text:style-name="T455">Что ты делаешь?</text:span></text:p>
      <text:p text:style-name="P878"><text:span text:style-name="T346">D</text:span><text:span text:style-name="T41">o you like pets? </text:span><text:span text:style-name="T346">—</text:span><text:span text:style-name="T41"> No, I don`t.</text:span></text:p>
      <text:p text:style-name="P880"/>
      <text:p text:style-name="P169"><text:span text:style-name="T340">В</text:span><text:span text:style-name="T341"> </text:span><text:span text:style-name="T342">прошедшем времени</text:span><text:span text:style-name="T343"> преорбазуется в </text:span><text:span text:style-name="T337">did</text:span><text:span text:style-name="T343"> — «</text:span><text:span text:style-name="T341">делал» (2я форма </text:span><text:span text:style-name="T336">do</text:span><text:span text:style-name="T341">)</text:span><text:span text:style-name="T343">.</text:span></text:p>
      <text:p text:style-name="P534">Если в предложении появляется <text:span text:style-name="T434">was/were</text:span>, <text:span text:style-name="T781">то </text:span><text:span text:style-name="T780">did</text:span><text:span text:style-name="T781"> уже не нужно использовать.</text:span></text:p>
      <text:p text:style-name="P530"/>
      <text:p text:style-name="P529">Глагол <text:span text:style-name="T434">have</text:span></text:p>
      <text:p text:style-name="P507"/>
      <text:p text:style-name="P826"><text:span text:style-name="T269">Переводится как «иметь». </text:span><text:span text:style-name="T271">Д</text:span><text:span text:style-name="T269">ля времен группы Perfect </text:span><text:span text:style-name="T271">выступает в роли вспомогательного глагола</text:span><text:span text:style-name="T269">. </text:span><text:span text:style-name="T255">Также </text:span><text:span text:style-name="T269">может быть</text:span><text:span text:style-name="T255"> частью устойчивых словосотечаний. В </text:span><text:span text:style-name="T272">прошедшем </text:span></text:p>
      <text:p text:style-name="P826"><text:span text:style-name="T272">времени</text:span><text:span text:style-name="T255"> преобразуется в </text:span><text:span text:style-name="T81">had</text:span><text:span text:style-name="T255"> </text:span><text:span text:style-name="T337">—</text:span><text:span text:style-name="T255"> «</text:span><text:span text:style-name="T272">имел</text:span><text:span text:style-name="T255">».</text:span></text:p>
      <text:p text:style-name="P509"/>
      <text:p text:style-name="P822"><text:span text:style-name="T255">В некоторых ситуациях его можно не переводить (когда он смысловой). </text:span><text:span text:style-name="T256">Но при этом в предложении он обязан быть. </text:span><text:span text:style-name="T269">Это </text:span><text:span text:style-name="T256">из-за особенностей английской грамматики, которая требует, обязательного наличия подлежащего и сказуемого.</text:span></text:p>
      <text:p text:style-name="P482"/>
      <text:p text:style-name="P706">I have a lot of friends — У меня (есть) много друзей.</text:p>
      <text:p text:style-name="P707">We heave a big house — У нас (есть) большой дом.</text:p>
      <text:p text:style-name="P508"/>
      <text:p text:style-name="P827"><text:span text:style-name="T273">Когда </text:span><text:span text:style-name="T84">have</text:span><text:span text:style-name="T273"> является смысловым глаголом, он </text:span><text:span text:style-name="T259">работает по тем же правилам что и </text:span><text:span text:style-name="T260">другие</text:span><text:span text:style-name="T259"> </text:span><text:span text:style-name="T273">смысловые </text:span><text:span text:style-name="T259">глаголы, т. е. требует вспомогательного </text:span><text:span text:style-name="T82">do</text:span><text:span text:style-name="T259"> для отрицаний и вопросов. </text:span></text:p>
      <text:p text:style-name="P827"><text:span text:style-name="T271">В утверждениях </text:span><text:span text:style-name="T84">have</text:span><text:span text:style-name="T273"> </text:span><text:span text:style-name="T271">не пишется с окончанием </text:span><text:span text:style-name="T83">-s</text:span><text:span text:style-name="T271">, а преобразуется в </text:span><text:span text:style-name="T83">has</text:span><text:span text:style-name="T271">.</text:span></text:p>
      <text:p text:style-name="P482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4"><text:span text:style-name="T44">Do you have many friends? </text:span><text:span text:style-name="T55">—</text:span><text:span text:style-name="T44"> У тебя много друзей?</text:span></text:p>
      <text:p text:style-name="P716"/>
      <text:p text:style-name="P178"><text:span text:style-name="T44">Когда </text:span><text:span text:style-name="T66">have</text:span><text:span text:style-name="T44"> является вспомогательным глаголом, то для </text:span><text:span text:style-name="T66">he/she/it</text:span><text:span text:style-name="T44"> он всегда в форме </text:span><text:span text:style-name="T66">has</text:span><text:span text:style-name="T44">.</text:span></text:p>
      <text:p text:style-name="P65">He hasn`t lost his keys — Он не потерял свои ключи <text:span text:style-name="T854">(has в отрицании)</text:span>.</text:p>
      <text:p text:style-name="P717"/>
      <text:p text:style-name="P483">Have в значении «иметь» не употребляется во временах группы Continuous.</text:p>
      <text:p text:style-name="P483"/>
      <text:p text:style-name="P708">I am having many friends now → Неправильно</text:p>
      <text:p text:style-name="P708">I have many friends → Правильно</text:p>
      <text:p text:style-name="P482"/>
      <text:p text:style-name="P907"><text:span text:style-name="T229">В разговорной речи очесть часто используется оборот </text:span><text:span text:style-name="T66">have got</text:span><text:span text:style-name="T229">. </text:span><text:span text:style-name="T257">Он обозначает тоже самое, что и </text:span><text:span text:style-name="T85">have</text:span><text:span text:style-name="T257"> </text:span><text:span text:style-name="T229">(иметь/владеть/</text:span><text:span text:style-name="T307">есть</text:span><text:span text:style-name="T229">)</text:span><text:span text:style-name="T257">, но используется только в настоящем времени.</text:span></text:p>
      <text:p text:style-name="P490"/>
      <text:p text:style-name="P907"><text:span text:style-name="T257">Г</text:span><text:span text:style-name="T229">рамматически, </text:span><text:span text:style-name="T66">have got</text:span><text:span text:style-name="T229"> — это Present Perfect, т. е. </text:span><text:span text:style-name="T66">have</text:span><text:span text:style-name="T229"> здесь вспомогательный глагол, </text:span></text:p>
      <text:p text:style-name="P853"><text:span text:style-name="T270">а основное значение «</text:span><text:span text:style-name="T306">есть</text:span><text:span text:style-name="T270">» передает </text:span><text:span text:style-name="T86">got</text:span><text:span text:style-name="T270"> </text:span><text:span text:style-name="T258">(3я форма get)</text:span><text:span text:style-name="T270">. </text:span></text:p>
      <text:p text:style-name="P484"/>
      <text:p text:style-name="P709">Have you got a Mercedes? / Do you have a Mercedes? — У тебя есть мерседес?</text:p>
      <text:p text:style-name="P709">I haven`t got a Mercedes / I don`t have a Mercedes — У меня нет мерседеса.</text:p>
      <text:p text:style-name="P485"/>
      <text:p text:style-name="P828"><text:span text:style-name="T261">Глагол </text:span><text:span text:style-name="T87">have</text:span><text:span text:style-name="T262"> может входить в состав устойчивых выражений и словосочетаний. </text:span></text:p>
      <text:p text:style-name="P487">В этом случае он может переводится по другому. Также здесь отменяется правило, </text:p>
      <text:p text:style-name="P486">по которому <text:span text:style-name="T434">have</text:span> нельзя употребять в Continuous:</text:p>
      <text:p text:style-name="P486"/>
      <text:list xml:id="list2538316113" text:style-name="L44">
        <text:list-item>
          <text:p text:style-name="P1029"><text:span text:style-name="T876">в</text:span>ыражения, связанные с приемом пищи:</text:p>
        </text:list-item>
      </text:list>
      <text:list xml:id="list1722036180" text:style-name="L45">
        <text:list-item>
          <text:list>
            <text:list-item>
              <text:p text:style-name="P1030">have a coffee/tea/<text:span text:style-name="T849">drink</text:span> — пить кофе/чай/<text:span text:style-name="T849">напиток</text:span>;</text:p>
            </text:list-item>
            <text:list-item>
              <text:p text:style-name="P1030">have a meal — принимать пищу;</text:p>
            </text:list-item>
            <text:list-item>
              <text:p text:style-name="P1030">have a breakfast/luch/dinner — завтракать/обедать/ужинать.</text:p>
            </text:list-item>
          </text:list>
        </text:list-item>
      </text:list>
      <text:p text:style-name="P488"/>
      <text:list xml:id="list133810512160082" text:continue-list="list2538316113" text:style-name="L44">
        <text:list-item>
          <text:p text:style-name="P1104"><text:span text:style-name="T298">в</text:span><text:span text:style-name="T262">ыражения, связанные с времяпровождением:</text:span></text:p>
        </text:list-item>
      </text:list>
      <text:list xml:id="list4028466836" text:style-name="L46">
        <text:list-item>
          <text:list>
            <text:list-item>
              <text:p text:style-name="P1031">have a date — ходить на свидание;</text:p>
            </text:list-item>
            <text:list-item>
              <text:p text:style-name="P1031">have a good time — хорошо проводить время;</text:p>
            </text:list-item>
            <text:list-item>
              <text:p text:style-name="P1031">have a meeting / an appointment — назначать встречу;</text:p>
            </text:list-item>
            <text:list-item>
              <text:p text:style-name="P1031">have a nice day — удачного дня (пожелание);</text:p>
            </text:list-item>
            <text:list-item>
              <text:p text:style-name="P1031">have fun — веселиться.</text:p>
            </text:list-item>
          </text:list>
        </text:list-item>
      </text:list>
      <text:p text:style-name="P486"/>
      <text:list xml:id="list133811591073562" text:continue-list="list133810512160082" text:style-name="L44">
        <text:list-item>
          <text:p text:style-name="P1104"><text:span text:style-name="T298">в</text:span><text:span text:style-name="T262">ыражения, связанные </text:span><text:span text:style-name="T299">с внешностью:</text:span></text:p>
        </text:list-item>
      </text:list>
      <text:list xml:id="list1970244380" text:style-name="L47">
        <text:list-item>
          <text:list>
            <text:list-item>
              <text:p text:style-name="P1032">have a bath/shower/shave — принимать ванну/душ, побриться;</text:p>
            </text:list-item>
            <text:list-item>
              <text:p text:style-name="P1032">have a haircat — постричься.</text:p>
            </text:list-item>
          </text:list>
        </text:list-item>
      </text:list>
      <text:p text:style-name="P489"/>
      <text:list xml:id="list133810053518977" text:continue-list="list133811591073562" text:style-name="L44">
        <text:list-item>
          <text:p text:style-name="P1105"><text:span text:style-name="T298">в</text:span><text:span text:style-name="T299">ыражения, связанные с общением:</text:span></text:p>
        </text:list-item>
      </text:list>
      <text:list xml:id="list4122719485" text:style-name="L48">
        <text:list-item>
          <text:list>
            <text:list-item>
              <text:p text:style-name="P1033">have a guess — угадывать, догадываться;</text:p>
            </text:list-item>
            <text:list-item>
              <text:p text:style-name="P1033">have a chat — болтать;</text:p>
            </text:list-item>
            <text:list-item>
              <text:p text:style-name="P1033">have a talk/discussion — беседовать/обсуждать;</text:p>
            </text:list-item>
            <text:list-item>
              <text:p text:style-name="P1033">have a call — позвонить.</text:p>
            </text:list-item>
          </text:list>
        </text:list-item>
      </text:list>
      <text:p text:style-name="P489"/>
      <text:list xml:id="list133811169881948" text:continue-list="list133810053518977" text:style-name="L44">
        <text:list-item>
          <text:p text:style-name="P1105"><text:span text:style-name="T298">в</text:span><text:span text:style-name="T299">ыражения связанные со здоровьем:</text:span></text:p>
        </text:list-item>
      </text:list>
      <text:list xml:id="list1754207745" text:style-name="L49">
        <text:list-item>
          <text:list>
            <text:list-item>
              <text:p text:style-name="P1034">have a baby — родить;</text:p>
            </text:list-item>
            <text:list-item>
              <text:p text:style-name="P1034">have a cold — простудиться;</text:p>
            </text:list-item>
            <text:list-item>
              <text:p text:style-name="P1034"><text:soft-page-break/>have a cough — кашлять;</text:p>
            </text:list-item>
            <text:list-item>
              <text:p text:style-name="P1034">have a headache — болит голова.</text:p>
            </text:list-item>
          </text:list>
        </text:list-item>
      </text:list>
      <text:p text:style-name="P489"/>
      <text:list xml:id="list133810157257574" text:continue-list="list133811169881948" text:style-name="L44">
        <text:list-item>
          <text:p text:style-name="P1105"><text:span text:style-name="T298">в</text:span><text:span text:style-name="T299">ыражения, связанные с отдыхом:</text:span></text:p>
          <text:list>
            <text:list-item>
              <text:p text:style-name="P1035">have a day off — взять выходной;</text:p>
            </text:list-item>
            <text:list-item>
              <text:p text:style-name="P1035">have a dream — видеть сон;</text:p>
            </text:list-item>
            <text:list-item>
              <text:p text:style-name="P1035">have a nightmare — видеть кошмар;</text:p>
            </text:list-item>
            <text:list-item>
              <text:p text:style-name="P1035">have a rest — отдыхать;</text:p>
            </text:list-item>
            <text:list-item>
              <text:p text:style-name="P1035">have a sleep — спать.</text:p>
            </text:list-item>
          </text:list>
        </text:list-item>
      </text:list>
      <text:p text:style-name="P489"/>
      <text:list xml:id="list133810359145553" text:continue-numbering="true" text:style-name="L44">
        <text:list-item>
          <text:p text:style-name="P1105"><text:span text:style-name="T298">в</text:span><text:span text:style-name="T299">ыражения, свяханые с физической активностью:</text:span></text:p>
        </text:list-item>
      </text:list>
      <text:list xml:id="list2475741239" text:style-name="L50">
        <text:list-item>
          <text:list>
            <text:list-item>
              <text:p text:style-name="P1036">have a good journey — добраться без проблем (пожелание);</text:p>
            </text:list-item>
            <text:list-item>
              <text:p text:style-name="P1036">have a good flight — хорошо долететь (пожелание);</text:p>
            </text:list-item>
            <text:list-item>
              <text:p text:style-name="P1036">have a lift — подвести (на машине);</text:p>
            </text:list-item>
            <text:list-item>
              <text:p text:style-name="P1037">have a ride — проехаться;</text:p>
            </text:list-item>
            <text:list-item>
              <text:p text:style-name="P1037">have a walk — пройтись (прогуляться);</text:p>
            </text:list-item>
            <text:list-item>
              <text:p text:style-name="P1037">have a swim — поплавать;</text:p>
            </text:list-item>
            <text:list-item>
              <text:p text:style-name="P1037">have a hug — обняться;</text:p>
            </text:list-item>
            <text:list-item>
              <text:p text:style-name="P1037">have a kiss — поцеловаться.</text:p>
            </text:list-item>
          </text:list>
        </text:list-item>
      </text:list>
      <text:p text:style-name="P489"/>
      <text:p text:style-name="P531">Глагол <text:span text:style-name="T434">get</text:span></text:p>
      <text:p text:style-name="P491"/>
      <text:p text:style-name="P823"><text:span text:style-name="T264">Один и самых запутанных глаголов, который может переводится по разному,</text:span><text:span text:style-name="T263"> в записимости </text:span></text:p>
      <text:p text:style-name="P492">от слов, идущих после него. Поэтому его нужно переводить в связке с соседними словами.</text:p>
      <text:p text:style-name="P493"/>
      <text:p text:style-name="P823"><text:span text:style-name="T264">Если после </text:span><text:span text:style-name="T88">get</text:span><text:span text:style-name="T264"> идет существительное, то он передает значение </text:span><text:span text:style-name="T263">«</text:span><text:span text:style-name="T264">получать, покупать</text:span><text:span text:style-name="T263">».</text:span></text:p>
      <text:p text:style-name="P492"/>
      <text:p text:style-name="P66"><text:span text:style-name="T56">I </text:span><text:span text:style-name="T44">got a new car — Я купил новую машину.</text:span></text:p>
      <text:p text:style-name="P710">I got an A today — Я получил пятерку сегодня. (A — <text:span text:style-name="T854">это </text:span>оценка)</text:p>
      <text:p text:style-name="P908"><text:span text:style-name="T263">Е</text:span><text:span text:style-name="T229">сли </text:span><text:span text:style-name="T66">get</text:span><text:span text:style-name="T229"> используется со средством передвижения, то он приобретает значение </text:span></text:p>
      <text:p text:style-name="P494">«сесть в транспорт». В этом случае он может использоваться с предлогом <text:span text:style-name="T434">on</text:span>.</text:p>
      <text:p text:style-name="P494"/>
      <text:p text:style-name="P710">I got on a bus at 5 o`clock — Я сел в автобус в 5 часов.</text:p>
      <text:p text:style-name="P710">I got a taxi — Я взял такси.</text:p>
      <text:p text:style-name="P492"/>
      <text:p text:style-name="P908"><text:span text:style-name="T263">Е</text:span><text:span text:style-name="T229">сли после get идет прилагательное, то это означает «прийти к этому состоянию», </text:span></text:p>
      <text:p text:style-name="P494">например: <text:span text:style-name="T434">get hungry (проголодаться), get better (стать лучше), get cold (замерзнуть)</text:span> и т. д.</text:p>
      <text:p text:style-name="P494"/>
      <text:p text:style-name="P710">He got dressed quickly and left — Он оделся быстро и ушел.</text:p>
      <text:p text:style-name="P494"/>
      <text:p text:style-name="P494">Если <text:span text:style-name="T434">get</text:span> используется с частицей <text:span text:style-name="T434">to</text:span>, то это означает «прибывать в такое-то место».</text:p>
      <text:p text:style-name="P494"/>
      <text:p text:style-name="P710">I got to work late — Я приехал на работу поздно.</text:p>
      <text:p text:style-name="P710">I got to the airport by train — Я приехал в аэропорт на поезде.</text:p>
      <text:p text:style-name="P492"/>
      <text:p text:style-name="P492">В пассивном залоге может заменять глагол <text:span text:style-name="T434">be</text:span>. </text:p>
      <text:p text:style-name="P492"/>
      <text:p text:style-name="P492">Если <text:span text:style-name="T434">be</text:span> означает «быть в состоянии / обладать качеством», то <text:span text:style-name="T434">get</text:span> означает </text:p>
      <text:p text:style-name="P493">«входить в состояние / приобретать качество».</text:p>
      <text:p text:style-name="P493"/>
      <text:p text:style-name="P493">В отличии от <text:span text:style-name="T434">be, do, have</text:span>, этот глагол не может быть вспомогательным.</text:p>
      <text:p text:style-name="P495"><text:soft-page-break/>Почти для любого предложения с <text:span text:style-name="T434">get</text:span> можно найти замену с другим глаголом.</text:p>
      <text:p text:style-name="P493"/>
      <text:p text:style-name="P914"><text:span text:style-name="T229">После </text:span><text:span text:style-name="T66">get</text:span><text:span text:style-name="T229"> могут стоять разные предлоги, в зависимости от которых он может сильно</text:span></text:p>
      <text:p text:style-name="P915"><text:span text:style-name="T229">меняться. Такие измененя не всегда поддаются логике</text:span><text:span text:style-name="T265">:</text:span></text:p>
      <text:list xml:id="list969129776" text:style-name="L51">
        <text:list-item>
          <text:p text:style-name="P1038">get along — ладить друг с другом;</text:p>
        </text:list-item>
        <text:list-item>
          <text:p text:style-name="P1038">get away — убираться прочь (грубо);</text:p>
        </text:list-item>
        <text:list-item>
          <text:p text:style-name="P1038">get back — вернуться;</text:p>
        </text:list-item>
        <text:list-item>
          <text:p text:style-name="P1038">get in — попасть внутрь;</text:p>
        </text:list-item>
        <text:list-item>
          <text:p text:style-name="P1038">get on — справиться с ситуацией.</text:p>
        </text:list-item>
      </text:list>
      <text:p text:style-name="P496"/>
      <text:p text:style-name="P637"><text:span text:style-name="T734">W</text:span><text:span text:style-name="T724">e get along well — Мы хорошо ладим.</text:span></text:p>
      <text:p text:style-name="P711">I`ll get away from work as soon as I can — Я свалю с этой работы, как только смогу.</text:p>
      <text:p text:style-name="P711">Get in the car quickly! — Быстро садись в машину!</text:p>
      <text:p text:style-name="P712">How are you getting on with your new job? — Как дела на новой работе?</text:p>
      <text:p text:style-name="P874"/>
      <text:p text:style-name="P87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873">Такие сочетания нельзя переводить по отдельности, а только в связке.</text:p>
      <text:p text:style-name="P493"/>
      <text:p text:style-name="P873">Один и тот же фразовый глагол может иметь несколько значений.</text:p>
      <text:p text:style-name="P493"/>
      <text:p text:style-name="P526">Глаголы, в которых все путаются</text:p>
      <text:p text:style-name="P497"/>
      <text:p text:style-name="P498"><text:span text:style-name="T535">Tell и say</text:span> можно перевести как «сказать». Только первый означатает «рассказать», </text:p>
      <text:p text:style-name="P498">а второй - «сказать/говорить». </text:p>
      <text:p text:style-name="P498"/>
      <text:p text:style-name="P498">После <text:span text:style-name="T434">tell</text:span> нужно обязательно указать, кому адресована фраза, либо что именно </text:p>
      <text:p text:style-name="P498">говорится. После <text:span text:style-name="T434">tell</text:span> не нужен предлог.</text:p>
      <text:p text:style-name="P498"/>
      <text:p text:style-name="P713">Tell me the truth — Скажи мне правду.</text:p>
      <text:p text:style-name="P713">Tell Michael that I will be late — Скажи Майклу, что я опоздаю.</text:p>
      <text:p text:style-name="P498"/>
      <text:p text:style-name="P498">После <text:span text:style-name="T434">say</text:span> можно ничего не указывать, либо указать того, кто сказал фразу.</text:p>
      <text:p text:style-name="P498">Если мы говорим, кому адресована фраза, то после <text:span text:style-name="T434">say</text:span> нужен предлог <text:span text:style-name="T434">to</text:span>.</text:p>
      <text:p text:style-name="P498"/>
      <text:p text:style-name="P713">«You deserve more than this», I said to myself — Ты заслуживаешь большего, я сказал себе.</text:p>
      <text:p text:style-name="P498"/>
      <text:p text:style-name="P909"><text:span text:style-name="T148">See, l</text:span><text:span text:style-name="T147">ook, watch</text:span><text:span text:style-name="T229"> передают значение «видеть», но с разными смысловыми оттенками.</text:span></text:p>
      <text:p text:style-name="P498"/>
      <text:p text:style-name="P499">Глагол <text:span text:style-name="T434">see</text:span> означает «видеть», как физическую возможность. Обычно <text:span text:style-name="T855">он </text:span>не употребляется </text:p>
      <text:p text:style-name="P499">во временах Continuous.</text:p>
      <text:p text:style-name="P498"/>
      <text:p text:style-name="P713">I see a bird in the tree — Я вижу птицу на дереве.</text:p>
      <text:p text:style-name="P498"/>
      <text:p text:style-name="P498"><text:span text:style-name="T434">Look</text:span> означает «смотреть на что-либо». Если мы хотим узнать на какой объет смотрим — используется предлог <text:span text:style-name="T434">at</text:span>. В отличии от <text:span text:style-name="T434">see</text:span>, можно использовать в Continuous.</text:p>
      <text:p text:style-name="P498"/>
      <text:p text:style-name="P713">Don`t worry, I`m not looking — Не волнуйся, я не смотрю.</text:p>
      <text:p text:style-name="P713">I`m looking at the dog — Я смотрю на собаку.</text:p>
      <text:p text:style-name="P498"/>
      <text:p text:style-name="P824"><text:span text:style-name="T66">Watch</text:span><text:span text:style-name="T229"> означает «</text:span><text:span text:style-name="T267">следить (взором)</text:span><text:span text:style-name="T229">» или «наблюдать» </text:span><text:span text:style-name="T266">за объектом</text:span><text:span text:style-name="T229">.</text:span></text:p>
      <text:p text:style-name="P500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67"><text:span text:style-name="T59">I </text:span><text:span text:style-name="T44">like watching birds — Мне нравится наблюдать за птицами.</text:span></text:p>
      <text:p text:style-name="P500"/>
      <text:p text:style-name="P824"><text:span text:style-name="T147">Hear, listen</text:span><text:span text:style-name="T229"> можно перевести как «слышать» и «слушать». Первый означает физическую возможность, а второй — осознанное действие.</text:span></text:p>
      <text:p text:style-name="P500"/>
      <text:p text:style-name="P714">Can you hear some noise? — Ты слышишь шум?</text:p>
      <text:p text:style-name="P714">I think I heard something — Кажется, я что-то слышал.</text:p>
      <text:p text:style-name="P500"/>
      <text:p text:style-name="P910"><text:span text:style-name="T267">Когда мы говорим о том, что именно слушаем, то</text:span><text:span text:style-name="T229"> </text:span><text:span text:style-name="T267">п</text:span><text:span text:style-name="T229">осле </text:span><text:span text:style-name="T66">listen</text:span><text:span text:style-name="T229"> </text:span><text:span text:style-name="T267">ставится предлог </text:span><text:span text:style-name="T89">to</text:span><text:span text:style-name="T267">.</text:span></text:p>
      <text:p text:style-name="P501">При переводе на русский предлог выпадает.</text:p>
      <text:p text:style-name="P501"/>
      <text:p text:style-name="P714">Listen to me, please — Пожалуйста, послушай меня.</text:p>
      <text:p text:style-name="P714">What music do you listen to? - Какую музыку ты слушает?</text:p>
      <text:p text:style-name="P501"/>
      <text:p text:style-name="P911"><text:span text:style-name="T147">Do, make</text:span><text:span text:style-name="T22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01"/>
      <text:p text:style-name="P502">Устойчивые выражения с do:</text:p>
      <text:list xml:id="list2889855026" text:style-name="L52">
        <text:list-item>
          <text:p text:style-name="P1039">do an exam/test — сдавать экзамен/тест;</text:p>
        </text:list-item>
        <text:list-item>
          <text:p text:style-name="P1039">do a course — пройти курс;</text:p>
        </text:list-item>
        <text:list-item>
          <text:p text:style-name="P1039">do work/homework/housework — делать работу / домашнюю работу / работу по дому;</text:p>
        </text:list-item>
        <text:list-item>
          <text:p text:style-name="P1039">do a favour — оказывать услугу;</text:p>
        </text:list-item>
        <text:list-item>
          <text:p text:style-name="P1039">do business — заниматься бизнесом;</text:p>
        </text:list-item>
        <text:list-item>
          <text:p text:style-name="P1039">do right/wrong — поступать правильно/неправильно;</text:p>
        </text:list-item>
        <text:list-item>
          <text:p text:style-name="P1041">do the shopping — делать покупки;</text:p>
        </text:list-item>
        <text:list-item>
          <text:p text:style-name="P1039">do the wassing up — мыть посуду;</text:p>
        </text:list-item>
      </text:list>
      <text:p text:style-name="P501"/>
      <text:p text:style-name="P502">Устойчивые выражения с make:</text:p>
      <text:list xml:id="list932107999" text:style-name="L53">
        <text:list-item>
          <text:p text:style-name="P1040">make a noise — шуметь;</text:p>
        </text:list-item>
        <text:list-item>
          <text:p text:style-name="P1040">make a bed — застилать постель;</text:p>
        </text:list-item>
        <text:list-item>
          <text:p text:style-name="P1040">make a cake/tea/dinner — приготовить торт/чай/ужин;</text:p>
        </text:list-item>
        <text:list-item>
          <text:p text:style-name="P1106"><text:span text:style-name="T229">make a choice — сделать </text:span><text:span text:style-name="T268">выбор;</text:span></text:p>
        </text:list-item>
        <text:list-item>
          <text:p text:style-name="P1042">make a scision — принять решение;</text:p>
        </text:list-item>
        <text:list-item>
          <text:p text:style-name="P1042">make a promise — обещать, дать обещание;</text:p>
        </text:list-item>
        <text:list-item>
          <text:p text:style-name="P1042">make a friends — подружиться.</text:p>
        </text:list-item>
      </text:list>
      <text:p text:style-name="P503"/>
      <text:p text:style-name="P715">Could you do me a favour — Не мог бы ты оказать мне услугу? </text:p>
      <text:p text:style-name="P715">I belive she`ll make the right choice — Я верю, что она сделает правильный выбор.</text:p>
      <text:p text:style-name="P503"/>
      <text:p text:style-name="P527"><text:span text:style-name="T873">Про и</text:span>нфинитив и герундий</text:p>
      <text:p text:style-name="P504"/>
      <text:p text:style-name="P511">Когда в английском предложении идет несколько глаголов <text:span text:style-name="T857">подря</text:span><text:span text:style-name="T858">д</text:span>, то первый является сказуемым<text:span text:style-name="T856">, а следующий, свободный от времени, стоит в форме инфинитива </text:span></text:p>
      <text:p text:style-name="P832"><text:span text:style-name="T288">или герундия </text:span><text:span text:style-name="T289">(</text:span><text:span text:style-name="T300">после сказуемоего</text:span><text:span text:style-name="T290"> </text:span><text:span text:style-name="T288">может быть несколько </text:span><text:span text:style-name="T300">глаголов</text:span><text:span text:style-name="T289">)</text:span><text:span text:style-name="T288">.</text:span></text:p>
      <text:p text:style-name="P510"/>
      <text:p text:style-name="P724">What do you want <text:span text:style-name="T706">to do</text:span>? — Что ты хочешь <text:span text:style-name="T706">делать</text:span>?</text:p>
      <text:p text:style-name="P724">I like <text:span text:style-name="T706">playing</text:span> cards — Я люблю <text:span text:style-name="T706">играть</text:span> в карты.</text:p>
      <text:p text:style-name="P725">Please don`t make me <text:span text:style-name="T706">worry</text:span> — Пожалуйста, не заставляй меня <text:span text:style-name="T706">волноваться</text:span>.</text:p>
      <text:p text:style-name="P726">I don`t mind <text:span text:style-name="T706">doing</text:span> it on my own — Я не против <text:span text:style-name="T706">сделать</text:span> это в одиночку.</text:p>
      <text:p text:style-name="P512"/>
      <text:p text:style-name="P833"><text:soft-page-break/><text:span text:style-name="T274">И</text:span><text:span text:style-name="T275">нфинитив и герундий дополняют по смыслу </text:span><text:span text:style-name="T291">сказуемое</text:span><text:span text:style-name="T275">. </text:span><text:span text:style-name="T276">Они являются взаимозаменяемы </text:span></text:p>
      <text:p text:style-name="P833"><text:span text:style-name="T284">и</text:span><text:span text:style-name="T276"> </text:span><text:span text:style-name="T284">в</text:span><text:span text:style-name="T276"> основном </text:span><text:span text:style-name="T284">и</text:span><text:span text:style-name="T276">спользуют</text:span><text:span text:style-name="T284">ся</text:span><text:span text:style-name="T276"> по наитию </text:span><text:span text:style-name="T291">либо</text:span><text:span text:style-name="T276"> в зависимости от диалекта.</text:span></text:p>
      <text:p text:style-name="P513"/>
      <text:p text:style-name="P514">На русский инфинитив и герундий переводятся несколькими способами:</text:p>
      <text:list xml:id="list2430901869" text:style-name="L54">
        <text:list-item>
          <text:p text:style-name="P1043">начальной формой глагола (делать);</text:p>
        </text:list-item>
        <text:list-item>
          <text:p text:style-name="P1043">причастием (делая);</text:p>
        </text:list-item>
        <text:list-item>
          <text:p text:style-name="P1043">придаточным предложением (чтобы сделать).</text:p>
        </text:list-item>
      </text:list>
      <text:p text:style-name="P513"/>
      <text:p text:style-name="P532">Инфинитив </text:p>
      <text:p text:style-name="P520"/>
      <text:p text:style-name="P839"><text:span text:style-name="T297">Э</text:span><text:span text:style-name="T284">то глагол в начальной форме, </text:span><text:span text:style-name="T291">который </text:span><text:span text:style-name="T292">обычно </text:span><text:span text:style-name="T293">идет</text:span><text:span text:style-name="T291"> </text:span><text:span text:style-name="T284">с частицей </text:span><text:span text:style-name="T91">to</text:span><text:span text:style-name="T284">.</text:span></text:p>
      <text:p text:style-name="P719"><text:span text:style-name="T65">I don`t want </text:span><text:span text:style-name="T874">to interface</text:span><text:span text:style-name="T65"> — Я не хочу </text:span><text:span text:style-name="T874">вмешиваться</text:span><text:span text:style-name="T65">.</text:span></text:p>
      <text:p text:style-name="P521"/>
      <text:p text:style-name="P423"><text:span text:style-name="T284">Г</text:span><text:span text:style-name="T277">лаголы, после которых инфинитив всегда </text:span><text:span text:style-name="T285">с частицей </text:span><text:span text:style-name="T90">to</text:span><text:span text:style-name="T277">:</text:span></text:p>
      <text:list xml:id="list4251511573" text:style-name="L55">
        <text:list-item>
          <text:p text:style-name="P1044">want — хотеть;</text:p>
        </text:list-item>
        <text:list-item>
          <text:p text:style-name="P1044">need — нуждаться;</text:p>
        </text:list-item>
        <text:list-item>
          <text:p text:style-name="P1044">plan — планировать;</text:p>
        </text:list-item>
        <text:list-item>
          <text:p text:style-name="P1044">decide — принимать решение;</text:p>
        </text:list-item>
        <text:list-item>
          <text:p text:style-name="P1044">offer — предлагать;</text:p>
        </text:list-item>
        <text:list-item>
          <text:p text:style-name="P1044">hope — надеяться;</text:p>
        </text:list-item>
        <text:list-item>
          <text:p text:style-name="P1044">promise — обещать;</text:p>
        </text:list-item>
        <text:list-item>
          <text:p text:style-name="P1044">try — пытаться;</text:p>
        </text:list-item>
        <text:list-item>
          <text:p text:style-name="P1044">forget — забывать;</text:p>
        </text:list-item>
        <text:list-item>
          <text:p text:style-name="P1044">learn — изучать;</text:p>
        </text:list-item>
        <text:list-item>
          <text:p text:style-name="P1044">would like — хотел бы.</text:p>
        </text:list-item>
      </text:list>
      <text:p text:style-name="P718"/>
      <text:p text:style-name="P718">We promise <text:span text:style-name="T706">to get</text:span> the money — Мы обещали <text:span text:style-name="T706">достать</text:span> денег.</text:p>
      <text:p text:style-name="P718">Don`t forget <text:span text:style-name="T706">to write</text:span> importang things — Не забывай <text:span text:style-name="T706">записывать</text:span> самое главное.</text:p>
      <text:p text:style-name="P515"/>
      <text:p text:style-name="P831"><text:span text:style-name="T278">Между смысловым глаголом и идущим за ним инфинитивом часто </text:span><text:span text:style-name="T295">стоит</text:span><text:span text:style-name="T278"> дополнение.</text:span></text:p>
      <text:p text:style-name="P424"><text:span text:style-name="T295">Обычно</text:span><text:span text:style-name="T296"> </text:span><text:span text:style-name="T282">дополнение указывает</text:span><text:span text:style-name="T283">ся</text:span><text:span text:style-name="T282"> после </text:span><text:span text:style-name="T295">следующих </text:span><text:span text:style-name="T282">глаголов:</text:span></text:p>
      <text:list xml:id="list3195358073" text:style-name="L56">
        <text:list-item>
          <text:p text:style-name="P1045">ask — спрашивать;</text:p>
        </text:list-item>
        <text:list-item>
          <text:p text:style-name="P1045">tell — говорить;</text:p>
        </text:list-item>
        <text:list-item>
          <text:p text:style-name="P1045">advice — советовать;</text:p>
        </text:list-item>
        <text:list-item>
          <text:p text:style-name="P1045">expect — ожидать;</text:p>
        </text:list-item>
        <text:list-item>
          <text:p text:style-name="P1045">pesuade — убеждать;</text:p>
        </text:list-item>
        <text:list-item>
          <text:p text:style-name="P1045">teach — обучать.</text:p>
        </text:list-item>
      </text:list>
      <text:p text:style-name="P518"/>
      <text:p text:style-name="P723"><text:span text:style-name="T864">I </text:span><text:span text:style-name="T34">asked</text:span><text:span text:style-name="T865"> </text:span><text:span text:style-name="T895">Mike</text:span><text:span text:style-name="T865"> </text:span><text:span text:style-name="T711">to come</text:span><text:span text:style-name="T865"> in — Я просила Майка войти.</text:span></text:p>
      <text:p text:style-name="P69"><text:span text:style-name="T32">Tell</text:span><text:span text:style-name="T44"> </text:span><text:span text:style-name="T896">them</text:span><text:span text:style-name="T44"> </text:span><text:span text:style-name="T63">to leave</text:span><text:span text:style-name="T44"> us alone — Попроси их оставить нас в покое.</text:span></text:p>
      <text:p text:style-name="P515"/>
      <text:p text:style-name="P834"><text:span text:style-name="T278">Если после смыслового глагола </text:span><text:span text:style-name="T294">указано</text:span><text:span text:style-name="T279"> </text:span><text:span text:style-name="T278">дополне</text:span><text:span text:style-name="T279">ние, </text:span><text:span text:style-name="T280">то такие предложения удобней переводить с использованием придаточного предложения.</text:span></text:p>
      <text:p text:style-name="P519"/>
      <text:p text:style-name="P73"><text:span text:style-name="T60">I </text:span><text:span text:style-name="T33">promise</text:span><text:span text:style-name="T60"> </text:span><text:span text:style-name="T897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20"/>
      <text:p text:style-name="P73"><text:span text:style-name="T229">(</text:span><text:span text:style-name="T287">п</text:span><text:span text:style-name="T280">ридаточно</text:span><text:span text:style-name="T281">е</text:span><text:span text:style-name="T280"> предложения — </text:span><text:span text:style-name="T229">это синтаксическая часть сложноподчиненного предложения, содержащая подчинительный союз или союзное слово: </text:span><text:span text:style-name="T44">Петя убежал с урока, </text:span><text:span text:style-name="T350">чтобы не пропустить концерт</text:span><text:span text:style-name="T229">. </text:span><text:span text:style-name="Emphasis"><text:span text:style-name="T44">Изобразить чувство, </text:span></text:span><text:span text:style-name="Emphasis"><text:span text:style-name="T350">которое я испытывал</text:span></text:span><text:span text:style-name="Emphasis"><text:span text:style-name="T44">, очень трудно</text:span></text:span><text:span text:style-name="T229">)</text:span><text:span text:style-name="T280">.</text:span></text:p>
      <text:p text:style-name="P720"/>
      <text:p text:style-name="P834"><text:soft-page-break/><text:span text:style-name="T280">Т</text:span><text:span text:style-name="T286">акже придаточное предложение используется, когда вторая часть объясняет причину действия из главной части. </text:span><text:span text:style-name="T287">В этом случае инфинитив всегда используется с </text:span><text:span text:style-name="T92">to</text:span><text:span text:style-name="T287">.</text:span></text:p>
      <text:p text:style-name="P516"/>
      <text:p text:style-name="P74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5"><text:span text:style-name="T60">W</text:span><text:span text:style-name="T44">hy did I </text:span><text:span text:style-name="T32">come in</text:span><text:span text:style-name="T44">? </text:span><text:span text:style-name="T63">To drink</text:span><text:span text:style-name="T44"> cofee — Почему я </text:span><text:span text:style-name="T32">зашел</text:span><text:span text:style-name="T44">? </text:span><text:span text:style-name="T63">Чтобы выпить</text:span><text:span text:style-name="T44"> кофе.</text:span></text:p>
      <text:p text:style-name="P721"/>
      <text:p text:style-name="P187"><text:span text:style-name="T44">Не всегда причина указывается в виде глагола. Если в качестве причины указано существительное, то перед ним будет предлог </text:span><text:span text:style-name="T66">for</text:span><text:span text:style-name="T44"> </text:span><text:span text:style-name="T61">(за, для)</text:span><text:span text:style-name="T44">.</text:span></text:p>
      <text:p text:style-name="P517"/>
      <text:p text:style-name="P722">I <text:span text:style-name="T23">went out</text:span> <text:span text:style-name="T706">for food</text:span> — Я <text:span text:style-name="T23">вышел</text:span><text:span text:style-name="T863"> </text:span><text:span text:style-name="T706">за едой</text:span>.</text:p>
      <text:p text:style-name="P181"/>
      <text:p text:style-name="P181">Ес<text:span text:style-name="T863">ть</text:span> глаголы, после которых инфинитив используется без частицы <text:span text:style-name="T434">to</text:span> («голый» инфитив). Таких глаголов немного. Самыми распространенные: <text:span text:style-name="T434">let </text:span>(позволять) и <text:span text:style-name="T434">make</text:span>.</text:p>
      <text:p text:style-name="P179"/>
      <text:p text:style-name="P71"><text:span text:style-name="T23">Let</text:span> <text:span text:style-name="T893">Peter</text:span> <text:span text:style-name="T706">explain</text:span> himself — Позволь Питеру объясниться.</text:p>
      <text:p text:style-name="P72"><text:span text:style-name="T23">Let</text:span> <text:span text:style-name="T893">us</text:span> (let`s) <text:span text:style-name="T706">watch</text:span> this movie — Давай<text:span text:style-name="T860"> </text:span>посмотрим этот фильм.</text:p>
      <text:p text:style-name="P180"/>
      <text:p text:style-name="P182">Если после <text:span text:style-name="T434">make</text:span> стоит еще один глагол, то в этом случае <text:span text:style-name="T434">make</text:span> переводится не как «делать», </text:p>
      <text:p text:style-name="P182">а как «заставлять». После <text:span text:style-name="T434">make</text:span> нужно также указать дополнение.</text:p>
      <text:p text:style-name="P182"/>
      <text:p text:style-name="P150">I <text:span text:style-name="T3">can`t</text:span> <text:span text:style-name="T23">make</text:span> <text:span text:style-name="T893">John</text:span> <text:span text:style-name="T706">work</text:span> — Я не могу заставить Джона работать.</text:p>
      <text:p text:style-name="P183"/>
      <text:p text:style-name="P185"><text:span text:style-name="T861">Если инфинитив стоит после связки </text:span><text:span text:style-name="T462">it</text:span><text:span text:style-name="T884"> + </text:span><text:span text:style-name="T459">be </text:span><text:span text:style-name="T861">+ прилагательно</text:span><text:span text:style-name="T862">е</text:span><text:span text:style-name="T861">, то </text:span><text:span text:style-name="T884">он </text:span><text:span text:style-name="T861">используется </text:span></text:p>
      <text:p text:style-name="P185"><text:span text:style-name="T861">с частицей </text:span><text:span text:style-name="T459">to</text:span><text:span text:style-name="T861">. </text:span><text:span text:style-name="T884">Такая связка выражает отношение к делу.</text:span></text:p>
      <text:p text:style-name="P184"/>
      <text:p text:style-name="P70">It <text:span text:style-name="T351">is difficult</text:span> to understand him — Его<text:span text:style-name="T884"> </text:span>сложно понять.</text:p>
      <text:p text:style-name="P78">It was difficult to find a good job — Было трудно найти хорошую работу.</text:p>
      <text:p text:style-name="P45"><text:span text:style-name="T884">It is nice to live here — Здесь </text:span><text:span text:style-name="T885">приятно жить.</text:span></text:p>
      <text:p text:style-name="P184"/>
      <text:p text:style-name="P926">По правилам английского языка после <text:span text:style-name="T434">be</text:span> всегда используется прилалагательное, при этом на русский, <text:span text:style-name="T434">be</text:span> + прилагательное будет переводиться наречием (где, куда, зачем, как).</text:p>
      <text:p text:style-name="P186"/>
      <text:p text:style-name="P839"><text:span text:style-name="T698">Г</text:span><text:span text:style-name="T699">ерундий</text:span><text:span text:style-name="T655"> </text:span></text:p>
      <text:p text:style-name="P190"/>
      <text:p text:style-name="P839"><text:span text:style-name="T658">Э</text:span><text:span text:style-name="T651">то нечно среднее между глаголом и существительным, </text:span><text:span text:style-name="T656">потому что м</text:span><text:span text:style-name="T651">ожет переводит</text:span><text:span text:style-name="T656">ь</text:span><text:span text:style-name="T651">ся </text:span></text:p>
      <text:p text:style-name="P839"><text:span text:style-name="T656">и так и этак </text:span><text:span text:style-name="T659">(в зависимости от места)</text:span><text:span text:style-name="T651">.</text:span><text:span text:style-name="T657"> </text:span><text:span text:style-name="T652">Выглядит как глагол c окончанием </text:span><text:span text:style-name="T460">-ing</text:span><text:span text:style-name="T652">.</text:span></text:p>
      <text:p text:style-name="P193"/>
      <text:p text:style-name="P840"><text:span text:style-name="T660">Герундий используется после предлогов </text:span><text:span text:style-name="T663">и</text:span><text:span text:style-name="T660"> некоторых глаголов. </text:span><text:span text:style-name="T662">Т</text:span><text:span text:style-name="T663">акже</text:span><text:span text:style-name="T660"> е</text:span><text:span text:style-name="T661">сли после </text:span></text:p>
      <text:p text:style-name="P194">первого глагола идет предлог, то второй всегда пишется в форме герундия.</text:p>
      <text:p text:style-name="P195"/>
      <text:p text:style-name="P192">Если герундий стоит в конце предложения, то он переводится глаголом.</text:p>
      <text:p text:style-name="P739"/>
      <text:p text:style-name="P638"><text:span text:style-name="T784">I </text:span><text:span text:style-name="T31">ran</text:span><text:span text:style-name="T783"> for a long time </text:span><text:span text:style-name="T838">without</text:span><text:span text:style-name="T783"> </text:span><text:span text:style-name="T786">stopping</text:span><text:span text:style-name="T783"> — Я долго бежал, не останавливаясь.</text:span></text:p>
      <text:p text:style-name="P638"><text:span text:style-name="T784">D</text:span><text:span text:style-name="T783">on`t stop. </text:span><text:span text:style-name="T31">Keep</text:span><text:span text:style-name="T783"> </text:span><text:span text:style-name="T838">on</text:span><text:span text:style-name="T783"> </text:span><text:span text:style-name="T786">running</text:span><text:span text:style-name="T783">! </text:span><text:span text:style-name="T785">— </text:span><text:span text:style-name="T783">Не останавливайся. Продолжай бежать!</text:span></text:p>
      <text:p text:style-name="P639"><text:span text:style-name="T838">Before</text:span><text:span text:style-name="T783"> </text:span><text:span text:style-name="T786">going</text:span><text:span text:style-name="T783"> </text:span><text:span text:style-name="T786">out</text:span><text:span text:style-name="T783">, I phoned Jerry — Перед выходом я позвонил Джерри.</text:span></text:p>
      <text:p text:style-name="P739"/>
      <text:p text:style-name="P835"><text:span text:style-name="T330">Глаголы, после которых </text:span><text:span text:style-name="T331">принято использовать</text:span><text:span text:style-name="T330"> герундий:</text:span></text:p>
      <text:p text:style-name="P740"/>
      <text:list xml:id="list4172129935" text:style-name="L57">
        <text:list-item>
          <text:p text:style-name="P1048">обозначающие начало, продолжительность или конец процесса:</text:p>
          <text:list>
            <text:list-item>
              <text:p text:style-name="P1049">stop — прекращать;</text:p>
            </text:list-item>
            <text:list-item>
              <text:p text:style-name="P1049">finish — заканчивать;</text:p>
            </text:list-item>
            <text:list-item>
              <text:p text:style-name="P1049">give up — прекращать;</text:p>
            </text:list-item>
            <text:list-item>
              <text:p text:style-name="P1049"><text:soft-page-break/>carry on / go on / keep on — продолжать;</text:p>
            </text:list-item>
          </text:list>
          <text:p text:style-name="P1049"/>
        </text:list-item>
        <text:list-item>
          <text:p text:style-name="P1048">обозначающие отношение к чему-то:</text:p>
          <text:list>
            <text:list-item>
              <text:p text:style-name="P1049">dislike — нелюбить;</text:p>
            </text:list-item>
            <text:list-item>
              <text:p text:style-name="P1049">enjoy — нравиться;</text:p>
            </text:list-item>
          </text:list>
        </text:list-item>
        <text:list-item>
          <text:p text:style-name="P1048">глаголы чувственного восприятия:</text:p>
          <text:list>
            <text:list-item>
              <text:p text:style-name="P1049">see — видеть;</text:p>
            </text:list-item>
            <text:list-item>
              <text:p text:style-name="P1049">watch — смотреть;</text:p>
            </text:list-item>
            <text:list-item>
              <text:p text:style-name="P1049">hear — слышать;</text:p>
            </text:list-item>
            <text:list-item>
              <text:p text:style-name="P1049">listen to — слушать.</text:p>
            </text:list-item>
          </text:list>
        </text:list-item>
      </text:list>
      <text:p text:style-name="P741"/>
      <text:list xml:id="list133811485483247" text:continue-numbering="true" text:style-name="L57">
        <text:list-item>
          <text:p text:style-name="P1048">другие глаголы и словосочетания:</text:p>
          <text:list>
            <text:list-item>
              <text:p text:style-name="P1049">suggest — предлагать;</text:p>
            </text:list-item>
            <text:list-item>
              <text:p text:style-name="P1049">mind — иметь ввиду, возражать;</text:p>
            </text:list-item>
            <text:list-item>
              <text:p text:style-name="P1049">avoid — избегать;</text:p>
            </text:list-item>
            <text:list-item>
              <text:p text:style-name="P1049">practice — практиковаться;</text:p>
            </text:list-item>
            <text:list-item>
              <text:p text:style-name="P1049">can`t help — не мочь не делать;</text:p>
            </text:list-item>
            <text:list-item>
              <text:p text:style-name="P1049">can`t stand — не выносить, ненавидеть;</text:p>
            </text:list-item>
            <text:list-item>
              <text:p text:style-name="P1049">look forward to — ждать с нетерпением.</text:p>
            </text:list-item>
          </text:list>
        </text:list-item>
      </text:list>
      <text:p text:style-name="P740"/>
      <text:p text:style-name="P640">I enjoy <text:span text:style-name="T706">reading</text:span> very much — Я очень люблю читать.</text:p>
      <text:p text:style-name="P640">I can`t help <text:span text:style-name="T706">feeling</text:span> responsible — Я не могу не чувствовать ответственности.</text:p>
      <text:p text:style-name="P640">I look forward to <text:span text:style-name="T706">meeting</text:span> John — Я жд<text:span text:style-name="T877">у</text:span> с нетерпением встечи с Джоном.</text:p>
      <text:p text:style-name="P188"/>
      <text:p text:style-name="P188">Сочетание сказуемого и герундия можно расш<text:span text:style-name="T878">и</text:span>рить, добавив между ними дополнение.</text:p>
      <text:p text:style-name="P188"/>
      <text:p text:style-name="P44"><text:span text:style-name="T866">I </text:span><text:span text:style-name="T35">saw</text:span><text:span text:style-name="T866"> </text:span><text:span text:style-name="T898">John</text:span><text:span text:style-name="T866"> </text:span><text:span text:style-name="T712">working</text:span><text:span text:style-name="T866"> in the garden — Я видел, как Джон работает в саду.</text:span></text:p>
      <text:p text:style-name="P76">He <text:span text:style-name="T3">can`t</text:span> <text:span text:style-name="T23">stand</text:span> <text:span text:style-name="T893">his father</text:span> <text:span text:style-name="T706">drinking</text:span> — Он не может вынести того, что его отец пьет.</text:p>
      <text:p text:style-name="P179"/>
      <text:p text:style-name="P191">Когда нужно сказать про дейсвтие, которое регулярно совершается, то для этого используется</text:p>
      <text:p text:style-name="P425"><text:span text:style-name="T653">связка </text:span><text:span text:style-name="T461">go</text:span><text:span text:style-name="T653"> + герундий. Глагол </text:span><text:span text:style-name="T461">go</text:span><text:span text:style-name="T653"> в этом случае переводится как «занимаюсь этим делом»:</text:span></text:p>
      <text:list xml:id="list2845879327" text:style-name="L58">
        <text:list-item>
          <text:p text:style-name="P1099"><text:span text:style-name="T653">go swimming — занима</text:span><text:span text:style-name="T654">ться</text:span><text:span text:style-name="T653"> плаваньем;</text:span></text:p>
        </text:list-item>
        <text:list-item>
          <text:p text:style-name="P1074">go running — бегать;</text:p>
        </text:list-item>
        <text:list-item>
          <text:p text:style-name="P1074">go fishing — рыбачить;</text:p>
        </text:list-item>
        <text:list-item>
          <text:p text:style-name="P1099">go skiing — кататься на лыжах;</text:p>
        </text:list-item>
        <text:list-item>
          <text:p text:style-name="P1107">go shopping — ходить по магазинам.</text:p>
        </text:list-item>
      </text:list>
      <text:p text:style-name="P918"/>
      <text:p text:style-name="P836"><text:span text:style-name="T867">А связка </text:span><text:span text:style-name="T461">like</text:span><text:span text:style-name="T867"> + герундий означает «</text:span><text:span text:style-name="T868">люблю</text:span><text:span text:style-name="T867"> заниматься этим </text:span><text:span text:style-name="T868">делом</text:span><text:span text:style-name="T867">».</text:span></text:p>
      <text:p text:style-name="P918"/>
      <text:p text:style-name="P77">Would you like to <text:span text:style-name="T706">go skiing</text:span> this weekend? — Ты хочешь <text:span text:style-name="T706">покататься на лыжах</text:span> на выходных?</text:p>
      <text:p text:style-name="P77">I would rather <text:span text:style-name="T706">go shopp</text:span><text:span text:style-name="T713">i</text:span><text:span text:style-name="T706">ng</text:span> — Нет, я лучше <text:span text:style-name="T706">пойду по магазинам</text:span>.</text:p>
      <text:p text:style-name="P77">I <text:span text:style-name="T706">like shopping</text:span> with my girlfriends! — Я <text:span text:style-name="T706">люблю ходить по магазинам</text:span> с подру<text:span text:style-name="T879">ж</text:span>ками!</text:p>
      <text:p text:style-name="P918"/>
      <text:p text:style-name="P838"><text:span text:style-name="T870">Если герундий стоит в начале предложения, то он </text:span><text:span text:style-name="T872">переводится не как глагол, а</text:span><text:span text:style-name="T871"> как сущестительное </text:span><text:span text:style-name="T872">(т. е. в этом случае он является подлежащим)</text:span><text:span text:style-name="T870">.</text:span></text:p>
      <text:p text:style-name="P837"/>
      <text:p text:style-name="P94">Swimming is very good for your health — Плаванье хорошо для здоровья</text:p>
      <text:p text:style-name="P94"><text:span text:style-name="T869">L</text:span>earning English is not easy — Изучение английского — это нелегко.</text:p>
      <text:p text:style-name="P837"/>
      <text:p text:style-name="P355">Глаголы, после который можно использовать как инфинитив так и герундий:</text:p>
      <text:p text:style-name="P355"><text:soft-page-break/></text:p>
      <text:list xml:id="list3422053608" text:style-name="L59">
        <text:list-item>
          <text:p text:style-name="P1084">обозначающие процесс:</text:p>
          <text:list>
            <text:list-item>
              <text:p text:style-name="P1085">start, begin — начинать;</text:p>
            </text:list-item>
            <text:list-item>
              <text:p text:style-name="P1085">continue — продолжать;</text:p>
            </text:list-item>
          </text:list>
        </text:list-item>
      </text:list>
      <text:p text:style-name="P355"/>
      <text:list xml:id="list133809899218634" text:continue-numbering="true" text:style-name="L59">
        <text:list-item>
          <text:p text:style-name="P1084">обозначающие отношение к чему-то:</text:p>
          <text:list>
            <text:list-item>
              <text:p text:style-name="P1086">love — любить;</text:p>
            </text:list-item>
            <text:list-item>
              <text:p text:style-name="P1086">like — нравиться;</text:p>
            </text:list-item>
            <text:list-item>
              <text:p text:style-name="P1086">hate — ненавидеть;</text:p>
            </text:list-item>
            <text:list-item>
              <text:p text:style-name="P1086">prefer — предпочитать;</text:p>
            </text:list-item>
          </text:list>
        </text:list-item>
      </text:list>
      <text:p text:style-name="P356"/>
      <text:p text:style-name="P95">I started to leart English at school / I started learning English at school.</text:p>
      <text:p text:style-name="P95">I love to play the piano / I love playing the piano.</text:p>
      <text:p text:style-name="P357"/>
      <text:p text:style-name="P11">Формальное подлежащее. <text:span text:style-name="T881">Dummy subject</text:span></text:p>
      <text:p text:style-name="P358"/>
      <text:p text:style-name="P359">В английском предложении обязательно должно присутствовать подлежащее и сказуемое.</text:p>
      <text:p text:style-name="P360">Это его грамматическая основа. В русском предложении подлежащее может отсутствовать.</text:p>
      <text:p text:style-name="P359">Из-за этого могут возн<text:span text:style-name="T881">и</text:span>кать некоторые трудности при переводе.</text:p>
      <text:p text:style-name="P359"/>
      <text:p text:style-name="P361">Когда в русском предложении подлежащее отсутствует, в английском используется формальное подлежащее. Их всего 2: <text:span text:style-name="T434">there</text:span> и <text:span text:style-name="T434">it</text:span>, <text:span text:style-name="T882">но </text:span><text:span text:style-name="T886">еще </text:span><text:span text:style-name="T882">могут</text:span><text:span text:style-name="T886"> </text:span><text:span text:style-name="T882">встретиться: </text:span><text:span text:style-name="T463">t</text:span><text:span text:style-name="T434">hey</text:span>, <text:span text:style-name="T434">this</text:span>, <text:span text:style-name="T434">that</text:span>.</text:p>
      <text:p text:style-name="P868"><text:span text:style-name="T360">Т</text:span><text:span text:style-name="T361">акие предложения удобнее переводить с конца </text:span><text:span text:style-name="T432">(как и </text:span><text:span text:style-name="T433">все, в английском</text:span><text:span text:style-name="T432">)</text:span><text:span text:style-name="T361">. </text:span></text:p>
      <text:p text:style-name="P362"/>
      <text:p text:style-name="P844"><text:span text:style-name="T368">П</text:span><text:span text:style-name="T366">одлежащее </text:span><text:span text:style-name="T506">there</text:span><text:span text:style-name="T366"> </text:span><text:span text:style-name="T368">всегда идет</text:span><text:span text:style-name="T366"> в связке с глаголом </text:span><text:span text:style-name="T506">be</text:span><text:span text:style-name="T366">. Оно необходимо, чтобы сказать </text:span></text:p>
      <text:p text:style-name="P844"><text:span text:style-name="T366">о местоположении существительного, которое идет после </text:span><text:span text:style-name="T506">be</text:span><text:span text:style-name="T366"> </text:span><text:span text:style-name="T368">(как указатель)</text:span><text:span text:style-name="T366">.</text:span></text:p>
      <text:p text:style-name="P365"/>
      <text:p text:style-name="P96"><text:span text:style-name="T21">There</text:span><text:span text:style-name="T883"> </text:span><text:span text:style-name="T37">is</text:span><text:span text:style-name="T883"> </text:span><text:span text:style-name="T899">a new restaurant</text:span><text:span text:style-name="T883"> </text:span><text:span text:style-name="T12">in King Street</text:span><text:span text:style-name="T883"> — На Кинг-стрит есть новый ресторан.</text:span></text:p>
      <text:p text:style-name="P97"><text:span text:style-name="T13">There</text:span> <text:span text:style-name="T23">was</text:span> <text:span text:style-name="T893">a fight</text:span> <text:span text:style-name="T10">in the street today</text:span> — На улице сегодня была драка.</text:p>
      <text:p text:style-name="P366"/>
      <text:p text:style-name="P842"><text:span text:style-name="T366">Иногда с помощью </text:span><text:span text:style-name="T506">there</text:span><text:span text:style-name="T366"> + </text:span><text:span text:style-name="T506">be</text:span><text:span text:style-name="T366"> говорят о существительном, которое не может совершать действий, но с которым связана дополнительная информация.</text:span></text:p>
      <text:p text:style-name="P366"/>
      <text:p text:style-name="P79"><text:span text:style-name="T360">T</text:span><text:span text:style-name="T366">here is something I want to tell you — Есть, кое-что, что я должен сказать тебе.</text:span></text:p>
      <text:p text:style-name="P367"/>
      <text:p text:style-name="P843"><text:span text:style-name="T361">Связка </text:span><text:span text:style-name="T507">there</text:span><text:span text:style-name="T361"> + </text:span><text:span text:style-name="T507">be</text:span><text:span text:style-name="T361"> переводится по глаголу </text:span><text:span text:style-name="T507">be</text:span><text:span text:style-name="T361">, либо полностью выпадает при переводе.</text:span></text:p>
      <text:p text:style-name="P920"><text:span text:style-name="T362">В Present Perfect, </text:span><text:span text:style-name="T508">be</text:span><text:span text:style-name="T362"> преобразуется в </text:span><text:span text:style-name="T508">have/has been</text:span><text:span text:style-name="T362">.</text:span></text:p>
      <text:p text:style-name="P367"/>
      <text:p text:style-name="P841"><text:span text:style-name="T362">В вопросах </text:span><text:span text:style-name="T508">be</text:span><text:span text:style-name="T362"> </text:span><text:span text:style-name="T363">ставится</text:span><text:span text:style-name="T362"> перед </text:span><text:span text:style-name="T508">there</text:span><text:span text:style-name="T362">. Вопрос не обязательно </text:span><text:span text:style-name="T367">должен быть </text:span><text:span text:style-name="T362">общи</text:span><text:span text:style-name="T367">м</text:span><text:span text:style-name="T362">. </text:span></text:p>
      <text:p text:style-name="P364">Он может начинаться и с вопросительного слова. </text:p>
      <text:p text:style-name="P369"/>
      <text:p text:style-name="P98">What is there in the box? — Что находится в коробке? (Что есть в коробке?)</text:p>
      <text:p text:style-name="P369"/>
      <text:p text:style-name="P841"><text:span text:style-name="T363">Отрицание образуется</text:span><text:span text:style-name="T362"> </text:span><text:span text:style-name="T363">с помощью частицы </text:span><text:span text:style-name="T509">not</text:span><text:span text:style-name="T363"> после </text:span><text:span text:style-name="T509">be</text:span><text:span text:style-name="T363">. Также </text:span><text:span text:style-name="T365">можно</text:span><text:span text:style-name="T363"> использовать отрицательное местоимение </text:span><text:span text:style-name="T509">no</text:span><text:span text:style-name="T363">, </text:span><text:span text:style-name="T889">которое стоит перед существительным, как отдельное слово</text:span><text:span text:style-name="T363">.</text:span></text:p>
      <text:p text:style-name="P369"/>
      <text:p text:style-name="P80"><text:span text:style-name="T352">There aren`t any challenges in his life / T</text:span><text:span text:style-name="T364">here are no challenges in his life</text:span><text:span text:style-name="T352"> — </text:span></text:p>
      <text:p text:style-name="P98">В его жизни нет испытаний.</text:p>
      <text:p text:style-name="P369"/>
      <text:p text:style-name="P844"><text:span text:style-name="T368">Подлежащее </text:span><text:span text:style-name="T510">it</text:span><text:span text:style-name="T368"> </text:span><text:span text:style-name="T377">обычно </text:span><text:span text:style-name="T368">используется, когда надо сообщить время или сказать о погоде.</text:span></text:p>
      <text:p text:style-name="P373"/>
      <text:p text:style-name="P845"><text:soft-page-break/><text:span text:style-name="T371">После </text:span><text:span text:style-name="T511">it</text:span><text:span text:style-name="T371"> может идти не только существительное </text:span><text:span text:style-name="T373">(в отличие от </text:span><text:span text:style-name="T513">there</text:span><text:span text:style-name="T373">)</text:span><text:span text:style-name="T371">, но </text:span><text:span text:style-name="T373">также </text:span><text:span text:style-name="T371">прилагательное </text:span><text:span text:style-name="T373">или глагол</text:span><text:span text:style-name="T371"> </text:span><text:span text:style-name="T373">(обычно идет прилагательное).</text:span></text:p>
      <text:p text:style-name="P99"/>
      <text:p text:style-name="P372"><text:span text:style-name="T464">It</text:span><text:span text:style-name="T888"> может идти в связке с любым глаголом, а не только с </text:span><text:span text:style-name="T464">be</text:span><text:span text:style-name="T888">.</text:span></text:p>
      <text:p text:style-name="P373"/>
      <text:p text:style-name="P930"><text:span text:style-name="T16">It</text:span><text:span text:style-name="T504"> </text:span><text:span text:style-name="T27">is</text:span><text:span text:style-name="T504"> 5 o`clock — Сейчас 5 часов.</text:span></text:p>
      <text:p text:style-name="P81"><text:span text:style-name="T17">It</text:span><text:span text:style-name="T352"> </text:span><text:span text:style-name="T36">is</text:span><text:span text:style-name="T352"> warm — Тепло.</text:span></text:p>
      <text:p text:style-name="P81"><text:span text:style-name="T17">It</text:span><text:span text:style-name="T352"> often </text:span><text:span text:style-name="T36">snows</text:span><text:span text:style-name="T352"> </text:span><text:span text:style-name="T369">in the winter — Зимой часто идет снег.</text:span></text:p>
      <text:p text:style-name="P374"/>
      <text:p text:style-name="P426"><text:span text:style-name="T369">Е</text:span><text:span text:style-name="T372">ще </text:span><text:span text:style-name="T512">it</text:span><text:span text:style-name="T372"> является подлежащим в таких конструкциях:</text:span></text:p>
      <text:list xml:id="list20894336" text:style-name="L60">
        <text:list-item>
          <text:p text:style-name="P1108"><text:span text:style-name="T504">It`s time</text:span><text:span text:style-name="T352"> — пора (после используется инфинитив для указания действия, </text:span></text:p>
          <text:p text:style-name="P1087">которое пришло время сделать);</text:p>
        </text:list-item>
        <text:list-item>
          <text:p text:style-name="P1109"><text:span text:style-name="T509">I</text:span><text:span text:style-name="T504">t</text:span><text:span text:style-name="T352"> + </text:span><text:span text:style-name="T504">be</text:span><text:span text:style-name="T352"> + прилагательное + инфинитив</text:span><text:span text:style-name="T370"> (отношение к делу);</text:span></text:p>
        </text:list-item>
        <text:list-item>
          <text:p text:style-name="P1110"><text:span text:style-name="T370">в </text:span><text:span text:style-name="T352">пассивном залоге, в оборотах </text:span><text:span text:style-name="T504">it is known</text:span><text:span text:style-name="T352"> (известно) и </text:span><text:span text:style-name="T504">it is said</text:span><text:span text:style-name="T352"> (говорят).</text:span></text:p>
        </text:list-item>
      </text:list>
      <text:p text:style-name="P370"/>
      <text:p text:style-name="P856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370"/>
      <text:p text:style-name="P929"><text:span text:style-name="T364">Т</text:span><text:span text:style-name="T352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371"/>
      <text:p text:style-name="P744"><text:span text:style-name="T359">They say this film is interesting / </text:span><text:span text:style-name="T358">This film is said to be interesting</text:span><text:span text:style-name="T359"> — </text:span></text:p>
      <text:p text:style-name="P745">Говорят, этот фильминтересный.</text:p>
      <text:p text:style-name="P921"/>
      <text:p text:style-name="P904"><text:span text:style-name="T887">М</text:span>естоимение. Pronoun</text:p>
      <text:p text:style-name="P368"/>
      <text:p text:style-name="P905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375"/>
      <text:p text:style-name="P376">Все местоимения можно разбить на несколько группы:</text:p>
      <text:list xml:id="list3544538796" text:style-name="L61">
        <text:list-item>
          <text:p text:style-name="P1088">личные местоимения (Personal Pronouns);</text:p>
        </text:list-item>
        <text:list-item>
          <text:p text:style-name="P1088">притяжательные местоимения (Possessive Pronouns);</text:p>
        </text:list-item>
        <text:list-item>
          <text:p text:style-name="P1088">возвратные местоимения (Reflexive Pronouns);</text:p>
        </text:list-item>
        <text:list-item>
          <text:p text:style-name="P1088">указательные местоимения (Demonstrative Pronouns);</text:p>
        </text:list-item>
        <text:list-item>
          <text:p text:style-name="P1088"><text:span text:style-name="T917">неопределенные </text:span>местоимения <text:span text:style-name="T921">(</text:span>some, any, no и их производные<text:span text:style-name="T921">)</text:span>.</text:p>
        </text:list-item>
      </text:list>
      <text:p text:style-name="P363"/>
      <text:p text:style-name="P12">Личные местоимения</text:p>
      <text:p text:style-name="P377"/>
      <text:p text:style-name="P861"><text:span text:style-name="T374">Имеют только 2 формы: </text:span>именительный паде<text:span text:style-name="T922">ж и </text:span><text:span text:style-name="T374">объектные падеж.</text:span></text:p>
      <text:p text:style-name="P378">Объектный падеж соответсвует любому косвенному падежу русского языка.</text:p>
      <text:p text:style-name="P378">(косвенный падежы — это все падежы, кроме именительного)</text:p>
      <text:p text:style-name="P378"/>
      <text:p text:style-name="P427"><text:span text:style-name="T374">Личные местоимения в именительном падеже </text:span><text:span text:style-name="T387">заменяют</text:span><text:span text:style-name="T383"> подлежащее </text:span><text:span text:style-name="T391">(кто/</text:span><text:span text:style-name="T392">что</text:span><text:span text:style-name="T391">)</text:span><text:span text:style-name="T383">:</text:span></text:p>
      <table:table table:name="Table10" table:style-name="Table10">
        <table:table-column table:style-name="Table10.A" table:number-columns-repeated="3"/>
        <table:table-row table:style-name="TableLine94498274734816">
          <table:table-cell table:style-name="Table10.A1" office:value-type="string">
            <text:p text:style-name="P949">Лицо</text:p>
          </table:table-cell>
          <table:table-cell table:style-name="Table10.A1" office:value-type="string">
            <text:p text:style-name="P949">Единственное число</text:p>
          </table:table-cell>
          <table:table-cell table:style-name="Table10.C1" office:value-type="string">
            <text:p text:style-name="P949">Множественное число</text:p>
          </table:table-cell>
        </table:table-row>
        <table:table-row table:style-name="TableLine94498272143296">
          <table:table-cell table:style-name="Table10.A2" office:value-type="string">
            <text:p text:style-name="P988">1</text:p>
          </table:table-cell>
          <table:table-cell table:style-name="Table10.A2" office:value-type="string">
            <text:p text:style-name="P988">I</text:p>
          </table:table-cell>
          <table:table-cell table:style-name="Table10.C2" office:value-type="string">
            <text:p text:style-name="P989">we</text:p>
          </table:table-cell>
        </table:table-row>
        <table:table-row table:style-name="TableLine94498272164768">
          <table:table-cell table:style-name="Table10.A2" office:value-type="string">
            <text:p text:style-name="P988">2</text:p>
          </table:table-cell>
          <table:table-cell table:style-name="Table10.A2" office:value-type="string">
            <text:p text:style-name="P988">you</text:p>
          </table:table-cell>
          <table:table-cell table:style-name="Table10.C2" office:value-type="string">
            <text:p text:style-name="P989">you</text:p>
          </table:table-cell>
        </table:table-row>
        <table:table-row table:style-name="TableLine94498272168560">
          <table:table-cell table:style-name="Table10.A2" office:value-type="string">
            <text:p text:style-name="P988">3</text:p>
          </table:table-cell>
          <table:table-cell table:style-name="Table10.A2" office:value-type="string">
            <text:p text:style-name="P988">he/she/<text:span text:style-name="T890">it</text:span></text:p>
          </table:table-cell>
          <table:table-cell table:style-name="Table10.C2" office:value-type="string">
            <text:p text:style-name="P989">they</text:p>
          </table:table-cell>
        </table:table-row>
      </table:table>
      <text:p text:style-name="P378"><text:soft-page-break/></text:p>
      <text:p text:style-name="P380">Местоимения <text:span text:style-name="T434">he</text:span> <text:span text:style-name="T901">(он)</text:span> и <text:span text:style-name="T434">she</text:span> <text:span text:style-name="T901">(она)</text:span> заменяют <text:span text:style-name="T857">человека</text:span>.</text:p>
      <text:p text:style-name="P380">Они не могут заменить неодушевленный предмет или животное.</text:p>
      <text:p text:style-name="P379"/>
      <text:p text:style-name="P850">Местоимение you заменяет 2 лицо <text:span text:style-name="T911">(ты/</text:span>вы<text:span text:style-name="T911">)</text:span>. По умолчанию you означает «вы» <text:span text:style-name="T375">и лишь </text:span></text:p>
      <text:p text:style-name="P850"><text:span text:style-name="T375">по тону и </text:span><text:span text:style-name="T376">словам</text:span><text:span text:style-name="T375"> можно догадаться что вместо «вы», хотят сказать «ты».</text:span></text:p>
      <text:p text:style-name="P379"/>
      <text:p text:style-name="P100">Hey you, kid! Come to me — Эй ты, пацан, подойди сюда. (грубо)</text:p>
      <text:p text:style-name="P100">Would you like some tea? — Не хотите ли вы чаю? (вежливо)</text:p>
      <text:p text:style-name="P379"/>
      <text:p text:style-name="P383">Местоимение <text:span text:style-name="T434">it</text:span> <text:span text:style-name="T891">переводится как «он/она/оно».</text:span> <text:span text:style-name="T891">З</text:span>аменяет все неодушевленный </text:p>
      <text:p text:style-name="P384">предметы <text:span text:style-name="T910">(</text:span>независимо от их рода<text:span text:style-name="T910">)</text:span>, а также животных.</text:p>
      <text:p text:style-name="P381"/>
      <text:p text:style-name="P101">Where is the <text:span text:style-name="T706">book</text:span>? <text:span text:style-name="T706">It</text:span> is on the table — Где <text:span text:style-name="T706">книга</text:span>? <text:span text:style-name="T706">Она</text:span> на столе.</text:p>
      <text:p text:style-name="P101">My <text:span text:style-name="T706">cat</text:span> is funny. <text:span text:style-name="T706">It</text:span> plays all day long — Мой <text:span text:style-name="T706">кот</text:span> смешной. <text:span text:style-name="T706">Он</text:span> играет целый день.</text:p>
      <text:p text:style-name="P381"/>
      <text:p text:style-name="P383">Местоимение <text:span text:style-name="T434">they</text:span> переводится как «они». <text:span text:style-name="T891">Может заменять как людей,</text:span> </text:p>
      <text:p text:style-name="P383"><text:span text:style-name="T891">так и </text:span>неодушевленные предметы.</text:p>
      <text:p text:style-name="P382"/>
      <text:p text:style-name="P102">Where are the <text:span text:style-name="T706">keys</text:span>? <text:span text:style-name="T706">They</text:span> are on the table — Где <text:span text:style-name="T706">ключи</text:span>? <text:span text:style-name="T706">Они</text:span> на столе.</text:p>
      <text:p text:style-name="P383"/>
      <text:p text:style-name="P846"><text:span text:style-name="T378">Местоимение </text:span><text:span text:style-name="T514">we</text:span><text:span text:style-name="T378"> переводится как «мы». </text:span><text:span text:style-name="T381">И </text:span><text:span text:style-name="T515">they</text:span><text:span text:style-name="T381">, и </text:span><text:span text:style-name="T515">we</text:span><text:span text:style-name="T378"> </text:span><text:span text:style-name="T381">могут </text:span><text:span text:style-name="T378">заменять связки из </text:span></text:p>
      <text:p text:style-name="P386">нескольких слов, которые используются как одно подлежащее.</text:p>
      <text:p text:style-name="P387"/>
      <text:p text:style-name="P46"><text:span text:style-name="T714">S</text:span><text:span text:style-name="T715">ue and I</text:span><text:span text:style-name="T379"> are good friends — </text:span><text:span text:style-name="T716">Мы со Сью</text:span><text:span text:style-name="T380"> хорошие друзья </text:span><text:span text:style-name="T382">(</text:span><text:span text:style-name="T384">я</text:span><text:span text:style-name="T382"> </text:span><text:span text:style-name="T384">+</text:span><text:span text:style-name="T382"> Сью = we)</text:span><text:span text:style-name="T379">.</text:span></text:p>
      <text:p text:style-name="P103"><text:span text:style-name="T352">Where are </text:span><text:span text:style-name="T706">Tom and Jerry</text:span><text:span text:style-name="T352">? </text:span><text:span text:style-name="T706">They</text:span><text:span text:style-name="T352"> are in the garden — Где </text:span><text:span text:style-name="T706">Том и Джерри</text:span><text:span text:style-name="T352">? </text:span><text:span text:style-name="T706">Они</text:span><text:span text:style-name="T352"> в саду.</text:span></text:p>
      <text:p text:style-name="P388"/>
      <text:p text:style-name="P927"><text:span text:style-name="T376">It — </text:span><text:span text:style-name="T411">переводится как «</text:span><text:span text:style-name="T376">это»? </text:span><text:span text:style-name="T412">(</text:span><text:span text:style-name="T376">I</text:span><text:span text:style-name="T413">t</text:span><text:span text:style-name="T376"> is in the garden — Это в саду</text:span><text:span text:style-name="T412">)</text:span><text:span text:style-name="T376">.</text:span></text:p>
      <text:p text:style-name="P928"><text:span text:style-name="T376">(</text:span><text:span text:style-name="T414">после it может стоять указание на место, где происходит ситуация, стр. 192</text:span><text:span text:style-name="T410">)</text:span></text:p>
      <text:p text:style-name="P389"/>
      <text:p text:style-name="P428"><text:span text:style-name="T385">Личные местоимения в объектном падеже </text:span><text:span text:style-name="T387">заменяют</text:span><text:span text:style-name="T385"> дополнени</text:span><text:span text:style-name="T386">е </text:span><text:span text:style-name="T391">(кого, кому, кем)</text:span><text:span text:style-name="T385">:</text:span></text:p>
      <text:list xml:id="list3721815362" text:style-name="L62">
        <text:list-item>
          <text:p text:style-name="P1111">me — меня, мне, мной;</text:p>
        </text:list-item>
        <text:list-item>
          <text:p text:style-name="P1111">you — тебя, тебе, тобой / вас, вам, вами;</text:p>
        </text:list-item>
        <text:list-item>
          <text:p text:style-name="P1112">him — его, ему, <text:span text:style-name="T907">им;</text:span></text:p>
        </text:list-item>
        <text:list-item>
          <text:p text:style-name="P1112">her — ее, ей;</text:p>
        </text:list-item>
        <text:list-item>
          <text:p text:style-name="P1113"><text:span text:style-name="T787">it — </text:span><text:span text:style-name="T788">этого</text:span><text:span text:style-name="T787">, </text:span><text:span text:style-name="T788">этому, этим </text:span><text:span text:style-name="T790">(неодушевлен.)</text:span><text:span text:style-name="T789">;</text:span></text:p>
        </text:list-item>
        <text:list-item>
          <text:p text:style-name="P1112">us — нас, нам, нами;</text:p>
        </text:list-item>
        <text:list-item>
          <text:p text:style-name="P1112">them — их, им, ими.</text:p>
          <text:p text:style-name="P1114"/>
        </text:list-item>
      </text:list>
      <text:p text:style-name="P104"><text:span text:style-name="T13">I</text:span> <text:span text:style-name="T23">love</text:span> <text:span text:style-name="T893">Jave</text:span> — Я люблю Джейн</text:p>
      <text:p text:style-name="P104"><text:span text:style-name="T13">Jane</text:span> <text:span text:style-name="T23">loves</text:span> <text:span text:style-name="T893">me</text:span> — Джейн любит меня</text:p>
      <text:p text:style-name="P390"/>
      <text:p text:style-name="P13">Притяжательные местоимения</text:p>
      <text:p text:style-name="P391"/>
      <text:p text:style-name="P848"><text:span text:style-name="T388">Овечают на вопрос «чей?». </text:span><text:span text:style-name="T389">И</text:span><text:span text:style-name="T399">х особенность </text:span><text:span text:style-name="T398">в</text:span><text:span text:style-name="T399"> то</text:span><text:span text:style-name="T398">м</text:span><text:span text:style-name="T399">, что они заменяют артикли.</text:span></text:p>
      <text:p text:style-name="P105">The dress is blue →<text:span text:style-name="T913"> </text:span>Her dress is blue.</text:p>
      <text:p text:style-name="P392"/>
      <text:p text:style-name="P925"><text:span text:style-name="T388">А</text:span><text:span text:style-name="T352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393"/>
      <text:p text:style-name="P847"><text:span text:style-name="T394">П</text:span><text:span text:style-name="T390">ритяжательные местоимения первого типа — это местоимен</text:span><text:span text:style-name="T393">ия</text:span><text:span text:style-name="T390">, </text:span><text:span text:style-name="T393">которые </text:span><text:span text:style-name="T388">употребляются</text:span><text:span text:style-name="T393"> </text:span></text:p>
      <text:p text:style-name="P400"><text:soft-page-break/>в связке с существительным (существительное идет после, обязательно):</text:p>
      <text:list xml:id="list234424929" text:style-name="L63">
        <text:list-item>
          <text:p text:style-name="P1089">my — <text:span text:style-name="T902">мо</text:span><text:span text:style-name="T903">й</text:span>; </text:p>
        </text:list-item>
        <text:list-item>
          <text:p text:style-name="P1089">your — <text:span text:style-name="T902">твой/ваш</text:span>; </text:p>
        </text:list-item>
        <text:list-item>
          <text:p text:style-name="P1089">his — <text:span text:style-name="T903">его</text:span>;</text:p>
        </text:list-item>
        <text:list-item>
          <text:p text:style-name="P1089">her — <text:span text:style-name="T903">ее</text:span>;</text:p>
        </text:list-item>
        <text:list-item>
          <text:p text:style-name="P1100"><text:span text:style-name="T390">its — </text:span><text:span text:style-name="T403">этого</text:span><text:span text:style-name="T390">.</text:span></text:p>
        </text:list-item>
        <text:list-item>
          <text:p text:style-name="P1090">our — <text:span text:style-name="T902">наш</text:span>; </text:p>
        </text:list-item>
        <text:list-item>
          <text:p text:style-name="P1089">their — <text:span text:style-name="T903">их</text:span>; </text:p>
        </text:list-item>
      </text:list>
      <text:p text:style-name="P395"/>
      <text:p text:style-name="P47"><text:span text:style-name="T717">I</text:span><text:span text:style-name="T393"> like </text:span><text:span text:style-name="T717">my</text:span><text:span text:style-name="T393"> </text:span><text:span text:style-name="T406">work</text:span><text:span text:style-name="T393"> — Мне нравится моя </text:span><text:span text:style-name="T406">работа</text:span><text:span text:style-name="T393">.</text:span></text:p>
      <text:p text:style-name="P48"><text:span text:style-name="T717">He</text:span><text:span text:style-name="T393"> likes </text:span><text:span text:style-name="T717">his</text:span><text:span text:style-name="T393"> </text:span><text:span text:style-name="T406">work</text:span><text:span text:style-name="T393"> — Ему нравится его </text:span><text:span text:style-name="T406">работа</text:span><text:span text:style-name="T393">.</text:span></text:p>
      <text:p text:style-name="P402"/>
      <text:p text:style-name="P851"><text:span text:style-name="T405">С</text:span><text:span text:style-name="T407">ледует обратить внимание, в каком контексте используется </text:span><text:span text:style-name="T516">its</text:span><text:span text:style-name="T407">.</text:span></text:p>
      <text:p text:style-name="P403"/>
      <text:p text:style-name="P82"><text:span text:style-name="T402">T</text:span><text:span text:style-name="T352">he </text:span><text:span text:style-name="T718">plant</text:span><text:span text:style-name="T404"> likes </text:span><text:span text:style-name="T718">its</text:span><text:span text:style-name="T404"> soil — Растению нравится его почва.</text:span></text:p>
      <text:p text:style-name="P867"><text:span text:style-name="T530">The</text:span><text:span text:style-name="T536"> </text:span><text:span text:style-name="T537">dog</text:span><text:span text:style-name="T531"> likes </text:span><text:span text:style-name="T536">his</text:span><text:span text:style-name="T531"> food — </text:span><text:span text:style-name="T532">Собаке</text:span><text:span text:style-name="T531"> нратися е</text:span><text:span text:style-name="T532">е</text:span><text:span text:style-name="T531"> </text:span><text:span text:style-name="T533">корм </text:span><text:span text:style-name="T534">(так выдает google-переводчик)</text:span><text:span text:style-name="T531">.</text:span></text:p>
      <text:p text:style-name="P394"/>
      <text:p text:style-name="P849"><text:span text:style-name="T391">Иногда </text:span><text:span text:style-name="T400">такие</text:span><text:span text:style-name="T393"> местоимения удобнее переводить словом «свой» </text:span><text:span text:style-name="T394">и его вариантами</text:span><text:span text:style-name="T393">.</text:span></text:p>
      <text:p text:style-name="P397"/>
      <text:p text:style-name="P106">I love <text:span text:style-name="T706">my</text:span> native town — Я люблю <text:span text:style-name="T706">свой</text:span> родной город.</text:p>
      <text:p text:style-name="P106">He loves <text:span text:style-name="T706">his</text:span> native town — Он любит <text:span text:style-name="T706">свой</text:span> родной город.</text:p>
      <text:p text:style-name="P396"/>
      <text:p text:style-name="P398">Бывают ситуации, когда после притяжательного местоимения существительного нет.</text:p>
      <text:p text:style-name="P399">В этом случае используются притяжательные местоимения второго типа. </text:p>
      <text:p text:style-name="P399"/>
      <text:p text:style-name="P404">Они употребляются самостоятельно, в конце предложения:</text:p>
      <text:list xml:id="list2326481433" text:style-name="L64">
        <text:list-item>
          <text:p text:style-name="P1091"><text:span text:style-name="T908">m</text:span>ine — <text:span text:style-name="T908">мой</text:span>;</text:p>
        </text:list-item>
        <text:list-item>
          <text:p text:style-name="P1091">yours — <text:span text:style-name="T908">твой/ваш</text:span>;</text:p>
        </text:list-item>
        <text:list-item>
          <text:p text:style-name="P1091">his — <text:span text:style-name="T908">его</text:span>;</text:p>
        </text:list-item>
        <text:list-item>
          <text:p text:style-name="P1091">hers — <text:span text:style-name="T908">ее</text:span>;</text:p>
        </text:list-item>
        <text:list-item>
          <text:p text:style-name="P1101"><text:span text:style-name="T395">its — </text:span><text:span text:style-name="T401">э</text:span><text:span text:style-name="T396">того</text:span><text:span text:style-name="T395">;</text:span></text:p>
        </text:list-item>
        <text:list-item>
          <text:p text:style-name="P1091">ours — <text:span text:style-name="T908">наш</text:span>; </text:p>
        </text:list-item>
        <text:list-item>
          <text:p text:style-name="P1092">theirs — их.</text:p>
        </text:list-item>
      </text:list>
      <text:p text:style-name="P405"/>
      <text:p text:style-name="P49"><text:span text:style-name="T396">Don`t touch it. It`s </text:span><text:span text:style-name="T400">mine</text:span><text:span text:style-name="T396"> — </text:span><text:span text:style-name="T397">Не трогай это. Это </text:span><text:span text:style-name="T400">мое</text:span><text:span text:style-name="T397">.</text:span></text:p>
      <text:p text:style-name="P107">It`s my money (это мои деньги) → It`s mine (они мои).</text:p>
      <text:p text:style-name="P385"/>
      <text:p text:style-name="P14">Возвратные местоимения</text:p>
      <text:p text:style-name="P401"/>
      <text:p text:style-name="P854"><text:span text:style-name="T408">Показывают, что человек совершает действие по отношению к самому себе. </text:span><text:span text:style-name="T672">С</text:span><text:span text:style-name="T674">остоят из </text:span></text:p>
      <text:p text:style-name="P862"><text:span text:style-name="T674">2х частей: слова </text:span><text:span text:style-name="T517">my/your/him/her/it/our/them</text:span><text:span text:style-name="T674"> и хвостика </text:span><text:span text:style-name="T517">-self</text:span><text:span text:style-name="T674"> или </text:span><text:span text:style-name="T517">-selves</text:span><text:span text:style-name="T674"> </text:span><text:span text:style-name="T689">(</text:span><text:span text:style-name="T674">для множеств. числа</text:span><text:span text:style-name="T689">)</text:span><text:span text:style-name="T674">.</text:span><text:span text:style-name="T409"> </text:span></text:p>
      <text:p text:style-name="P347"/>
      <text:p text:style-name="P862"><text:span text:style-name="T672">В</text:span><text:span text:style-name="T673">сегда </text:span><text:span text:style-name="T674">идут</text:span><text:span text:style-name="T673"> после глаголов. </text:span><text:span text:style-name="T664">На русский переводятся словами «себя, себе, собой», </text:span></text:p>
      <text:p text:style-name="P197">либо появляются у глаголов в виде окончания -сь, -ся.</text:p>
      <text:p text:style-name="P196"/>
      <text:p text:style-name="P83"><text:span text:style-name="T923">I </text:span>looked at <text:span text:style-name="T706">myself</text:span> in the mirror — Я посмотрела на <text:span text:style-name="T706">себя</text:span> в зеркало.</text:p>
      <text:p text:style-name="P108">He had to explain <text:span text:style-name="T706">himself</text:span> — Ему пришлось объяснить<text:span text:style-name="T706">ся</text:span></text:p>
      <text:p text:style-name="P308"/>
      <text:p text:style-name="P406"><text:span text:style-name="T634">Местоимение, образованное от you имеет 2 варианта: </text:span><text:span text:style-name="T434">yourself</text:span><text:span text:style-name="T634"> и </text:span><text:span text:style-name="T434">yourselves</text:span><text:span text:style-name="T634">. Это практически единственный слу</text:span><text:span text:style-name="T665">ч</text:span><text:span text:style-name="T634">ай в английском, когда видны отличия между «ты» и «вы».</text:span></text:p>
      <text:p text:style-name="P308"/>
      <text:p text:style-name="P109"><text:soft-page-break/>You talk to yourself when you sleep — Ты говоришь с собой, когда спишь.</text:p>
      <text:p text:style-name="P109">You should belive in yourselves — Вы должны верить в себя. (во множественном)</text:p>
      <text:p text:style-name="P309"/>
      <text:p text:style-name="P309">Местоимение <text:span text:style-name="T434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09"/>
      <text:p text:style-name="P109">I hope crisis resolves itself — Я надеюсь, кризис разрешится сам собой.</text:p>
      <text:p text:style-name="P309"/>
      <text:p text:style-name="P311">Глаголы, после которых возвратные местоимения не используются:</text:p>
      <text:list xml:id="list1091323010" text:style-name="L65">
        <text:list-item>
          <text:p text:style-name="P1055">concentrate — сконцентрироваться;</text:p>
        </text:list-item>
        <text:list-item>
          <text:p text:style-name="P1055">relax — расслабиться;</text:p>
        </text:list-item>
        <text:list-item>
          <text:p text:style-name="P1055">feel — чувствовать (себя);</text:p>
        </text:list-item>
        <text:list-item>
          <text:p text:style-name="P1055">meet — встретиться.</text:p>
        </text:list-item>
      </text:list>
      <text:p text:style-name="P310"/>
      <text:p text:style-name="P110">I can`t concentrate — Я не могу сконцентрировать<text:span text:style-name="T706">ся</text:span>.</text:p>
      <text:p text:style-name="P110">I feel good — Я чувствую <text:span text:style-name="T706">себя</text:span> хорошо.</text:p>
      <text:p text:style-name="P111">You need to relax — Тебе нужно расслабить<text:span text:style-name="T706">ся</text:span>.</text:p>
      <text:p text:style-name="P312"/>
      <text:p text:style-name="P31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12"/>
      <text:p text:style-name="P84">I did it <text:span text:style-name="T706">myself</text:span> — Я <text:span text:style-name="T706">сам</text:span> это сделал.</text:p>
      <text:p text:style-name="P50"><text:span text:style-name="T914">If you want to do it well, do it </text:span><text:span text:style-name="T719">yourself</text:span><text:span text:style-name="T914"> — Хочешь сделать хорошо, делай это </text:span><text:span text:style-name="T719">сам</text:span><text:span text:style-name="T914">.</text:span></text:p>
      <text:p text:style-name="P312"/>
      <text:p text:style-name="P863"><text:span text:style-name="T696">Также, в этом случае перед местоимением можно поставить предлог </text:span><text:span text:style-name="T518">by</text:span><text:span text:style-name="T696">. </text:span><text:span text:style-name="T694">Он лишь указывает на то, кто же сделал это самостоятельно </text:span><text:span text:style-name="T695">(здесь </text:span><text:span text:style-name="T519">by</text:span><text:span text:style-name="T695"> — это отсылка к пассивному залогу)</text:span><text:span text:style-name="T694">.</text:span></text:p>
      <text:p text:style-name="P313"/>
      <text:p text:style-name="P112">I did it by myself — Я сам это сделал (обратите внимание на меня).</text:p>
      <text:p text:style-name="P313"/>
      <text:p text:style-name="P350">Указательные местоимения</text:p>
      <text:p text:style-name="P314"/>
      <text:p text:style-name="P430"><text:span text:style-name="T668">Нужны, чтобы указать на человека, предмет </text:span><text:span text:style-name="T675">или идею</text:span><text:span text:style-name="T680">.</text:span></text:p>
      <text:list xml:id="list2149006976" text:style-name="L66">
        <text:list-item>
          <text:p text:style-name="P1056">this — этот;</text:p>
        </text:list-item>
        <text:list-item>
          <text:p text:style-name="P1056">that — тот;</text:p>
        </text:list-item>
        <text:list-item>
          <text:p text:style-name="P1056">these — эти;</text:p>
        </text:list-item>
        <text:list-item>
          <text:p text:style-name="P1056">those — те.</text:p>
        </text:list-item>
      </text:list>
      <text:p text:style-name="P315"/>
      <text:p text:style-name="P316">Они связаны с расстоянием и показывают близко ли объект или далеко. Если объект близко, </text:p>
      <text:p text:style-name="P316">то используют <text:span text:style-name="T434">this</text:span> и <text:span text:style-name="T434">these</text:span>. Если объект далеко, и до него не дотянуться — то <text:span text:style-name="T434">that</text:span> и <text:span text:style-name="T434">thas</text:span>. </text:p>
      <text:p text:style-name="P316">После <text:span text:style-name="T434">these</text:span> и <text:span text:style-name="T434">those</text:span> нужно использовать глагол во множественном числе.</text:p>
      <text:p text:style-name="P316"/>
      <text:p text:style-name="P51"><text:span text:style-name="T417">T</text:span><text:span text:style-name="T418">his is my friend Joe — Это мой друг Джо (</text:span><text:span text:style-name="T419">досл. </text:span><text:span text:style-name="T420">Этот есть мой друг</text:span><text:span text:style-name="T418">).</text:span></text:p>
      <text:p text:style-name="P113">Those pictures on the wall are very beautiful — Те картины на стене очень красивые.</text:p>
      <text:p text:style-name="P316"/>
      <text:p text:style-name="P864"><text:span text:style-name="T697">Данные</text:span><text:span text:style-name="T675"> местоимения могут использоватьс в связке с существительным или самостоятельно.</text:span></text:p>
      <text:p text:style-name="P317">Если используются самостоятельно, то могут быть как подлежащим, так и дополнением.</text:p>
      <text:p text:style-name="P317"/>
      <text:p text:style-name="P855"><text:span text:style-name="T677">Очень часто </text:span><text:span text:style-name="T520">this</text:span><text:span text:style-name="T677"> и </text:span><text:span text:style-name="T520">that</text:span><text:span text:style-name="T677"> указывают именно на идею, </text:span><text:span text:style-name="T678">выступа</text:span><text:span text:style-name="T679">я</text:span><text:span text:style-name="T676"> формальн</text:span><text:span text:style-name="T678">ым</text:span><text:span text:style-name="T676"> подлежа</text:span><text:span text:style-name="T678">щим</text:span><text:span text:style-name="T677">. </text:span></text:p>
      <text:p text:style-name="P318">В этом случае <text:span text:style-name="T434">this</text:span> соответствует тому, что человек видит сейчас, а <text:span text:style-name="T434">that</text:span> — тому, что человек видел или слышал раньше. Также <text:span text:style-name="T434">that</text:span> может указывать на событие прошлого.</text:p>
      <text:p text:style-name="P319"/>
      <text:p text:style-name="P85"><text:soft-page-break/><text:span text:style-name="T421">T</text:span><text:span text:style-name="T352">hanks for help. That was really nice of you — Спасибо за помощь. Это было мило </text:span></text:p>
      <text:p text:style-name="P114">с вашей стороны (that указывает на ранее произошедшее событие).</text:p>
      <text:p text:style-name="P321"/>
      <text:p text:style-name="P114">I`ve got a new job! That`s good news — Я получил работу. Это хорошие новости </text:p>
      <text:p text:style-name="P114">(that указывает на озвученную ранее мысл).</text:p>
      <text:p text:style-name="P321"/>
      <text:p text:style-name="P115">That`s OK — Все в порядке (формальное подлежащее, </text:p>
      <text:p text:style-name="P52"><text:span text:style-name="T422">я </text:span><text:span text:style-name="T859">вижу</text:span><text:span text:style-name="T422"> что все хорошо / </text:span><text:span text:style-name="T736">идея</text:span><text:span text:style-name="T422"> хороша</text:span><text:span text:style-name="T423">).</text:span></text:p>
      <text:p text:style-name="P322"/>
      <text:p text:style-name="P114">This is Kerry — Это Кэри (подлежащее).</text:p>
      <text:p text:style-name="P319"/>
      <text:p text:style-name="P320">Указательные местоимения можно заменить определенным артиклем <text:span text:style-name="T434">the</text:span>.</text:p>
      <text:p text:style-name="P116">This food is delicious → The food is delicious (Эта еда очень вкусная).</text:p>
      <text:p text:style-name="P323"/>
      <text:p text:style-name="P324">Когда необходимо указать на человека или предмет, то это можно сделать и через <text:span text:style-name="T434">it is</text:span>. Разницы между <text:span text:style-name="T434">this is</text:span> и <text:span text:style-name="T434">it is</text:span> в этом случае нет. Но обычно используют вариант с <text:span text:style-name="T434">it</text:span>, </text:p>
      <text:p text:style-name="P325">т. к. он короче и является более разговорным: </text:p>
      <text:p text:style-name="P325"/>
      <text:p text:style-name="P53"><text:span text:style-name="T424">T</text:span><text:span text:style-name="T412">his is my book / </text:span><text:span text:style-name="T424">I</text:span><text:span text:style-name="T412">t is my book — </text:span><text:span text:style-name="T424">Это моя книга</text:span><text:span text:style-name="T412">. </text:span></text:p>
      <text:p text:style-name="P324"/>
      <text:p text:style-name="P15"><text:span text:style-name="T666">Н</text:span><text:span text:style-name="T634">еопределенные местоимения</text:span></text:p>
      <text:p text:style-name="P326"/>
      <text:p text:style-name="P327">Местоимения <text:span text:style-name="T434">some</text:span> и <text:span text:style-name="T434">any</text:span> означают «какой-то», «какое-то количество», «некоторый». </text:p>
      <text:p text:style-name="P327">Они связаны с чем-то неопределенным и часто выпадают при переводе.</text:p>
      <text:p text:style-name="P924"/>
      <text:p text:style-name="P858"><text:span text:style-name="T687">Они стоят перед существительном во множественно числе или перед неисчисляемым существительным: </text:span><text:span text:style-name="T521">s</text:span><text:span text:style-name="T522">ome water</text:span><text:span text:style-name="T681">, </text:span><text:span text:style-name="T521">some</text:span><text:span text:style-name="T522"> friends</text:span><text:span text:style-name="T681"> </text:span><text:span text:style-name="T686">и т. д.</text:span></text:p>
      <text:p text:style-name="P328"/>
      <text:p text:style-name="P329">Разница между <text:span text:style-name="T434">some</text:span> и <text:span text:style-name="T434">any</text:span> в том, что <text:span text:style-name="T434">some</text:span> используется в утверждениях, а <text:span text:style-name="T434">any</text:span> — </text:p>
      <text:p text:style-name="P329">в отрицаниях (в связке с <text:span text:style-name="T434">not</text:span>). Связка <text:span text:style-name="T434">not + any</text:span> <text:span text:style-name="T920">обычно </text:span>переводится двойным отрицанием.</text:p>
      <text:p text:style-name="P327"/>
      <text:p text:style-name="P117">I have some friends — У меня есть друзья. (какое-то количество)</text:p>
      <text:p text:style-name="P117">I haven`t got any friends — У меня нет (никаких) друзей.</text:p>
      <text:p text:style-name="P328"/>
      <text:p text:style-name="P330">В утвержениях <text:span text:style-name="T434">some</text:span> ставить не обязательно. Его часто не указывают.</text:p>
      <text:p text:style-name="P118">I have some friends / I have friends (одно и тоже).</text:p>
      <text:p text:style-name="P330"/>
      <text:p text:style-name="P330">В вопросах можно использовать оба местоимения, но смысл они будут передавать разный.</text:p>
      <text:p text:style-name="P332"/>
      <text:p text:style-name="P332"><text:span text:style-name="T434">Some</text:span> имеет позитивный оттенок <text:span text:style-name="T91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32"/>
      <text:p text:style-name="P865"><text:span text:style-name="T523">Would you like some </text:span><text:span text:style-name="T524">milk</text:span><text:span text:style-name="T523">? </text:span><text:span text:style-name="T522">—</text:span><text:span text:style-name="T523"> Вы хотите </text:span><text:span text:style-name="T524">молока</text:span><text:span text:style-name="T523">? (он</text:span><text:span text:style-name="T525">о</text:span><text:span text:style-name="T523"> у нас есть)</text:span></text:p>
      <text:p text:style-name="P54"><text:span text:style-name="T425">Could you give me some </text:span><text:span text:style-name="T426">milk</text:span><text:span text:style-name="T425">? </text:span><text:span text:style-name="T427">— </text:span><text:span text:style-name="T425">Я могу попросить </text:span><text:span text:style-name="T426">молока</text:span><text:span text:style-name="T425">? (поделитесь </text:span><text:span text:style-name="T428">пожалуйста</text:span><text:span text:style-name="T425">)</text:span></text:p>
      <text:p text:style-name="P333"/>
      <text:p text:style-name="P857"><text:span text:style-name="T526">Any</text:span><text:span text:style-name="T682"> передает сомнение </text:span><text:span text:style-name="T683">в наличии объектов, о которых спрашивают, поэтому обычно используется в вопросах, </text:span><text:span text:style-name="T684">где нужно получить </text:span><text:span text:style-name="T697">дополнительную</text:span><text:span text:style-name="T684"> информаци</text:span><text:span text:style-name="T685">ю</text:span><text:span text:style-name="T683">.</text:span></text:p>
      <text:p text:style-name="P334"/>
      <text:p text:style-name="P86"><text:span text:style-name="T429">H</text:span><text:span text:style-name="T352">ave you </text:span><text:span text:style-name="T428">got any milk in the fridge? </text:span><text:span text:style-name="T430">—</text:span><text:span text:style-name="T428"> У тебя есть молоко в холодильнике?</text:span></text:p>
      <text:p text:style-name="P87"><text:span text:style-name="T428">H</text:span><text:span text:style-name="T352">ave you bought </text:span><text:span text:style-name="T706">any</text:span><text:span text:style-name="T352"> new closes? — Ты купила </text:span><text:span text:style-name="T706">какую-нибудь</text:span><text:span text:style-name="T352"> новую одежду?</text:span></text:p>
      <text:p text:style-name="P331"/>
      <text:p text:style-name="P866"><text:span text:style-name="T684">Если зада</text:span><text:span text:style-name="T686">ется вопрос и ожидается положительный ответ, то используется </text:span><text:span text:style-name="T521">some</text:span><text:span text:style-name="T686">.</text:span></text:p>
      <text:p text:style-name="P923"><text:soft-page-break/>Are you wainting for somebody? — Ты кого-то ждешь? (не так ли).<text:span text:style-name="T782"> <text:s/></text:span><text:span text:style-name="T792">(привести другой пример)</text:span></text:p>
      <text:p text:style-name="P923"/>
      <text:p text:style-name="P859"><text:span text:style-name="T688">Местоимение </text:span><text:span text:style-name="T527">no</text:span><text:span text:style-name="T688"> </text:span><text:span text:style-name="T693">также </text:span><text:span text:style-name="T688">используется в отрицаниях. Им можно заменить связку </text:span><text:span text:style-name="T527">not</text:span><text:span text:style-name="T688"> + </text:span><text:span text:style-name="T527">any</text:span><text:span text:style-name="T688">.</text:span></text:p>
      <text:p text:style-name="P335">В предложениях с <text:span text:style-name="T434">no</text:span> первая половина выглядит, как утверждение. </text:p>
      <text:p text:style-name="P335"/>
      <text:p text:style-name="P337">Местоимение <text:span text:style-name="T434">no</text:span> стоит перед существительным, а частица <text:span text:style-name="T434">not</text:span> идет вместе со вспомогательны<text:span text:style-name="T918">м</text:span> глаголом. <text:span text:style-name="T918">Они не могут использоваться вместе в одном предложении.</text:span></text:p>
      <text:p text:style-name="P338"/>
      <text:p text:style-name="P119">There are no shops here / There aren`t any shops here — Здесь нет<text:span text:style-name="T919"> </text:span>магазинов.</text:p>
      <text:p text:style-name="P336"/>
      <text:p text:style-name="P860"><text:span text:style-name="T689">Неопределенные местоимения, </text:span><text:span text:style-name="T691">как и</text:span><text:span text:style-name="T689"> возвратны</text:span><text:span text:style-name="T691">е</text:span><text:span text:style-name="T689">, могут объединяться с некоторыми словами. </text:span><text:span text:style-name="T690">Здесь п</text:span><text:span text:style-name="T689">ервой половинкой будет: </text:span><text:span text:style-name="T528">some</text:span><text:span text:style-name="T689">, </text:span><text:span text:style-name="T528">any</text:span><text:span text:style-name="T689">, </text:span><text:span text:style-name="T528">no</text:span><text:span text:style-name="T689">, а второй — </text:span><text:span text:style-name="T528">b</text:span><text:span text:style-name="T529">ody/one</text:span><text:span text:style-name="T690"> (если говорят </text:span></text:p>
      <text:p text:style-name="P339">о человек), <text:span text:style-name="T434">thing</text:span> (если говорят о предмете) или <text:span text:style-name="T434">where</text:span> (если говорят о месте).</text:p>
      <text:p text:style-name="P339"/>
      <text:p text:style-name="P340">Переводятся они как: «кто-то», «что-то», «где-то», «никто», «ничто», «нигде».</text:p>
      <text:p text:style-name="P341">Могут заменять как подлежащее, так и дополнение. <text:span text:style-name="T925">И</text:span><text:span text:style-name="T924">спользуются по тем же правилам.</text:span></text:p>
      <text:p text:style-name="P339"/>
      <text:p text:style-name="P88"><text:span text:style-name="T431">T</text:span><text:span text:style-name="T352">here is somebody in the street — Кто-то на улице.</text:span></text:p>
      <text:p text:style-name="P120">Is there anybody in the street? — Есть кто на улице?</text:p>
      <text:p text:style-name="P120">There is nobody in the street / There isn`t anybody in the street — Никого нет на улице.</text:p>
      <text:p text:style-name="P339"/>
      <text:p text:style-name="P339">Если в предложении стоит <text:span text:style-name="T434">nobody</text:span>/<text:span text:style-name="T434">nothing</text:span>/<text:span text:style-name="T434">nowthere</text:span>, то отрицательная частица <text:span text:style-name="T434">not</text:span> уже </text:p>
      <text:p text:style-name="P860"><text:span text:style-name="T690">не нужна, подобно тому как она не используется </text:span><text:span text:style-name="T692">вместе с</text:span><text:span text:style-name="T690"> </text:span><text:span text:style-name="T529">no</text:span><text:span text:style-name="T690">.</text:span></text:p>
      <text:p text:style-name="P339"/>
      <text:p text:style-name="P934"><text:span text:style-name="T690">М</text:span><text:span text:style-name="T668">естоимения с окончанием </text:span><text:span text:style-name="T504">-body</text:span><text:span text:style-name="T668"> и </text:span><text:span text:style-name="T504">-one</text:span><text:span text:style-name="T668"> взаимозаменяемы.</text:span></text:p>
      <text:p text:style-name="P342"/>
      <text:p text:style-name="P351">Притяжательный падеж. Possessive Case</text:p>
      <text:p text:style-name="P343"/>
      <text:p text:style-name="P100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98272308960">
          <table:table-cell table:style-name="Table7.A1" office:value-type="string">
            <text:p text:style-name="P952"/>
          </table:table-cell>
          <table:table-cell table:style-name="Table7.A1" office:value-type="string">
            <text:p text:style-name="P936">Past</text:p>
          </table:table-cell>
          <table:table-cell table:style-name="Table7.A1" office:value-type="string">
            <text:p text:style-name="P936">Present</text:p>
          </table:table-cell>
          <table:table-cell table:style-name="Table7.D1" office:value-type="string">
            <text:p text:style-name="P936">Future</text:p>
          </table:table-cell>
        </table:table-row>
        <table:table-row table:style-name="TableLine94498273696016">
          <table:table-cell table:style-name="Table7.A2" office:value-type="string">
            <text:p text:style-name="P943">+</text:p>
          </table:table-cell>
          <table:table-cell table:style-name="Table7.A2" office:value-type="string">
            <text:p text:style-name="P974">I/y<text:span text:style-name="T800">ou</text:span>/w<text:span text:style-name="T800">e</text:span>/t<text:span text:style-name="T800">hey</text:span>/he/she/it started</text:p>
          </table:table-cell>
          <table:table-cell table:style-name="Table7.A2" office:value-type="string">
            <text:p text:style-name="P965">I/you/we/they start</text:p>
            <text:p text:style-name="P965">He/she/it starts</text:p>
          </table:table-cell>
          <table:table-cell table:style-name="Table7.D2" office:value-type="string">
            <text:p text:style-name="P977">I/y<text:span text:style-name="T800">ou</text:span>/w<text:span text:style-name="T800">e</text:span>/t<text:span text:style-name="T800">hey</text:span>/he/she/it </text:p>
            <text:p text:style-name="P977">will start</text:p>
          </table:table-cell>
        </table:table-row>
        <table:table-row table:style-name="TableLine94498273706288">
          <table:table-cell table:style-name="Table7.A2" office:value-type="string">
            <text:p text:style-name="P937">-</text:p>
          </table:table-cell>
          <table:table-cell table:style-name="Table7.A2" office:value-type="string">
            <text:p text:style-name="P974">I/y<text:span text:style-name="T800">ou</text:span>/w<text:span text:style-name="T800">e</text:span>/t<text:span text:style-name="T800">hey</text:span>/he/she/it</text:p>
            <text:p text:style-name="P974">didn`t start</text:p>
          </table:table-cell>
          <table:table-cell table:style-name="Table7.A2" office:value-type="string">
            <text:p text:style-name="P965">I/you/we/they don`t start</text:p>
            <text:p text:style-name="P965">He/she/it doesn`t start</text:p>
          </table:table-cell>
          <table:table-cell table:style-name="Table7.D2" office:value-type="string">
            <text:p text:style-name="P977">I/y<text:span text:style-name="T800">ou</text:span>/w<text:span text:style-name="T800">e</text:span>/t<text:span text:style-name="T800">hey</text:span>/he/she/it</text:p>
            <text:p text:style-name="P977">won`t start</text:p>
          </table:table-cell>
        </table:table-row>
        <table:table-row table:style-name="TableLine94498273709296">
          <table:table-cell table:style-name="Table7.A2" office:value-type="string">
            <text:p text:style-name="P937">?</text:p>
          </table:table-cell>
          <table:table-cell table:style-name="Table7.A2" office:value-type="string">
            <text:p text:style-name="P975">Did I/y<text:span text:style-name="T800">ou</text:span>/w<text:span text:style-name="T800">e</text:span>/t<text:span text:style-name="T800">hey</text:span>/he</text:p>
            <text:p text:style-name="P975">/she/it start?</text:p>
          </table:table-cell>
          <table:table-cell table:style-name="Table7.A2" office:value-type="string">
            <text:p text:style-name="P965">Do I/you/we/they start?</text:p>
            <text:p text:style-name="P965">Does he/she/it start?</text:p>
          </table:table-cell>
          <table:table-cell table:style-name="Table7.D2" office:value-type="string">
            <text:p text:style-name="P978">Will I/y<text:span text:style-name="T800">ou</text:span>/w<text:span text:style-name="T800">e</text:span>/t<text:span text:style-name="T800">hey</text:span>/he</text:p>
            <text:p text:style-name="P978">/she/it start?</text:p>
          </table:table-cell>
        </table:table-row>
      </table:table>
      <text:p text:style-name="P160"/>
      <text:p text:style-name="P417"><text:span text:style-name="T640">Таблица времен группы Continu</text:span><text:span text:style-name="T641">ou</text:span><text:span text:style-name="T64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98273714000">
          <table:table-cell table:style-name="Table8.A1" office:value-type="string">
            <text:p text:style-name="P964"/>
          </table:table-cell>
          <table:table-cell table:style-name="Table8.A1" office:value-type="string">
            <text:p text:style-name="P936">Past</text:p>
          </table:table-cell>
          <table:table-cell table:style-name="Table8.A1" office:value-type="string">
            <text:p text:style-name="P936">Present</text:p>
          </table:table-cell>
          <table:table-cell table:style-name="Table8.D1" office:value-type="string">
            <text:p text:style-name="P936">Future</text:p>
          </table:table-cell>
        </table:table-row>
        <table:table-row table:style-name="TableLine94498273798448">
          <table:table-cell table:style-name="Table8.A2" office:value-type="string">
            <text:p text:style-name="P937">+</text:p>
          </table:table-cell>
          <table:table-cell table:style-name="Table8.A2" office:value-type="string">
            <text:p text:style-name="P976">I/<text:span text:style-name="T799">he/she/it</text:span> <text:span text:style-name="T799">was starting</text:span></text:p>
            <text:p text:style-name="P976"><text:span text:style-name="T799">Y</text:span><text:span text:style-name="T800">ou</text:span><text:span text:style-name="T799">/w</text:span><text:span text:style-name="T800">e</text:span><text:span text:style-name="T799">/t</text:span><text:span text:style-name="T800">hey</text:span><text:span text:style-name="T799"> were starting</text:span></text:p>
          </table:table-cell>
          <table:table-cell table:style-name="Table8.A2" office:value-type="string">
            <text:p text:style-name="P967">I am starting</text:p>
            <text:p text:style-name="P968">He/she/it is starting</text:p>
            <text:p text:style-name="P967">You/we/they are starting</text:p>
          </table:table-cell>
          <table:table-cell table:style-name="Table8.D2" office:value-type="string">
            <text:p text:style-name="P952"/>
          </table:table-cell>
        </table:table-row>
        <table:table-row table:style-name="TableLine94498273828768">
          <table:table-cell table:style-name="Table8.A2" office:value-type="string">
            <text:p text:style-name="P937">-</text:p>
          </table:table-cell>
          <table:table-cell table:style-name="Table8.A2" office:value-type="string">
            <text:p text:style-name="P977">I/he/she/it wasn`t starting</text:p>
            <text:p text:style-name="P977">Y<text:span text:style-name="T800">ou</text:span>/w<text:span text:style-name="T800">e</text:span>/t<text:span text:style-name="T800">hey</text:span> weren`t starting</text:p>
          </table:table-cell>
          <table:table-cell table:style-name="Table8.A2" office:value-type="string">
            <text:p text:style-name="P967">I`m not starting</text:p>
            <text:p text:style-name="P968">He/she/it isn`t starting</text:p>
            <text:p text:style-name="P967">You/we/they aren`t starting</text:p>
          </table:table-cell>
          <table:table-cell table:style-name="Table8.D2" office:value-type="string">
            <text:p text:style-name="P952"/>
          </table:table-cell>
        </table:table-row>
        <table:table-row table:style-name="TableLine94498273105312">
          <table:table-cell table:style-name="Table8.A2" office:value-type="string">
            <text:p text:style-name="P937">?</text:p>
          </table:table-cell>
          <table:table-cell table:style-name="Table8.A2" office:value-type="string">
            <text:p text:style-name="P977">Was I/he/she/it starting?</text:p>
            <text:p text:style-name="P977">Were y<text:span text:style-name="T800">ou</text:span>/w<text:span text:style-name="T800">e</text:span>/t<text:span text:style-name="T800">hey</text:span> starting?</text:p>
          </table:table-cell>
          <table:table-cell table:style-name="Table8.A2" office:value-type="string">
            <text:p text:style-name="P967">Am I starting?</text:p>
            <text:p text:style-name="P968">Is he/she/it starting?</text:p>
            <text:p text:style-name="P967">Are you/we/they starting?</text:p>
          </table:table-cell>
          <table:table-cell table:style-name="Table8.D2" office:value-type="string">
            <text:p text:style-name="P952"/>
          </table:table-cell>
        </table:table-row>
      </table:table>
      <text:p text:style-name="P160"/>
      <text:p text:style-name="P16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98273087088">
          <table:table-cell table:style-name="Table9.A1" office:value-type="string">
            <text:p text:style-name="P964"/>
          </table:table-cell>
          <table:table-cell table:style-name="Table9.A1" office:value-type="string">
            <text:p text:style-name="P936">Past</text:p>
          </table:table-cell>
          <table:table-cell table:style-name="Table9.A1" office:value-type="string">
            <text:p text:style-name="P936">Present</text:p>
          </table:table-cell>
          <table:table-cell table:style-name="Table9.D1" office:value-type="string">
            <text:p text:style-name="P936">Future</text:p>
          </table:table-cell>
        </table:table-row>
        <table:table-row table:style-name="TableLine94498273925504">
          <table:table-cell table:style-name="Table9.A2" office:value-type="string">
            <text:p text:style-name="P937">+</text:p>
          </table:table-cell>
          <table:table-cell table:style-name="Table9.A2" office:value-type="string">
            <text:p text:style-name="P952"/>
          </table:table-cell>
          <table:table-cell table:style-name="Table9.A2" office:value-type="string">
            <text:p text:style-name="P967">I/you/we/they have started</text:p>
            <text:p text:style-name="P967">He/she/it has started</text:p>
          </table:table-cell>
          <table:table-cell table:style-name="Table9.D2" office:value-type="string">
            <text:p text:style-name="P952"/>
          </table:table-cell>
        </table:table-row>
        <table:table-row table:style-name="TableLine94498273942240">
          <table:table-cell table:style-name="Table9.A2" office:value-type="string">
            <text:p text:style-name="P937">-</text:p>
          </table:table-cell>
          <table:table-cell table:style-name="Table9.A2" office:value-type="string">
            <text:p text:style-name="P952"/>
          </table:table-cell>
          <table:table-cell table:style-name="Table9.A2" office:value-type="string">
            <text:p text:style-name="P967">I/y<text:span text:style-name="T766">ou</text:span>/w<text:span text:style-name="T766">e</text:span>/t<text:span text:style-name="T766">hey</text:span> haven`t started</text:p>
            <text:p text:style-name="P967">He/she/it hasn`t started</text:p>
          </table:table-cell>
          <table:table-cell table:style-name="Table9.D2" office:value-type="string">
            <text:p text:style-name="P952"/>
          </table:table-cell>
        </table:table-row>
        <table:table-row table:style-name="TableLine94498273945760">
          <table:table-cell table:style-name="Table9.A2" office:value-type="string">
            <text:p text:style-name="P937">?</text:p>
          </table:table-cell>
          <table:table-cell table:style-name="Table9.A2" office:value-type="string">
            <text:p text:style-name="P952"/>
          </table:table-cell>
          <table:table-cell table:style-name="Table9.A2" office:value-type="string">
            <text:p text:style-name="P967">Have I/y<text:span text:style-name="T767">ou</text:span>/w<text:span text:style-name="T767">e</text:span>/t<text:span text:style-name="T767">hey</text:span> started?</text:p>
            <text:p text:style-name="P967">Has he/she/it started?</text:p>
          </table:table-cell>
          <table:table-cell table:style-name="Table9.D2" office:value-type="string">
            <text:p text:style-name="P952"/>
          </table:table-cell>
        </table:table-row>
      </table:table>
      <text:p text:style-name="P162"/>
      <text:p text:style-name="P16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98273953008">
          <table:table-cell table:style-name="Table1.A1" office:value-type="string">
            <text:p text:style-name="P966"/>
          </table:table-cell>
          <table:table-cell table:style-name="Table1.A1" office:value-type="string">
            <text:p text:style-name="P938">Past</text:p>
          </table:table-cell>
          <table:table-cell table:style-name="Table1.A1" office:value-type="string">
            <text:p text:style-name="P938">Present</text:p>
          </table:table-cell>
          <table:table-cell table:style-name="Table1.D1" office:value-type="string">
            <text:p text:style-name="P938">Future</text:p>
          </table:table-cell>
        </table:table-row>
        <table:table-row table:style-name="TableLine94498274014064">
          <table:table-cell table:style-name="Table1.A2" office:value-type="string">
            <text:p text:style-name="P938">+</text:p>
          </table:table-cell>
          <table:table-cell table:style-name="Table1.A2" office:value-type="string">
            <text:p text:style-name="P953"/>
          </table:table-cell>
          <table:table-cell table:style-name="Table1.A2" office:value-type="string">
            <text:p text:style-name="P973">I/y<text:span text:style-name="T800">ou</text:span>/w<text:span text:style-name="T800">e</text:span>/t<text:span text:style-name="T800">hey</text:span> have been starting</text:p>
            <text:p text:style-name="P973">He/she/it has been starting</text:p>
          </table:table-cell>
          <table:table-cell table:style-name="Table1.D2" office:value-type="string">
            <text:p text:style-name="P953"/>
          </table:table-cell>
        </table:table-row>
        <table:table-row table:style-name="TableLine94498274049680">
          <table:table-cell table:style-name="Table1.A2" office:value-type="string">
            <text:p text:style-name="P938">-</text:p>
          </table:table-cell>
          <table:table-cell table:style-name="Table1.A2" office:value-type="string">
            <text:p text:style-name="P953"/>
          </table:table-cell>
          <table:table-cell table:style-name="Table1.A2" office:value-type="string">
            <text:p text:style-name="P973">I/y<text:span text:style-name="T800">ou</text:span>/w<text:span text:style-name="T800">e</text:span>/t<text:span text:style-name="T800">hey</text:span> haven`t been starting</text:p>
            <text:p text:style-name="P973">He/she/it hasn`t been starting</text:p>
          </table:table-cell>
          <table:table-cell table:style-name="Table1.D2" office:value-type="string">
            <text:p text:style-name="P953"/>
          </table:table-cell>
        </table:table-row>
        <table:table-row table:style-name="TableLine94498274067920">
          <table:table-cell table:style-name="Table1.A2" office:value-type="string">
            <text:p text:style-name="P938">?</text:p>
          </table:table-cell>
          <table:table-cell table:style-name="Table1.A2" office:value-type="string">
            <text:p text:style-name="P953"/>
          </table:table-cell>
          <table:table-cell table:style-name="Table1.A2" office:value-type="string">
            <text:p text:style-name="P973">Have I/y<text:span text:style-name="T800">ou</text:span>/w<text:span text:style-name="T800">e</text:span>/t<text:span text:style-name="T800">hey</text:span> been starting?</text:p>
            <text:p text:style-name="P973">Has he/she/it been starting?</text:p>
          </table:table-cell>
          <table:table-cell table:style-name="Table1.D2" office:value-type="string">
            <text:p text:style-name="P953"/>
          </table:table-cell>
        </table:table-row>
      </table:table>
      <text:p text:style-name="P1001"><text:span text:style-name="T559">Таблица </text:span><text:span text:style-name="T571">форм </text:span><text:span text:style-name="T559">пассивно</text:span><text:span text:style-name="T572">го</text:span><text:span text:style-name="T559"> залог</text:span><text:span text:style-name="T572">а</text:span><text:span text:style-name="T55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498274103120">
          <table:table-cell table:style-name="Table4.A1" office:value-type="string">
            <text:p text:style-name="P955"/>
          </table:table-cell>
          <table:table-cell table:style-name="Table4.A1" office:value-type="string">
            <text:p text:style-name="P947">Past</text:p>
          </table:table-cell>
          <table:table-cell table:style-name="Table4.A1" office:value-type="string">
            <text:p text:style-name="P947">Present</text:p>
          </table:table-cell>
          <table:table-cell table:style-name="Table4.D1" office:value-type="string">
            <text:p text:style-name="P947">Future</text:p>
          </table:table-cell>
        </table:table-row>
        <table:table-row table:style-name="TableLine94498274186352">
          <table:table-cell table:style-name="Table4.A2" office:value-type="string">
            <text:p text:style-name="P948">Simple</text:p>
          </table:table-cell>
          <table:table-cell table:style-name="Table4.A2" office:value-type="string">
            <text:p text:style-name="P955"><text:span text:style-name="T828">I/</text:span><text:span text:style-name="T829">he/she/it</text:span><text:span text:style-name="T828"> </text:span><text:span text:style-name="T829">was</text:span><text:span text:style-name="T828"> </text:span><text:span text:style-name="T210">taught</text:span></text:p>
            <text:p text:style-name="P985">You/we/they were <text:span text:style-name="T210">taught</text:span></text:p>
          </table:table-cell>
          <table:table-cell table:style-name="Table4.A2" office:value-type="string">
            <text:p text:style-name="P986">I am <text:span text:style-name="T210">taught</text:span></text:p>
            <text:p text:style-name="P985">He/she/it is <text:span text:style-name="T210">taught</text:span></text:p>
            <text:p text:style-name="P985">You/we/the<text:span text:style-name="T830">y</text:span> are <text:span text:style-name="T210">taught</text:span></text:p>
          </table:table-cell>
          <table:table-cell table:style-name="Table4.D2" office:value-type="string">
            <text:p text:style-name="P984">I/you/we/they/he/she/it</text:p>
            <text:p text:style-name="P984">will be <text:span text:style-name="T210">taught</text:span></text:p>
          </table:table-cell>
        </table:table-row>
        <table:table-row table:style-name="TableLine94498274192896">
          <table:table-cell table:style-name="Table4.A2" office:value-type="string">
            <text:p text:style-name="P948">Contin.</text:p>
          </table:table-cell>
          <table:table-cell table:style-name="Table4.A2" office:value-type="string">
            <text:p text:style-name="P955"><text:span text:style-name="T830">I/he/she/it was being </text:span><text:span text:style-name="T210">taught</text:span></text:p>
            <text:p text:style-name="P955"><text:span text:style-name="T212">You/we/the</text:span><text:span text:style-name="T211">y</text:span><text:span text:style-name="T212"> </text:span><text:span text:style-name="T211">were</text:span><text:span text:style-name="T212"> </text:span><text:span text:style-name="T211">being</text:span><text:span text:style-name="T212"> </text:span><text:span text:style-name="T210">taught</text:span></text:p>
          </table:table-cell>
          <table:table-cell table:style-name="Table4.A2" office:value-type="string">
            <text:p text:style-name="P984">I am being <text:span text:style-name="T210">taught</text:span></text:p>
            <text:p text:style-name="P984"><text:span text:style-name="T210">H</text:span><text:span text:style-name="T149">e/she/it is being taught</text:span></text:p>
            <text:p text:style-name="P985"><text:span text:style-name="T149">You/we/the</text:span><text:span text:style-name="T211">y</text:span><text:span text:style-name="T149"> are </text:span><text:span text:style-name="T211">being</text:span><text:span text:style-name="T149"> </text:span><text:span text:style-name="T210">taught</text:span></text:p>
          </table:table-cell>
          <table:table-cell table:style-name="Table4.D2" office:value-type="string">
            <text:p text:style-name="P984">— </text:p>
          </table:table-cell>
        </table:table-row>
        <table:table-row table:style-name="TableLine94498274196352">
          <table:table-cell table:style-name="Table4.A2" office:value-type="string">
            <text:p text:style-name="P948">Perfect</text:p>
          </table:table-cell>
          <table:table-cell table:style-name="Table4.A2" office:value-type="string">
            <text:p text:style-name="P955"><text:span text:style-name="T831">I/you/we/they/</text:span><text:span text:style-name="T213">he/she/it</text:span><text:span text:style-name="T831"> </text:span></text:p>
            <text:p text:style-name="P955"><text:span text:style-name="T831">had been </text:span><text:span text:style-name="T210">taught</text:span></text:p>
          </table:table-cell>
          <table:table-cell table:style-name="Table4.A2" office:value-type="string">
            <text:p text:style-name="P987">I/you/we/they have been <text:span text:style-name="T210">taught</text:span></text:p>
            <text:p text:style-name="P987"><text:span text:style-name="T210">H</text:span><text:span text:style-name="T149">e/she/it has been </text:span><text:span text:style-name="T210">taught</text:span></text:p>
          </table:table-cell>
          <table:table-cell table:style-name="Table4.D2" office:value-type="string">
            <text:p text:style-name="P955"><text:span text:style-name="T831">I/you/we/they/</text:span><text:span text:style-name="T213">he/she/it</text:span><text:span text:style-name="T831"> </text:span></text:p>
            <text:p text:style-name="P955"><text:span text:style-name="T831">will have been </text:span><text:span text:style-name="T210">taught</text:span></text:p>
          </table:table-cell>
        </table:table-row>
      </table:table>
      <text:p text:style-name="P223"/>
      <text:p text:style-name="P422"><text:span text:style-name="T559">Таблица </text:span><text:span text:style-name="T560">форм</text:span><text:span text:style-name="T559"> глагола </text:span><text:span text:style-name="T569">b</text:span><text:span text:style-name="T55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98274208064">
          <table:table-cell table:style-name="Table5.A1" office:value-type="string">
            <text:p text:style-name="P942">Подлежащее</text:p>
          </table:table-cell>
          <table:table-cell table:style-name="Table5.A1" office:value-type="string">
            <text:p text:style-name="P939">Past</text:p>
          </table:table-cell>
          <table:table-cell table:style-name="Table5.A1" office:value-type="string">
            <text:p text:style-name="P939">Present</text:p>
          </table:table-cell>
          <table:table-cell table:style-name="Table5.D1" office:value-type="string">
            <text:p text:style-name="P939">Future</text:p>
          </table:table-cell>
        </table:table-row>
        <table:table-row table:style-name="TableLine94498274240192">
          <table:table-cell table:style-name="Table5.A2" office:value-type="string">
            <text:p text:style-name="P972">I</text:p>
          </table:table-cell>
          <table:table-cell table:style-name="Table5.A2" office:value-type="string">
            <text:p text:style-name="P973">was</text:p>
          </table:table-cell>
          <table:table-cell table:style-name="Table5.A2" office:value-type="string">
            <text:p text:style-name="P969">am</text:p>
          </table:table-cell>
          <table:table-cell table:style-name="Table5.D2" office:value-type="string">
            <text:p text:style-name="P979">will be</text:p>
          </table:table-cell>
        </table:table-row>
        <table:table-row table:style-name="TableLine94498274255216">
          <table:table-cell table:style-name="Table5.A2" office:value-type="string">
            <text:p text:style-name="P971">he/she/<text:span text:style-name="T774">it</text:span></text:p>
          </table:table-cell>
          <table:table-cell table:style-name="Table5.A2" office:value-type="string">
            <text:p text:style-name="P973">was</text:p>
          </table:table-cell>
          <table:table-cell table:style-name="Table5.A2" office:value-type="string">
            <text:p text:style-name="P970">is</text:p>
          </table:table-cell>
          <table:table-cell table:style-name="Table5.D2" office:value-type="string">
            <text:p text:style-name="P979">will be</text:p>
          </table:table-cell>
        </table:table-row>
        <table:table-row table:style-name="TableLine94498274258976">
          <table:table-cell table:style-name="Table5.A2" office:value-type="string">
            <text:p text:style-name="P971">you/we/they</text:p>
          </table:table-cell>
          <table:table-cell table:style-name="Table5.A2" office:value-type="string">
            <text:p text:style-name="P973">were</text:p>
          </table:table-cell>
          <table:table-cell table:style-name="Table5.A2" office:value-type="string">
            <text:p text:style-name="P970">are</text:p>
          </table:table-cell>
          <table:table-cell table:style-name="Table5.D2" office:value-type="string">
            <text:p text:style-name="P979">will be</text:p>
          </table:table-cell>
        </table:table-row>
      </table:table>
      <text:p text:style-name="P220"/>
      <text:p text:style-name="P220">Таблица модальных глаголов:</text:p>
      <table:table table:name="Table2" table:style-name="Table2">
        <table:table-column table:style-name="Table2.A" table:number-columns-repeated="3"/>
        <table:table-row table:style-name="TableLine94498274278048">
          <table:table-cell table:style-name="Table2.A1" office:value-type="string">
            <text:p text:style-name="P945">Глагол</text:p>
          </table:table-cell>
          <table:table-cell table:style-name="Table2.A1" office:value-type="string">
            <text:p text:style-name="P954"><text:span text:style-name="T709">З</text:span><text:span text:style-name="T710">начение</text:span></text:p>
          </table:table-cell>
          <table:table-cell table:style-name="Table2.C1" office:value-type="string">
            <text:p text:style-name="P954"><text:span text:style-name="T709">В</text:span><text:span text:style-name="T710">рем</text:span><text:span text:style-name="T709">я</text:span></text:p>
          </table:table-cell>
        </table:table-row>
        <table:table-row table:style-name="TableLine94498274359392">
          <table:table-cell table:style-name="Table2.A2" office:value-type="string">
            <text:p text:style-name="P980">can</text:p>
          </table:table-cell>
          <table:table-cell table:style-name="Table2.A2" office:value-type="string">
            <text:p text:style-name="P980">могу, умею, смогу;</text:p>
            <text:p text:style-name="P980">(часто используется в просьбах и предложениях)</text:p>
          </table:table-cell>
          <table:table-cell table:style-name="Table2.C2" office:value-type="string">
            <text:p text:style-name="P980">настоящее и будущее</text:p>
          </table:table-cell>
        </table:table-row>
        <table:table-row table:style-name="TableLine94498274387888">
          <table:table-cell table:style-name="Table2.A2" office:value-type="string">
            <text:p text:style-name="P980">could</text:p>
          </table:table-cell>
          <table:table-cell table:style-name="Table2.A2" office:value-type="string">
            <text:p text:style-name="P980">мог, умел</text:p>
          </table:table-cell>
          <table:table-cell table:style-name="Table2.C2" office:value-type="string">
            <text:p text:style-name="P980">прошедшее</text:p>
          </table:table-cell>
        </table:table-row>
        <table:table-row table:style-name="TableLine94498274392272">
          <table:table-cell table:style-name="Table2.A2" office:value-type="string">
            <text:p text:style-name="P980">might, may</text:p>
          </table:table-cell>
          <table:table-cell table:style-name="Table2.A2" office:value-type="string">
            <text:p text:style-name="P980">может быть, мог бы, возможно, наверное</text:p>
          </table:table-cell>
          <table:table-cell table:style-name="Table2.C2" office:value-type="string">
            <text:p text:style-name="P980">настоящее и будущие</text:p>
          </table:table-cell>
        </table:table-row>
        <table:table-row table:style-name="TableLine94498274415936">
          <table:table-cell table:style-name="Table2.A2" office:value-type="string">
            <text:p text:style-name="P980">must</text:p>
          </table:table-cell>
          <table:table-cell table:style-name="Table2.A2" office:value-type="string">
            <text:p text:style-name="P980">должен, обязан, нужно, запрет, нельзя</text:p>
          </table:table-cell>
          <table:table-cell table:style-name="Table2.C2" office:value-type="string">
            <text:p text:style-name="P980">настоящее</text:p>
          </table:table-cell>
        </table:table-row>
        <table:table-row table:style-name="TableLine94498274421296">
          <table:table-cell table:style-name="Table2.A2" office:value-type="string">
            <text:p text:style-name="P980">should</text:p>
          </table:table-cell>
          <table:table-cell table:style-name="Table2.A2" office:value-type="string">
            <text:p text:style-name="P980">следует сделать, следовало бы сделать; (совет)</text:p>
          </table:table-cell>
          <table:table-cell table:style-name="Table2.C2" office:value-type="string">
            <text:p text:style-name="P980">настоящее и будущие</text:p>
          </table:table-cell>
        </table:table-row>
        <table:table-row table:style-name="TableLine94498274423216">
          <table:table-cell table:style-name="Table2.A2" office:value-type="string">
            <text:p text:style-name="P980">would</text:p>
          </table:table-cell>
          <table:table-cell table:style-name="Table2.A2" office:value-type="string">
            <text:p text:style-name="P980">частица «бы», предложение услуги, привычка прошлого</text:p>
          </table:table-cell>
          <table:table-cell table:style-name="Table2.C2" office:value-type="string">
            <text:p text:style-name="P980">настоящее, прошедшее, будущие</text:p>
          </table:table-cell>
        </table:table-row>
      </table:table>
      <text:p text:style-name="P221"/>
      <text:p text:style-name="P22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98274426544">
          <table:table-cell table:style-name="Table3.A1" office:value-type="string">
            <text:p text:style-name="P946">Конструкция</text:p>
          </table:table-cell>
          <table:table-cell table:style-name="Table3.A1" office:value-type="string">
            <text:p text:style-name="P946">Значение</text:p>
          </table:table-cell>
          <table:table-cell table:style-name="Table3.C1" office:value-type="string">
            <text:p text:style-name="P946">Время</text:p>
          </table:table-cell>
        </table:table-row>
        <table:table-row table:style-name="TableLine94498274439248">
          <table:table-cell table:style-name="Table3.A2" office:value-type="string">
            <text:p text:style-name="P981">be able to</text:p>
          </table:table-cell>
          <table:table-cell table:style-name="Table3.A2" office:value-type="string">
            <text:p text:style-name="P981">могу (близко к can)</text:p>
          </table:table-cell>
          <table:table-cell table:style-name="Table3.C2" office:value-type="string">
            <text:p text:style-name="P981">be меняется по временам</text:p>
          </table:table-cell>
        </table:table-row>
        <table:table-row table:style-name="TableLine94498274454384">
          <table:table-cell table:style-name="Table3.A2" office:value-type="string">
            <text:p text:style-name="P981">have to</text:p>
          </table:table-cell>
          <table:table-cell table:style-name="Table3.A2" office:value-type="string">
            <text:p text:style-name="P981">должен (близко к must)</text:p>
          </table:table-cell>
          <table:table-cell table:style-name="Table3.C2" office:value-type="string">
            <text:p text:style-name="P981">have меняется по временам</text:p>
          </table:table-cell>
        </table:table-row>
        <table:table-row table:style-name="TableLine94498274431648">
          <table:table-cell table:style-name="Table3.A2" office:value-type="string">
            <text:p text:style-name="P981">used to</text:p>
          </table:table-cell>
          <table:table-cell table:style-name="Table3.A2" office:value-type="string">
            <text:p text:style-name="P981">делал раньше, имел привычку делать (близко к would)</text:p>
          </table:table-cell>
          <table:table-cell table:style-name="Table3.C2" office:value-type="string">
            <text:p text:style-name="P981">всегда стоит в прошедшем;</text:p>
            <text:p text:style-name="P981">меняется как Past Simple</text:p>
          </table:table-cell>
        </table:table-row>
      </table:table>
      <text:p text:style-name="P222"/>
      <text:p text:style-name="P229"/>
      <text:p text:style-name="P1002"><text:span text:style-name="T398">Таблица </text:span><text:span text:style-name="T415">личны</text:span><text:span text:style-name="T416">х</text:span><text:span text:style-name="T415"> и притяжательных </text:span><text:span text:style-name="T398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98274486688">
          <table:table-cell table:style-name="Table11.A1" table:number-columns-spanned="2" office:value-type="string">
            <text:p text:style-name="P950">Личные местоимения</text:p>
          </table:table-cell>
          <table:covered-table-cell/>
          <table:table-cell table:style-name="Table11.C1" table:number-columns-spanned="2" office:value-type="string">
            <text:p text:style-name="P950">Притяжательные местоимения</text:p>
          </table:table-cell>
          <table:covered-table-cell/>
        </table:table-row>
        <table:table-row table:style-name="TableLine94498274581360">
          <table:table-cell table:style-name="Table11.A2" office:value-type="string">
            <text:p text:style-name="P956"><text:span text:style-name="T915">и</text:span><text:span text:style-name="T909">менительный падеж</text:span></text:p>
            <text:p text:style-name="P991"><text:span text:style-name="T912">(</text:span>кто/что<text:span text:style-name="T912">)</text:span></text:p>
          </table:table-cell>
          <table:table-cell table:style-name="Table11.A2" office:value-type="string">
            <text:p text:style-name="P956"><text:span text:style-name="T915">о</text:span><text:span text:style-name="T909">бъектный падеж</text:span></text:p>
            <text:p text:style-name="P991"><text:span text:style-name="T912">(</text:span>кого, <text:span text:style-name="T912">к</text:span>ому, кем<text:span text:style-name="T912">)</text:span></text:p>
          </table:table-cell>
          <table:table-cell table:style-name="Table11.A2" office:value-type="string">
            <text:p text:style-name="P990"><text:span text:style-name="T912">с</text:span> существительным</text:p>
            <text:p text:style-name="P992">(чей)</text:p>
          </table:table-cell>
          <table:table-cell table:style-name="Table11.D2" office:value-type="string">
            <text:p text:style-name="P956"><text:span text:style-name="T912">о</text:span><text:span text:style-name="T909">тдельно</text:span></text:p>
            <text:p text:style-name="P992">(чей)</text:p>
          </table:table-cell>
        </table:table-row>
        <table:table-row table:style-name="TableLine94498274604576">
          <table:table-cell table:style-name="Table11.A2" office:value-type="string">
            <text:p text:style-name="P995">I</text:p>
          </table:table-cell>
          <table:table-cell table:style-name="Table11.A2" office:value-type="string">
            <text:p text:style-name="P995">me</text:p>
          </table:table-cell>
          <table:table-cell table:style-name="Table11.A2" office:value-type="string">
            <text:p text:style-name="P993">my</text:p>
          </table:table-cell>
          <table:table-cell table:style-name="Table11.D2" office:value-type="string">
            <text:p text:style-name="P993">mine</text:p>
          </table:table-cell>
        </table:table-row>
        <table:table-row table:style-name="TableLine94498274608288">
          <table:table-cell table:style-name="Table11.A2" office:value-type="string">
            <text:p text:style-name="P995">you</text:p>
          </table:table-cell>
          <table:table-cell table:style-name="Table11.A2" office:value-type="string">
            <text:p text:style-name="P995">you</text:p>
          </table:table-cell>
          <table:table-cell table:style-name="Table11.A2" office:value-type="string">
            <text:p text:style-name="P993">your</text:p>
          </table:table-cell>
          <table:table-cell table:style-name="Table11.D2" office:value-type="string">
            <text:p text:style-name="P993">yours</text:p>
          </table:table-cell>
        </table:table-row>
        <table:table-row table:style-name="TableLine94498274615824">
          <table:table-cell table:style-name="Table11.A2" office:value-type="string">
            <text:p text:style-name="P995">he</text:p>
          </table:table-cell>
          <table:table-cell table:style-name="Table11.A2" office:value-type="string">
            <text:p text:style-name="P995">him</text:p>
          </table:table-cell>
          <table:table-cell table:style-name="Table11.A2" office:value-type="string">
            <text:p text:style-name="P993">his</text:p>
          </table:table-cell>
          <table:table-cell table:style-name="Table11.D2" office:value-type="string">
            <text:p text:style-name="P994">his</text:p>
          </table:table-cell>
        </table:table-row>
        <table:table-row table:style-name="TableLine94498274624336">
          <table:table-cell table:style-name="Table11.A2" office:value-type="string">
            <text:p text:style-name="P995">she</text:p>
          </table:table-cell>
          <table:table-cell table:style-name="Table11.A2" office:value-type="string">
            <text:p text:style-name="P993">her</text:p>
          </table:table-cell>
          <table:table-cell table:style-name="Table11.A2" office:value-type="string">
            <text:p text:style-name="P993">her</text:p>
          </table:table-cell>
          <table:table-cell table:style-name="Table11.D2" office:value-type="string">
            <text:p text:style-name="P993">hers</text:p>
          </table:table-cell>
        </table:table-row>
        <table:table-row table:style-name="TableLine94498274630832">
          <table:table-cell table:style-name="Table11.A2" office:value-type="string">
            <text:p text:style-name="P995">it</text:p>
          </table:table-cell>
          <table:table-cell table:style-name="Table11.A2" office:value-type="string">
            <text:p text:style-name="P993">it</text:p>
          </table:table-cell>
          <table:table-cell table:style-name="Table11.A2" office:value-type="string">
            <text:p text:style-name="P993">its</text:p>
          </table:table-cell>
          <table:table-cell table:style-name="Table11.D2" office:value-type="string">
            <text:p text:style-name="P994">its</text:p>
          </table:table-cell>
        </table:table-row>
        <table:table-row table:style-name="TableLine94498274635136">
          <table:table-cell table:style-name="Table11.A2" office:value-type="string">
            <text:p text:style-name="P995">we</text:p>
          </table:table-cell>
          <table:table-cell table:style-name="Table11.A2" office:value-type="string">
            <text:p text:style-name="P993">us</text:p>
          </table:table-cell>
          <table:table-cell table:style-name="Table11.A2" office:value-type="string">
            <text:p text:style-name="P993">our</text:p>
          </table:table-cell>
          <table:table-cell table:style-name="Table11.D2" office:value-type="string">
            <text:p text:style-name="P993">ours</text:p>
          </table:table-cell>
        </table:table-row>
        <table:table-row table:style-name="TableLine94498274641392">
          <table:table-cell table:style-name="Table11.A2" office:value-type="string">
            <text:p text:style-name="P995">they</text:p>
          </table:table-cell>
          <table:table-cell table:style-name="Table11.A2" office:value-type="string">
            <text:p text:style-name="P993">them</text:p>
          </table:table-cell>
          <table:table-cell table:style-name="Table11.A2" office:value-type="string">
            <text:p text:style-name="P993">their</text:p>
          </table:table-cell>
          <table:table-cell table:style-name="Table11.D2" office:value-type="string">
            <text:p text:style-name="P993">theirs</text:p>
          </table:table-cell>
        </table:table-row>
      </table:table>
      <text:p text:style-name="P230"/>
      <text:p text:style-name="P344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498274644480">
          <table:table-cell table:style-name="Table12.A1" office:value-type="string">
            <text:p text:style-name="P944"/>
          </table:table-cell>
          <table:table-cell table:style-name="Table12.A1" office:value-type="string">
            <text:p text:style-name="P951">body/one</text:p>
          </table:table-cell>
          <table:table-cell table:style-name="Table12.A1" office:value-type="string">
            <text:p text:style-name="P951">thing</text:p>
          </table:table-cell>
          <table:table-cell table:style-name="Table12.D1" office:value-type="string">
            <text:p text:style-name="P951">where</text:p>
          </table:table-cell>
        </table:table-row>
        <table:table-row table:style-name="TableLine94498274680976">
          <table:table-cell table:style-name="Table12.A2" office:value-type="string">
            <text:p text:style-name="P951">some </text:p>
          </table:table-cell>
          <table:table-cell table:style-name="Table12.A2" office:value-type="string">
            <text:p text:style-name="P996">somebody/someone (кто-то)</text:p>
          </table:table-cell>
          <table:table-cell table:style-name="Table12.A2" office:value-type="string">
            <text:p text:style-name="P996">something </text:p>
            <text:p text:style-name="P996">(что-то)</text:p>
          </table:table-cell>
          <table:table-cell table:style-name="Table12.D2" office:value-type="string">
            <text:p text:style-name="P996">somewhere </text:p>
            <text:p text:style-name="P996">(где-то)</text:p>
          </table:table-cell>
        </table:table-row>
        <table:table-row table:style-name="TableLine94498274698208">
          <table:table-cell table:style-name="Table12.A2" office:value-type="string">
            <text:p text:style-name="P951">any</text:p>
          </table:table-cell>
          <table:table-cell table:style-name="Table12.A2" office:value-type="string">
            <text:p text:style-name="P996">anybody/anyone </text:p>
            <text:p text:style-name="P996">(кто-то)</text:p>
          </table:table-cell>
          <table:table-cell table:style-name="Table12.A2" office:value-type="string">
            <text:p text:style-name="P996">anything </text:p>
            <text:p text:style-name="P996">(что-то)</text:p>
          </table:table-cell>
          <table:table-cell table:style-name="Table12.D2" office:value-type="string">
            <text:p text:style-name="P996">anywhere </text:p>
            <text:p text:style-name="P996">(где-то)</text:p>
          </table:table-cell>
        </table:table-row>
        <table:table-row table:style-name="TableLine94498274702976">
          <table:table-cell table:style-name="Table12.A2" office:value-type="string">
            <text:p text:style-name="P951">no</text:p>
          </table:table-cell>
          <table:table-cell table:style-name="Table12.A2" office:value-type="string">
            <text:p text:style-name="P996">nobody/noone </text:p>
            <text:p text:style-name="P996">(никто)</text:p>
          </table:table-cell>
          <table:table-cell table:style-name="Table12.A2" office:value-type="string">
            <text:p text:style-name="P996">nothing </text:p>
            <text:p text:style-name="P996">(ничто)</text:p>
          </table:table-cell>
          <table:table-cell table:style-name="Table12.D2" office:value-type="string">
            <text:p text:style-name="P996">nowhere </text:p>
            <text:p text:style-name="P996">(нигде)</text:p>
          </table:table-cell>
        </table:table-row>
      </table:table>
      <text:p text:style-name="P231"/>
      <text:p text:style-name="P999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98272280304">
          <table:table-cell table:style-name="Table6.A1" office:value-type="string">
            <text:p text:style-name="P941">Перевод</text:p>
          </table:table-cell>
          <table:table-cell table:style-name="Table6.A1" office:value-type="string">
            <text:p text:style-name="P940">Начальная форма</text:p>
          </table:table-cell>
          <table:table-cell table:style-name="Table6.A1" office:value-type="string">
            <text:p text:style-name="P940">2я форма</text:p>
          </table:table-cell>
          <table:table-cell table:style-name="Table6.D1" office:value-type="string">
            <text:p text:style-name="P941">3я форма</text:p>
          </table:table-cell>
        </table:table-row>
        <table:table-row table:style-name="TableLine94498273322304">
          <table:table-cell table:style-name="Table6.A2" office:value-type="string">
            <text:p text:style-name="P957">начинать</text:p>
          </table:table-cell>
          <table:table-cell table:style-name="Table6.A2" office:value-type="string">
            <text:p text:style-name="P958">begin</text:p>
          </table:table-cell>
          <table:table-cell table:style-name="Table6.A2" office:value-type="string">
            <text:p text:style-name="P958">began</text:p>
          </table:table-cell>
          <table:table-cell table:style-name="Table6.D2" office:value-type="string">
            <text:p text:style-name="P957">begun</text:p>
          </table:table-cell>
        </table:table-row>
        <table:table-row table:style-name="TableLine94498273383776">
          <table:table-cell table:style-name="Table6.A2" office:value-type="string">
            <text:p text:style-name="P957">ломать</text:p>
          </table:table-cell>
          <table:table-cell table:style-name="Table6.A2" office:value-type="string">
            <text:p text:style-name="P958">break</text:p>
          </table:table-cell>
          <table:table-cell table:style-name="Table6.A2" office:value-type="string">
            <text:p text:style-name="P958">broke</text:p>
          </table:table-cell>
          <table:table-cell table:style-name="Table6.D2" office:value-type="string">
            <text:p text:style-name="P957">broken</text:p>
          </table:table-cell>
        </table:table-row>
        <table:table-row table:style-name="TableLine94498273381344">
          <table:table-cell table:style-name="Table6.A2" office:value-type="string">
            <text:p text:style-name="P957">приносить</text:p>
          </table:table-cell>
          <table:table-cell table:style-name="Table6.A2" office:value-type="string">
            <text:p text:style-name="P958">bring</text:p>
          </table:table-cell>
          <table:table-cell table:style-name="Table6.A2" office:value-type="string">
            <text:p text:style-name="P958">brought</text:p>
          </table:table-cell>
          <table:table-cell table:style-name="Table6.D2" office:value-type="string">
            <text:p text:style-name="P957">brought</text:p>
          </table:table-cell>
        </table:table-row>
        <table:table-row table:style-name="TableLine94498273410144">
          <table:table-cell table:style-name="Table6.A2" office:value-type="string">
            <text:p text:style-name="P957">покупать</text:p>
          </table:table-cell>
          <table:table-cell table:style-name="Table6.A2" office:value-type="string">
            <text:p text:style-name="P958">buy</text:p>
          </table:table-cell>
          <table:table-cell table:style-name="Table6.A2" office:value-type="string">
            <text:p text:style-name="P958">bought</text:p>
          </table:table-cell>
          <table:table-cell table:style-name="Table6.D2" office:value-type="string">
            <text:p text:style-name="P957">bought</text:p>
          </table:table-cell>
        </table:table-row>
        <table:table-row table:style-name="TableLine94498273391968">
          <table:table-cell table:style-name="Table6.A2" office:value-type="string">
            <text:p text:style-name="P957">приходить</text:p>
          </table:table-cell>
          <table:table-cell table:style-name="Table6.A2" office:value-type="string">
            <text:p text:style-name="P958">come</text:p>
          </table:table-cell>
          <table:table-cell table:style-name="Table6.A2" office:value-type="string">
            <text:p text:style-name="P958">came</text:p>
          </table:table-cell>
          <table:table-cell table:style-name="Table6.D2" office:value-type="string">
            <text:p text:style-name="P957">come</text:p>
          </table:table-cell>
        </table:table-row>
        <table:table-row table:style-name="TableLine94498273425536">
          <table:table-cell table:style-name="Table6.A2" office:value-type="string">
            <text:p text:style-name="P957">делать</text:p>
          </table:table-cell>
          <table:table-cell table:style-name="Table6.A2" office:value-type="string">
            <text:p text:style-name="P958">do</text:p>
          </table:table-cell>
          <table:table-cell table:style-name="Table6.A2" office:value-type="string">
            <text:p text:style-name="P958">did</text:p>
          </table:table-cell>
          <table:table-cell table:style-name="Table6.D2" office:value-type="string">
            <text:p text:style-name="P957">done</text:p>
          </table:table-cell>
        </table:table-row>
        <table:table-row table:style-name="TableLine94498273448960">
          <table:table-cell table:style-name="Table6.A2" office:value-type="string">
            <text:p text:style-name="P957">пить</text:p>
          </table:table-cell>
          <table:table-cell table:style-name="Table6.A2" office:value-type="string">
            <text:p text:style-name="P958">drink</text:p>
          </table:table-cell>
          <table:table-cell table:style-name="Table6.A2" office:value-type="string">
            <text:p text:style-name="P958">drank</text:p>
          </table:table-cell>
          <table:table-cell table:style-name="Table6.D2" office:value-type="string">
            <text:p text:style-name="P957">drunk</text:p>
          </table:table-cell>
        </table:table-row>
        <table:table-row table:style-name="TableLine94498273444784">
          <table:table-cell table:style-name="Table6.A2" office:value-type="string">
            <text:p text:style-name="P957">есть</text:p>
          </table:table-cell>
          <table:table-cell table:style-name="Table6.A2" office:value-type="string">
            <text:p text:style-name="P958">eat</text:p>
          </table:table-cell>
          <table:table-cell table:style-name="Table6.A2" office:value-type="string">
            <text:p text:style-name="P958">ate</text:p>
          </table:table-cell>
          <table:table-cell table:style-name="Table6.D2" office:value-type="string">
            <text:p text:style-name="P957">eaten</text:p>
          </table:table-cell>
        </table:table-row>
        <table:table-row table:style-name="TableLine94498273460704">
          <table:table-cell table:style-name="Table6.A2" office:value-type="string">
            <text:p text:style-name="P957">падать</text:p>
          </table:table-cell>
          <table:table-cell table:style-name="Table6.A2" office:value-type="string">
            <text:p text:style-name="P959">fall</text:p>
          </table:table-cell>
          <table:table-cell table:style-name="Table6.A2" office:value-type="string">
            <text:p text:style-name="P959">fell</text:p>
          </table:table-cell>
          <table:table-cell table:style-name="Table6.D2" office:value-type="string">
            <text:p text:style-name="P957">fallen</text:p>
          </table:table-cell>
        </table:table-row>
        <table:table-row table:style-name="TableLine94498273445232">
          <table:table-cell table:style-name="Table6.A2" office:value-type="string">
            <text:p text:style-name="P957">летать</text:p>
          </table:table-cell>
          <table:table-cell table:style-name="Table6.A2" office:value-type="string">
            <text:p text:style-name="P959">fly</text:p>
          </table:table-cell>
          <table:table-cell table:style-name="Table6.A2" office:value-type="string">
            <text:p text:style-name="P959">flew</text:p>
          </table:table-cell>
          <table:table-cell table:style-name="Table6.D2" office:value-type="string">
            <text:p text:style-name="P957">flown</text:p>
          </table:table-cell>
        </table:table-row>
        <table:table-row table:style-name="TableLine94498273506048">
          <table:table-cell table:style-name="Table6.A2" office:value-type="string">
            <text:p text:style-name="P957">забывать</text:p>
          </table:table-cell>
          <table:table-cell table:style-name="Table6.A2" office:value-type="string">
            <text:p text:style-name="P959">forget</text:p>
          </table:table-cell>
          <table:table-cell table:style-name="Table6.A2" office:value-type="string">
            <text:p text:style-name="P959">forgot</text:p>
          </table:table-cell>
          <table:table-cell table:style-name="Table6.D2" office:value-type="string">
            <text:p text:style-name="P957">forgotten</text:p>
          </table:table-cell>
        </table:table-row>
        <table:table-row table:style-name="TableLine94498273502144">
          <table:table-cell table:style-name="Table6.A2" office:value-type="string">
            <text:p text:style-name="P957">получать</text:p>
          </table:table-cell>
          <table:table-cell table:style-name="Table6.A2" office:value-type="string">
            <text:p text:style-name="P959">get</text:p>
          </table:table-cell>
          <table:table-cell table:style-name="Table6.A2" office:value-type="string">
            <text:p text:style-name="P959">got</text:p>
          </table:table-cell>
          <table:table-cell table:style-name="Table6.D2" office:value-type="string">
            <text:p text:style-name="P957">got</text:p>
          </table:table-cell>
        </table:table-row>
        <table:table-row table:style-name="TableLine94498273543616">
          <table:table-cell table:style-name="Table6.A2" office:value-type="string">
            <text:p text:style-name="P960">давать</text:p>
          </table:table-cell>
          <table:table-cell table:style-name="Table6.A2" office:value-type="string">
            <text:p text:style-name="P961">give</text:p>
          </table:table-cell>
          <table:table-cell table:style-name="Table6.A2" office:value-type="string">
            <text:p text:style-name="P961">gave</text:p>
          </table:table-cell>
          <table:table-cell table:style-name="Table6.D2" office:value-type="string">
            <text:p text:style-name="P960">given</text:p>
          </table:table-cell>
        </table:table-row>
        <table:table-row table:style-name="TableLine94498273541056">
          <table:table-cell table:style-name="Table6.A2" office:value-type="string">
            <text:p text:style-name="P960">идти</text:p>
          </table:table-cell>
          <table:table-cell table:style-name="Table6.A2" office:value-type="string">
            <text:p text:style-name="P961">go</text:p>
          </table:table-cell>
          <table:table-cell table:style-name="Table6.A2" office:value-type="string">
            <text:p text:style-name="P961">went</text:p>
          </table:table-cell>
          <table:table-cell table:style-name="Table6.D2" office:value-type="string">
            <text:p text:style-name="P960">gone</text:p>
          </table:table-cell>
        </table:table-row>
        <table:table-row table:style-name="TableLine94498273575568">
          <table:table-cell table:style-name="Table6.A2" office:value-type="string">
            <text:p text:style-name="P962">иметь </text:p>
          </table:table-cell>
          <table:table-cell table:style-name="Table6.A2" office:value-type="string">
            <text:p text:style-name="P963">have</text:p>
          </table:table-cell>
          <table:table-cell table:style-name="Table6.A2" office:value-type="string">
            <text:p text:style-name="P963">had</text:p>
          </table:table-cell>
          <table:table-cell table:style-name="Table6.D2" office:value-type="string">
            <text:p text:style-name="P962">had</text:p>
          </table:table-cell>
        </table:table-row>
        <table:table-row table:style-name="TableLine94498273615824">
          <table:table-cell table:style-name="Table6.A2" office:value-type="string">
            <text:p text:style-name="P962">слышать</text:p>
          </table:table-cell>
          <table:table-cell table:style-name="Table6.A2" office:value-type="string">
            <text:p text:style-name="P963">hear</text:p>
          </table:table-cell>
          <table:table-cell table:style-name="Table6.A2" office:value-type="string">
            <text:p text:style-name="P963">heard</text:p>
          </table:table-cell>
          <table:table-cell table:style-name="Table6.D2" office:value-type="string">
            <text:p text:style-name="P962">heard</text:p>
          </table:table-cell>
        </table:table-row>
        <table:table-row table:style-name="TableLine94498273608336">
          <table:table-cell table:style-name="Table6.A2" office:value-type="string">
            <text:p text:style-name="P962">знать</text:p>
          </table:table-cell>
          <table:table-cell table:style-name="Table6.A2" office:value-type="string">
            <text:p text:style-name="P963">know</text:p>
          </table:table-cell>
          <table:table-cell table:style-name="Table6.A2" office:value-type="string">
            <text:p text:style-name="P963">knew</text:p>
          </table:table-cell>
          <table:table-cell table:style-name="Table6.D2" office:value-type="string">
            <text:p text:style-name="P962">known</text:p>
          </table:table-cell>
        </table:table-row>
        <table:table-row table:style-name="TableLine94498273623088">
          <table:table-cell table:style-name="Table6.A2" office:value-type="string">
            <text:p text:style-name="P962">терять</text:p>
          </table:table-cell>
          <table:table-cell table:style-name="Table6.A2" office:value-type="string">
            <text:p text:style-name="P963">lose</text:p>
          </table:table-cell>
          <table:table-cell table:style-name="Table6.A2" office:value-type="string">
            <text:p text:style-name="P963">lost</text:p>
          </table:table-cell>
          <table:table-cell table:style-name="Table6.D2" office:value-type="string">
            <text:p text:style-name="P962">lost</text:p>
          </table:table-cell>
        </table:table-row>
        <table:table-row table:style-name="TableLine94498274203536">
          <table:table-cell table:style-name="Table6.A2" office:value-type="string">
            <text:p text:style-name="P962">делать</text:p>
          </table:table-cell>
          <table:table-cell table:style-name="Table6.A2" office:value-type="string">
            <text:p text:style-name="P963">make</text:p>
          </table:table-cell>
          <table:table-cell table:style-name="Table6.A2" office:value-type="string">
            <text:p text:style-name="P963">made</text:p>
          </table:table-cell>
          <table:table-cell table:style-name="Table6.D2" office:value-type="string">
            <text:p text:style-name="P962">made</text:p>
          </table:table-cell>
        </table:table-row>
        <table:table-row table:style-name="TableLine94498272849696">
          <table:table-cell table:style-name="Table6.A2" office:value-type="string">
            <text:p text:style-name="P962">платить</text:p>
          </table:table-cell>
          <table:table-cell table:style-name="Table6.A2" office:value-type="string">
            <text:p text:style-name="P963">pay</text:p>
          </table:table-cell>
          <table:table-cell table:style-name="Table6.A2" office:value-type="string">
            <text:p text:style-name="P963">paid</text:p>
          </table:table-cell>
          <table:table-cell table:style-name="Table6.D2" office:value-type="string">
            <text:p text:style-name="P962">paid</text:p>
          </table:table-cell>
        </table:table-row>
        <table:table-row table:style-name="TableLine94498273814464">
          <table:table-cell table:style-name="Table6.A2" office:value-type="string">
            <text:p text:style-name="P962">класть</text:p>
          </table:table-cell>
          <table:table-cell table:style-name="Table6.A2" office:value-type="string">
            <text:p text:style-name="P963">put</text:p>
          </table:table-cell>
          <table:table-cell table:style-name="Table6.A2" office:value-type="string">
            <text:p text:style-name="P963">put</text:p>
          </table:table-cell>
          <table:table-cell table:style-name="Table6.D2" office:value-type="string">
            <text:p text:style-name="P962">put</text:p>
          </table:table-cell>
        </table:table-row>
        <table:table-row table:style-name="TableLine94498274230304">
          <table:table-cell table:style-name="Table6.A2" office:value-type="string">
            <text:p text:style-name="P962">читать</text:p>
          </table:table-cell>
          <table:table-cell table:style-name="Table6.A2" office:value-type="string">
            <text:p text:style-name="P963">read</text:p>
          </table:table-cell>
          <table:table-cell table:style-name="Table6.A2" office:value-type="string">
            <text:p text:style-name="P963">read</text:p>
          </table:table-cell>
          <table:table-cell table:style-name="Table6.D2" office:value-type="string">
            <text:p text:style-name="P963">read</text:p>
          </table:table-cell>
        </table:table-row>
        <table:table-row table:style-name="TableLine94498274401120">
          <table:table-cell table:style-name="Table6.A2" office:value-type="string">
            <text:p text:style-name="P962">сказать</text:p>
          </table:table-cell>
          <table:table-cell table:style-name="Table6.A2" office:value-type="string">
            <text:p text:style-name="P963">say</text:p>
          </table:table-cell>
          <table:table-cell table:style-name="Table6.A2" office:value-type="string">
            <text:p text:style-name="P963">said</text:p>
          </table:table-cell>
          <table:table-cell table:style-name="Table6.D2" office:value-type="string">
            <text:p text:style-name="P963">said</text:p>
          </table:table-cell>
        </table:table-row>
        <table:table-row table:style-name="TableLine94498275039296">
          <table:table-cell table:style-name="Table6.A2" office:value-type="string">
            <text:p text:style-name="P962">говорить</text:p>
          </table:table-cell>
          <table:table-cell table:style-name="Table6.A2" office:value-type="string">
            <text:p text:style-name="P963">speak</text:p>
          </table:table-cell>
          <table:table-cell table:style-name="Table6.A2" office:value-type="string">
            <text:p text:style-name="P963">spoke</text:p>
          </table:table-cell>
          <table:table-cell table:style-name="Table6.D2" office:value-type="string">
            <text:p text:style-name="P962">spoken</text:p>
          </table:table-cell>
        </table:table-row>
        <table:table-row table:style-name="TableLine94498275040112">
          <table:table-cell table:style-name="Table6.A2" office:value-type="string">
            <text:p text:style-name="P962">видеть</text:p>
          </table:table-cell>
          <table:table-cell table:style-name="Table6.A2" office:value-type="string">
            <text:p text:style-name="P963">see</text:p>
          </table:table-cell>
          <table:table-cell table:style-name="Table6.A2" office:value-type="string">
            <text:p text:style-name="P963">saw</text:p>
          </table:table-cell>
          <table:table-cell table:style-name="Table6.D2" office:value-type="string">
            <text:p text:style-name="P962">seen</text:p>
          </table:table-cell>
        </table:table-row>
        <table:table-row table:style-name="TableLine94498275040928">
          <table:table-cell table:style-name="Table6.A2" office:value-type="string">
            <text:p text:style-name="P962">сидеть</text:p>
          </table:table-cell>
          <table:table-cell table:style-name="Table6.A2" office:value-type="string">
            <text:p text:style-name="P963">sit</text:p>
          </table:table-cell>
          <table:table-cell table:style-name="Table6.A2" office:value-type="string">
            <text:p text:style-name="P963">sat</text:p>
          </table:table-cell>
          <table:table-cell table:style-name="Table6.D2" office:value-type="string">
            <text:p text:style-name="P962">sat</text:p>
          </table:table-cell>
        </table:table-row>
        <table:table-row table:style-name="TableLine94498275041744">
          <table:table-cell table:style-name="Table6.A2" office:value-type="string">
            <text:p text:style-name="P962">брать</text:p>
          </table:table-cell>
          <table:table-cell table:style-name="Table6.A2" office:value-type="string">
            <text:p text:style-name="P963">take</text:p>
          </table:table-cell>
          <table:table-cell table:style-name="Table6.A2" office:value-type="string">
            <text:p text:style-name="P963">took</text:p>
          </table:table-cell>
          <table:table-cell table:style-name="Table6.D2" office:value-type="string">
            <text:p text:style-name="P962">taken</text:p>
          </table:table-cell>
        </table:table-row>
        <table:table-row table:style-name="TableLine94498275042560">
          <table:table-cell table:style-name="Table6.A2" office:value-type="string">
            <text:p text:style-name="P982">обучать</text:p>
          </table:table-cell>
          <table:table-cell table:style-name="Table6.A2" office:value-type="string">
            <text:p text:style-name="P982">teach</text:p>
          </table:table-cell>
          <table:table-cell table:style-name="Table6.A2" office:value-type="string">
            <text:p text:style-name="P983">taught</text:p>
          </table:table-cell>
          <table:table-cell table:style-name="Table6.D2" office:value-type="string">
            <text:p text:style-name="P982">taught</text:p>
          </table:table-cell>
        </table:table-row>
        <table:table-row table:style-name="TableLine94498275043376">
          <table:table-cell table:style-name="Table6.A2" office:value-type="string">
            <text:p text:style-name="P962">рассказывать</text:p>
          </table:table-cell>
          <table:table-cell table:style-name="Table6.A2" office:value-type="string">
            <text:p text:style-name="P963">tell</text:p>
          </table:table-cell>
          <table:table-cell table:style-name="Table6.A2" office:value-type="string">
            <text:p text:style-name="P963">told</text:p>
          </table:table-cell>
          <table:table-cell table:style-name="Table6.D2" office:value-type="string">
            <text:p text:style-name="P962">told</text:p>
          </table:table-cell>
        </table:table-row>
        <table:table-row table:style-name="TableLine94498275044272">
          <table:table-cell table:style-name="Table6.A2" office:value-type="string">
            <text:p text:style-name="P962">думать</text:p>
          </table:table-cell>
          <table:table-cell table:style-name="Table6.A2" office:value-type="string">
            <text:p text:style-name="P963">think</text:p>
          </table:table-cell>
          <table:table-cell table:style-name="Table6.A2" office:value-type="string">
            <text:p text:style-name="P963">thought</text:p>
          </table:table-cell>
          <table:table-cell table:style-name="Table6.D2" office:value-type="string">
            <text:p text:style-name="P962">thought</text:p>
          </table:table-cell>
        </table:table-row>
        <table:table-row table:style-name="TableLine94498275045344">
          <table:table-cell table:style-name="Table6.A2" office:value-type="string">
            <text:p text:style-name="P962">побеждать</text:p>
          </table:table-cell>
          <table:table-cell table:style-name="Table6.A2" office:value-type="string">
            <text:p text:style-name="P963">win</text:p>
          </table:table-cell>
          <table:table-cell table:style-name="Table6.A2" office:value-type="string">
            <text:p text:style-name="P963">won</text:p>
          </table:table-cell>
          <table:table-cell table:style-name="Table6.D2" office:value-type="string">
            <text:p text:style-name="P962">won</text:p>
          </table:table-cell>
        </table:table-row>
        <table:table-row table:style-name="TableLine94498275046416">
          <table:table-cell table:style-name="Table6.A2" office:value-type="string">
            <text:p text:style-name="P962">писать</text:p>
          </table:table-cell>
          <table:table-cell table:style-name="Table6.A2" office:value-type="string">
            <text:p text:style-name="P963">write</text:p>
          </table:table-cell>
          <table:table-cell table:style-name="Table6.A2" office:value-type="string">
            <text:p text:style-name="P963">wrote</text:p>
          </table:table-cell>
          <table:table-cell table:style-name="Table6.D2" office:value-type="string">
            <text:p text:style-name="P962">written</text:p>
          </table:table-cell>
        </table:table-row>
      </table:table>
      <text:p text:style-name="P226"/>
      <text:p text:style-name="P227">Таблица сокращений:</text:p>
      <text:p text:style-name="P228">Попробовать написать упрощенный конспект, без тонких подробностей, <text:span text:style-name="T900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2T13:33:32.830436513</dc:date>
    <meta:editing-duration>P1DT23H58M23S</meta:editing-duration>
    <meta:editing-cycles>818</meta:editing-cycles>
    <meta:generator>LibreOffice/6.4.7.2$Linux_X86_64 LibreOffice_project/40$Build-2</meta:generator>
    <meta:document-statistic meta:table-count="12" meta:image-count="0" meta:object-count="0" meta:page-count="41" meta:paragraph-count="1555" meta:word-count="12107" meta:character-count="76730" meta:non-whitespace-character-count="65703"/>
  </office:meta>
</office:document-meta>
</file>